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10705月報表_fil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10705月報表_fil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86918" table:style-name="ce5">
            <text:p>186,918</text:p>
          </table:table-cell>
          <table:table-cell office:value-type="percentage" office:value="0.67969999999999997" table:style-name="ce6">
            <text:p>67.97%</text:p>
          </table:table-cell>
          <table:table-cell office:value-type="float" office:value="4648" table:style-name="ce5">
            <text:p>4,648</text:p>
          </table:table-cell>
          <table:table-cell office:value-type="float" office:value="868752996" table:style-name="ce5">
            <text:p>868,752,996</text:p>
          </table:table-cell>
          <table:table-cell office:value-type="float" office:value="1058789833" table:style-name="ce5">
            <text:p>1,058,789,833</text:p>
          </table:table-cell>
          <table:table-cell office:value-type="float" office:value="2252883726" table:style-name="ce5">
            <text:p>2,252,883,726</text:p>
          </table:table-cell>
          <table:table-cell office:value-type="float" office:value="2898" table:style-name="ce5">
            <text:p>2,898</text:p>
          </table:table-cell>
          <table:table-cell office:value-type="float" office:value="5202" table:style-name="ce5">
            <text:p>5,202</text:p>
          </table:table-cell>
          <table:table-cell office:value-type="float" office:value="1830" table:style-name="ce5">
            <text:p>1,830</text:p>
          </table:table-cell>
          <table:table-cell office:value-type="float" office:value="850" table:style-name="ce2">
            <text:p>850</text:p>
          </table:table-cell>
          <table:table-cell office:value-type="float" office:value="10780" table:style-name="ce5">
            <text:p>10,7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2517" table:style-name="ce5">
            <text:p>52,517</text:p>
          </table:table-cell>
          <table:table-cell office:value-type="percentage" office:value="0.67759999999999998" table:style-name="ce6">
            <text:p>67.76%</text:p>
          </table:table-cell>
          <table:table-cell office:value-type="float" office:value="3505" table:style-name="ce5">
            <text:p>3,505</text:p>
          </table:table-cell>
          <table:table-cell office:value-type="float" office:value="184094370" table:style-name="ce5">
            <text:p>184,094,370</text:p>
          </table:table-cell>
          <table:table-cell office:value-type="float" office:value="170324750" table:style-name="ce5">
            <text:p>170,324,750</text:p>
          </table:table-cell>
          <table:table-cell office:value-type="float" office:value="401303870" table:style-name="ce5">
            <text:p>401,303,870</text:p>
          </table:table-cell>
          <table:table-cell office:value-type="float" office:value="774" table:style-name="ce2">
            <text:p>774</text:p>
          </table:table-cell>
          <table:table-cell office:value-type="float" office:value="1029" table:style-name="ce5">
            <text:p>1,029</text:p>
          </table:table-cell>
          <table:table-cell office:value-type="float" office:value="440" table:style-name="ce2">
            <text:p>440</text:p>
          </table:table-cell>
          <table:table-cell office:value-type="float" office:value="271" table:style-name="ce2">
            <text:p>271</text:p>
          </table:table-cell>
          <table:table-cell office:value-type="float" office:value="2514" table:style-name="ce5">
            <text:p>2,5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39435" table:style-name="ce5">
            <text:p>239,435</text:p>
          </table:table-cell>
          <table:table-cell office:value-type="percentage" office:value="0.67920000000000003" table:style-name="ce6">
            <text:p>67.92%</text:p>
          </table:table-cell>
          <table:table-cell office:value-type="float" office:value="4397" table:style-name="ce5">
            <text:p>4,397</text:p>
          </table:table-cell>
          <table:table-cell office:value-type="float" office:value="1052847366" table:style-name="ce5">
            <text:p>1,052,847,366</text:p>
          </table:table-cell>
          <table:table-cell office:value-type="float" office:value="1229114583" table:style-name="ce5">
            <text:p>1,229,114,583</text:p>
          </table:table-cell>
          <table:table-cell office:value-type="float" office:value="2654187596" table:style-name="ce5">
            <text:p>2,654,187,596</text:p>
          </table:table-cell>
          <table:table-cell office:value-type="float" office:value="3672" table:style-name="ce5">
            <text:p>3,672</text:p>
          </table:table-cell>
          <table:table-cell office:value-type="float" office:value="6231" table:style-name="ce5">
            <text:p>6,231</text:p>
          </table:table-cell>
          <table:table-cell office:value-type="float" office:value="2270" table:style-name="ce5">
            <text:p>2,270</text:p>
          </table:table-cell>
          <table:table-cell office:value-type="float" office:value="1121" table:style-name="ce5">
            <text:p>1,121</text:p>
          </table:table-cell>
          <table:table-cell office:value-type="float" office:value="13294" table:style-name="ce5">
            <text:p>13,2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9694" table:style-name="ce5">
            <text:p>49,694</text:p>
          </table:table-cell>
          <table:table-cell office:value-type="percentage" office:value="0.55489999999999995" table:style-name="ce6">
            <text:p>55.49%</text:p>
          </table:table-cell>
          <table:table-cell office:value-type="float" office:value="2219" table:style-name="ce5">
            <text:p>2,219</text:p>
          </table:table-cell>
          <table:table-cell office:value-type="float" office:value="110286600" table:style-name="ce5">
            <text:p>110,286,600</text:p>
          </table:table-cell>
          <table:table-cell office:value-type="float" office:value="170343839" table:style-name="ce5">
            <text:p>170,343,839</text:p>
          </table:table-cell>
          <table:table-cell office:value-type="float" office:value="322271266" table:style-name="ce5">
            <text:p>322,271,266</text:p>
          </table:table-cell>
          <table:table-cell office:value-type="float" office:value="816" table:style-name="ce2">
            <text:p>816</text:p>
          </table:table-cell>
          <table:table-cell office:value-type="float" office:value="1240" table:style-name="ce5">
            <text:p>1,240</text:p>
          </table:table-cell>
          <table:table-cell office:value-type="float" office:value="305" table:style-name="ce2">
            <text:p>305</text:p>
          </table:table-cell>
          <table:table-cell office:value-type="float" office:value="359" table:style-name="ce2">
            <text:p>359</text:p>
          </table:table-cell>
          <table:table-cell office:value-type="float" office:value="2720" table:style-name="ce5">
            <text:p>2,7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893" table:style-name="ce5">
            <text:p>4,893</text:p>
          </table:table-cell>
          <table:table-cell office:value-type="percentage" office:value="0.39760000000000001" table:style-name="ce6">
            <text:p>39.76%</text:p>
          </table:table-cell>
          <table:table-cell office:value-type="float" office:value="2031" table:style-name="ce5">
            <text:p>2,031</text:p>
          </table:table-cell>
          <table:table-cell office:value-type="float" office:value="9938760" table:style-name="ce5">
            <text:p>9,938,760</text:p>
          </table:table-cell>
          <table:table-cell office:value-type="float" office:value="14872567" table:style-name="ce5">
            <text:p>14,872,567</text:p>
          </table:table-cell>
          <table:table-cell office:value-type="float" office:value="26540636" table:style-name="ce5">
            <text:p>26,540,636</text:p>
          </table:table-cell>
          <table:table-cell office:value-type="float" office:value="100" table:style-name="ce2">
            <text:p>100</text:p>
          </table:table-cell>
          <table:table-cell office:value-type="float" office:value="112" table:style-name="ce2">
            <text:p>112</text:p>
          </table:table-cell>
          <table:table-cell office:value-type="float" office:value="58" table:style-name="ce2">
            <text:p>58</text:p>
          </table:table-cell>
          <table:table-cell office:value-type="float" office:value="4" table:style-name="ce2">
            <text:p>4</text:p>
          </table:table-cell>
          <table:table-cell office:value-type="float" office:value="274" table:style-name="ce2">
            <text:p>2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4587" table:style-name="ce5">
            <text:p>54,587</text:p>
          </table:table-cell>
          <table:table-cell office:value-type="percentage" office:value="0.53590000000000004" table:style-name="ce6">
            <text:p>53.59%</text:p>
          </table:table-cell>
          <table:table-cell office:value-type="float" office:value="2202" table:style-name="ce5">
            <text:p>2,202</text:p>
          </table:table-cell>
          <table:table-cell office:value-type="float" office:value="120225360" table:style-name="ce5">
            <text:p>120,225,360</text:p>
          </table:table-cell>
          <table:table-cell office:value-type="float" office:value="185216406" table:style-name="ce5">
            <text:p>185,216,406</text:p>
          </table:table-cell>
          <table:table-cell office:value-type="float" office:value="348811902" table:style-name="ce5">
            <text:p>348,811,902</text:p>
          </table:table-cell>
          <table:table-cell office:value-type="float" office:value="916" table:style-name="ce2">
            <text:p>916</text:p>
          </table:table-cell>
          <table:table-cell office:value-type="float" office:value="1352" table:style-name="ce5">
            <text:p>1,352</text:p>
          </table:table-cell>
          <table:table-cell office:value-type="float" office:value="363" table:style-name="ce2">
            <text:p>363</text:p>
          </table:table-cell>
          <table:table-cell office:value-type="float" office:value="363" table:style-name="ce2">
            <text:p>363</text:p>
          </table:table-cell>
          <table:table-cell office:value-type="float" office:value="2994" table:style-name="ce5">
            <text:p>2,9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9627" table:style-name="ce5">
            <text:p>19,627</text:p>
          </table:table-cell>
          <table:table-cell office:value-type="percentage" office:value="0.55679999999999996" table:style-name="ce6">
            <text:p>55.68%</text:p>
          </table:table-cell>
          <table:table-cell office:value-type="float" office:value="2356" table:style-name="ce5">
            <text:p>2,356</text:p>
          </table:table-cell>
          <table:table-cell office:value-type="float" office:value="46243026" table:style-name="ce5">
            <text:p>46,243,026</text:p>
          </table:table-cell>
          <table:table-cell office:value-type="float" office:value="67588248" table:style-name="ce5">
            <text:p>67,588,248</text:p>
          </table:table-cell>
          <table:table-cell office:value-type="float" office:value="137459370" table:style-name="ce5">
            <text:p>137,459,370</text:p>
          </table:table-cell>
          <table:table-cell office:value-type="float" office:value="361" table:style-name="ce2">
            <text:p>361</text:p>
          </table:table-cell>
          <table:table-cell office:value-type="float" office:value="509" table:style-name="ce2">
            <text:p>509</text:p>
          </table:table-cell>
          <table:table-cell office:value-type="float" office:value="170" table:style-name="ce2">
            <text:p>170</text:p>
          </table:table-cell>
          <table:table-cell office:value-type="float" office:value="89" table:style-name="ce2">
            <text:p>89</text:p>
          </table:table-cell>
          <table:table-cell office:value-type="float" office:value="1129" table:style-name="ce5">
            <text:p>1,1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6726" table:style-name="ce5">
            <text:p>6,726</text:p>
          </table:table-cell>
          <table:table-cell office:value-type="percentage" office:value="0.62170000000000003" table:style-name="ce6">
            <text:p>62.17%</text:p>
          </table:table-cell>
          <table:table-cell office:value-type="float" office:value="2680" table:style-name="ce5">
            <text:p>2,680</text:p>
          </table:table-cell>
          <table:table-cell office:value-type="float" office:value="18027687" table:style-name="ce5">
            <text:p>18,027,687</text:p>
          </table:table-cell>
          <table:table-cell office:value-type="float" office:value="28737843" table:style-name="ce5">
            <text:p>28,737,843</text:p>
          </table:table-cell>
          <table:table-cell office:value-type="float" office:value="51881548" table:style-name="ce5">
            <text:p>51,881,548</text:p>
          </table:table-cell>
          <table:table-cell office:value-type="float" office:value="113" table:style-name="ce2">
            <text:p>113</text:p>
          </table:table-cell>
          <table:table-cell office:value-type="float" office:value="175" table:style-name="ce2">
            <text:p>175</text:p>
          </table:table-cell>
          <table:table-cell office:value-type="float" office:value="37" table:style-name="ce2">
            <text:p>37</text:p>
          </table:table-cell>
          <table:table-cell office:value-type="float" office:value="42" table:style-name="ce2">
            <text:p>42</text:p>
          </table:table-cell>
          <table:table-cell office:value-type="float" office:value="367" table:style-name="ce2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6353" table:style-name="ce5">
            <text:p>26,353</text:p>
          </table:table-cell>
          <table:table-cell office:value-type="percentage" office:value="0.57210000000000005" table:style-name="ce6">
            <text:p>57.21%</text:p>
          </table:table-cell>
          <table:table-cell office:value-type="float" office:value="2439" table:style-name="ce5">
            <text:p>2,439</text:p>
          </table:table-cell>
          <table:table-cell office:value-type="float" office:value="64270713" table:style-name="ce5">
            <text:p>64,270,713</text:p>
          </table:table-cell>
          <table:table-cell office:value-type="float" office:value="96326091" table:style-name="ce5">
            <text:p>96,326,091</text:p>
          </table:table-cell>
          <table:table-cell office:value-type="float" office:value="189340918" table:style-name="ce5">
            <text:p>189,340,918</text:p>
          </table:table-cell>
          <table:table-cell office:value-type="float" office:value="474" table:style-name="ce2">
            <text:p>474</text:p>
          </table:table-cell>
          <table:table-cell office:value-type="float" office:value="684" table:style-name="ce2">
            <text:p>684</text:p>
          </table:table-cell>
          <table:table-cell office:value-type="float" office:value="207" table:style-name="ce2">
            <text:p>207</text:p>
          </table:table-cell>
          <table:table-cell office:value-type="float" office:value="131" table:style-name="ce2">
            <text:p>131</text:p>
          </table:table-cell>
          <table:table-cell office:value-type="float" office:value="1496" table:style-name="ce5">
            <text:p>1,4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5995" table:style-name="ce5">
            <text:p>15,995</text:p>
          </table:table-cell>
          <table:table-cell office:value-type="percentage" office:value="0.47420000000000001" table:style-name="ce6">
            <text:p>47.42%</text:p>
          </table:table-cell>
          <table:table-cell office:value-type="float" office:value="2136" table:style-name="ce5">
            <text:p>2,136</text:p>
          </table:table-cell>
          <table:table-cell office:value-type="float" office:value="34169089" table:style-name="ce5">
            <text:p>34,169,089</text:p>
          </table:table-cell>
          <table:table-cell office:value-type="float" office:value="30195833" table:style-name="ce5">
            <text:p>30,195,833</text:p>
          </table:table-cell>
          <table:table-cell office:value-type="float" office:value="70738469" table:style-name="ce5">
            <text:p>70,738,469</text:p>
          </table:table-cell>
          <table:table-cell office:value-type="float" office:value="243" table:style-name="ce2">
            <text:p>243</text:p>
          </table:table-cell>
          <table:table-cell office:value-type="float" office:value="234" table:style-name="ce2">
            <text:p>234</text:p>
          </table:table-cell>
          <table:table-cell office:value-type="float" office:value="91" table:style-name="ce2">
            <text:p>91</text:p>
          </table:table-cell>
          <table:table-cell office:value-type="float" office:value="145" table:style-name="ce2">
            <text:p>145</text:p>
          </table:table-cell>
          <table:table-cell office:value-type="float" office:value="713" table:style-name="ce2">
            <text:p>7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5995" table:style-name="ce5">
            <text:p>15,995</text:p>
          </table:table-cell>
          <table:table-cell office:value-type="percentage" office:value="0.47420000000000001" table:style-name="ce6">
            <text:p>47.42%</text:p>
          </table:table-cell>
          <table:table-cell office:value-type="float" office:value="2136" table:style-name="ce5">
            <text:p>2,136</text:p>
          </table:table-cell>
          <table:table-cell office:value-type="float" office:value="34169089" table:style-name="ce5">
            <text:p>34,169,089</text:p>
          </table:table-cell>
          <table:table-cell office:value-type="float" office:value="30195833" table:style-name="ce5">
            <text:p>30,195,833</text:p>
          </table:table-cell>
          <table:table-cell office:value-type="float" office:value="70738469" table:style-name="ce5">
            <text:p>70,738,469</text:p>
          </table:table-cell>
          <table:table-cell office:value-type="float" office:value="243" table:style-name="ce2">
            <text:p>243</text:p>
          </table:table-cell>
          <table:table-cell office:value-type="float" office:value="234" table:style-name="ce2">
            <text:p>234</text:p>
          </table:table-cell>
          <table:table-cell office:value-type="float" office:value="91" table:style-name="ce2">
            <text:p>91</text:p>
          </table:table-cell>
          <table:table-cell office:value-type="float" office:value="145" table:style-name="ce2">
            <text:p>145</text:p>
          </table:table-cell>
          <table:table-cell office:value-type="float" office:value="713" table:style-name="ce2">
            <text:p>7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0732" table:style-name="ce5">
            <text:p>40,732</text:p>
          </table:table-cell>
          <table:table-cell office:value-type="percentage" office:value="0.6149" table:style-name="ce6">
            <text:p>61.49%</text:p>
          </table:table-cell>
          <table:table-cell office:value-type="float" office:value="4754" table:style-name="ce5">
            <text:p>4,754</text:p>
          </table:table-cell>
          <table:table-cell office:value-type="float" office:value="193637572" table:style-name="ce5">
            <text:p>193,637,572</text:p>
          </table:table-cell>
          <table:table-cell office:value-type="float" office:value="102710050" table:style-name="ce5">
            <text:p>102,710,050</text:p>
          </table:table-cell>
          <table:table-cell office:value-type="float" office:value="321548717" table:style-name="ce5">
            <text:p>321,548,717</text:p>
          </table:table-cell>
          <table:table-cell office:value-type="float" office:value="710" table:style-name="ce2">
            <text:p>710</text:p>
          </table:table-cell>
          <table:table-cell office:value-type="float" office:value="793" table:style-name="ce2">
            <text:p>793</text:p>
          </table:table-cell>
          <table:table-cell office:value-type="float" office:value="285" table:style-name="ce2">
            <text:p>285</text:p>
          </table:table-cell>
          <table:table-cell office:value-type="float" office:value="549" table:style-name="ce2">
            <text:p>549</text:p>
          </table:table-cell>
          <table:table-cell office:value-type="float" office:value="2337" table:style-name="ce5">
            <text:p>2,3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655" table:style-name="ce5">
            <text:p>7,655</text:p>
          </table:table-cell>
          <table:table-cell office:value-type="percentage" office:value="0.29430000000000001" table:style-name="ce6">
            <text:p>29.43%</text:p>
          </table:table-cell>
          <table:table-cell office:value-type="float" office:value="3816" table:style-name="ce5">
            <text:p>3,816</text:p>
          </table:table-cell>
          <table:table-cell office:value-type="float" office:value="29209623" table:style-name="ce5">
            <text:p>29,209,623</text:p>
          </table:table-cell>
          <table:table-cell office:value-type="float" office:value="15299693" table:style-name="ce5">
            <text:p>15,299,693</text:p>
          </table:table-cell>
          <table:table-cell office:value-type="float" office:value="46136099" table:style-name="ce5">
            <text:p>46,136,099</text:p>
          </table:table-cell>
          <table:table-cell office:value-type="float" office:value="140" table:style-name="ce2">
            <text:p>140</text:p>
          </table:table-cell>
          <table:table-cell office:value-type="float" office:value="140" table:style-name="ce2">
            <text:p>140</text:p>
          </table:table-cell>
          <table:table-cell office:value-type="float" office:value="73" table:style-name="ce2">
            <text:p>73</text:p>
          </table:table-cell>
          <table:table-cell office:value-type="float" office:value="92" table:style-name="ce2">
            <text:p>92</text:p>
          </table:table-cell>
          <table:table-cell office:value-type="float" office:value="445" table:style-name="ce2">
            <text:p>4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8387" table:style-name="ce5">
            <text:p>48,387</text:p>
          </table:table-cell>
          <table:table-cell office:value-type="percentage" office:value="0.52449999999999997" table:style-name="ce6">
            <text:p>52.45%</text:p>
          </table:table-cell>
          <table:table-cell office:value-type="float" office:value="4606" table:style-name="ce5">
            <text:p>4,606</text:p>
          </table:table-cell>
          <table:table-cell office:value-type="float" office:value="222847195" table:style-name="ce5">
            <text:p>222,847,195</text:p>
          </table:table-cell>
          <table:table-cell office:value-type="float" office:value="118009743" table:style-name="ce5">
            <text:p>118,009,743</text:p>
          </table:table-cell>
          <table:table-cell office:value-type="float" office:value="367684816" table:style-name="ce5">
            <text:p>367,684,816</text:p>
          </table:table-cell>
          <table:table-cell office:value-type="float" office:value="850" table:style-name="ce2">
            <text:p>850</text:p>
          </table:table-cell>
          <table:table-cell office:value-type="float" office:value="933" table:style-name="ce2">
            <text:p>933</text:p>
          </table:table-cell>
          <table:table-cell office:value-type="float" office:value="358" table:style-name="ce2">
            <text:p>358</text:p>
          </table:table-cell>
          <table:table-cell office:value-type="float" office:value="641" table:style-name="ce2">
            <text:p>641</text:p>
          </table:table-cell>
          <table:table-cell office:value-type="float" office:value="2782" table:style-name="ce5">
            <text:p>2,7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6757" table:style-name="ce5">
            <text:p>46,757</text:p>
          </table:table-cell>
          <table:table-cell office:value-type="percentage" office:value="0.65490000000000004" table:style-name="ce6">
            <text:p>65.49%</text:p>
          </table:table-cell>
          <table:table-cell office:value-type="float" office:value="2809" table:style-name="ce5">
            <text:p>2,809</text:p>
          </table:table-cell>
          <table:table-cell office:value-type="float" office:value="131355257" table:style-name="ce5">
            <text:p>131,355,257</text:p>
          </table:table-cell>
          <table:table-cell office:value-type="float" office:value="152917650" table:style-name="ce5">
            <text:p>152,917,650</text:p>
          </table:table-cell>
          <table:table-cell office:value-type="float" office:value="314184516" table:style-name="ce5">
            <text:p>314,184,516</text:p>
          </table:table-cell>
          <table:table-cell office:value-type="float" office:value="537" table:style-name="ce2">
            <text:p>537</text:p>
          </table:table-cell>
          <table:table-cell office:value-type="float" office:value="960" table:style-name="ce2">
            <text:p>960</text:p>
          </table:table-cell>
          <table:table-cell office:value-type="float" office:value="296" table:style-name="ce2">
            <text:p>296</text:p>
          </table:table-cell>
          <table:table-cell office:value-type="float" office:value="212" table:style-name="ce2">
            <text:p>212</text:p>
          </table:table-cell>
          <table:table-cell office:value-type="float" office:value="2005" table:style-name="ce5">
            <text:p>2,0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3019" table:style-name="ce5">
            <text:p>23,019</text:p>
          </table:table-cell>
          <table:table-cell office:value-type="percentage" office:value="0.53339999999999999" table:style-name="ce6">
            <text:p>53.34%</text:p>
          </table:table-cell>
          <table:table-cell office:value-type="float" office:value="2499" table:style-name="ce5">
            <text:p>2,499</text:p>
          </table:table-cell>
          <table:table-cell office:value-type="float" office:value="57530395" table:style-name="ce5">
            <text:p>57,530,395</text:p>
          </table:table-cell>
          <table:table-cell office:value-type="float" office:value="50210997" table:style-name="ce5">
            <text:p>50,210,997</text:p>
          </table:table-cell>
          <table:table-cell office:value-type="float" office:value="114273813" table:style-name="ce5">
            <text:p>114,273,813</text:p>
          </table:table-cell>
          <table:table-cell office:value-type="float" office:value="274" table:style-name="ce2">
            <text:p>274</text:p>
          </table:table-cell>
          <table:table-cell office:value-type="float" office:value="347" table:style-name="ce2">
            <text:p>347</text:p>
          </table:table-cell>
          <table:table-cell office:value-type="float" office:value="85" table:style-name="ce2">
            <text:p>85</text:p>
          </table:table-cell>
          <table:table-cell office:value-type="float" office:value="67" table:style-name="ce2">
            <text:p>67</text:p>
          </table:table-cell>
          <table:table-cell office:value-type="float" office:value="773" table:style-name="ce2">
            <text:p>7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9776" table:style-name="ce5">
            <text:p>69,776</text:p>
          </table:table-cell>
          <table:table-cell office:value-type="percentage" office:value="0.60919999999999996" table:style-name="ce6">
            <text:p>60.92%</text:p>
          </table:table-cell>
          <table:table-cell office:value-type="float" office:value="2707" table:style-name="ce5">
            <text:p>2,707</text:p>
          </table:table-cell>
          <table:table-cell office:value-type="float" office:value="188885652" table:style-name="ce5">
            <text:p>188,885,652</text:p>
          </table:table-cell>
          <table:table-cell office:value-type="float" office:value="203128647" table:style-name="ce5">
            <text:p>203,128,647</text:p>
          </table:table-cell>
          <table:table-cell office:value-type="float" office:value="428458329" table:style-name="ce5">
            <text:p>428,458,329</text:p>
          </table:table-cell>
          <table:table-cell office:value-type="float" office:value="811" table:style-name="ce2">
            <text:p>811</text:p>
          </table:table-cell>
          <table:table-cell office:value-type="float" office:value="1307" table:style-name="ce5">
            <text:p>1,307</text:p>
          </table:table-cell>
          <table:table-cell office:value-type="float" office:value="381" table:style-name="ce2">
            <text:p>381</text:p>
          </table:table-cell>
          <table:table-cell office:value-type="float" office:value="279" table:style-name="ce2">
            <text:p>279</text:p>
          </table:table-cell>
          <table:table-cell office:value-type="float" office:value="2778" table:style-name="ce5">
            <text:p>2,7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2255" table:style-name="ce5">
            <text:p>62,255</text:p>
          </table:table-cell>
          <table:table-cell office:value-type="percentage" office:value="0.48699999999999999" table:style-name="ce6">
            <text:p>48.70%</text:p>
          </table:table-cell>
          <table:table-cell office:value-type="float" office:value="3528" table:style-name="ce5">
            <text:p>3,528</text:p>
          </table:table-cell>
          <table:table-cell office:value-type="float" office:value="219609079" table:style-name="ce5">
            <text:p>219,609,079</text:p>
          </table:table-cell>
          <table:table-cell office:value-type="float" office:value="271695419" table:style-name="ce5">
            <text:p>271,695,419</text:p>
          </table:table-cell>
          <table:table-cell office:value-type="float" office:value="544227145" table:style-name="ce5">
            <text:p>544,227,145</text:p>
          </table:table-cell>
          <table:table-cell office:value-type="float" office:value="1050" table:style-name="ce5">
            <text:p>1,050</text:p>
          </table:table-cell>
          <table:table-cell office:value-type="float" office:value="1789" table:style-name="ce5">
            <text:p>1,789</text:p>
          </table:table-cell>
          <table:table-cell office:value-type="float" office:value="723" table:style-name="ce2">
            <text:p>723</text:p>
          </table:table-cell>
          <table:table-cell office:value-type="float" office:value="501" table:style-name="ce2">
            <text:p>501</text:p>
          </table:table-cell>
          <table:table-cell office:value-type="float" office:value="4063" table:style-name="ce5">
            <text:p>4,0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7941" table:style-name="ce5">
            <text:p>17,941</text:p>
          </table:table-cell>
          <table:table-cell office:value-type="percentage" office:value="0.44109999999999999" table:style-name="ce6">
            <text:p>44.11%</text:p>
          </table:table-cell>
          <table:table-cell office:value-type="float" office:value="2338" table:style-name="ce5">
            <text:p>2,338</text:p>
          </table:table-cell>
          <table:table-cell office:value-type="float" office:value="41939538" table:style-name="ce5">
            <text:p>41,939,538</text:p>
          </table:table-cell>
          <table:table-cell office:value-type="float" office:value="28951650" table:style-name="ce5">
            <text:p>28,951,650</text:p>
          </table:table-cell>
          <table:table-cell office:value-type="float" office:value="76799468" table:style-name="ce5">
            <text:p>76,799,468</text:p>
          </table:table-cell>
          <table:table-cell office:value-type="float" office:value="283" table:style-name="ce2">
            <text:p>283</text:p>
          </table:table-cell>
          <table:table-cell office:value-type="float" office:value="257" table:style-name="ce2">
            <text:p>257</text:p>
          </table:table-cell>
          <table:table-cell office:value-type="float" office:value="133" table:style-name="ce2">
            <text:p>133</text:p>
          </table:table-cell>
          <table:table-cell office:value-type="float" office:value="45" table:style-name="ce2">
            <text:p>45</text:p>
          </table:table-cell>
          <table:table-cell office:value-type="float" office:value="718" table:style-name="ce2">
            <text:p>7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0196" table:style-name="ce5">
            <text:p>80,196</text:p>
          </table:table-cell>
          <table:table-cell office:value-type="percentage" office:value="0.47589999999999999" table:style-name="ce6">
            <text:p>47.59%</text:p>
          </table:table-cell>
          <table:table-cell office:value-type="float" office:value="3261" table:style-name="ce5">
            <text:p>3,261</text:p>
          </table:table-cell>
          <table:table-cell office:value-type="float" office:value="261548617" table:style-name="ce5">
            <text:p>261,548,617</text:p>
          </table:table-cell>
          <table:table-cell office:value-type="float" office:value="300647069" table:style-name="ce5">
            <text:p>300,647,069</text:p>
          </table:table-cell>
          <table:table-cell office:value-type="float" office:value="621026613" table:style-name="ce5">
            <text:p>621,026,613</text:p>
          </table:table-cell>
          <table:table-cell office:value-type="float" office:value="1333" table:style-name="ce5">
            <text:p>1,333</text:p>
          </table:table-cell>
          <table:table-cell office:value-type="float" office:value="2046" table:style-name="ce5">
            <text:p>2,046</text:p>
          </table:table-cell>
          <table:table-cell office:value-type="float" office:value="856" table:style-name="ce2">
            <text:p>856</text:p>
          </table:table-cell>
          <table:table-cell office:value-type="float" office:value="546" table:style-name="ce2">
            <text:p>546</text:p>
          </table:table-cell>
          <table:table-cell office:value-type="float" office:value="4781" table:style-name="ce5">
            <text:p>4,781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34729" table:style-name="ce5">
            <text:p>534,729</text:p>
          </table:table-cell>
          <table:table-cell office:value-type="percentage" office:value="0.58799999999999997" table:style-name="ce6">
            <text:p>58.80%</text:p>
          </table:table-cell>
          <table:table-cell office:value-type="float" office:value="3637" table:style-name="ce2">
            <text:p>3637</text:p>
          </table:table-cell>
          <table:table-cell office:value-type="float" office:value="1944793992" table:style-name="ce5">
            <text:p>1,944,793,992</text:p>
          </table:table-cell>
          <table:table-cell office:value-type="float" office:value="2162638372" table:style-name="ce5">
            <text:p>2,162,638,372</text:p>
          </table:table-cell>
          <table:table-cell office:value-type="float" office:value="4680248643" table:style-name="ce5">
            <text:p>4,680,248,643</text:p>
          </table:table-cell>
          <table:table-cell office:value-type="float" office:value="8299" table:style-name="ce5">
            <text:p>8,299</text:p>
          </table:table-cell>
          <table:table-cell office:value-type="float" office:value="12787" table:style-name="ce5">
            <text:p>12,787</text:p>
          </table:table-cell>
          <table:table-cell office:value-type="float" office:value="4526" table:style-name="ce5">
            <text:p>4,526</text:p>
          </table:table-cell>
          <table:table-cell office:value-type="float" office:value="3226" table:style-name="ce5">
            <text:p>3,226</text:p>
          </table:table-cell>
          <table:table-cell office:value-type="float" office:value="28838" table:style-name="ce5">
            <text:p>28,838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549" table:style-name="ce5">
            <text:p>22,549</text:p>
          </table:table-cell>
          <table:table-cell office:value-type="float" office:value="421978" table:style-name="ce5">
            <text:p>421,978</text:p>
          </table:table-cell>
          <table:table-cell office:value-type="percentage" office:value="0.60370000000000001" table:style-name="ce6">
            <text:p>60.37%</text:p>
          </table:table-cell>
          <table:table-cell office:value-type="float" office:value="3801" table:style-name="ce2">
            <text:p>3801</text:p>
          </table:table-cell>
          <table:table-cell office:value-type="float" office:value="1604053619" table:style-name="ce5">
            <text:p>1,604,053,619</text:p>
          </table:table-cell>
          <table:table-cell office:value-type="float" office:value="1854240872" table:style-name="ce5">
            <text:p>1,854,240,872</text:p>
          </table:table-cell>
          <table:table-cell office:value-type="float" office:value="3963313209" table:style-name="ce5">
            <text:p>3,963,313,209</text:p>
          </table:table-cell>
          <table:table-cell office:value-type="float" office:value="6615" table:style-name="ce5">
            <text:p>6,615</text:p>
          </table:table-cell>
          <table:table-cell office:value-type="float" office:value="10727" table:style-name="ce5">
            <text:p>10,727</text:p>
          </table:table-cell>
          <table:table-cell office:value-type="float" office:value="3700" table:style-name="ce5">
            <text:p>3,700</text:p>
          </table:table-cell>
          <table:table-cell office:value-type="float" office:value="2705" table:style-name="ce5">
            <text:p>2,705</text:p>
          </table:table-cell>
          <table:table-cell office:value-type="float" office:value="23747" table:style-name="ce5">
            <text:p>23,7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89" table:style-name="ce5">
            <text:p>6,789</text:p>
          </table:table-cell>
          <table:table-cell office:value-type="float" office:value="112751" table:style-name="ce5">
            <text:p>112,751</text:p>
          </table:table-cell>
          <table:table-cell office:value-type="percentage" office:value="0.53569999999999995" table:style-name="ce6">
            <text:p>53.57%</text:p>
          </table:table-cell>
          <table:table-cell office:value-type="float" office:value="3022" table:style-name="ce2">
            <text:p>3022</text:p>
          </table:table-cell>
          <table:table-cell office:value-type="float" office:value="340740373" table:style-name="ce5">
            <text:p>340,740,373</text:p>
          </table:table-cell>
          <table:table-cell office:value-type="float" office:value="308397500" table:style-name="ce5">
            <text:p>308,397,500</text:p>
          </table:table-cell>
          <table:table-cell office:value-type="float" office:value="716935434" table:style-name="ce5">
            <text:p>716,935,434</text:p>
          </table:table-cell>
          <table:table-cell office:value-type="float" office:value="1684" table:style-name="ce5">
            <text:p>1,684</text:p>
          </table:table-cell>
          <table:table-cell office:value-type="float" office:value="2060" table:style-name="ce5">
            <text:p>2,060</text:p>
          </table:table-cell>
          <table:table-cell office:value-type="float" office:value="826" table:style-name="ce2">
            <text:p>826</text:p>
          </table:table-cell>
          <table:table-cell office:value-type="float" office:value="521" table:style-name="ce2">
            <text:p>521</text:p>
          </table:table-cell>
          <table:table-cell office:value-type="float" office:value="5091" table:style-name="ce5">
            <text:p>5,0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338" table:style-name="ce5">
            <text:p>29,338</text:p>
          </table:table-cell>
          <table:table-cell office:value-type="float" office:value="534729" table:style-name="ce5">
            <text:p>534,729</text:p>
          </table:table-cell>
          <table:table-cell office:value-type="percentage" office:value="0.58799999999999997" table:style-name="ce6">
            <text:p>58.80%</text:p>
          </table:table-cell>
          <table:table-cell office:value-type="float" office:value="3637" table:style-name="ce2">
            <text:p>3637</text:p>
          </table:table-cell>
          <table:table-cell office:value-type="float" office:value="1944793992" table:style-name="ce5">
            <text:p>1,944,793,992</text:p>
          </table:table-cell>
          <table:table-cell office:value-type="float" office:value="2162638372" table:style-name="ce5">
            <text:p>2,162,638,372</text:p>
          </table:table-cell>
          <table:table-cell office:value-type="float" office:value="4680248643" table:style-name="ce5">
            <text:p>4,680,248,643</text:p>
          </table:table-cell>
          <table:table-cell office:value-type="float" office:value="8299" table:style-name="ce5">
            <text:p>8,299</text:p>
          </table:table-cell>
          <table:table-cell office:value-type="float" office:value="12787" table:style-name="ce5">
            <text:p>12,787</text:p>
          </table:table-cell>
          <table:table-cell office:value-type="float" office:value="4526" table:style-name="ce5">
            <text:p>4,526</text:p>
          </table:table-cell>
          <table:table-cell office:value-type="float" office:value="3226" table:style-name="ce5">
            <text:p>3,226</text:p>
          </table:table-cell>
          <table:table-cell office:value-type="float" office:value="28838" table:style-name="ce5">
            <text:p>28,838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9">
            <text:p>500</text:p>
          </table:table-cell>
          <table:table-cell office:value-type="float" office:value="9199" table:number-columns-spanned="1" table:number-rows-spanned="2" table:style-name="ce8">
            <text:p>9,199</text:p>
          </table:table-cell>
          <table:table-cell office:value-type="percentage" office:value="0.59350000000000003" table:number-columns-spanned="1" table:number-rows-spanned="2" table:style-name="ce11">
            <text:p>59.35%</text:p>
          </table:table-cell>
          <table:table-cell office:value-type="float" office:value="3871" table:number-columns-spanned="1" table:number-rows-spanned="2" table:style-name="ce8">
            <text:p>3,871</text:p>
          </table:table-cell>
          <table:table-cell office:value-type="float" office:value="35607573" table:number-columns-spanned="1" table:number-rows-spanned="2" table:style-name="ce8">
            <text:p>35,607,573</text:p>
          </table:table-cell>
          <table:table-cell office:value-type="float" office:value="52789026" table:number-columns-spanned="1" table:number-rows-spanned="2" table:style-name="ce8">
            <text:p>52,789,026</text:p>
          </table:table-cell>
          <table:table-cell office:value-type="float" office:value="99957447" table:number-columns-spanned="1" table:number-rows-spanned="2" table:style-name="ce8">
            <text:p>99,957,447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286" table:number-columns-spanned="1" table:number-rows-spanned="2" table:style-name="ce9">
            <text:p>286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638" table:number-columns-spanned="1" table:number-rows-spanned="2" table:style-name="ce9">
            <text:p>6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9">
            <text:p>422</text:p>
          </table:table-cell>
          <table:table-cell office:value-type="float" office:value="9047" table:number-columns-spanned="1" table:number-rows-spanned="2" table:style-name="ce8">
            <text:p>9,047</text:p>
          </table:table-cell>
          <table:table-cell office:value-type="percentage" office:value="0.69159999999999999" table:number-columns-spanned="1" table:number-rows-spanned="2" table:style-name="ce11">
            <text:p>69.16%</text:p>
          </table:table-cell>
          <table:table-cell office:value-type="float" office:value="3787" table:number-columns-spanned="1" table:number-rows-spanned="2" table:style-name="ce8">
            <text:p>3,787</text:p>
          </table:table-cell>
          <table:table-cell office:value-type="float" office:value="34265491" table:number-columns-spanned="1" table:number-rows-spanned="2" table:style-name="ce8">
            <text:p>34,265,491</text:p>
          </table:table-cell>
          <table:table-cell office:value-type="float" office:value="72690961" table:number-columns-spanned="1" table:number-rows-spanned="2" table:style-name="ce8">
            <text:p>72,690,961</text:p>
          </table:table-cell>
          <table:table-cell office:value-type="float" office:value="114468510" table:number-columns-spanned="1" table:number-rows-spanned="2" table:style-name="ce8">
            <text:p>114,468,510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336" table:number-columns-spanned="1" table:number-rows-spanned="2" table:style-name="ce9">
            <text:p>336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565" table:number-columns-spanned="1" table:number-rows-spanned="2" table:style-name="ce9">
            <text:p>5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office:value-type="float" office:value="6340" table:number-columns-spanned="1" table:number-rows-spanned="2" table:style-name="ce8">
            <text:p>6,340</text:p>
          </table:table-cell>
          <table:table-cell office:value-type="percentage" office:value="0.62739999999999996" table:number-columns-spanned="1" table:number-rows-spanned="2" table:style-name="ce11">
            <text:p>62.74%</text:p>
          </table:table-cell>
          <table:table-cell office:value-type="float" office:value="2993" table:number-columns-spanned="1" table:number-rows-spanned="2" table:style-name="ce8">
            <text:p>2,993</text:p>
          </table:table-cell>
          <table:table-cell office:value-type="float" office:value="18974078" table:number-columns-spanned="1" table:number-rows-spanned="2" table:style-name="ce8">
            <text:p>18,974,078</text:p>
          </table:table-cell>
          <table:table-cell office:value-type="float" office:value="7968525" table:number-columns-spanned="1" table:number-rows-spanned="2" table:style-name="ce8">
            <text:p>7,968,525</text:p>
          </table:table-cell>
          <table:table-cell office:value-type="float" office:value="49878783" table:number-columns-spanned="1" table:number-rows-spanned="2" table:style-name="ce8">
            <text:p>49,878,783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0" table:number-columns-spanned="1" table:number-rows-spanned="2" table:style-name="ce9">
            <text:p>210</text:p>
          </table:table-cell>
          <table:table-cell office:value-type="float" office:value="4754" table:number-columns-spanned="1" table:number-rows-spanned="2" table:style-name="ce8">
            <text:p>4,754</text:p>
          </table:table-cell>
          <table:table-cell office:value-type="percentage" office:value="0.73029999999999995" table:number-columns-spanned="1" table:number-rows-spanned="2" table:style-name="ce11">
            <text:p>73.03%</text:p>
          </table:table-cell>
          <table:table-cell office:value-type="float" office:value="2904" table:number-columns-spanned="1" table:number-rows-spanned="2" table:style-name="ce8">
            <text:p>2,904</text:p>
          </table:table-cell>
          <table:table-cell office:value-type="float" office:value="13804064" table:number-columns-spanned="1" table:number-rows-spanned="2" table:style-name="ce8">
            <text:p>13,804,064</text:p>
          </table:table-cell>
          <table:table-cell office:value-type="float" office:value="10664811" table:number-columns-spanned="1" table:number-rows-spanned="2" table:style-name="ce8">
            <text:p>10,664,811</text:p>
          </table:table-cell>
          <table:table-cell office:value-type="float" office:value="26825762" table:number-columns-spanned="1" table:number-rows-spanned="2" table:style-name="ce8">
            <text:p>26,825,762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1725" table:number-columns-spanned="1" table:number-rows-spanned="2" table:style-name="ce8">
            <text:p>1,725</text:p>
          </table:table-cell>
          <table:table-cell office:value-type="percentage" office:value="0.57369999999999999" table:number-columns-spanned="1" table:number-rows-spanned="2" table:style-name="ce11">
            <text:p>57.37%</text:p>
          </table:table-cell>
          <table:table-cell office:value-type="float" office:value="1613" table:number-columns-spanned="1" table:number-rows-spanned="2" table:style-name="ce8">
            <text:p>1,613</text:p>
          </table:table-cell>
          <table:table-cell office:value-type="float" office:value="2782892" table:number-columns-spanned="1" table:number-rows-spanned="2" table:style-name="ce8">
            <text:p>2,782,892</text:p>
          </table:table-cell>
          <table:table-cell office:value-type="float" office:value="697287" table:number-columns-spanned="1" table:number-rows-spanned="2" table:style-name="ce8">
            <text:p>697,287</text:p>
          </table:table-cell>
          <table:table-cell office:value-type="float" office:value="3578859" table:number-columns-spanned="1" table:number-rows-spanned="2" table:style-name="ce8">
            <text:p>3,578,859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office:value-type="float" office:value="4028" table:number-columns-spanned="1" table:number-rows-spanned="2" table:style-name="ce8">
            <text:p>4,028</text:p>
          </table:table-cell>
          <table:table-cell office:value-type="percentage" office:value="0.62170000000000003" table:number-columns-spanned="1" table:number-rows-spanned="2" table:style-name="ce11">
            <text:p>62.17%</text:p>
          </table:table-cell>
          <table:table-cell office:value-type="float" office:value="1909" table:number-columns-spanned="1" table:number-rows-spanned="2" table:style-name="ce8">
            <text:p>1,909</text:p>
          </table:table-cell>
          <table:table-cell office:value-type="float" office:value="7688977" table:number-columns-spanned="1" table:number-rows-spanned="2" table:style-name="ce8">
            <text:p>7,688,977</text:p>
          </table:table-cell>
          <table:table-cell office:value-type="float" office:value="2266218" table:number-columns-spanned="1" table:number-rows-spanned="2" table:style-name="ce8">
            <text:p>2,266,218</text:p>
          </table:table-cell>
          <table:table-cell office:value-type="float" office:value="10219136" table:number-columns-spanned="1" table:number-rows-spanned="2" table:style-name="ce8">
            <text:p>10,219,136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9">
            <text:p>478</text:p>
          </table:table-cell>
          <table:table-cell office:value-type="float" office:value="11085" table:number-columns-spanned="1" table:number-rows-spanned="2" table:style-name="ce8">
            <text:p>11,085</text:p>
          </table:table-cell>
          <table:table-cell office:value-type="percentage" office:value="0.74809999999999999" table:number-columns-spanned="1" table:number-rows-spanned="2" table:style-name="ce11">
            <text:p>74.81%</text:p>
          </table:table-cell>
          <table:table-cell office:value-type="float" office:value="3432" table:number-columns-spanned="1" table:number-rows-spanned="2" table:style-name="ce8">
            <text:p>3,432</text:p>
          </table:table-cell>
          <table:table-cell office:value-type="float" office:value="38043800" table:number-columns-spanned="1" table:number-rows-spanned="2" table:style-name="ce8">
            <text:p>38,043,800</text:p>
          </table:table-cell>
          <table:table-cell office:value-type="float" office:value="20744949" table:number-columns-spanned="1" table:number-rows-spanned="2" table:style-name="ce8">
            <text:p>20,744,949</text:p>
          </table:table-cell>
          <table:table-cell office:value-type="float" office:value="63949840" table:number-columns-spanned="1" table:number-rows-spanned="2" table:style-name="ce8">
            <text:p>63,949,840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office:value-type="float" office:value="3315" table:number-columns-spanned="1" table:number-rows-spanned="2" table:style-name="ce8">
            <text:p>3,315</text:p>
          </table:table-cell>
          <table:table-cell office:value-type="percentage" office:value="0.49740000000000001" table:number-columns-spanned="1" table:number-rows-spanned="2" table:style-name="ce11">
            <text:p>49.74%</text:p>
          </table:table-cell>
          <table:table-cell office:value-type="float" office:value="2436" table:number-columns-spanned="1" table:number-rows-spanned="2" table:style-name="ce8">
            <text:p>2,436</text:p>
          </table:table-cell>
          <table:table-cell office:value-type="float" office:value="8074055" table:number-columns-spanned="1" table:number-rows-spanned="2" table:style-name="ce8">
            <text:p>8,074,055</text:p>
          </table:table-cell>
          <table:table-cell office:value-type="float" office:value="10346774" table:number-columns-spanned="1" table:number-rows-spanned="2" table:style-name="ce8">
            <text:p>10,346,774</text:p>
          </table:table-cell>
          <table:table-cell office:value-type="float" office:value="19180515" table:number-columns-spanned="1" table:number-rows-spanned="2" table:style-name="ce8">
            <text:p>19,180,515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9">
            <text:p>268</text:p>
          </table:table-cell>
          <table:table-cell office:value-type="float" office:value="6484" table:number-columns-spanned="1" table:number-rows-spanned="2" table:style-name="ce8">
            <text:p>6,484</text:p>
          </table:table-cell>
          <table:table-cell office:value-type="percentage" office:value="0.78049999999999997" table:number-columns-spanned="1" table:number-rows-spanned="2" table:style-name="ce11">
            <text:p>78.05%</text:p>
          </table:table-cell>
          <table:table-cell office:value-type="float" office:value="2744" table:number-columns-spanned="1" table:number-rows-spanned="2" table:style-name="ce8">
            <text:p>2,744</text:p>
          </table:table-cell>
          <table:table-cell office:value-type="float" office:value="17793942" table:number-columns-spanned="1" table:number-rows-spanned="2" table:style-name="ce8">
            <text:p>17,793,942</text:p>
          </table:table-cell>
          <table:table-cell office:value-type="float" office:value="29270253" table:number-columns-spanned="1" table:number-rows-spanned="2" table:style-name="ce8">
            <text:p>29,270,253</text:p>
          </table:table-cell>
          <table:table-cell office:value-type="float" office:value="51183453" table:number-columns-spanned="1" table:number-rows-spanned="2" table:style-name="ce8">
            <text:p>51,183,453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218" table:number-columns-spanned="1" table:number-rows-spanned="2" table:style-name="ce9">
            <text:p>218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9" table:number-columns-spanned="1" table:number-rows-spanned="2" table:style-name="ce9">
            <text:p>3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4609" table:number-columns-spanned="1" table:number-rows-spanned="2" table:style-name="ce8">
            <text:p>4,609</text:p>
          </table:table-cell>
          <table:table-cell office:value-type="percentage" office:value="0.59470000000000001" table:number-columns-spanned="1" table:number-rows-spanned="2" table:style-name="ce11">
            <text:p>59.47%</text:p>
          </table:table-cell>
          <table:table-cell office:value-type="float" office:value="3325" table:number-columns-spanned="1" table:number-rows-spanned="2" table:style-name="ce8">
            <text:p>3,325</text:p>
          </table:table-cell>
          <table:table-cell office:value-type="float" office:value="15323404" table:number-columns-spanned="1" table:number-rows-spanned="2" table:style-name="ce8">
            <text:p>15,323,404</text:p>
          </table:table-cell>
          <table:table-cell office:value-type="float" office:value="42717043" table:number-columns-spanned="1" table:number-rows-spanned="2" table:style-name="ce8">
            <text:p>42,717,043</text:p>
          </table:table-cell>
          <table:table-cell office:value-type="float" office:value="62507718" table:number-columns-spanned="1" table:number-rows-spanned="2" table:style-name="ce8">
            <text:p>62,507,718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295" table:number-columns-spanned="1" table:number-rows-spanned="2" table:style-name="ce9">
            <text:p>295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490" table:number-columns-spanned="1" table:number-rows-spanned="2" table:style-name="ce9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77" table:number-columns-spanned="1" table:number-rows-spanned="2" table:style-name="ce9">
            <text:p>277</text:p>
          </table:table-cell>
          <table:table-cell office:value-type="float" office:value="6380" table:number-columns-spanned="1" table:number-rows-spanned="2" table:style-name="ce8">
            <text:p>6,380</text:p>
          </table:table-cell>
          <table:table-cell office:value-type="percentage" office:value="0.74299999999999999" table:number-columns-spanned="1" table:number-rows-spanned="2" table:style-name="ce11">
            <text:p>74.30%</text:p>
          </table:table-cell>
          <table:table-cell office:value-type="float" office:value="1719" table:number-columns-spanned="1" table:number-rows-spanned="2" table:style-name="ce8">
            <text:p>1,719</text:p>
          </table:table-cell>
          <table:table-cell office:value-type="float" office:value="10969686" table:number-columns-spanned="1" table:number-rows-spanned="2" table:style-name="ce8">
            <text:p>10,969,686</text:p>
          </table:table-cell>
          <table:table-cell office:value-type="float" office:value="5833738" table:number-columns-spanned="1" table:number-rows-spanned="2" table:style-name="ce8">
            <text:p>5,833,738</text:p>
          </table:table-cell>
          <table:table-cell office:value-type="float" office:value="20749605" table:number-columns-spanned="1" table:number-rows-spanned="2" table:style-name="ce8">
            <text:p>20,749,605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office:value-type="float" office:value="3766" table:number-columns-spanned="1" table:number-rows-spanned="2" table:style-name="ce8">
            <text:p>3,766</text:p>
          </table:table-cell>
          <table:table-cell office:value-type="percentage" office:value="0.58130000000000004" table:number-columns-spanned="1" table:number-rows-spanned="2" table:style-name="ce11">
            <text:p>58.13%</text:p>
          </table:table-cell>
          <table:table-cell office:value-type="float" office:value="4114" table:number-columns-spanned="1" table:number-rows-spanned="2" table:style-name="ce8">
            <text:p>4,114</text:p>
          </table:table-cell>
          <table:table-cell office:value-type="float" office:value="15491571" table:number-columns-spanned="1" table:number-rows-spanned="2" table:style-name="ce8">
            <text:p>15,491,571</text:p>
          </table:table-cell>
          <table:table-cell office:value-type="float" office:value="17805575" table:number-columns-spanned="1" table:number-rows-spanned="2" table:style-name="ce8">
            <text:p>17,805,575</text:p>
          </table:table-cell>
          <table:table-cell office:value-type="float" office:value="39189331" table:number-columns-spanned="1" table:number-rows-spanned="2" table:style-name="ce8">
            <text:p>39,189,331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256" table:number-columns-spanned="1" table:number-rows-spanned="2" table:style-name="ce9">
            <text:p>2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office:value-type="float" office:value="4789" table:number-columns-spanned="1" table:number-rows-spanned="2" table:style-name="ce8">
            <text:p>4,789</text:p>
          </table:table-cell>
          <table:table-cell office:value-type="percentage" office:value="0.63570000000000004" table:number-columns-spanned="1" table:number-rows-spanned="2" table:style-name="ce11">
            <text:p>63.57%</text:p>
          </table:table-cell>
          <table:table-cell office:value-type="float" office:value="2042" table:number-columns-spanned="1" table:number-rows-spanned="2" table:style-name="ce8">
            <text:p>2,042</text:p>
          </table:table-cell>
          <table:table-cell office:value-type="float" office:value="9778576" table:number-columns-spanned="1" table:number-rows-spanned="2" table:style-name="ce8">
            <text:p>9,778,576</text:p>
          </table:table-cell>
          <table:table-cell office:value-type="float" office:value="1434581" table:number-columns-spanned="1" table:number-rows-spanned="2" table:style-name="ce8">
            <text:p>1,434,581</text:p>
          </table:table-cell>
          <table:table-cell office:value-type="float" office:value="12458413" table:number-columns-spanned="1" table:number-rows-spanned="2" table:style-name="ce8">
            <text:p>12,458,413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9">
            <text:p>688</text:p>
          </table:table-cell>
          <table:table-cell office:value-type="float" office:value="13464" table:number-columns-spanned="1" table:number-rows-spanned="2" table:style-name="ce8">
            <text:p>13,464</text:p>
          </table:table-cell>
          <table:table-cell office:value-type="percentage" office:value="0.63129999999999997" table:number-columns-spanned="1" table:number-rows-spanned="2" table:style-name="ce11">
            <text:p>63.13%</text:p>
          </table:table-cell>
          <table:table-cell office:value-type="float" office:value="5302" table:number-columns-spanned="1" table:number-rows-spanned="2" table:style-name="ce8">
            <text:p>5,302</text:p>
          </table:table-cell>
          <table:table-cell office:value-type="float" office:value="71387473" table:number-columns-spanned="1" table:number-rows-spanned="2" table:style-name="ce8">
            <text:p>71,387,473</text:p>
          </table:table-cell>
          <table:table-cell office:value-type="float" office:value="104113212" table:number-columns-spanned="1" table:number-rows-spanned="2" table:style-name="ce8">
            <text:p>104,113,212</text:p>
          </table:table-cell>
          <table:table-cell office:value-type="float" office:value="194125941" table:number-columns-spanned="1" table:number-rows-spanned="2" table:style-name="ce8">
            <text:p>194,125,941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422" table:number-columns-spanned="1" table:number-rows-spanned="2" table:style-name="ce9">
            <text:p>422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897" table:number-columns-spanned="1" table:number-rows-spanned="2" table:style-name="ce9">
            <text:p>8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office:value-type="float" office:value="5685" table:number-columns-spanned="1" table:number-rows-spanned="2" table:style-name="ce8">
            <text:p>5,685</text:p>
          </table:table-cell>
          <table:table-cell office:value-type="percentage" office:value="0.90790000000000004" table:number-columns-spanned="1" table:number-rows-spanned="2" table:style-name="ce11">
            <text:p>90.79%</text:p>
          </table:table-cell>
          <table:table-cell office:value-type="float" office:value="4771" table:number-columns-spanned="1" table:number-rows-spanned="2" table:style-name="ce8">
            <text:p>4,771</text:p>
          </table:table-cell>
          <table:table-cell office:value-type="float" office:value="27121829" table:number-columns-spanned="1" table:number-rows-spanned="2" table:style-name="ce8">
            <text:p>27,121,829</text:p>
          </table:table-cell>
          <table:table-cell office:value-type="float" office:value="24457555" table:number-columns-spanned="1" table:number-rows-spanned="2" table:style-name="ce8">
            <text:p>24,457,555</text:p>
          </table:table-cell>
          <table:table-cell office:value-type="float" office:value="58894880" table:number-columns-spanned="1" table:number-rows-spanned="2" table:style-name="ce8">
            <text:p>58,894,880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291" table:number-columns-spanned="1" table:number-rows-spanned="2" table:style-name="ce9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9">
            <text:p>606</text:p>
          </table:table-cell>
          <table:table-cell office:value-type="float" office:value="8059" table:number-columns-spanned="1" table:number-rows-spanned="2" table:style-name="ce8">
            <text:p>8,059</text:p>
          </table:table-cell>
          <table:table-cell office:value-type="percentage" office:value="0.42899999999999999" table:number-columns-spanned="1" table:number-rows-spanned="2" table:style-name="ce11">
            <text:p>42.90%</text:p>
          </table:table-cell>
          <table:table-cell office:value-type="float" office:value="4075" table:number-columns-spanned="1" table:number-rows-spanned="2" table:style-name="ce8">
            <text:p>4,075</text:p>
          </table:table-cell>
          <table:table-cell office:value-type="float" office:value="32842000" table:number-columns-spanned="1" table:number-rows-spanned="2" table:style-name="ce8">
            <text:p>32,842,000</text:p>
          </table:table-cell>
          <table:table-cell office:value-type="float" office:value="44705000" table:number-columns-spanned="1" table:number-rows-spanned="2" table:style-name="ce8">
            <text:p>44,705,000</text:p>
          </table:table-cell>
          <table:table-cell office:value-type="float" office:value="94910000" table:number-columns-spanned="1" table:number-rows-spanned="2" table:style-name="ce8">
            <text:p>94,910,000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294" table:number-columns-spanned="1" table:number-rows-spanned="2" table:style-name="ce9">
            <text:p>294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641" table:number-columns-spanned="1" table:number-rows-spanned="2" table:style-name="ce9">
            <text:p>6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0" table:number-columns-spanned="1" table:number-rows-spanned="2" table:style-name="ce9">
            <text:p>850</text:p>
          </table:table-cell>
          <table:table-cell office:value-type="float" office:value="20552" table:number-columns-spanned="1" table:number-rows-spanned="2" table:style-name="ce8">
            <text:p>20,552</text:p>
          </table:table-cell>
          <table:table-cell office:value-type="percentage" office:value="0.78" table:number-columns-spanned="1" table:number-rows-spanned="2" table:style-name="ce11">
            <text:p>78.00%</text:p>
          </table:table-cell>
          <table:table-cell office:value-type="float" office:value="5925" table:number-columns-spanned="1" table:number-rows-spanned="2" table:style-name="ce8">
            <text:p>5,925</text:p>
          </table:table-cell>
          <table:table-cell office:value-type="float" office:value="121760996" table:number-columns-spanned="1" table:number-rows-spanned="2" table:style-name="ce8">
            <text:p>121,760,996</text:p>
          </table:table-cell>
          <table:table-cell office:value-type="float" office:value="97789425" table:number-columns-spanned="1" table:number-rows-spanned="2" table:style-name="ce8">
            <text:p>97,789,425</text:p>
          </table:table-cell>
          <table:table-cell office:value-type="float" office:value="247490815" table:number-columns-spanned="1" table:number-rows-spanned="2" table:style-name="ce8">
            <text:p>247,490,815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350" table:number-columns-spanned="1" table:number-rows-spanned="2" table:style-name="ce9">
            <text:p>350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727" table:number-columns-spanned="1" table:number-rows-spanned="2" table:style-name="ce9">
            <text:p>7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9">
            <text:p>538</text:p>
          </table:table-cell>
          <table:table-cell office:value-type="float" office:value="12121" table:number-columns-spanned="1" table:number-rows-spanned="2" table:style-name="ce8">
            <text:p>12,121</text:p>
          </table:table-cell>
          <table:table-cell office:value-type="percentage" office:value="0.7268" table:number-columns-spanned="1" table:number-rows-spanned="2" table:style-name="ce11">
            <text:p>72.68%</text:p>
          </table:table-cell>
          <table:table-cell office:value-type="float" office:value="5869" table:number-columns-spanned="1" table:number-rows-spanned="2" table:style-name="ce8">
            <text:p>5,869</text:p>
          </table:table-cell>
          <table:table-cell office:value-type="float" office:value="71141064" table:number-columns-spanned="1" table:number-rows-spanned="2" table:style-name="ce8">
            <text:p>71,141,064</text:p>
          </table:table-cell>
          <table:table-cell office:value-type="float" office:value="152529272" table:number-columns-spanned="1" table:number-rows-spanned="2" table:style-name="ce8">
            <text:p>152,529,272</text:p>
          </table:table-cell>
          <table:table-cell office:value-type="float" office:value="292248607" table:number-columns-spanned="1" table:number-rows-spanned="2" table:style-name="ce8">
            <text:p>292,248,607</text:p>
          </table:table-cell>
          <table:table-cell office:value-type="float" office:value="278" table:number-columns-spanned="1" table:number-rows-spanned="2" table:style-name="ce9">
            <text:p>278</text:p>
          </table:table-cell>
          <table:table-cell office:value-type="float" office:value="575" table:number-columns-spanned="1" table:number-rows-spanned="2" table:style-name="ce9">
            <text:p>575</text:p>
          </table:table-cell>
          <table:table-cell office:value-type="float" office:value="166" table:number-columns-spanned="1" table:number-rows-spanned="2" table:style-name="ce9">
            <text:p>166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039" table:number-columns-spanned="1" table:number-rows-spanned="2" table:style-name="ce8">
            <text:p>1,03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office:value-type="float" office:value="7284" table:number-columns-spanned="1" table:number-rows-spanned="2" table:style-name="ce8">
            <text:p>7,284</text:p>
          </table:table-cell>
          <table:table-cell office:value-type="percentage" office:value="0.68500000000000005" table:number-columns-spanned="1" table:number-rows-spanned="2" table:style-name="ce11">
            <text:p>68.50%</text:p>
          </table:table-cell>
          <table:table-cell office:value-type="float" office:value="4454" table:number-columns-spanned="1" table:number-rows-spanned="2" table:style-name="ce8">
            <text:p>4,454</text:p>
          </table:table-cell>
          <table:table-cell office:value-type="float" office:value="32440367" table:number-columns-spanned="1" table:number-rows-spanned="2" table:style-name="ce8">
            <text:p>32,440,367</text:p>
          </table:table-cell>
          <table:table-cell office:value-type="float" office:value="22658692" table:number-columns-spanned="1" table:number-rows-spanned="2" table:style-name="ce8">
            <text:p>22,658,692</text:p>
          </table:table-cell>
          <table:table-cell office:value-type="float" office:value="61648515" table:number-columns-spanned="1" table:number-rows-spanned="2" table:style-name="ce8">
            <text:p>61,648,515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384" table:number-columns-spanned="1" table:number-rows-spanned="2" table:style-name="ce9">
            <text:p>3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9">
            <text:p>420</text:p>
          </table:table-cell>
          <table:table-cell office:value-type="float" office:value="7771" table:number-columns-spanned="1" table:number-rows-spanned="2" table:style-name="ce8">
            <text:p>7,771</text:p>
          </table:table-cell>
          <table:table-cell office:value-type="percentage" office:value="0.59689999999999999" table:number-columns-spanned="1" table:number-rows-spanned="2" table:style-name="ce11">
            <text:p>59.69%</text:p>
          </table:table-cell>
          <table:table-cell office:value-type="float" office:value="6378" table:number-columns-spanned="1" table:number-rows-spanned="2" table:style-name="ce8">
            <text:p>6,378</text:p>
          </table:table-cell>
          <table:table-cell office:value-type="float" office:value="49561945" table:number-columns-spanned="1" table:number-rows-spanned="2" table:style-name="ce8">
            <text:p>49,561,945</text:p>
          </table:table-cell>
          <table:table-cell office:value-type="float" office:value="53568596" table:number-columns-spanned="1" table:number-rows-spanned="2" table:style-name="ce8">
            <text:p>53,568,596</text:p>
          </table:table-cell>
          <table:table-cell office:value-type="float" office:value="120247883" table:number-columns-spanned="1" table:number-rows-spanned="2" table:style-name="ce8">
            <text:p>120,247,883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524" table:number-columns-spanned="1" table:number-rows-spanned="2" table:style-name="ce9">
            <text:p>5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office:value-type="float" office:value="6888" table:number-columns-spanned="1" table:number-rows-spanned="2" table:style-name="ce8">
            <text:p>6,888</text:p>
          </table:table-cell>
          <table:table-cell office:value-type="percentage" office:value="0.77149999999999996" table:number-columns-spanned="1" table:number-rows-spanned="2" table:style-name="ce11">
            <text:p>77.15%</text:p>
          </table:table-cell>
          <table:table-cell office:value-type="float" office:value="5836" table:number-columns-spanned="1" table:number-rows-spanned="2" table:style-name="ce8">
            <text:p>5,836</text:p>
          </table:table-cell>
          <table:table-cell office:value-type="float" office:value="40199002" table:number-columns-spanned="1" table:number-rows-spanned="2" table:style-name="ce8">
            <text:p>40,199,002</text:p>
          </table:table-cell>
          <table:table-cell office:value-type="float" office:value="55240256" table:number-columns-spanned="1" table:number-rows-spanned="2" table:style-name="ce8">
            <text:p>55,240,256</text:p>
          </table:table-cell>
          <table:table-cell office:value-type="float" office:value="105462254" table:number-columns-spanned="1" table:number-rows-spanned="2" table:style-name="ce8">
            <text:p>105,462,254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272" table:number-columns-spanned="1" table:number-rows-spanned="2" table:style-name="ce9">
            <text:p>272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99" table:number-columns-spanned="1" table:number-rows-spanned="2" table:style-name="ce9">
            <text:p>5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9">
            <text:p>203</text:p>
          </table:table-cell>
          <table:table-cell office:value-type="float" office:value="5062" table:number-columns-spanned="1" table:number-rows-spanned="2" table:style-name="ce8">
            <text:p>5,062</text:p>
          </table:table-cell>
          <table:table-cell office:value-type="percentage" office:value="0.8044" table:number-columns-spanned="1" table:number-rows-spanned="2" table:style-name="ce11">
            <text:p>80.44%</text:p>
          </table:table-cell>
          <table:table-cell office:value-type="float" office:value="2292" table:number-columns-spanned="1" table:number-rows-spanned="2" table:style-name="ce8">
            <text:p>2,292</text:p>
          </table:table-cell>
          <table:table-cell office:value-type="float" office:value="11601618" table:number-columns-spanned="1" table:number-rows-spanned="2" table:style-name="ce8">
            <text:p>11,601,618</text:p>
          </table:table-cell>
          <table:table-cell office:value-type="float" office:value="6623086" table:number-columns-spanned="1" table:number-rows-spanned="2" table:style-name="ce8">
            <text:p>6,623,086</text:p>
          </table:table-cell>
          <table:table-cell office:value-type="float" office:value="24309409" table:number-columns-spanned="1" table:number-rows-spanned="2" table:style-name="ce8">
            <text:p>24,309,409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4109" table:number-columns-spanned="1" table:number-rows-spanned="2" table:style-name="ce8">
            <text:p>4,109</text:p>
          </table:table-cell>
          <table:table-cell office:value-type="percentage" office:value="0.82840000000000003" table:number-columns-spanned="1" table:number-rows-spanned="2" table:style-name="ce11">
            <text:p>82.84%</text:p>
          </table:table-cell>
          <table:table-cell office:value-type="float" office:value="8943" table:number-columns-spanned="1" table:number-rows-spanned="2" table:style-name="ce8">
            <text:p>8,943</text:p>
          </table:table-cell>
          <table:table-cell office:value-type="float" office:value="36745225" table:number-columns-spanned="1" table:number-rows-spanned="2" table:style-name="ce8">
            <text:p>36,745,225</text:p>
          </table:table-cell>
          <table:table-cell office:value-type="float" office:value="58133965" table:number-columns-spanned="1" table:number-rows-spanned="2" table:style-name="ce8">
            <text:p>58,133,965</text:p>
          </table:table-cell>
          <table:table-cell office:value-type="float" office:value="109349591" table:number-columns-spanned="1" table:number-rows-spanned="2" table:style-name="ce8">
            <text:p>109,349,591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236" table:number-columns-spanned="1" table:number-rows-spanned="2" table:style-name="ce9">
            <text:p>2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407" table:number-columns-spanned="1" table:number-rows-spanned="2" table:style-name="ce9">
            <text:p>4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9">
            <text:p>405</text:p>
          </table:table-cell>
          <table:table-cell office:value-type="float" office:value="10402" table:number-columns-spanned="1" table:number-rows-spanned="2" table:style-name="ce8">
            <text:p>10,402</text:p>
          </table:table-cell>
          <table:table-cell office:value-type="percentage" office:value="0.82850000000000001" table:number-columns-spanned="1" table:number-rows-spanned="2" table:style-name="ce11">
            <text:p>82.85%</text:p>
          </table:table-cell>
          <table:table-cell office:value-type="float" office:value="8249" table:number-columns-spanned="1" table:number-rows-spanned="2" table:style-name="ce8">
            <text:p>8,249</text:p>
          </table:table-cell>
          <table:table-cell office:value-type="float" office:value="85810647" table:number-columns-spanned="1" table:number-rows-spanned="2" table:style-name="ce8">
            <text:p>85,810,647</text:p>
          </table:table-cell>
          <table:table-cell office:value-type="float" office:value="52299445" table:number-columns-spanned="1" table:number-rows-spanned="2" table:style-name="ce8">
            <text:p>52,299,445</text:p>
          </table:table-cell>
          <table:table-cell office:value-type="float" office:value="156601975" table:number-columns-spanned="1" table:number-rows-spanned="2" table:style-name="ce8">
            <text:p>156,601,975</text:p>
          </table:table-cell>
          <table:table-cell office:value-type="float" office:value="161" table:number-columns-spanned="1" table:number-rows-spanned="2" table:style-name="ce9">
            <text:p>161</text:p>
          </table:table-cell>
          <table:table-cell office:value-type="float" office:value="199" table:number-columns-spanned="1" table:number-rows-spanned="2" table:style-name="ce9">
            <text:p>199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64" table:number-columns-spanned="1" table:number-rows-spanned="2" table:style-name="ce9">
            <text:p>4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office:value-type="float" office:value="7911" table:number-columns-spanned="1" table:number-rows-spanned="2" table:style-name="ce8">
            <text:p>7,911</text:p>
          </table:table-cell>
          <table:table-cell office:value-type="percentage" office:value="0.80249999999999999" table:number-columns-spanned="1" table:number-rows-spanned="2" table:style-name="ce11">
            <text:p>80.25%</text:p>
          </table:table-cell>
          <table:table-cell office:value-type="float" office:value="5843" table:number-columns-spanned="1" table:number-rows-spanned="2" table:style-name="ce8">
            <text:p>5,843</text:p>
          </table:table-cell>
          <table:table-cell office:value-type="float" office:value="46226524" table:number-columns-spanned="1" table:number-rows-spanned="2" table:style-name="ce8">
            <text:p>46,226,524</text:p>
          </table:table-cell>
          <table:table-cell office:value-type="float" office:value="60999358" table:number-columns-spanned="1" table:number-rows-spanned="2" table:style-name="ce8">
            <text:p>60,999,358</text:p>
          </table:table-cell>
          <table:table-cell office:value-type="float" office:value="144811055" table:number-columns-spanned="1" table:number-rows-spanned="2" table:style-name="ce8">
            <text:p>144,811,055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309" table:number-columns-spanned="1" table:number-rows-spanned="2" table:style-name="ce9">
            <text:p>309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73" table:number-columns-spanned="1" table:number-rows-spanned="2" table:style-name="ce9">
            <text:p>5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9">
            <text:p>146</text:p>
          </table:table-cell>
          <table:table-cell office:value-type="float" office:value="2089" table:number-columns-spanned="1" table:number-rows-spanned="2" table:style-name="ce8">
            <text:p>2,089</text:p>
          </table:table-cell>
          <table:table-cell office:value-type="percentage" office:value="0.46160000000000001" table:number-columns-spanned="1" table:number-rows-spanned="2" table:style-name="ce11">
            <text:p>46.16%</text:p>
          </table:table-cell>
          <table:table-cell office:value-type="float" office:value="6374" table:number-columns-spanned="1" table:number-rows-spanned="2" table:style-name="ce8">
            <text:p>6,374</text:p>
          </table:table-cell>
          <table:table-cell office:value-type="float" office:value="13316197" table:number-columns-spanned="1" table:number-rows-spanned="2" table:style-name="ce8">
            <text:p>13,316,197</text:p>
          </table:table-cell>
          <table:table-cell office:value-type="float" office:value="50442230" table:number-columns-spanned="1" table:number-rows-spanned="2" table:style-name="ce8">
            <text:p>50,442,230</text:p>
          </table:table-cell>
          <table:table-cell office:value-type="float" office:value="68635429" table:number-columns-spanned="1" table:number-rows-spanned="2" table:style-name="ce8">
            <text:p>68,635,429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241" table:number-columns-spanned="1" table:number-rows-spanned="2" table:style-name="ce9">
            <text:p>241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70" table:number-columns-spanned="1" table:number-rows-spanned="2" table:style-name="ce9">
            <text:p>3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312" table:number-columns-spanned="1" table:number-rows-spanned="2" table:style-name="ce9">
            <text:p>312</text:p>
          </table:table-cell>
          <table:table-cell office:value-type="percentage" office:value="0.25159999999999999" table:number-columns-spanned="1" table:number-rows-spanned="2" table:style-name="ce11">
            <text:p>25.16%</text:p>
          </table:table-cell>
          <table:table-cell office:value-type="float" office:value="2446" table:number-columns-spanned="1" table:number-rows-spanned="2" table:style-name="ce8">
            <text:p>2,446</text:p>
          </table:table-cell>
          <table:table-cell office:value-type="float" office:value="763071" table:number-columns-spanned="1" table:number-rows-spanned="2" table:style-name="ce8">
            <text:p>763,07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3071" table:number-columns-spanned="1" table:number-rows-spanned="2" table:style-name="ce8">
            <text:p>763,071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3204" table:number-columns-spanned="1" table:number-rows-spanned="2" table:style-name="ce8">
            <text:p>3,204</text:p>
          </table:table-cell>
          <table:table-cell office:value-type="percentage" office:value="0.58720000000000006" table:number-columns-spanned="1" table:number-rows-spanned="2" table:style-name="ce11">
            <text:p>58.72%</text:p>
          </table:table-cell>
          <table:table-cell office:value-type="float" office:value="1608" table:number-columns-spanned="1" table:number-rows-spanned="2" table:style-name="ce8">
            <text:p>1,608</text:p>
          </table:table-cell>
          <table:table-cell office:value-type="float" office:value="5150936" table:number-columns-spanned="1" table:number-rows-spanned="2" table:style-name="ce8">
            <text:p>5,150,936</text:p>
          </table:table-cell>
          <table:table-cell office:value-type="float" office:value="3310397" table:number-columns-spanned="1" table:number-rows-spanned="2" table:style-name="ce8">
            <text:p>3,310,397</text:p>
          </table:table-cell>
          <table:table-cell office:value-type="float" office:value="26373300" table:number-columns-spanned="1" table:number-rows-spanned="2" table:style-name="ce8">
            <text:p>26,373,300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4030" table:number-columns-spanned="1" table:number-rows-spanned="2" table:style-name="ce8">
            <text:p>4,030</text:p>
          </table:table-cell>
          <table:table-cell office:value-type="percentage" office:value="0.57520000000000004" table:number-columns-spanned="1" table:number-rows-spanned="2" table:style-name="ce11">
            <text:p>57.52%</text:p>
          </table:table-cell>
          <table:table-cell office:value-type="float" office:value="1430" table:number-columns-spanned="1" table:number-rows-spanned="2" table:style-name="ce8">
            <text:p>1,430</text:p>
          </table:table-cell>
          <table:table-cell office:value-type="float" office:value="5761951" table:number-columns-spanned="1" table:number-rows-spanned="2" table:style-name="ce8">
            <text:p>5,761,951</text:p>
          </table:table-cell>
          <table:table-cell office:value-type="float" office:value="8134455" table:number-columns-spanned="1" table:number-rows-spanned="2" table:style-name="ce8">
            <text:p>8,134,455</text:p>
          </table:table-cell>
          <table:table-cell office:value-type="float" office:value="14448095" table:number-columns-spanned="1" table:number-rows-spanned="2" table:style-name="ce8">
            <text:p>14,448,095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2470" table:number-columns-spanned="1" table:number-rows-spanned="2" table:style-name="ce8">
            <text:p>2,470</text:p>
          </table:table-cell>
          <table:table-cell office:value-type="percentage" office:value="0.71140000000000003" table:number-columns-spanned="1" table:number-rows-spanned="2" table:style-name="ce11">
            <text:p>71.14%</text:p>
          </table:table-cell>
          <table:table-cell office:value-type="float" office:value="1815" table:number-columns-spanned="1" table:number-rows-spanned="2" table:style-name="ce8">
            <text:p>1,815</text:p>
          </table:table-cell>
          <table:table-cell office:value-type="float" office:value="4483801" table:number-columns-spanned="1" table:number-rows-spanned="2" table:style-name="ce8">
            <text:p>4,483,80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483801" table:number-columns-spanned="1" table:number-rows-spanned="2" table:style-name="ce8">
            <text:p>4,483,801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1130" table:number-columns-spanned="1" table:number-rows-spanned="2" table:style-name="ce8">
            <text:p>1,130</text:p>
          </table:table-cell>
          <table:table-cell office:value-type="percentage" office:value="0.32550000000000001" table:number-columns-spanned="1" table:number-rows-spanned="2" table:style-name="ce11">
            <text:p>32.55%</text:p>
          </table:table-cell>
          <table:table-cell office:value-type="float" office:value="3238" table:number-columns-spanned="1" table:number-rows-spanned="2" table:style-name="ce8">
            <text:p>3,238</text:p>
          </table:table-cell>
          <table:table-cell office:value-type="float" office:value="3659035" table:number-columns-spanned="1" table:number-rows-spanned="2" table:style-name="ce8">
            <text:p>3,659,035</text:p>
          </table:table-cell>
          <table:table-cell office:value-type="float" office:value="5621773" table:number-columns-spanned="1" table:number-rows-spanned="2" table:style-name="ce8">
            <text:p>5,621,773</text:p>
          </table:table-cell>
          <table:table-cell office:value-type="float" office:value="10464764" table:number-columns-spanned="1" table:number-rows-spanned="2" table:style-name="ce8">
            <text:p>10,464,764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3232" table:number-columns-spanned="1" table:number-rows-spanned="2" table:style-name="ce8">
            <text:p>3,232</text:p>
          </table:table-cell>
          <table:table-cell office:value-type="percentage" office:value="0.69510000000000005" table:number-columns-spanned="1" table:number-rows-spanned="2" table:style-name="ce11">
            <text:p>69.51%</text:p>
          </table:table-cell>
          <table:table-cell office:value-type="float" office:value="2818" table:number-columns-spanned="1" table:number-rows-spanned="2" table:style-name="ce8">
            <text:p>2,818</text:p>
          </table:table-cell>
          <table:table-cell office:value-type="float" office:value="9107439" table:number-columns-spanned="1" table:number-rows-spanned="2" table:style-name="ce8">
            <text:p>9,107,439</text:p>
          </table:table-cell>
          <table:table-cell office:value-type="float" office:value="5593966" table:number-columns-spanned="1" table:number-rows-spanned="2" table:style-name="ce8">
            <text:p>5,593,966</text:p>
          </table:table-cell>
          <table:table-cell office:value-type="float" office:value="15159417" table:number-columns-spanned="1" table:number-rows-spanned="2" table:style-name="ce8">
            <text:p>15,159,417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6302" table:number-columns-spanned="1" table:number-rows-spanned="2" table:style-name="ce8">
            <text:p>6,302</text:p>
          </table:table-cell>
          <table:table-cell office:value-type="percentage" office:value="0.90349999999999997" table:number-columns-spanned="1" table:number-rows-spanned="2" table:style-name="ce11">
            <text:p>90.35%</text:p>
          </table:table-cell>
          <table:table-cell office:value-type="float" office:value="2994" table:number-columns-spanned="1" table:number-rows-spanned="2" table:style-name="ce8">
            <text:p>2,994</text:p>
          </table:table-cell>
          <table:table-cell office:value-type="float" office:value="18870970" table:number-columns-spanned="1" table:number-rows-spanned="2" table:style-name="ce8">
            <text:p>18,870,970</text:p>
          </table:table-cell>
          <table:table-cell office:value-type="float" office:value="21702337" table:number-columns-spanned="1" table:number-rows-spanned="2" table:style-name="ce8">
            <text:p>21,702,337</text:p>
          </table:table-cell>
          <table:table-cell office:value-type="float" office:value="43041001" table:number-columns-spanned="1" table:number-rows-spanned="2" table:style-name="ce8">
            <text:p>43,041,001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2234" table:number-columns-spanned="1" table:number-rows-spanned="2" table:style-name="ce8">
            <text:p>2,234</text:p>
          </table:table-cell>
          <table:table-cell office:value-type="percentage" office:value="0.60050000000000003" table:number-columns-spanned="1" table:number-rows-spanned="2" table:style-name="ce11">
            <text:p>60.05%</text:p>
          </table:table-cell>
          <table:table-cell office:value-type="float" office:value="2904" table:number-columns-spanned="1" table:number-rows-spanned="2" table:style-name="ce8">
            <text:p>2,904</text:p>
          </table:table-cell>
          <table:table-cell office:value-type="float" office:value="6488443" table:number-columns-spanned="1" table:number-rows-spanned="2" table:style-name="ce8">
            <text:p>6,488,443</text:p>
          </table:table-cell>
          <table:table-cell office:value-type="float" office:value="9337000" table:number-columns-spanned="1" table:number-rows-spanned="2" table:style-name="ce8">
            <text:p>9,337,000</text:p>
          </table:table-cell>
          <table:table-cell office:value-type="float" office:value="16917225" table:number-columns-spanned="1" table:number-rows-spanned="2" table:style-name="ce8">
            <text:p>16,917,225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9">
            <text:p>129</text:p>
          </table:table-cell>
          <table:table-cell office:value-type="float" office:value="3249" table:number-columns-spanned="1" table:number-rows-spanned="2" table:style-name="ce8">
            <text:p>3,249</text:p>
          </table:table-cell>
          <table:table-cell office:value-type="percentage" office:value="0.8125" table:number-columns-spanned="1" table:number-rows-spanned="2" table:style-name="ce11">
            <text:p>81.25%</text:p>
          </table:table-cell>
          <table:table-cell office:value-type="float" office:value="3206" table:number-columns-spanned="1" table:number-rows-spanned="2" table:style-name="ce8">
            <text:p>3,206</text:p>
          </table:table-cell>
          <table:table-cell office:value-type="float" office:value="10415122" table:number-columns-spanned="1" table:number-rows-spanned="2" table:style-name="ce8">
            <text:p>10,415,122</text:p>
          </table:table-cell>
          <table:table-cell office:value-type="float" office:value="3346825" table:number-columns-spanned="1" table:number-rows-spanned="2" table:style-name="ce8">
            <text:p>3,346,825</text:p>
          </table:table-cell>
          <table:table-cell office:value-type="float" office:value="14010593" table:number-columns-spanned="1" table:number-rows-spanned="2" table:style-name="ce8">
            <text:p>14,010,593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9">
            <text:p>286</text:p>
          </table:table-cell>
          <table:table-cell office:value-type="float" office:value="6331" table:number-columns-spanned="1" table:number-rows-spanned="2" table:style-name="ce8">
            <text:p>6,331</text:p>
          </table:table-cell>
          <table:table-cell office:value-type="percentage" office:value="0.71409999999999996" table:number-columns-spanned="1" table:number-rows-spanned="2" table:style-name="ce11">
            <text:p>71.41%</text:p>
          </table:table-cell>
          <table:table-cell office:value-type="float" office:value="4669" table:number-columns-spanned="1" table:number-rows-spanned="2" table:style-name="ce8">
            <text:p>4,669</text:p>
          </table:table-cell>
          <table:table-cell office:value-type="float" office:value="29558855" table:number-columns-spanned="1" table:number-rows-spanned="2" table:style-name="ce8">
            <text:p>29,558,855</text:p>
          </table:table-cell>
          <table:table-cell office:value-type="float" office:value="47065152" table:number-columns-spanned="1" table:number-rows-spanned="2" table:style-name="ce8">
            <text:p>47,065,152</text:p>
          </table:table-cell>
          <table:table-cell office:value-type="float" office:value="80719276" table:number-columns-spanned="1" table:number-rows-spanned="2" table:style-name="ce8">
            <text:p>80,719,276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8" table:number-columns-spanned="1" table:number-rows-spanned="2" table:style-name="ce9">
            <text:p>3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9">
            <text:p>241</text:p>
          </table:table-cell>
          <table:table-cell office:value-type="float" office:value="5957" table:number-columns-spanned="1" table:number-rows-spanned="2" table:style-name="ce8">
            <text:p>5,957</text:p>
          </table:table-cell>
          <table:table-cell office:value-type="percentage" office:value="0.79730000000000001" table:number-columns-spanned="1" table:number-rows-spanned="2" table:style-name="ce11">
            <text:p>79.73%</text:p>
          </table:table-cell>
          <table:table-cell office:value-type="float" office:value="2403" table:number-columns-spanned="1" table:number-rows-spanned="2" table:style-name="ce8">
            <text:p>2,403</text:p>
          </table:table-cell>
          <table:table-cell office:value-type="float" office:value="14312019" table:number-columns-spanned="1" table:number-rows-spanned="2" table:style-name="ce8">
            <text:p>14,312,019</text:p>
          </table:table-cell>
          <table:table-cell office:value-type="float" office:value="19025597" table:number-columns-spanned="1" table:number-rows-spanned="2" table:style-name="ce8">
            <text:p>19,025,597</text:p>
          </table:table-cell>
          <table:table-cell office:value-type="float" office:value="36579677" table:number-columns-spanned="1" table:number-rows-spanned="2" table:style-name="ce8">
            <text:p>36,579,677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1156" table:number-columns-spanned="1" table:number-rows-spanned="2" table:style-name="ce8">
            <text:p>1,156</text:p>
          </table:table-cell>
          <table:table-cell office:value-type="percentage" office:value="0.4143" table:number-columns-spanned="1" table:number-rows-spanned="2" table:style-name="ce11">
            <text:p>41.43%</text:p>
          </table:table-cell>
          <table:table-cell office:value-type="float" office:value="5631" table:number-columns-spanned="1" table:number-rows-spanned="2" table:style-name="ce8">
            <text:p>5,631</text:p>
          </table:table-cell>
          <table:table-cell office:value-type="float" office:value="6509368" table:number-columns-spanned="1" table:number-rows-spanned="2" table:style-name="ce8">
            <text:p>6,509,368</text:p>
          </table:table-cell>
          <table:table-cell office:value-type="float" office:value="6450553" table:number-columns-spanned="1" table:number-rows-spanned="2" table:style-name="ce8">
            <text:p>6,450,553</text:p>
          </table:table-cell>
          <table:table-cell office:value-type="float" office:value="15714373" table:number-columns-spanned="1" table:number-rows-spanned="2" table:style-name="ce8">
            <text:p>15,714,373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896" table:number-columns-spanned="1" table:number-rows-spanned="2" table:style-name="ce9">
            <text:p>896</text:p>
          </table:table-cell>
          <table:table-cell office:value-type="percentage" office:value="0.43790000000000001" table:number-columns-spanned="1" table:number-rows-spanned="2" table:style-name="ce11">
            <text:p>43.79%</text:p>
          </table:table-cell>
          <table:table-cell office:value-type="float" office:value="12123" table:number-columns-spanned="1" table:number-rows-spanned="2" table:style-name="ce8">
            <text:p>12,123</text:p>
          </table:table-cell>
          <table:table-cell office:value-type="float" office:value="10862285" table:number-columns-spanned="1" table:number-rows-spanned="2" table:style-name="ce8">
            <text:p>10,862,285</text:p>
          </table:table-cell>
          <table:table-cell office:value-type="float" office:value="8907606" table:number-columns-spanned="1" table:number-rows-spanned="2" table:style-name="ce8">
            <text:p>8,907,606</text:p>
          </table:table-cell>
          <table:table-cell office:value-type="float" office:value="23021708" table:number-columns-spanned="1" table:number-rows-spanned="2" table:style-name="ce8">
            <text:p>23,021,708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9">
            <text:p>232</text:p>
          </table:table-cell>
          <table:table-cell office:value-type="float" office:value="5747" table:number-columns-spanned="1" table:number-rows-spanned="2" table:style-name="ce8">
            <text:p>5,747</text:p>
          </table:table-cell>
          <table:table-cell office:value-type="percentage" office:value="0.79910000000000003" table:number-columns-spanned="1" table:number-rows-spanned="2" table:style-name="ce11">
            <text:p>79.91%</text:p>
          </table:table-cell>
          <table:table-cell office:value-type="float" office:value="6145" table:number-columns-spanned="1" table:number-rows-spanned="2" table:style-name="ce8">
            <text:p>6,145</text:p>
          </table:table-cell>
          <table:table-cell office:value-type="float" office:value="35314815" table:number-columns-spanned="1" table:number-rows-spanned="2" table:style-name="ce8">
            <text:p>35,314,815</text:p>
          </table:table-cell>
          <table:table-cell office:value-type="float" office:value="24022458" table:number-columns-spanned="1" table:number-rows-spanned="2" table:style-name="ce8">
            <text:p>24,022,458</text:p>
          </table:table-cell>
          <table:table-cell office:value-type="float" office:value="65525020" table:number-columns-spanned="1" table:number-rows-spanned="2" table:style-name="ce8">
            <text:p>65,525,020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9" table:number-columns-spanned="1" table:number-rows-spanned="2" table:style-name="ce9">
            <text:p>2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613" table:number-columns-spanned="1" table:number-rows-spanned="2" table:style-name="ce9">
            <text:p>613</text:p>
          </table:table-cell>
          <table:table-cell office:value-type="percentage" office:value="0.39550000000000002" table:number-columns-spanned="1" table:number-rows-spanned="2" table:style-name="ce11">
            <text:p>39.55%</text:p>
          </table:table-cell>
          <table:table-cell office:value-type="float" office:value="4915" table:number-columns-spanned="1" table:number-rows-spanned="2" table:style-name="ce8">
            <text:p>4,915</text:p>
          </table:table-cell>
          <table:table-cell office:value-type="float" office:value="3013191" table:number-columns-spanned="1" table:number-rows-spanned="2" table:style-name="ce8">
            <text:p>3,013,191</text:p>
          </table:table-cell>
          <table:table-cell office:value-type="float" office:value="2112305" table:number-columns-spanned="1" table:number-rows-spanned="2" table:style-name="ce8">
            <text:p>2,112,305</text:p>
          </table:table-cell>
          <table:table-cell office:value-type="float" office:value="5959060" table:number-columns-spanned="1" table:number-rows-spanned="2" table:style-name="ce8">
            <text:p>5,959,060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280" table:number-columns-spanned="1" table:number-rows-spanned="2" table:style-name="ce8">
            <text:p>1,280</text:p>
          </table:table-cell>
          <table:table-cell office:value-type="percentage" office:value="0.73729999999999996" table:number-columns-spanned="1" table:number-rows-spanned="2" table:style-name="ce11">
            <text:p>73.73%</text:p>
          </table:table-cell>
          <table:table-cell office:value-type="float" office:value="2536" table:number-columns-spanned="1" table:number-rows-spanned="2" table:style-name="ce8">
            <text:p>2,536</text:p>
          </table:table-cell>
          <table:table-cell office:value-type="float" office:value="3246565" table:number-columns-spanned="1" table:number-rows-spanned="2" table:style-name="ce8">
            <text:p>3,246,565</text:p>
          </table:table-cell>
          <table:table-cell office:value-type="float" office:value="241946" table:number-columns-spanned="1" table:number-rows-spanned="2" table:style-name="ce8">
            <text:p>241,946</text:p>
          </table:table-cell>
          <table:table-cell office:value-type="float" office:value="3629697" table:number-columns-spanned="1" table:number-rows-spanned="2" table:style-name="ce8">
            <text:p>3,629,697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1954" table:number-columns-spanned="1" table:number-rows-spanned="2" table:style-name="ce8">
            <text:p>1,954</text:p>
          </table:table-cell>
          <table:table-cell office:value-type="percentage" office:value="0.62409999999999999" table:number-columns-spanned="1" table:number-rows-spanned="2" table:style-name="ce11">
            <text:p>62.41%</text:p>
          </table:table-cell>
          <table:table-cell office:value-type="float" office:value="3518" table:number-columns-spanned="1" table:number-rows-spanned="2" table:style-name="ce8">
            <text:p>3,518</text:p>
          </table:table-cell>
          <table:table-cell office:value-type="float" office:value="6874945" table:number-columns-spanned="1" table:number-rows-spanned="2" table:style-name="ce8">
            <text:p>6,874,945</text:p>
          </table:table-cell>
          <table:table-cell office:value-type="float" office:value="4779846" table:number-columns-spanned="1" table:number-rows-spanned="2" table:style-name="ce8">
            <text:p>4,779,846</text:p>
          </table:table-cell>
          <table:table-cell office:value-type="float" office:value="12856333" table:number-columns-spanned="1" table:number-rows-spanned="2" table:style-name="ce8">
            <text:p>12,856,333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420" table:number-columns-spanned="1" table:number-rows-spanned="2" table:style-name="ce8">
            <text:p>2,420</text:p>
          </table:table-cell>
          <table:table-cell office:value-type="percentage" office:value="0.8871" table:number-columns-spanned="1" table:number-rows-spanned="2" table:style-name="ce11">
            <text:p>88.71%</text:p>
          </table:table-cell>
          <table:table-cell office:value-type="float" office:value="4009" table:number-columns-spanned="1" table:number-rows-spanned="2" table:style-name="ce8">
            <text:p>4,009</text:p>
          </table:table-cell>
          <table:table-cell office:value-type="float" office:value="9701559" table:number-columns-spanned="1" table:number-rows-spanned="2" table:style-name="ce8">
            <text:p>9,701,559</text:p>
          </table:table-cell>
          <table:table-cell office:value-type="float" office:value="672534" table:number-columns-spanned="1" table:number-rows-spanned="2" table:style-name="ce8">
            <text:p>672,534</text:p>
          </table:table-cell>
          <table:table-cell office:value-type="float" office:value="11637459" table:number-columns-spanned="1" table:number-rows-spanned="2" table:style-name="ce8">
            <text:p>11,637,459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71" table:number-columns-spanned="1" table:number-rows-spanned="2" table:style-name="ce8">
            <text:p>11,371</text:p>
          </table:table-cell>
          <table:table-cell office:value-type="float" office:value="239435" table:number-columns-spanned="1" table:number-rows-spanned="2" table:style-name="ce8">
            <text:p>239,435</text:p>
          </table:table-cell>
          <table:table-cell office:value-type="percentage" office:value="0.67920000000000003" table:number-columns-spanned="1" table:number-rows-spanned="2" table:style-name="ce11">
            <text:p>67.92%</text:p>
          </table:table-cell>
          <table:table-cell office:value-type="float" office:value="4397" table:number-columns-spanned="1" table:number-rows-spanned="2" table:style-name="ce8">
            <text:p>4,397</text:p>
          </table:table-cell>
          <table:table-cell office:value-type="float" office:value="1052847366" table:number-columns-spanned="1" table:number-rows-spanned="2" table:style-name="ce8">
            <text:p>1,052,847,366</text:p>
          </table:table-cell>
          <table:table-cell office:value-type="float" office:value="1229114583" table:number-columns-spanned="1" table:number-rows-spanned="2" table:style-name="ce8">
            <text:p>1,229,114,583</text:p>
          </table:table-cell>
          <table:table-cell office:value-type="float" office:value="2654187596" table:number-columns-spanned="1" table:number-rows-spanned="2" table:style-name="ce8">
            <text:p>2,654,187,596</text:p>
          </table:table-cell>
          <table:table-cell office:value-type="float" office:value="3672" table:number-columns-spanned="1" table:number-rows-spanned="2" table:style-name="ce8">
            <text:p>3,672</text:p>
          </table:table-cell>
          <table:table-cell office:value-type="float" office:value="6231" table:number-columns-spanned="1" table:number-rows-spanned="2" table:style-name="ce8">
            <text:p>6,231</text:p>
          </table:table-cell>
          <table:table-cell office:value-type="float" office:value="2270" table:number-columns-spanned="1" table:number-rows-spanned="2" table:style-name="ce8">
            <text:p>2,270</text:p>
          </table:table-cell>
          <table:table-cell office:value-type="float" office:value="1121" table:number-columns-spanned="1" table:number-rows-spanned="2" table:style-name="ce8">
            <text:p>1,121</text:p>
          </table:table-cell>
          <table:table-cell office:value-type="float" office:value="13294" table:number-columns-spanned="1" table:number-rows-spanned="2" table:style-name="ce8">
            <text:p>13,29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2454" table:number-columns-spanned="1" table:number-rows-spanned="2" table:style-name="ce8">
            <text:p>2,454</text:p>
          </table:table-cell>
          <table:table-cell office:value-type="percentage" office:value="0.26650000000000001" table:number-columns-spanned="1" table:number-rows-spanned="2" table:style-name="ce11">
            <text:p>26.65%</text:p>
          </table:table-cell>
          <table:table-cell office:value-type="float" office:value="1484" table:number-columns-spanned="1" table:number-rows-spanned="2" table:style-name="ce8">
            <text:p>1,484</text:p>
          </table:table-cell>
          <table:table-cell office:value-type="float" office:value="3641669" table:number-columns-spanned="1" table:number-rows-spanned="2" table:style-name="ce8">
            <text:p>3,641,669</text:p>
          </table:table-cell>
          <table:table-cell office:value-type="float" office:value="1798847" table:number-columns-spanned="1" table:number-rows-spanned="2" table:style-name="ce8">
            <text:p>1,798,847</text:p>
          </table:table-cell>
          <table:table-cell office:value-type="float" office:value="5518964" table:number-columns-spanned="1" table:number-rows-spanned="2" table:style-name="ce8">
            <text:p>5,518,964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9">
            <text:p>269</text:p>
          </table:table-cell>
          <table:table-cell office:value-type="float" office:value="2510" table:number-columns-spanned="1" table:number-rows-spanned="2" table:style-name="ce8">
            <text:p>2,510</text:p>
          </table:table-cell>
          <table:table-cell office:value-type="percentage" office:value="0.30099999999999999" table:number-columns-spanned="1" table:number-rows-spanned="2" table:style-name="ce11">
            <text:p>30.10%</text:p>
          </table:table-cell>
          <table:table-cell office:value-type="float" office:value="1770" table:number-columns-spanned="1" table:number-rows-spanned="2" table:style-name="ce8">
            <text:p>1,770</text:p>
          </table:table-cell>
          <table:table-cell office:value-type="float" office:value="4442725" table:number-columns-spanned="1" table:number-rows-spanned="2" table:style-name="ce8">
            <text:p>4,442,725</text:p>
          </table:table-cell>
          <table:table-cell office:value-type="float" office:value="2023091" table:number-columns-spanned="1" table:number-rows-spanned="2" table:style-name="ce8">
            <text:p>2,023,091</text:p>
          </table:table-cell>
          <table:table-cell office:value-type="float" office:value="14015390" table:number-columns-spanned="1" table:number-rows-spanned="2" table:style-name="ce8">
            <text:p>14,015,390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9860" table:number-columns-spanned="1" table:number-rows-spanned="2" table:style-name="ce8">
            <text:p>9,860</text:p>
          </table:table-cell>
          <table:table-cell office:value-type="percentage" office:value="0.70209999999999995" table:number-columns-spanned="1" table:number-rows-spanned="2" table:style-name="ce11">
            <text:p>70.21%</text:p>
          </table:table-cell>
          <table:table-cell office:value-type="float" office:value="1918" table:number-columns-spanned="1" table:number-rows-spanned="2" table:style-name="ce8">
            <text:p>1,918</text:p>
          </table:table-cell>
          <table:table-cell office:value-type="float" office:value="18913178" table:number-columns-spanned="1" table:number-rows-spanned="2" table:style-name="ce8">
            <text:p>18,913,178</text:p>
          </table:table-cell>
          <table:table-cell office:value-type="float" office:value="30996510" table:number-columns-spanned="1" table:number-rows-spanned="2" table:style-name="ce8">
            <text:p>30,996,510</text:p>
          </table:table-cell>
          <table:table-cell office:value-type="float" office:value="51814197" table:number-columns-spanned="1" table:number-rows-spanned="2" table:style-name="ce8">
            <text:p>51,814,197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362" table:number-columns-spanned="1" table:number-rows-spanned="2" table:style-name="ce9">
            <text:p>3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9">
            <text:p>436</text:p>
          </table:table-cell>
          <table:table-cell office:value-type="float" office:value="7904" table:number-columns-spanned="1" table:number-rows-spanned="2" table:style-name="ce8">
            <text:p>7,904</text:p>
          </table:table-cell>
          <table:table-cell office:value-type="percentage" office:value="0.58479999999999999" table:number-columns-spanned="1" table:number-rows-spanned="2" table:style-name="ce11">
            <text:p>58.48%</text:p>
          </table:table-cell>
          <table:table-cell office:value-type="float" office:value="3604" table:number-columns-spanned="1" table:number-rows-spanned="2" table:style-name="ce8">
            <text:p>3,604</text:p>
          </table:table-cell>
          <table:table-cell office:value-type="float" office:value="28482862" table:number-columns-spanned="1" table:number-rows-spanned="2" table:style-name="ce8">
            <text:p>28,482,862</text:p>
          </table:table-cell>
          <table:table-cell office:value-type="float" office:value="59578400" table:number-columns-spanned="1" table:number-rows-spanned="2" table:style-name="ce8">
            <text:p>59,578,400</text:p>
          </table:table-cell>
          <table:table-cell office:value-type="float" office:value="103012041" table:number-columns-spanned="1" table:number-rows-spanned="2" table:style-name="ce8">
            <text:p>103,012,041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office:value-type="float" office:value="871" table:number-columns-spanned="1" table:number-rows-spanned="2" table:style-name="ce9">
            <text:p>8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9">
            <text:p>271</text:p>
          </table:table-cell>
          <table:table-cell office:value-type="float" office:value="5833" table:number-columns-spanned="1" table:number-rows-spanned="2" table:style-name="ce8">
            <text:p>5,833</text:p>
          </table:table-cell>
          <table:table-cell office:value-type="percentage" office:value="0.69430000000000003" table:number-columns-spanned="1" table:number-rows-spanned="2" table:style-name="ce11">
            <text:p>69.43%</text:p>
          </table:table-cell>
          <table:table-cell office:value-type="float" office:value="2184" table:number-columns-spanned="1" table:number-rows-spanned="2" table:style-name="ce8">
            <text:p>2,184</text:p>
          </table:table-cell>
          <table:table-cell office:value-type="float" office:value="12742000" table:number-columns-spanned="1" table:number-rows-spanned="2" table:style-name="ce8">
            <text:p>12,742,000</text:p>
          </table:table-cell>
          <table:table-cell office:value-type="float" office:value="17442000" table:number-columns-spanned="1" table:number-rows-spanned="2" table:style-name="ce8">
            <text:p>17,442,000</text:p>
          </table:table-cell>
          <table:table-cell office:value-type="float" office:value="33298000" table:number-columns-spanned="1" table:number-rows-spanned="2" table:style-name="ce8">
            <text:p>33,298,000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90" table:number-columns-spanned="1" table:number-rows-spanned="2" table:style-name="ce9">
            <text:p>2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9">
            <text:p>585</text:p>
          </table:table-cell>
          <table:table-cell office:value-type="float" office:value="10357" table:number-columns-spanned="1" table:number-rows-spanned="2" table:style-name="ce8">
            <text:p>10,357</text:p>
          </table:table-cell>
          <table:table-cell office:value-type="percentage" office:value="0.57110000000000005" table:number-columns-spanned="1" table:number-rows-spanned="2" table:style-name="ce11">
            <text:p>57.11%</text:p>
          </table:table-cell>
          <table:table-cell office:value-type="float" office:value="2044" table:number-columns-spanned="1" table:number-rows-spanned="2" table:style-name="ce8">
            <text:p>2,044</text:p>
          </table:table-cell>
          <table:table-cell office:value-type="float" office:value="21174790" table:number-columns-spanned="1" table:number-rows-spanned="2" table:style-name="ce8">
            <text:p>21,174,790</text:p>
          </table:table-cell>
          <table:table-cell office:value-type="float" office:value="26333010" table:number-columns-spanned="1" table:number-rows-spanned="2" table:style-name="ce8">
            <text:p>26,333,010</text:p>
          </table:table-cell>
          <table:table-cell office:value-type="float" office:value="58595578" table:number-columns-spanned="1" table:number-rows-spanned="2" table:style-name="ce8">
            <text:p>58,595,578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490" table:number-columns-spanned="1" table:number-rows-spanned="2" table:style-name="ce9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9">
            <text:p>380</text:p>
          </table:table-cell>
          <table:table-cell office:value-type="float" office:value="7193" table:number-columns-spanned="1" table:number-rows-spanned="2" table:style-name="ce8">
            <text:p>7,193</text:p>
          </table:table-cell>
          <table:table-cell office:value-type="percentage" office:value="0.61060000000000003" table:number-columns-spanned="1" table:number-rows-spanned="2" table:style-name="ce11">
            <text:p>61.06%</text:p>
          </table:table-cell>
          <table:table-cell office:value-type="float" office:value="1846" table:number-columns-spanned="1" table:number-rows-spanned="2" table:style-name="ce8">
            <text:p>1,846</text:p>
          </table:table-cell>
          <table:table-cell office:value-type="float" office:value="13276031" table:number-columns-spanned="1" table:number-rows-spanned="2" table:style-name="ce8">
            <text:p>13,276,031</text:p>
          </table:table-cell>
          <table:table-cell office:value-type="float" office:value="15441084" table:number-columns-spanned="1" table:number-rows-spanned="2" table:style-name="ce8">
            <text:p>15,441,084</text:p>
          </table:table-cell>
          <table:table-cell office:value-type="float" office:value="30010204" table:number-columns-spanned="1" table:number-rows-spanned="2" table:style-name="ce8">
            <text:p>30,010,204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3583" table:number-columns-spanned="1" table:number-rows-spanned="2" table:style-name="ce8">
            <text:p>3,583</text:p>
          </table:table-cell>
          <table:table-cell office:value-type="percentage" office:value="0.5837" table:number-columns-spanned="1" table:number-rows-spanned="2" table:style-name="ce11">
            <text:p>58.37%</text:p>
          </table:table-cell>
          <table:table-cell office:value-type="float" office:value="2125" table:number-columns-spanned="1" table:number-rows-spanned="2" table:style-name="ce8">
            <text:p>2,125</text:p>
          </table:table-cell>
          <table:table-cell office:value-type="float" office:value="7613345" table:number-columns-spanned="1" table:number-rows-spanned="2" table:style-name="ce8">
            <text:p>7,613,345</text:p>
          </table:table-cell>
          <table:table-cell office:value-type="float" office:value="16730897" table:number-columns-spanned="1" table:number-rows-spanned="2" table:style-name="ce8">
            <text:p>16,730,897</text:p>
          </table:table-cell>
          <table:table-cell office:value-type="float" office:value="26006892" table:number-columns-spanned="1" table:number-rows-spanned="2" table:style-name="ce8">
            <text:p>26,006,892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47" table:number-columns-spanned="1" table:number-rows-spanned="2" table:style-name="ce9">
            <text:p>147</text:p>
          </table:table-cell>
          <table:table-cell office:value-type="float" office:value="406" table:number-columns-spanned="1" table:number-rows-spanned="2" table:style-name="ce9">
            <text:p>406</text:p>
          </table:table-cell>
          <table:table-cell office:value-type="percentage" office:value="8.9099999999999999E-2" table:number-columns-spanned="1" table:number-rows-spanned="2" table:style-name="ce11">
            <text:p>8.91%</text:p>
          </table:table-cell>
          <table:table-cell office:value-type="float" office:value="6420" table:number-columns-spanned="1" table:number-rows-spanned="2" table:style-name="ce8">
            <text:p>6,420</text:p>
          </table:table-cell>
          <table:table-cell office:value-type="float" office:value="2606661" table:number-columns-spanned="1" table:number-rows-spanned="2" table:style-name="ce8">
            <text:p>2,606,661</text:p>
          </table:table-cell>
          <table:table-cell office:value-type="float" office:value="10940388" table:number-columns-spanned="1" table:number-rows-spanned="2" table:style-name="ce8">
            <text:p>10,940,388</text:p>
          </table:table-cell>
          <table:table-cell office:value-type="float" office:value="15249781" table:number-columns-spanned="1" table:number-rows-spanned="2" table:style-name="ce8">
            <text:p>15,249,781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4487" table:number-columns-spanned="1" table:number-rows-spanned="2" table:style-name="ce8">
            <text:p>4,487</text:p>
          </table:table-cell>
          <table:table-cell office:value-type="percentage" office:value="0.57899999999999996" table:number-columns-spanned="1" table:number-rows-spanned="2" table:style-name="ce11">
            <text:p>57.90%</text:p>
          </table:table-cell>
          <table:table-cell office:value-type="float" office:value="1634" table:number-columns-spanned="1" table:number-rows-spanned="2" table:style-name="ce8">
            <text:p>1,634</text:p>
          </table:table-cell>
          <table:table-cell office:value-type="float" office:value="7332099" table:number-columns-spanned="1" table:number-rows-spanned="2" table:style-name="ce8">
            <text:p>7,332,099</text:p>
          </table:table-cell>
          <table:table-cell office:value-type="float" office:value="3932179" table:number-columns-spanned="1" table:number-rows-spanned="2" table:style-name="ce8">
            <text:p>3,932,179</text:p>
          </table:table-cell>
          <table:table-cell office:value-type="float" office:value="11290855" table:number-columns-spanned="1" table:number-rows-spanned="2" table:style-name="ce8">
            <text:p>11,290,855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86" table:number-columns-spanned="1" table:number-rows-spanned="2" table:style-name="ce8">
            <text:p>3,286</text:p>
          </table:table-cell>
          <table:table-cell office:value-type="float" office:value="54587" table:number-columns-spanned="1" table:number-rows-spanned="2" table:style-name="ce8">
            <text:p>54,587</text:p>
          </table:table-cell>
          <table:table-cell office:value-type="percentage" office:value="0.53590000000000004" table:number-columns-spanned="1" table:number-rows-spanned="2" table:style-name="ce11">
            <text:p>53.59%</text:p>
          </table:table-cell>
          <table:table-cell office:value-type="float" office:value="2202" table:number-columns-spanned="1" table:number-rows-spanned="2" table:style-name="ce8">
            <text:p>2,202</text:p>
          </table:table-cell>
          <table:table-cell office:value-type="float" office:value="120225360" table:number-columns-spanned="1" table:number-rows-spanned="2" table:style-name="ce8">
            <text:p>120,225,360</text:p>
          </table:table-cell>
          <table:table-cell office:value-type="float" office:value="185216406" table:number-columns-spanned="1" table:number-rows-spanned="2" table:style-name="ce8">
            <text:p>185,216,406</text:p>
          </table:table-cell>
          <table:table-cell office:value-type="float" office:value="348811902" table:number-columns-spanned="1" table:number-rows-spanned="2" table:style-name="ce8">
            <text:p>348,811,902</text:p>
          </table:table-cell>
          <table:table-cell office:value-type="float" office:value="916" table:number-columns-spanned="1" table:number-rows-spanned="2" table:style-name="ce9">
            <text:p>916</text:p>
          </table:table-cell>
          <table:table-cell office:value-type="float" office:value="1352" table:number-columns-spanned="1" table:number-rows-spanned="2" table:style-name="ce8">
            <text:p>1,352</text:p>
          </table:table-cell>
          <table:table-cell office:value-type="float" office:value="363" table:number-columns-spanned="1" table:number-rows-spanned="2" table:style-name="ce9">
            <text:p>363</text:p>
          </table:table-cell>
          <table:table-cell office:value-type="float" office:value="363" table:number-columns-spanned="1" table:number-rows-spanned="2" table:style-name="ce9">
            <text:p>363</text:p>
          </table:table-cell>
          <table:table-cell office:value-type="float" office:value="2994" table:number-columns-spanned="1" table:number-rows-spanned="2" table:style-name="ce8">
            <text:p>2,99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9">
            <text:p>178</text:p>
          </table:table-cell>
          <table:table-cell office:value-type="float" office:value="2995" table:number-columns-spanned="1" table:number-rows-spanned="2" table:style-name="ce8">
            <text:p>2,995</text:p>
          </table:table-cell>
          <table:table-cell office:value-type="percentage" office:value="0.54279999999999995" table:number-columns-spanned="1" table:number-rows-spanned="2" table:style-name="ce11">
            <text:p>54.28%</text:p>
          </table:table-cell>
          <table:table-cell office:value-type="float" office:value="2097" table:number-columns-spanned="1" table:number-rows-spanned="2" table:style-name="ce8">
            <text:p>2,097</text:p>
          </table:table-cell>
          <table:table-cell office:value-type="float" office:value="6281675" table:number-columns-spanned="1" table:number-rows-spanned="2" table:style-name="ce8">
            <text:p>6,281,675</text:p>
          </table:table-cell>
          <table:table-cell office:value-type="float" office:value="14837548" table:number-columns-spanned="1" table:number-rows-spanned="2" table:style-name="ce8">
            <text:p>14,837,548</text:p>
          </table:table-cell>
          <table:table-cell office:value-type="float" office:value="23622006" table:number-columns-spanned="1" table:number-rows-spanned="2" table:style-name="ce8">
            <text:p>23,622,006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154" table:number-columns-spanned="1" table:number-rows-spanned="2" table:style-name="ce9">
            <text:p>154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48" table:number-columns-spanned="1" table:number-rows-spanned="2" table:style-name="ce9">
            <text:p>2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9">
            <text:p>228</text:p>
          </table:table-cell>
          <table:table-cell office:value-type="float" office:value="1796" table:number-columns-spanned="1" table:number-rows-spanned="2" table:style-name="ce8">
            <text:p>1,796</text:p>
          </table:table-cell>
          <table:table-cell office:value-type="percentage" office:value="0.25409999999999999" table:number-columns-spanned="1" table:number-rows-spanned="2" table:style-name="ce11">
            <text:p>25.41%</text:p>
          </table:table-cell>
          <table:table-cell office:value-type="float" office:value="1665" table:number-columns-spanned="1" table:number-rows-spanned="2" table:style-name="ce8">
            <text:p>1,665</text:p>
          </table:table-cell>
          <table:table-cell office:value-type="float" office:value="2990349" table:number-columns-spanned="1" table:number-rows-spanned="2" table:style-name="ce8">
            <text:p>2,990,349</text:p>
          </table:table-cell>
          <table:table-cell office:value-type="float" office:value="2415726" table:number-columns-spanned="1" table:number-rows-spanned="2" table:style-name="ce8">
            <text:p>2,415,726</text:p>
          </table:table-cell>
          <table:table-cell office:value-type="float" office:value="5789595" table:number-columns-spanned="1" table:number-rows-spanned="2" table:style-name="ce8">
            <text:p>5,789,595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9">
            <text:p>354</text:p>
          </table:table-cell>
          <table:table-cell office:value-type="float" office:value="7713" table:number-columns-spanned="1" table:number-rows-spanned="2" table:style-name="ce8">
            <text:p>7,713</text:p>
          </table:table-cell>
          <table:table-cell office:value-type="percentage" office:value="0.70279999999999998" table:number-columns-spanned="1" table:number-rows-spanned="2" table:style-name="ce11">
            <text:p>70.28%</text:p>
          </table:table-cell>
          <table:table-cell office:value-type="float" office:value="2270" table:number-columns-spanned="1" table:number-rows-spanned="2" table:style-name="ce8">
            <text:p>2,270</text:p>
          </table:table-cell>
          <table:table-cell office:value-type="float" office:value="17508292" table:number-columns-spanned="1" table:number-rows-spanned="2" table:style-name="ce8">
            <text:p>17,508,292</text:p>
          </table:table-cell>
          <table:table-cell office:value-type="float" office:value="22464100" table:number-columns-spanned="1" table:number-rows-spanned="2" table:style-name="ce8">
            <text:p>22,464,100</text:p>
          </table:table-cell>
          <table:table-cell office:value-type="float" office:value="44928801" table:number-columns-spanned="1" table:number-rows-spanned="2" table:style-name="ce8">
            <text:p>44,928,801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122" table:number-columns-spanned="1" table:number-rows-spanned="2" table:style-name="ce9">
            <text:p>122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265" table:number-columns-spanned="1" table:number-rows-spanned="2" table:style-name="ce9">
            <text:p>2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9">
            <text:p>155</text:p>
          </table:table-cell>
          <table:table-cell office:value-type="float" office:value="2161" table:number-columns-spanned="1" table:number-rows-spanned="2" table:style-name="ce8">
            <text:p>2,161</text:p>
          </table:table-cell>
          <table:table-cell office:value-type="percentage" office:value="0.44969999999999999" table:number-columns-spanned="1" table:number-rows-spanned="2" table:style-name="ce11">
            <text:p>44.97%</text:p>
          </table:table-cell>
          <table:table-cell office:value-type="float" office:value="2623" table:number-columns-spanned="1" table:number-rows-spanned="2" table:style-name="ce8">
            <text:p>2,623</text:p>
          </table:table-cell>
          <table:table-cell office:value-type="float" office:value="5669108" table:number-columns-spanned="1" table:number-rows-spanned="2" table:style-name="ce8">
            <text:p>5,669,108</text:p>
          </table:table-cell>
          <table:table-cell office:value-type="float" office:value="8289487" table:number-columns-spanned="1" table:number-rows-spanned="2" table:style-name="ce8">
            <text:p>8,289,487</text:p>
          </table:table-cell>
          <table:table-cell office:value-type="float" office:value="16895984" table:number-columns-spanned="1" table:number-rows-spanned="2" table:style-name="ce8">
            <text:p>16,895,984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94" table:number-columns-spanned="1" table:number-rows-spanned="2" table:style-name="ce9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9">
            <text:p>222</text:p>
          </table:table-cell>
          <table:table-cell office:value-type="float" office:value="4962" table:number-columns-spanned="1" table:number-rows-spanned="2" table:style-name="ce8">
            <text:p>4,962</text:p>
          </table:table-cell>
          <table:table-cell office:value-type="percentage" office:value="0.72099999999999997" table:number-columns-spanned="1" table:number-rows-spanned="2" table:style-name="ce11">
            <text:p>72.10%</text:p>
          </table:table-cell>
          <table:table-cell office:value-type="float" office:value="2780" table:number-columns-spanned="1" table:number-rows-spanned="2" table:style-name="ce8">
            <text:p>2,780</text:p>
          </table:table-cell>
          <table:table-cell office:value-type="float" office:value="13793602" table:number-columns-spanned="1" table:number-rows-spanned="2" table:style-name="ce8">
            <text:p>13,793,602</text:p>
          </table:table-cell>
          <table:table-cell office:value-type="float" office:value="19581387" table:number-columns-spanned="1" table:number-rows-spanned="2" table:style-name="ce8">
            <text:p>19,581,387</text:p>
          </table:table-cell>
          <table:table-cell office:value-type="float" office:value="46222984" table:number-columns-spanned="1" table:number-rows-spanned="2" table:style-name="ce8">
            <text:p>46,222,984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372" table:number-columns-spanned="1" table:number-rows-spanned="2" table:style-name="ce9">
            <text:p>3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3335" table:number-columns-spanned="1" table:number-rows-spanned="2" table:style-name="ce8">
            <text:p>3,335</text:p>
          </table:table-cell>
          <table:table-cell office:value-type="percentage" office:value="0.72199999999999998" table:number-columns-spanned="1" table:number-rows-spanned="2" table:style-name="ce11">
            <text:p>72.20%</text:p>
          </table:table-cell>
          <table:table-cell office:value-type="float" office:value="3215" table:number-columns-spanned="1" table:number-rows-spanned="2" table:style-name="ce8">
            <text:p>3,215</text:p>
          </table:table-cell>
          <table:table-cell office:value-type="float" office:value="10721307" table:number-columns-spanned="1" table:number-rows-spanned="2" table:style-name="ce8">
            <text:p>10,721,307</text:p>
          </table:table-cell>
          <table:table-cell office:value-type="float" office:value="27553501" table:number-columns-spanned="1" table:number-rows-spanned="2" table:style-name="ce8">
            <text:p>27,553,501</text:p>
          </table:table-cell>
          <table:table-cell office:value-type="float" office:value="42756989" table:number-columns-spanned="1" table:number-rows-spanned="2" table:style-name="ce8">
            <text:p>42,756,989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162" table:number-columns-spanned="1" table:number-rows-spanned="2" table:style-name="ce9">
            <text:p>162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278" table:number-columns-spanned="1" table:number-rows-spanned="2" table:style-name="ce9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3391" table:number-columns-spanned="1" table:number-rows-spanned="2" table:style-name="ce8">
            <text:p>3,391</text:p>
          </table:table-cell>
          <table:table-cell office:value-type="percentage" office:value="0.54690000000000005" table:number-columns-spanned="1" table:number-rows-spanned="2" table:style-name="ce11">
            <text:p>54.69%</text:p>
          </table:table-cell>
          <table:table-cell office:value-type="float" office:value="2155" table:number-columns-spanned="1" table:number-rows-spanned="2" table:style-name="ce8">
            <text:p>2,155</text:p>
          </table:table-cell>
          <table:table-cell office:value-type="float" office:value="7306380" table:number-columns-spanned="1" table:number-rows-spanned="2" table:style-name="ce8">
            <text:p>7,306,380</text:p>
          </table:table-cell>
          <table:table-cell office:value-type="float" office:value="1184342" table:number-columns-spanned="1" table:number-rows-spanned="2" table:style-name="ce8">
            <text:p>1,184,342</text:p>
          </table:table-cell>
          <table:table-cell office:value-type="float" office:value="9124559" table:number-columns-spanned="1" table:number-rows-spanned="2" table:style-name="ce8">
            <text:p>9,124,559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8">
            <text:p>1,486</text:p>
          </table:table-cell>
          <table:table-cell office:value-type="float" office:value="26353" table:number-columns-spanned="1" table:number-rows-spanned="2" table:style-name="ce8">
            <text:p>26,353</text:p>
          </table:table-cell>
          <table:table-cell office:value-type="percentage" office:value="0.57210000000000005" table:number-columns-spanned="1" table:number-rows-spanned="2" table:style-name="ce11">
            <text:p>57.21%</text:p>
          </table:table-cell>
          <table:table-cell office:value-type="float" office:value="2439" table:number-columns-spanned="1" table:number-rows-spanned="2" table:style-name="ce8">
            <text:p>2,439</text:p>
          </table:table-cell>
          <table:table-cell office:value-type="float" office:value="64270713" table:number-columns-spanned="1" table:number-rows-spanned="2" table:style-name="ce8">
            <text:p>64,270,713</text:p>
          </table:table-cell>
          <table:table-cell office:value-type="float" office:value="96326091" table:number-columns-spanned="1" table:number-rows-spanned="2" table:style-name="ce8">
            <text:p>96,326,091</text:p>
          </table:table-cell>
          <table:table-cell office:value-type="float" office:value="189340918" table:number-columns-spanned="1" table:number-rows-spanned="2" table:style-name="ce8">
            <text:p>189,340,918</text:p>
          </table:table-cell>
          <table:table-cell office:value-type="float" office:value="474" table:number-columns-spanned="1" table:number-rows-spanned="2" table:style-name="ce9">
            <text:p>474</text:p>
          </table:table-cell>
          <table:table-cell office:value-type="float" office:value="684" table:number-columns-spanned="1" table:number-rows-spanned="2" table:style-name="ce9">
            <text:p>684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1496" table:number-columns-spanned="1" table:number-rows-spanned="2" table:style-name="ce8">
            <text:p>1,49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1332" table:number-columns-spanned="1" table:number-rows-spanned="2" table:style-name="ce8">
            <text:p>1,332</text:p>
          </table:table-cell>
          <table:table-cell office:value-type="percentage" office:value="0.25729999999999997" table:number-columns-spanned="1" table:number-rows-spanned="2" table:style-name="ce11">
            <text:p>25.73%</text:p>
          </table:table-cell>
          <table:table-cell office:value-type="float" office:value="1017" table:number-columns-spanned="1" table:number-rows-spanned="2" table:style-name="ce8">
            <text:p>1,017</text:p>
          </table:table-cell>
          <table:table-cell office:value-type="float" office:value="1354000" table:number-columns-spanned="1" table:number-rows-spanned="2" table:style-name="ce8">
            <text:p>1,354,000</text:p>
          </table:table-cell>
          <table:table-cell office:value-type="float" office:value="370000" table:number-columns-spanned="1" table:number-rows-spanned="2" table:style-name="ce8">
            <text:p>370,000</text:p>
          </table:table-cell>
          <table:table-cell office:value-type="float" office:value="1743798" table:number-columns-spanned="1" table:number-rows-spanned="2" table:style-name="ce8">
            <text:p>1,743,79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3973" table:number-columns-spanned="1" table:number-rows-spanned="2" table:style-name="ce8">
            <text:p>3,973</text:p>
          </table:table-cell>
          <table:table-cell office:value-type="percentage" office:value="0.65059999999999996" table:number-columns-spanned="1" table:number-rows-spanned="2" table:style-name="ce11">
            <text:p>65.06%</text:p>
          </table:table-cell>
          <table:table-cell office:value-type="float" office:value="2064" table:number-columns-spanned="1" table:number-rows-spanned="2" table:style-name="ce8">
            <text:p>2,064</text:p>
          </table:table-cell>
          <table:table-cell office:value-type="float" office:value="8202248" table:number-columns-spanned="1" table:number-rows-spanned="2" table:style-name="ce8">
            <text:p>8,202,248</text:p>
          </table:table-cell>
          <table:table-cell office:value-type="float" office:value="11552628" table:number-columns-spanned="1" table:number-rows-spanned="2" table:style-name="ce8">
            <text:p>11,552,628</text:p>
          </table:table-cell>
          <table:table-cell office:value-type="float" office:value="20818090" table:number-columns-spanned="1" table:number-rows-spanned="2" table:style-name="ce8">
            <text:p>20,818,090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3" table:number-columns-spanned="1" table:number-rows-spanned="2" table:style-name="ce9">
            <text:p>1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9">
            <text:p>343</text:p>
          </table:table-cell>
          <table:table-cell office:value-type="float" office:value="6477" table:number-columns-spanned="1" table:number-rows-spanned="2" table:style-name="ce8">
            <text:p>6,477</text:p>
          </table:table-cell>
          <table:table-cell office:value-type="percentage" office:value="0.60909999999999997" table:number-columns-spanned="1" table:number-rows-spanned="2" table:style-name="ce11">
            <text:p>60.91%</text:p>
          </table:table-cell>
          <table:table-cell office:value-type="float" office:value="1837" table:number-columns-spanned="1" table:number-rows-spanned="2" table:style-name="ce8">
            <text:p>1,837</text:p>
          </table:table-cell>
          <table:table-cell office:value-type="float" office:value="11899117" table:number-columns-spanned="1" table:number-rows-spanned="2" table:style-name="ce8">
            <text:p>11,899,117</text:p>
          </table:table-cell>
          <table:table-cell office:value-type="float" office:value="8200526" table:number-columns-spanned="1" table:number-rows-spanned="2" table:style-name="ce8">
            <text:p>8,200,526</text:p>
          </table:table-cell>
          <table:table-cell office:value-type="float" office:value="20831965" table:number-columns-spanned="1" table:number-rows-spanned="2" table:style-name="ce8">
            <text:p>20,831,965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224" table:number-columns-spanned="1" table:number-rows-spanned="2" table:style-name="ce9">
            <text:p>2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office:value-type="float" office:value="4213" table:number-columns-spanned="1" table:number-rows-spanned="2" table:style-name="ce8">
            <text:p>4,213</text:p>
          </table:table-cell>
          <table:table-cell office:value-type="percentage" office:value="0.35670000000000002" table:number-columns-spanned="1" table:number-rows-spanned="2" table:style-name="ce11">
            <text:p>35.67%</text:p>
          </table:table-cell>
          <table:table-cell office:value-type="float" office:value="3018" table:number-columns-spanned="1" table:number-rows-spanned="2" table:style-name="ce8">
            <text:p>3,018</text:p>
          </table:table-cell>
          <table:table-cell office:value-type="float" office:value="12713724" table:number-columns-spanned="1" table:number-rows-spanned="2" table:style-name="ce8">
            <text:p>12,713,724</text:p>
          </table:table-cell>
          <table:table-cell office:value-type="float" office:value="10072679" table:number-columns-spanned="1" table:number-rows-spanned="2" table:style-name="ce8">
            <text:p>10,072,679</text:p>
          </table:table-cell>
          <table:table-cell office:value-type="float" office:value="27344616" table:number-columns-spanned="1" table:number-rows-spanned="2" table:style-name="ce8">
            <text:p>27,344,616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315" table:number-columns-spanned="1" table:number-rows-spanned="2" table:style-name="ce9">
            <text:p>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8" table:number-columns-spanned="1" table:number-rows-spanned="2" table:style-name="ce8">
            <text:p>1,088</text:p>
          </table:table-cell>
          <table:table-cell office:value-type="float" office:value="15995" table:number-columns-spanned="1" table:number-rows-spanned="2" table:style-name="ce8">
            <text:p>15,995</text:p>
          </table:table-cell>
          <table:table-cell office:value-type="percentage" office:value="0.47420000000000001" table:number-columns-spanned="1" table:number-rows-spanned="2" table:style-name="ce11">
            <text:p>47.42%</text:p>
          </table:table-cell>
          <table:table-cell office:value-type="float" office:value="2136" table:number-columns-spanned="1" table:number-rows-spanned="2" table:style-name="ce8">
            <text:p>2,136</text:p>
          </table:table-cell>
          <table:table-cell office:value-type="float" office:value="34169089" table:number-columns-spanned="1" table:number-rows-spanned="2" table:style-name="ce8">
            <text:p>34,169,089</text:p>
          </table:table-cell>
          <table:table-cell office:value-type="float" office:value="30195833" table:number-columns-spanned="1" table:number-rows-spanned="2" table:style-name="ce8">
            <text:p>30,195,833</text:p>
          </table:table-cell>
          <table:table-cell office:value-type="float" office:value="70738469" table:number-columns-spanned="1" table:number-rows-spanned="2" table:style-name="ce8">
            <text:p>70,738,469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office:value-type="float" office:value="234" table:number-columns-spanned="1" table:number-rows-spanned="2" table:style-name="ce9">
            <text:p>234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713" table:number-columns-spanned="1" table:number-rows-spanned="2" table:style-name="ce9">
            <text:p>71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398" table:number-columns-spanned="1" table:number-rows-spanned="2" table:style-name="ce9">
            <text:p>398</text:p>
          </table:table-cell>
          <table:table-cell office:value-type="percentage" office:value="0.2732" table:number-columns-spanned="1" table:number-rows-spanned="2" table:style-name="ce11">
            <text:p>27.32%</text:p>
          </table:table-cell>
          <table:table-cell office:value-type="float" office:value="4073" table:number-columns-spanned="1" table:number-rows-spanned="2" table:style-name="ce8">
            <text:p>4,073</text:p>
          </table:table-cell>
          <table:table-cell office:value-type="float" office:value="1621000" table:number-columns-spanned="1" table:number-rows-spanned="2" table:style-name="ce8">
            <text:p>1,621,000</text:p>
          </table:table-cell>
          <table:table-cell office:value-type="float" office:value="1722425" table:number-columns-spanned="1" table:number-rows-spanned="2" table:style-name="ce8">
            <text:p>1,722,425</text:p>
          </table:table-cell>
          <table:table-cell office:value-type="float" office:value="4992761" table:number-columns-spanned="1" table:number-rows-spanned="2" table:style-name="ce8">
            <text:p>4,992,761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3194" table:number-columns-spanned="1" table:number-rows-spanned="2" table:style-name="ce8">
            <text:p>3,194</text:p>
          </table:table-cell>
          <table:table-cell office:value-type="percentage" office:value="0.52039999999999997" table:number-columns-spanned="1" table:number-rows-spanned="2" table:style-name="ce11">
            <text:p>52.04%</text:p>
          </table:table-cell>
          <table:table-cell office:value-type="float" office:value="2147" table:number-columns-spanned="1" table:number-rows-spanned="2" table:style-name="ce8">
            <text:p>2,147</text:p>
          </table:table-cell>
          <table:table-cell office:value-type="float" office:value="6858055" table:number-columns-spanned="1" table:number-rows-spanned="2" table:style-name="ce8">
            <text:p>6,858,055</text:p>
          </table:table-cell>
          <table:table-cell office:value-type="float" office:value="4741704" table:number-columns-spanned="1" table:number-rows-spanned="2" table:style-name="ce8">
            <text:p>4,741,704</text:p>
          </table:table-cell>
          <table:table-cell office:value-type="float" office:value="13356101" table:number-columns-spanned="1" table:number-rows-spanned="2" table:style-name="ce8">
            <text:p>13,356,101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9">
            <text:p>107</text:p>
          </table:table-cell>
          <table:table-cell office:value-type="float" office:value="1614" table:number-columns-spanned="1" table:number-rows-spanned="2" table:style-name="ce8">
            <text:p>1,614</text:p>
          </table:table-cell>
          <table:table-cell office:value-type="percentage" office:value="0.48659999999999998" table:number-columns-spanned="1" table:number-rows-spanned="2" table:style-name="ce11">
            <text:p>48.66%</text:p>
          </table:table-cell>
          <table:table-cell office:value-type="float" office:value="1934" table:number-columns-spanned="1" table:number-rows-spanned="2" table:style-name="ce8">
            <text:p>1,934</text:p>
          </table:table-cell>
          <table:table-cell office:value-type="float" office:value="3121113" table:number-columns-spanned="1" table:number-rows-spanned="2" table:style-name="ce8">
            <text:p>3,121,113</text:p>
          </table:table-cell>
          <table:table-cell office:value-type="float" office:value="7381251" table:number-columns-spanned="1" table:number-rows-spanned="2" table:style-name="ce8">
            <text:p>7,381,251</text:p>
          </table:table-cell>
          <table:table-cell office:value-type="float" office:value="11555154" table:number-columns-spanned="1" table:number-rows-spanned="2" table:style-name="ce8">
            <text:p>11,555,154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53" table:number-columns-spanned="1" table:number-rows-spanned="2" table:style-name="ce9">
            <text:p>1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3441" table:number-columns-spanned="1" table:number-rows-spanned="2" table:style-name="ce8">
            <text:p>3,441</text:p>
          </table:table-cell>
          <table:table-cell office:value-type="percentage" office:value="0.57509999999999994" table:number-columns-spanned="1" table:number-rows-spanned="2" table:style-name="ce11">
            <text:p>57.51%</text:p>
          </table:table-cell>
          <table:table-cell office:value-type="float" office:value="6018" table:number-columns-spanned="1" table:number-rows-spanned="2" table:style-name="ce8">
            <text:p>6,018</text:p>
          </table:table-cell>
          <table:table-cell office:value-type="float" office:value="20707636" table:number-columns-spanned="1" table:number-rows-spanned="2" table:style-name="ce8">
            <text:p>20,707,636</text:p>
          </table:table-cell>
          <table:table-cell office:value-type="float" office:value="19346445" table:number-columns-spanned="1" table:number-rows-spanned="2" table:style-name="ce8">
            <text:p>19,346,445</text:p>
          </table:table-cell>
          <table:table-cell office:value-type="float" office:value="45297787" table:number-columns-spanned="1" table:number-rows-spanned="2" table:style-name="ce8">
            <text:p>45,297,787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118" table:number-columns-spanned="1" table:number-rows-spanned="2" table:style-name="ce9">
            <text:p>118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311" table:number-columns-spanned="1" table:number-rows-spanned="2" table:style-name="ce9">
            <text:p>3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2387" table:number-columns-spanned="1" table:number-rows-spanned="2" table:style-name="ce8">
            <text:p>2,387</text:p>
          </table:table-cell>
          <table:table-cell office:value-type="percentage" office:value="0.80210000000000004" table:number-columns-spanned="1" table:number-rows-spanned="2" table:style-name="ce11">
            <text:p>80.21%</text:p>
          </table:table-cell>
          <table:table-cell office:value-type="float" office:value="11343" table:number-columns-spanned="1" table:number-rows-spanned="2" table:style-name="ce8">
            <text:p>11,343</text:p>
          </table:table-cell>
          <table:table-cell office:value-type="float" office:value="27075286" table:number-columns-spanned="1" table:number-rows-spanned="2" table:style-name="ce8">
            <text:p>27,075,286</text:p>
          </table:table-cell>
          <table:table-cell office:value-type="float" office:value="4218107" table:number-columns-spanned="1" table:number-rows-spanned="2" table:style-name="ce8">
            <text:p>4,218,107</text:p>
          </table:table-cell>
          <table:table-cell office:value-type="float" office:value="33814058" table:number-columns-spanned="1" table:number-rows-spanned="2" table:style-name="ce8">
            <text:p>33,814,058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268" table:number-columns-spanned="1" table:number-rows-spanned="2" table:style-name="ce9">
            <text:p>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9">
            <text:p>211</text:p>
          </table:table-cell>
          <table:table-cell office:value-type="float" office:value="4677" table:number-columns-spanned="1" table:number-rows-spanned="2" table:style-name="ce8">
            <text:p>4,677</text:p>
          </table:table-cell>
          <table:table-cell office:value-type="percentage" office:value="0.71499999999999997" table:number-columns-spanned="1" table:number-rows-spanned="2" table:style-name="ce11">
            <text:p>71.50%</text:p>
          </table:table-cell>
          <table:table-cell office:value-type="float" office:value="7210" table:number-columns-spanned="1" table:number-rows-spanned="2" table:style-name="ce8">
            <text:p>7,210</text:p>
          </table:table-cell>
          <table:table-cell office:value-type="float" office:value="33720574" table:number-columns-spanned="1" table:number-rows-spanned="2" table:style-name="ce8">
            <text:p>33,720,574</text:p>
          </table:table-cell>
          <table:table-cell office:value-type="float" office:value="22558662" table:number-columns-spanned="1" table:number-rows-spanned="2" table:style-name="ce8">
            <text:p>22,558,662</text:p>
          </table:table-cell>
          <table:table-cell office:value-type="float" office:value="59876061" table:number-columns-spanned="1" table:number-rows-spanned="2" table:style-name="ce8">
            <text:p>59,876,061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325" table:number-columns-spanned="1" table:number-rows-spanned="2" table:style-name="ce9">
            <text:p>3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664" table:number-columns-spanned="1" table:number-rows-spanned="2" table:style-name="ce9">
            <text:p>664</text:p>
          </table:table-cell>
          <table:table-cell office:value-type="percentage" office:value="0.23280000000000001" table:number-columns-spanned="1" table:number-rows-spanned="2" table:style-name="ce11">
            <text:p>23.28%</text:p>
          </table:table-cell>
          <table:table-cell office:value-type="float" office:value="10465" table:number-columns-spanned="1" table:number-rows-spanned="2" table:style-name="ce8">
            <text:p>10,465</text:p>
          </table:table-cell>
          <table:table-cell office:value-type="float" office:value="6948526" table:number-columns-spanned="1" table:number-rows-spanned="2" table:style-name="ce8">
            <text:p>6,948,526</text:p>
          </table:table-cell>
          <table:table-cell office:value-type="float" office:value="2691889" table:number-columns-spanned="1" table:number-rows-spanned="2" table:style-name="ce8">
            <text:p>2,691,889</text:p>
          </table:table-cell>
          <table:table-cell office:value-type="float" office:value="9835706" table:number-columns-spanned="1" table:number-rows-spanned="2" table:style-name="ce8">
            <text:p>9,835,706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9">
            <text:p>281</text:p>
          </table:table-cell>
          <table:table-cell office:value-type="float" office:value="7377" table:number-columns-spanned="1" table:number-rows-spanned="2" table:style-name="ce8">
            <text:p>7,377</text:p>
          </table:table-cell>
          <table:table-cell office:value-type="percentage" office:value="0.84689999999999999" table:number-columns-spanned="1" table:number-rows-spanned="2" table:style-name="ce11">
            <text:p>84.69%</text:p>
          </table:table-cell>
          <table:table-cell office:value-type="float" office:value="4336" table:number-columns-spanned="1" table:number-rows-spanned="2" table:style-name="ce8">
            <text:p>4,336</text:p>
          </table:table-cell>
          <table:table-cell office:value-type="float" office:value="31986205" table:number-columns-spanned="1" table:number-rows-spanned="2" table:style-name="ce8">
            <text:p>31,986,205</text:p>
          </table:table-cell>
          <table:table-cell office:value-type="float" office:value="12686007" table:number-columns-spanned="1" table:number-rows-spanned="2" table:style-name="ce8">
            <text:p>12,686,007</text:p>
          </table:table-cell>
          <table:table-cell office:value-type="float" office:value="46521477" table:number-columns-spanned="1" table:number-rows-spanned="2" table:style-name="ce8">
            <text:p>46,521,477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262" table:number-columns-spanned="1" table:number-rows-spanned="2" table:style-name="ce9">
            <text:p>2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office:value-type="float" office:value="9672" table:number-columns-spanned="1" table:number-rows-spanned="2" table:style-name="ce8">
            <text:p>9,672</text:p>
          </table:table-cell>
          <table:table-cell office:value-type="percentage" office:value="0.68120000000000003" table:number-columns-spanned="1" table:number-rows-spanned="2" table:style-name="ce11">
            <text:p>68.12%</text:p>
          </table:table-cell>
          <table:table-cell office:value-type="float" office:value="2750" table:number-columns-spanned="1" table:number-rows-spanned="2" table:style-name="ce8">
            <text:p>2,750</text:p>
          </table:table-cell>
          <table:table-cell office:value-type="float" office:value="26594473" table:number-columns-spanned="1" table:number-rows-spanned="2" table:style-name="ce8">
            <text:p>26,594,473</text:p>
          </table:table-cell>
          <table:table-cell office:value-type="float" office:value="9929611" table:number-columns-spanned="1" table:number-rows-spanned="2" table:style-name="ce8">
            <text:p>9,929,611</text:p>
          </table:table-cell>
          <table:table-cell office:value-type="float" office:value="38282253" table:number-columns-spanned="1" table:number-rows-spanned="2" table:style-name="ce8">
            <text:p>38,282,253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7" table:number-columns-spanned="1" table:number-rows-spanned="2" table:style-name="ce9">
            <text:p>127</text:p>
          </table:table-cell>
          <table:table-cell office:value-type="float" office:value="315" table:number-columns-spanned="1" table:number-rows-spanned="2" table:style-name="ce9">
            <text:p>3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579" table:number-columns-spanned="1" table:number-rows-spanned="2" table:style-name="ce9">
            <text:p>579</text:p>
          </table:table-cell>
          <table:table-cell office:value-type="percentage" office:value="0.1668" table:number-columns-spanned="1" table:number-rows-spanned="2" table:style-name="ce11">
            <text:p>16.68%</text:p>
          </table:table-cell>
          <table:table-cell office:value-type="float" office:value="3567" table:number-columns-spanned="1" table:number-rows-spanned="2" table:style-name="ce8">
            <text:p>3,567</text:p>
          </table:table-cell>
          <table:table-cell office:value-type="float" office:value="2065165" table:number-columns-spanned="1" table:number-rows-spanned="2" table:style-name="ce8">
            <text:p>2,065,165</text:p>
          </table:table-cell>
          <table:table-cell office:value-type="float" office:value="2015907" table:number-columns-spanned="1" table:number-rows-spanned="2" table:style-name="ce8">
            <text:p>2,015,907</text:p>
          </table:table-cell>
          <table:table-cell office:value-type="float" office:value="4081072" table:number-columns-spanned="1" table:number-rows-spanned="2" table:style-name="ce8">
            <text:p>4,081,072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3212" table:number-columns-spanned="1" table:number-rows-spanned="2" table:style-name="ce8">
            <text:p>3,212</text:p>
          </table:table-cell>
          <table:table-cell office:value-type="percentage" office:value="0.56930000000000003" table:number-columns-spanned="1" table:number-rows-spanned="2" table:style-name="ce11">
            <text:p>56.93%</text:p>
          </table:table-cell>
          <table:table-cell office:value-type="float" office:value="3097" table:number-columns-spanned="1" table:number-rows-spanned="2" table:style-name="ce8">
            <text:p>3,097</text:p>
          </table:table-cell>
          <table:table-cell office:value-type="float" office:value="9946523" table:number-columns-spanned="1" table:number-rows-spanned="2" table:style-name="ce8">
            <text:p>9,946,523</text:p>
          </table:table-cell>
          <table:table-cell office:value-type="float" office:value="7241246" table:number-columns-spanned="1" table:number-rows-spanned="2" table:style-name="ce8">
            <text:p>7,241,246</text:p>
          </table:table-cell>
          <table:table-cell office:value-type="float" office:value="19557452" table:number-columns-spanned="1" table:number-rows-spanned="2" table:style-name="ce8">
            <text:p>19,557,452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65" table:number-columns-spanned="1" table:number-rows-spanned="2" table:style-name="ce9">
            <text:p>65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3517" table:number-columns-spanned="1" table:number-rows-spanned="2" table:style-name="ce8">
            <text:p>3,517</text:p>
          </table:table-cell>
          <table:table-cell office:value-type="percentage" office:value="0.70909999999999995" table:number-columns-spanned="1" table:number-rows-spanned="2" table:style-name="ce11">
            <text:p>70.91%</text:p>
          </table:table-cell>
          <table:table-cell office:value-type="float" office:value="6538" table:number-columns-spanned="1" table:number-rows-spanned="2" table:style-name="ce8">
            <text:p>6,538</text:p>
          </table:table-cell>
          <table:table-cell office:value-type="float" office:value="22993016" table:number-columns-spanned="1" table:number-rows-spanned="2" table:style-name="ce8">
            <text:p>22,993,016</text:p>
          </table:table-cell>
          <table:table-cell office:value-type="float" office:value="8176796" table:number-columns-spanned="1" table:number-rows-spanned="2" table:style-name="ce8">
            <text:p>8,176,796</text:p>
          </table:table-cell>
          <table:table-cell office:value-type="float" office:value="34378835" table:number-columns-spanned="1" table:number-rows-spanned="2" table:style-name="ce8">
            <text:p>34,378,835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163" table:number-columns-spanned="1" table:number-rows-spanned="2" table:style-name="ce9">
            <text:p>16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1663" table:number-columns-spanned="1" table:number-rows-spanned="2" table:style-name="ce8">
            <text:p>1,663</text:p>
          </table:table-cell>
          <table:table-cell office:value-type="percentage" office:value="0.30830000000000002" table:number-columns-spanned="1" table:number-rows-spanned="2" table:style-name="ce11">
            <text:p>30.83%</text:p>
          </table:table-cell>
          <table:table-cell office:value-type="float" office:value="5375" table:number-columns-spanned="1" table:number-rows-spanned="2" table:style-name="ce8">
            <text:p>5,375</text:p>
          </table:table-cell>
          <table:table-cell office:value-type="float" office:value="8938141" table:number-columns-spanned="1" table:number-rows-spanned="2" table:style-name="ce8">
            <text:p>8,938,141</text:p>
          </table:table-cell>
          <table:table-cell office:value-type="float" office:value="5440722" table:number-columns-spanned="1" table:number-rows-spanned="2" table:style-name="ce8">
            <text:p>5,440,722</text:p>
          </table:table-cell>
          <table:table-cell office:value-type="float" office:value="14950133" table:number-columns-spanned="1" table:number-rows-spanned="2" table:style-name="ce8">
            <text:p>14,950,133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1857" table:number-columns-spanned="1" table:number-rows-spanned="2" table:style-name="ce8">
            <text:p>1,857</text:p>
          </table:table-cell>
          <table:table-cell office:value-type="percentage" office:value="0.31690000000000002" table:number-columns-spanned="1" table:number-rows-spanned="2" table:style-name="ce11">
            <text:p>31.69%</text:p>
          </table:table-cell>
          <table:table-cell office:value-type="float" office:value="1906" table:number-columns-spanned="1" table:number-rows-spanned="2" table:style-name="ce8">
            <text:p>1,906</text:p>
          </table:table-cell>
          <table:table-cell office:value-type="float" office:value="3539159" table:number-columns-spanned="1" table:number-rows-spanned="2" table:style-name="ce8">
            <text:p>3,539,159</text:p>
          </table:table-cell>
          <table:table-cell office:value-type="float" office:value="1963909" table:number-columns-spanned="1" table:number-rows-spanned="2" table:style-name="ce8">
            <text:p>1,963,909</text:p>
          </table:table-cell>
          <table:table-cell office:value-type="float" office:value="5816115" table:number-columns-spanned="1" table:number-rows-spanned="2" table:style-name="ce8">
            <text:p>5,816,11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72" table:number-columns-spanned="1" table:number-rows-spanned="2" table:style-name="ce9">
            <text:p>372</text:p>
          </table:table-cell>
          <table:table-cell office:value-type="percentage" office:value="0.34289999999999998" table:number-columns-spanned="1" table:number-rows-spanned="2" table:style-name="ce11">
            <text:p>34.29%</text:p>
          </table:table-cell>
          <table:table-cell office:value-type="float" office:value="4851" table:number-columns-spanned="1" table:number-rows-spanned="2" table:style-name="ce8">
            <text:p>4,851</text:p>
          </table:table-cell>
          <table:table-cell office:value-type="float" office:value="1804650" table:number-columns-spanned="1" table:number-rows-spanned="2" table:style-name="ce8">
            <text:p>1,804,65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04650" table:number-columns-spanned="1" table:number-rows-spanned="2" table:style-name="ce8">
            <text:p>1,804,65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423" table:number-columns-spanned="1" table:number-rows-spanned="2" table:style-name="ce9">
            <text:p>423</text:p>
          </table:table-cell>
          <table:table-cell office:value-type="percentage" office:value="0.13780000000000001" table:number-columns-spanned="1" table:number-rows-spanned="2" table:style-name="ce11">
            <text:p>13.78%</text:p>
          </table:table-cell>
          <table:table-cell office:value-type="float" office:value="1651" table:number-columns-spanned="1" table:number-rows-spanned="2" table:style-name="ce8">
            <text:p>1,651</text:p>
          </table:table-cell>
          <table:table-cell office:value-type="float" office:value="698434" table:number-columns-spanned="1" table:number-rows-spanned="2" table:style-name="ce8">
            <text:p>698,434</text:p>
          </table:table-cell>
          <table:table-cell office:value-type="float" office:value="2446961" table:number-columns-spanned="1" table:number-rows-spanned="2" table:style-name="ce8">
            <text:p>2,446,961</text:p>
          </table:table-cell>
          <table:table-cell office:value-type="float" office:value="3298843" table:number-columns-spanned="1" table:number-rows-spanned="2" table:style-name="ce8">
            <text:p>3,298,843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1746" table:number-columns-spanned="1" table:number-rows-spanned="2" table:style-name="ce8">
            <text:p>1,746</text:p>
          </table:table-cell>
          <table:table-cell office:value-type="percentage" office:value="0.55220000000000002" table:number-columns-spanned="1" table:number-rows-spanned="2" table:style-name="ce11">
            <text:p>55.22%</text:p>
          </table:table-cell>
          <table:table-cell office:value-type="float" office:value="5046" table:number-columns-spanned="1" table:number-rows-spanned="2" table:style-name="ce8">
            <text:p>5,046</text:p>
          </table:table-cell>
          <table:table-cell office:value-type="float" office:value="8810939" table:number-columns-spanned="1" table:number-rows-spanned="2" table:style-name="ce8">
            <text:p>8,810,939</text:p>
          </table:table-cell>
          <table:table-cell office:value-type="float" office:value="4957100" table:number-columns-spanned="1" table:number-rows-spanned="2" table:style-name="ce8">
            <text:p>4,957,100</text:p>
          </table:table-cell>
          <table:table-cell office:value-type="float" office:value="14337059" table:number-columns-spanned="1" table:number-rows-spanned="2" table:style-name="ce8">
            <text:p>14,337,059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9">
            <text:p>240</text:p>
          </table:table-cell>
          <table:table-cell office:value-type="float" office:value="1594" table:number-columns-spanned="1" table:number-rows-spanned="2" table:style-name="ce8">
            <text:p>1,594</text:p>
          </table:table-cell>
          <table:table-cell office:value-type="percentage" office:value="0.2142" table:number-columns-spanned="1" table:number-rows-spanned="2" table:style-name="ce11">
            <text:p>21.42%</text:p>
          </table:table-cell>
          <table:table-cell office:value-type="float" office:value="3399" table:number-columns-spanned="1" table:number-rows-spanned="2" table:style-name="ce8">
            <text:p>3,399</text:p>
          </table:table-cell>
          <table:table-cell office:value-type="float" office:value="5418300" table:number-columns-spanned="1" table:number-rows-spanned="2" table:style-name="ce8">
            <text:p>5,418,300</text:p>
          </table:table-cell>
          <table:table-cell office:value-type="float" office:value="491001" table:number-columns-spanned="1" table:number-rows-spanned="2" table:style-name="ce8">
            <text:p>491,001</text:p>
          </table:table-cell>
          <table:table-cell office:value-type="float" office:value="5929299" table:number-columns-spanned="1" table:number-rows-spanned="2" table:style-name="ce8">
            <text:p>5,929,299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6" table:number-columns-spanned="1" table:number-rows-spanned="2" table:style-name="ce8">
            <text:p>2,976</text:p>
          </table:table-cell>
          <table:table-cell office:value-type="float" office:value="48387" table:number-columns-spanned="1" table:number-rows-spanned="2" table:style-name="ce8">
            <text:p>48,387</text:p>
          </table:table-cell>
          <table:table-cell office:value-type="percentage" office:value="0.52449999999999997" table:number-columns-spanned="1" table:number-rows-spanned="2" table:style-name="ce11">
            <text:p>52.45%</text:p>
          </table:table-cell>
          <table:table-cell office:value-type="float" office:value="4606" table:number-columns-spanned="1" table:number-rows-spanned="2" table:style-name="ce8">
            <text:p>4,606</text:p>
          </table:table-cell>
          <table:table-cell office:value-type="float" office:value="222847195" table:number-columns-spanned="1" table:number-rows-spanned="2" table:style-name="ce8">
            <text:p>222,847,195</text:p>
          </table:table-cell>
          <table:table-cell office:value-type="float" office:value="118009743" table:number-columns-spanned="1" table:number-rows-spanned="2" table:style-name="ce8">
            <text:p>118,009,743</text:p>
          </table:table-cell>
          <table:table-cell office:value-type="float" office:value="367684816" table:number-columns-spanned="1" table:number-rows-spanned="2" table:style-name="ce8">
            <text:p>367,684,816</text:p>
          </table:table-cell>
          <table:table-cell office:value-type="float" office:value="850" table:number-columns-spanned="1" table:number-rows-spanned="2" table:style-name="ce9">
            <text:p>850</text:p>
          </table:table-cell>
          <table:table-cell office:value-type="float" office:value="933" table:number-columns-spanned="1" table:number-rows-spanned="2" table:style-name="ce9">
            <text:p>933</text:p>
          </table:table-cell>
          <table:table-cell office:value-type="float" office:value="358" table:number-columns-spanned="1" table:number-rows-spanned="2" table:style-name="ce9">
            <text:p>358</text:p>
          </table:table-cell>
          <table:table-cell office:value-type="float" office:value="641" table:number-columns-spanned="1" table:number-rows-spanned="2" table:style-name="ce9">
            <text:p>641</text:p>
          </table:table-cell>
          <table:table-cell office:value-type="float" office:value="2782" table:number-columns-spanned="1" table:number-rows-spanned="2" table:style-name="ce8">
            <text:p>2,782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8" table:number-columns-spanned="1" table:number-rows-spanned="2" table:style-name="ce9">
            <text:p>388</text:p>
          </table:table-cell>
          <table:table-cell office:value-type="float" office:value="5456" table:number-columns-spanned="1" table:number-rows-spanned="2" table:style-name="ce8">
            <text:p>5,456</text:p>
          </table:table-cell>
          <table:table-cell office:value-type="percentage" office:value="0.4536" table:number-columns-spanned="1" table:number-rows-spanned="2" table:style-name="ce11">
            <text:p>45.36%</text:p>
          </table:table-cell>
          <table:table-cell office:value-type="float" office:value="1704" table:number-columns-spanned="1" table:number-rows-spanned="2" table:style-name="ce8">
            <text:p>1,704</text:p>
          </table:table-cell>
          <table:table-cell office:value-type="float" office:value="9299045" table:number-columns-spanned="1" table:number-rows-spanned="2" table:style-name="ce8">
            <text:p>9,299,045</text:p>
          </table:table-cell>
          <table:table-cell office:value-type="float" office:value="5477287" table:number-columns-spanned="1" table:number-rows-spanned="2" table:style-name="ce8">
            <text:p>5,477,287</text:p>
          </table:table-cell>
          <table:table-cell office:value-type="float" office:value="15743294" table:number-columns-spanned="1" table:number-rows-spanned="2" table:style-name="ce8">
            <text:p>15,743,294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6599" table:number-columns-spanned="1" table:number-rows-spanned="2" table:style-name="ce8">
            <text:p>6,599</text:p>
          </table:table-cell>
          <table:table-cell office:value-type="percentage" office:value="0.85150000000000003" table:number-columns-spanned="1" table:number-rows-spanned="2" table:style-name="ce11">
            <text:p>85.15%</text:p>
          </table:table-cell>
          <table:table-cell office:value-type="float" office:value="2315" table:number-columns-spanned="1" table:number-rows-spanned="2" table:style-name="ce8">
            <text:p>2,315</text:p>
          </table:table-cell>
          <table:table-cell office:value-type="float" office:value="15278518" table:number-columns-spanned="1" table:number-rows-spanned="2" table:style-name="ce8">
            <text:p>15,278,518</text:p>
          </table:table-cell>
          <table:table-cell office:value-type="float" office:value="32467576" table:number-columns-spanned="1" table:number-rows-spanned="2" table:style-name="ce8">
            <text:p>32,467,576</text:p>
          </table:table-cell>
          <table:table-cell office:value-type="float" office:value="48451982" table:number-columns-spanned="1" table:number-rows-spanned="2" table:style-name="ce8">
            <text:p>48,451,982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46" table:number-columns-spanned="1" table:number-rows-spanned="2" table:style-name="ce9">
            <text:p>146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223" table:number-columns-spanned="1" table:number-rows-spanned="2" table:style-name="ce9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2428" table:number-columns-spanned="1" table:number-rows-spanned="2" table:style-name="ce8">
            <text:p>2,428</text:p>
          </table:table-cell>
          <table:table-cell office:value-type="percentage" office:value="0.41880000000000001" table:number-columns-spanned="1" table:number-rows-spanned="2" table:style-name="ce11">
            <text:p>41.88%</text:p>
          </table:table-cell>
          <table:table-cell office:value-type="float" office:value="1975" table:number-columns-spanned="1" table:number-rows-spanned="2" table:style-name="ce8">
            <text:p>1,975</text:p>
          </table:table-cell>
          <table:table-cell office:value-type="float" office:value="4795623" table:number-columns-spanned="1" table:number-rows-spanned="2" table:style-name="ce8">
            <text:p>4,795,623</text:p>
          </table:table-cell>
          <table:table-cell office:value-type="float" office:value="9112110" table:number-columns-spanned="1" table:number-rows-spanned="2" table:style-name="ce8">
            <text:p>9,112,110</text:p>
          </table:table-cell>
          <table:table-cell office:value-type="float" office:value="15058589" table:number-columns-spanned="1" table:number-rows-spanned="2" table:style-name="ce8">
            <text:p>15,058,589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1700" table:number-columns-spanned="1" table:number-rows-spanned="2" table:style-name="ce8">
            <text:p>1,700</text:p>
          </table:table-cell>
          <table:table-cell office:value-type="percentage" office:value="0.49399999999999999" table:number-columns-spanned="1" table:number-rows-spanned="2" table:style-name="ce11">
            <text:p>49.40%</text:p>
          </table:table-cell>
          <table:table-cell office:value-type="float" office:value="3932" table:number-columns-spanned="1" table:number-rows-spanned="2" table:style-name="ce8">
            <text:p>3,932</text:p>
          </table:table-cell>
          <table:table-cell office:value-type="float" office:value="6684849" table:number-columns-spanned="1" table:number-rows-spanned="2" table:style-name="ce8">
            <text:p>6,684,849</text:p>
          </table:table-cell>
          <table:table-cell office:value-type="float" office:value="11055006" table:number-columns-spanned="1" table:number-rows-spanned="2" table:style-name="ce8">
            <text:p>11,055,006</text:p>
          </table:table-cell>
          <table:table-cell office:value-type="float" office:value="24055367" table:number-columns-spanned="1" table:number-rows-spanned="2" table:style-name="ce8">
            <text:p>24,055,367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9">
            <text:p>516</text:p>
          </table:table-cell>
          <table:table-cell office:value-type="float" office:value="11253" table:number-columns-spanned="1" table:number-rows-spanned="2" table:style-name="ce8">
            <text:p>11,253</text:p>
          </table:table-cell>
          <table:table-cell office:value-type="percentage" office:value="0.70350000000000001" table:number-columns-spanned="1" table:number-rows-spanned="2" table:style-name="ce11">
            <text:p>70.35%</text:p>
          </table:table-cell>
          <table:table-cell office:value-type="float" office:value="2604" table:number-columns-spanned="1" table:number-rows-spanned="2" table:style-name="ce8">
            <text:p>2,604</text:p>
          </table:table-cell>
          <table:table-cell office:value-type="float" office:value="29299783" table:number-columns-spanned="1" table:number-rows-spanned="2" table:style-name="ce8">
            <text:p>29,299,783</text:p>
          </table:table-cell>
          <table:table-cell office:value-type="float" office:value="11820394" table:number-columns-spanned="1" table:number-rows-spanned="2" table:style-name="ce8">
            <text:p>11,820,394</text:p>
          </table:table-cell>
          <table:table-cell office:value-type="float" office:value="45499030" table:number-columns-spanned="1" table:number-rows-spanned="2" table:style-name="ce8">
            <text:p>45,499,030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59" table:number-columns-spanned="1" table:number-rows-spanned="2" table:style-name="ce9">
            <text:p>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9070" table:number-columns-spanned="1" table:number-rows-spanned="2" table:style-name="ce8">
            <text:p>9,070</text:p>
          </table:table-cell>
          <table:table-cell office:value-type="percentage" office:value="0.75800000000000001" table:number-columns-spanned="1" table:number-rows-spanned="2" table:style-name="ce11">
            <text:p>75.80%</text:p>
          </table:table-cell>
          <table:table-cell office:value-type="float" office:value="3906" table:number-columns-spanned="1" table:number-rows-spanned="2" table:style-name="ce8">
            <text:p>3,906</text:p>
          </table:table-cell>
          <table:table-cell office:value-type="float" office:value="35425629" table:number-columns-spanned="1" table:number-rows-spanned="2" table:style-name="ce8">
            <text:p>35,425,629</text:p>
          </table:table-cell>
          <table:table-cell office:value-type="float" office:value="36458529" table:number-columns-spanned="1" table:number-rows-spanned="2" table:style-name="ce8">
            <text:p>36,458,529</text:p>
          </table:table-cell>
          <table:table-cell office:value-type="float" office:value="82142106" table:number-columns-spanned="1" table:number-rows-spanned="2" table:style-name="ce8">
            <text:p>82,142,106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177" table:number-columns-spanned="1" table:number-rows-spanned="2" table:style-name="ce9">
            <text:p>177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399" table:number-columns-spanned="1" table:number-rows-spanned="2" table:style-name="ce9">
            <text:p>3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4609" table:number-columns-spanned="1" table:number-rows-spanned="2" table:style-name="ce8">
            <text:p>4,609</text:p>
          </table:table-cell>
          <table:table-cell office:value-type="percentage" office:value="0.71479999999999999" table:number-columns-spanned="1" table:number-rows-spanned="2" table:style-name="ce11">
            <text:p>71.48%</text:p>
          </table:table-cell>
          <table:table-cell office:value-type="float" office:value="2909" table:number-columns-spanned="1" table:number-rows-spanned="2" table:style-name="ce8">
            <text:p>2,909</text:p>
          </table:table-cell>
          <table:table-cell office:value-type="float" office:value="13407583" table:number-columns-spanned="1" table:number-rows-spanned="2" table:style-name="ce8">
            <text:p>13,407,583</text:p>
          </table:table-cell>
          <table:table-cell office:value-type="float" office:value="12386070" table:number-columns-spanned="1" table:number-rows-spanned="2" table:style-name="ce8">
            <text:p>12,386,070</text:p>
          </table:table-cell>
          <table:table-cell office:value-type="float" office:value="27014502" table:number-columns-spanned="1" table:number-rows-spanned="2" table:style-name="ce8">
            <text:p>27,014,502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9">
            <text:p>257</text:p>
          </table:table-cell>
          <table:table-cell office:value-type="float" office:value="5642" table:number-columns-spanned="1" table:number-rows-spanned="2" table:style-name="ce8">
            <text:p>5,642</text:p>
          </table:table-cell>
          <table:table-cell office:value-type="percentage" office:value="0.70820000000000005" table:number-columns-spanned="1" table:number-rows-spanned="2" table:style-name="ce11">
            <text:p>70.82%</text:p>
          </table:table-cell>
          <table:table-cell office:value-type="float" office:value="3042" table:number-columns-spanned="1" table:number-rows-spanned="2" table:style-name="ce8">
            <text:p>3,042</text:p>
          </table:table-cell>
          <table:table-cell office:value-type="float" office:value="17164227" table:number-columns-spanned="1" table:number-rows-spanned="2" table:style-name="ce8">
            <text:p>17,164,227</text:p>
          </table:table-cell>
          <table:table-cell office:value-type="float" office:value="34140678" table:number-columns-spanned="1" table:number-rows-spanned="2" table:style-name="ce8">
            <text:p>34,140,678</text:p>
          </table:table-cell>
          <table:table-cell office:value-type="float" office:value="56219646" table:number-columns-spanned="1" table:number-rows-spanned="2" table:style-name="ce8">
            <text:p>56,219,646</text:p>
          </table:table-cell>
          <table:table-cell office:value-type="float" office:value="105" table:number-columns-spanned="1" table:number-rows-spanned="2" table:style-name="ce9">
            <text:p>105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356" table:number-columns-spanned="1" table:number-rows-spanned="2" table:style-name="ce9">
            <text:p>3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4469" table:number-columns-spanned="1" table:number-rows-spanned="2" table:style-name="ce8">
            <text:p>4,469</text:p>
          </table:table-cell>
          <table:table-cell office:value-type="percentage" office:value="0.62409999999999999" table:number-columns-spanned="1" table:number-rows-spanned="2" table:style-name="ce11">
            <text:p>62.41%</text:p>
          </table:table-cell>
          <table:table-cell office:value-type="float" office:value="2330" table:number-columns-spanned="1" table:number-rows-spanned="2" table:style-name="ce8">
            <text:p>2,330</text:p>
          </table:table-cell>
          <table:table-cell office:value-type="float" office:value="10411310" table:number-columns-spanned="1" table:number-rows-spanned="2" table:style-name="ce8">
            <text:p>10,411,310</text:p>
          </table:table-cell>
          <table:table-cell office:value-type="float" office:value="16883757" table:number-columns-spanned="1" table:number-rows-spanned="2" table:style-name="ce8">
            <text:p>16,883,757</text:p>
          </table:table-cell>
          <table:table-cell office:value-type="float" office:value="29419584" table:number-columns-spanned="1" table:number-rows-spanned="2" table:style-name="ce8">
            <text:p>29,419,584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9">
            <text:p>255</text:p>
          </table:table-cell>
          <table:table-cell office:value-type="float" office:value="5404" table:number-columns-spanned="1" table:number-rows-spanned="2" table:style-name="ce8">
            <text:p>5,404</text:p>
          </table:table-cell>
          <table:table-cell office:value-type="percentage" office:value="0.68359999999999999" table:number-columns-spanned="1" table:number-rows-spanned="2" table:style-name="ce11">
            <text:p>68.36%</text:p>
          </table:table-cell>
          <table:table-cell office:value-type="float" office:value="2985" table:number-columns-spanned="1" table:number-rows-spanned="2" table:style-name="ce8">
            <text:p>2,985</text:p>
          </table:table-cell>
          <table:table-cell office:value-type="float" office:value="16130208" table:number-columns-spanned="1" table:number-rows-spanned="2" table:style-name="ce8">
            <text:p>16,130,208</text:p>
          </table:table-cell>
          <table:table-cell office:value-type="float" office:value="18367856" table:number-columns-spanned="1" table:number-rows-spanned="2" table:style-name="ce8">
            <text:p>18,367,856</text:p>
          </table:table-cell>
          <table:table-cell office:value-type="float" office:value="36670927" table:number-columns-spanned="1" table:number-rows-spanned="2" table:style-name="ce8">
            <text:p>36,670,927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222" table:number-columns-spanned="1" table:number-rows-spanned="2" table:style-name="ce9">
            <text:p>2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9">
            <text:p>182</text:p>
          </table:table-cell>
          <table:table-cell office:value-type="float" office:value="4105" table:number-columns-spanned="1" table:number-rows-spanned="2" table:style-name="ce8">
            <text:p>4,105</text:p>
          </table:table-cell>
          <table:table-cell office:value-type="percentage" office:value="0.72760000000000002" table:number-columns-spanned="1" table:number-rows-spanned="2" table:style-name="ce11">
            <text:p>72.76%</text:p>
          </table:table-cell>
          <table:table-cell office:value-type="float" office:value="1926" table:number-columns-spanned="1" table:number-rows-spanned="2" table:style-name="ce8">
            <text:p>1,926</text:p>
          </table:table-cell>
          <table:table-cell office:value-type="float" office:value="7906493" table:number-columns-spanned="1" table:number-rows-spanned="2" table:style-name="ce8">
            <text:p>7,906,493</text:p>
          </table:table-cell>
          <table:table-cell office:value-type="float" office:value="4044429" table:number-columns-spanned="1" table:number-rows-spanned="2" table:style-name="ce8">
            <text:p>4,044,429</text:p>
          </table:table-cell>
          <table:table-cell office:value-type="float" office:value="12436145" table:number-columns-spanned="1" table:number-rows-spanned="2" table:style-name="ce8">
            <text:p>12,436,145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2989" table:number-columns-spanned="1" table:number-rows-spanned="2" table:style-name="ce8">
            <text:p>2,989</text:p>
          </table:table-cell>
          <table:table-cell office:value-type="percentage" office:value="0.64710000000000001" table:number-columns-spanned="1" table:number-rows-spanned="2" table:style-name="ce11">
            <text:p>64.71%</text:p>
          </table:table-cell>
          <table:table-cell office:value-type="float" office:value="2553" table:number-columns-spanned="1" table:number-rows-spanned="2" table:style-name="ce8">
            <text:p>2,553</text:p>
          </table:table-cell>
          <table:table-cell office:value-type="float" office:value="7629821" table:number-columns-spanned="1" table:number-rows-spanned="2" table:style-name="ce8">
            <text:p>7,629,821</text:p>
          </table:table-cell>
          <table:table-cell office:value-type="float" office:value="2565013" table:number-columns-spanned="1" table:number-rows-spanned="2" table:style-name="ce8">
            <text:p>2,565,013</text:p>
          </table:table-cell>
          <table:table-cell office:value-type="float" office:value="10336115" table:number-columns-spanned="1" table:number-rows-spanned="2" table:style-name="ce8">
            <text:p>10,336,115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9">
            <text:p>384</text:p>
          </table:table-cell>
          <table:table-cell office:value-type="float" office:value="2267" table:number-columns-spanned="1" table:number-rows-spanned="2" table:style-name="ce8">
            <text:p>2,267</text:p>
          </table:table-cell>
          <table:table-cell office:value-type="percentage" office:value="0.19040000000000001" table:number-columns-spanned="1" table:number-rows-spanned="2" table:style-name="ce11">
            <text:p>19.04%</text:p>
          </table:table-cell>
          <table:table-cell office:value-type="float" office:value="3907" table:number-columns-spanned="1" table:number-rows-spanned="2" table:style-name="ce8">
            <text:p>3,907</text:p>
          </table:table-cell>
          <table:table-cell office:value-type="float" office:value="8856407" table:number-columns-spanned="1" table:number-rows-spanned="2" table:style-name="ce8">
            <text:p>8,856,407</text:p>
          </table:table-cell>
          <table:table-cell office:value-type="float" office:value="5178648" table:number-columns-spanned="1" table:number-rows-spanned="2" table:style-name="ce8">
            <text:p>5,178,648</text:p>
          </table:table-cell>
          <table:table-cell office:value-type="float" office:value="15251389" table:number-columns-spanned="1" table:number-rows-spanned="2" table:style-name="ce8">
            <text:p>15,251,389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3785" table:number-columns-spanned="1" table:number-rows-spanned="2" table:style-name="ce8">
            <text:p>3,785</text:p>
          </table:table-cell>
          <table:table-cell office:value-type="percentage" office:value="0.63929999999999998" table:number-columns-spanned="1" table:number-rows-spanned="2" table:style-name="ce11">
            <text:p>63.93%</text:p>
          </table:table-cell>
          <table:table-cell office:value-type="float" office:value="1743" table:number-columns-spanned="1" table:number-rows-spanned="2" table:style-name="ce8">
            <text:p>1,743</text:p>
          </table:table-cell>
          <table:table-cell office:value-type="float" office:value="6596156" table:number-columns-spanned="1" table:number-rows-spanned="2" table:style-name="ce8">
            <text:p>6,596,156</text:p>
          </table:table-cell>
          <table:table-cell office:value-type="float" office:value="3171294" table:number-columns-spanned="1" table:number-rows-spanned="2" table:style-name="ce8">
            <text:p>3,171,294</text:p>
          </table:table-cell>
          <table:table-cell office:value-type="float" office:value="10159653" table:number-columns-spanned="1" table:number-rows-spanned="2" table:style-name="ce8">
            <text:p>10,159,653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695" table:number-columns-spanned="1" table:number-rows-spanned="2" table:style-name="ce8">
            <text:p>3,695</text:p>
          </table:table-cell>
          <table:table-cell office:value-type="float" office:value="69776" table:number-columns-spanned="1" table:number-rows-spanned="2" table:style-name="ce8">
            <text:p>69,776</text:p>
          </table:table-cell>
          <table:table-cell office:value-type="percentage" office:value="0.60919999999999996" table:number-columns-spanned="1" table:number-rows-spanned="2" table:style-name="ce11">
            <text:p>60.92%</text:p>
          </table:table-cell>
          <table:table-cell office:value-type="float" office:value="2707" table:number-columns-spanned="1" table:number-rows-spanned="2" table:style-name="ce8">
            <text:p>2,707</text:p>
          </table:table-cell>
          <table:table-cell office:value-type="float" office:value="188885652" table:number-columns-spanned="1" table:number-rows-spanned="2" table:style-name="ce8">
            <text:p>188,885,652</text:p>
          </table:table-cell>
          <table:table-cell office:value-type="float" office:value="203128647" table:number-columns-spanned="1" table:number-rows-spanned="2" table:style-name="ce8">
            <text:p>203,128,647</text:p>
          </table:table-cell>
          <table:table-cell office:value-type="float" office:value="428458329" table:number-columns-spanned="1" table:number-rows-spanned="2" table:style-name="ce8">
            <text:p>428,458,329</text:p>
          </table:table-cell>
          <table:table-cell office:value-type="float" office:value="811" table:number-columns-spanned="1" table:number-rows-spanned="2" table:style-name="ce9">
            <text:p>811</text:p>
          </table:table-cell>
          <table:table-cell office:value-type="float" office:value="1307" table:number-columns-spanned="1" table:number-rows-spanned="2" table:style-name="ce8">
            <text:p>1,307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office:value-type="float" office:value="279" table:number-columns-spanned="1" table:number-rows-spanned="2" table:style-name="ce9">
            <text:p>279</text:p>
          </table:table-cell>
          <table:table-cell office:value-type="float" office:value="2778" table:number-columns-spanned="1" table:number-rows-spanned="2" table:style-name="ce8">
            <text:p>2,778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2033" table:number-columns-spanned="1" table:number-rows-spanned="2" table:style-name="ce8">
            <text:p>2,033</text:p>
          </table:table-cell>
          <table:table-cell office:value-type="percentage" office:value="0.33119999999999999" table:number-columns-spanned="1" table:number-rows-spanned="2" table:style-name="ce11">
            <text:p>33.12%</text:p>
          </table:table-cell>
          <table:table-cell office:value-type="float" office:value="4600" table:number-columns-spanned="1" table:number-rows-spanned="2" table:style-name="ce8">
            <text:p>4,600</text:p>
          </table:table-cell>
          <table:table-cell office:value-type="float" office:value="9351776" table:number-columns-spanned="1" table:number-rows-spanned="2" table:style-name="ce8">
            <text:p>9,351,776</text:p>
          </table:table-cell>
          <table:table-cell office:value-type="float" office:value="14897547" table:number-columns-spanned="1" table:number-rows-spanned="2" table:style-name="ce8">
            <text:p>14,897,547</text:p>
          </table:table-cell>
          <table:table-cell office:value-type="float" office:value="25936941" table:number-columns-spanned="1" table:number-rows-spanned="2" table:style-name="ce8">
            <text:p>25,936,941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2295" table:number-columns-spanned="1" table:number-rows-spanned="2" table:style-name="ce8">
            <text:p>2,295</text:p>
          </table:table-cell>
          <table:table-cell office:value-type="percentage" office:value="0.77929999999999999" table:number-columns-spanned="1" table:number-rows-spanned="2" table:style-name="ce11">
            <text:p>77.93%</text:p>
          </table:table-cell>
          <table:table-cell office:value-type="float" office:value="4405" table:number-columns-spanned="1" table:number-rows-spanned="2" table:style-name="ce8">
            <text:p>4,405</text:p>
          </table:table-cell>
          <table:table-cell office:value-type="float" office:value="10110317" table:number-columns-spanned="1" table:number-rows-spanned="2" table:style-name="ce8">
            <text:p>10,110,317</text:p>
          </table:table-cell>
          <table:table-cell office:value-type="float" office:value="10099251" table:number-columns-spanned="1" table:number-rows-spanned="2" table:style-name="ce8">
            <text:p>10,099,251</text:p>
          </table:table-cell>
          <table:table-cell office:value-type="float" office:value="29909886" table:number-columns-spanned="1" table:number-rows-spanned="2" table:style-name="ce8">
            <text:p>29,909,886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118" table:number-columns-spanned="1" table:number-rows-spanned="2" table:style-name="ce9">
            <text:p>118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9">
            <text:p>400</text:p>
          </table:table-cell>
          <table:table-cell office:value-type="float" office:value="3035" table:number-columns-spanned="1" table:number-rows-spanned="2" table:style-name="ce8">
            <text:p>3,035</text:p>
          </table:table-cell>
          <table:table-cell office:value-type="percentage" office:value="0.24479999999999999" table:number-columns-spanned="1" table:number-rows-spanned="2" table:style-name="ce11">
            <text:p>24.48%</text:p>
          </table:table-cell>
          <table:table-cell office:value-type="float" office:value="3703" table:number-columns-spanned="1" table:number-rows-spanned="2" table:style-name="ce8">
            <text:p>3,703</text:p>
          </table:table-cell>
          <table:table-cell office:value-type="float" office:value="11238794" table:number-columns-spanned="1" table:number-rows-spanned="2" table:style-name="ce8">
            <text:p>11,238,794</text:p>
          </table:table-cell>
          <table:table-cell office:value-type="float" office:value="38353142" table:number-columns-spanned="1" table:number-rows-spanned="2" table:style-name="ce8">
            <text:p>38,353,142</text:p>
          </table:table-cell>
          <table:table-cell office:value-type="float" office:value="52366899" table:number-columns-spanned="1" table:number-rows-spanned="2" table:style-name="ce8">
            <text:p>52,366,899</text:p>
          </table:table-cell>
          <table:table-cell office:value-type="float" office:value="92" table:number-columns-spanned="1" table:number-rows-spanned="2" table:style-name="ce9">
            <text:p>92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341" table:number-columns-spanned="1" table:number-rows-spanned="2" table:style-name="ce9">
            <text:p>3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2032" table:number-columns-spanned="1" table:number-rows-spanned="2" table:style-name="ce8">
            <text:p>2,032</text:p>
          </table:table-cell>
          <table:table-cell office:value-type="percentage" office:value="0.43120000000000003" table:number-columns-spanned="1" table:number-rows-spanned="2" table:style-name="ce11">
            <text:p>43.12%</text:p>
          </table:table-cell>
          <table:table-cell office:value-type="float" office:value="2026" table:number-columns-spanned="1" table:number-rows-spanned="2" table:style-name="ce8">
            <text:p>2,026</text:p>
          </table:table-cell>
          <table:table-cell office:value-type="float" office:value="4117328" table:number-columns-spanned="1" table:number-rows-spanned="2" table:style-name="ce8">
            <text:p>4,117,328</text:p>
          </table:table-cell>
          <table:table-cell office:value-type="float" office:value="10997110" table:number-columns-spanned="1" table:number-rows-spanned="2" table:style-name="ce8">
            <text:p>10,997,110</text:p>
          </table:table-cell>
          <table:table-cell office:value-type="float" office:value="16551139" table:number-columns-spanned="1" table:number-rows-spanned="2" table:style-name="ce8">
            <text:p>16,551,139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1" table:number-columns-spanned="1" table:number-rows-spanned="2" table:style-name="ce9">
            <text:p>1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9">
            <text:p>315</text:p>
          </table:table-cell>
          <table:table-cell office:value-type="float" office:value="7045" table:number-columns-spanned="1" table:number-rows-spanned="2" table:style-name="ce8">
            <text:p>7,045</text:p>
          </table:table-cell>
          <table:table-cell office:value-type="percentage" office:value="0.72150000000000003" table:number-columns-spanned="1" table:number-rows-spanned="2" table:style-name="ce11">
            <text:p>72.15%</text:p>
          </table:table-cell>
          <table:table-cell office:value-type="float" office:value="2735" table:number-columns-spanned="1" table:number-rows-spanned="2" table:style-name="ce8">
            <text:p>2,735</text:p>
          </table:table-cell>
          <table:table-cell office:value-type="float" office:value="19268347" table:number-columns-spanned="1" table:number-rows-spanned="2" table:style-name="ce8">
            <text:p>19,268,347</text:p>
          </table:table-cell>
          <table:table-cell office:value-type="float" office:value="30412954" table:number-columns-spanned="1" table:number-rows-spanned="2" table:style-name="ce8">
            <text:p>30,412,954</text:p>
          </table:table-cell>
          <table:table-cell office:value-type="float" office:value="55222179" table:number-columns-spanned="1" table:number-rows-spanned="2" table:style-name="ce8">
            <text:p>55,222,179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20" table:number-columns-spanned="1" table:number-rows-spanned="2" table:style-name="ce9">
            <text:p>3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4056" table:number-columns-spanned="1" table:number-rows-spanned="2" table:style-name="ce8">
            <text:p>4,056</text:p>
          </table:table-cell>
          <table:table-cell office:value-type="percentage" office:value="0.66420000000000001" table:number-columns-spanned="1" table:number-rows-spanned="2" table:style-name="ce11">
            <text:p>66.42%</text:p>
          </table:table-cell>
          <table:table-cell office:value-type="float" office:value="2598" table:number-columns-spanned="1" table:number-rows-spanned="2" table:style-name="ce8">
            <text:p>2,598</text:p>
          </table:table-cell>
          <table:table-cell office:value-type="float" office:value="10538471" table:number-columns-spanned="1" table:number-rows-spanned="2" table:style-name="ce8">
            <text:p>10,538,471</text:p>
          </table:table-cell>
          <table:table-cell office:value-type="float" office:value="18583197" table:number-columns-spanned="1" table:number-rows-spanned="2" table:style-name="ce8">
            <text:p>18,583,197</text:p>
          </table:table-cell>
          <table:table-cell office:value-type="float" office:value="30441260" table:number-columns-spanned="1" table:number-rows-spanned="2" table:style-name="ce8">
            <text:p>30,441,260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9">
            <text:p>333</text:p>
          </table:table-cell>
          <table:table-cell office:value-type="float" office:value="7739" table:number-columns-spanned="1" table:number-rows-spanned="2" table:style-name="ce8">
            <text:p>7,739</text:p>
          </table:table-cell>
          <table:table-cell office:value-type="percentage" office:value="0.74970000000000003" table:number-columns-spanned="1" table:number-rows-spanned="2" table:style-name="ce11">
            <text:p>74.97%</text:p>
          </table:table-cell>
          <table:table-cell office:value-type="float" office:value="3171" table:number-columns-spanned="1" table:number-rows-spanned="2" table:style-name="ce8">
            <text:p>3,171</text:p>
          </table:table-cell>
          <table:table-cell office:value-type="float" office:value="24542411" table:number-columns-spanned="1" table:number-rows-spanned="2" table:style-name="ce8">
            <text:p>24,542,411</text:p>
          </table:table-cell>
          <table:table-cell office:value-type="float" office:value="24736544" table:number-columns-spanned="1" table:number-rows-spanned="2" table:style-name="ce8">
            <text:p>24,736,544</text:p>
          </table:table-cell>
          <table:table-cell office:value-type="float" office:value="55682972" table:number-columns-spanned="1" table:number-rows-spanned="2" table:style-name="ce8">
            <text:p>55,682,972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218" table:number-columns-spanned="1" table:number-rows-spanned="2" table:style-name="ce9">
            <text:p>218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449" table:number-columns-spanned="1" table:number-rows-spanned="2" table:style-name="ce9">
            <text:p>4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1692" table:number-columns-spanned="1" table:number-rows-spanned="2" table:style-name="ce8">
            <text:p>1,692</text:p>
          </table:table-cell>
          <table:table-cell office:value-type="percentage" office:value="0.23630000000000001" table:number-columns-spanned="1" table:number-rows-spanned="2" table:style-name="ce11">
            <text:p>23.63%</text:p>
          </table:table-cell>
          <table:table-cell office:value-type="float" office:value="2824" table:number-columns-spanned="1" table:number-rows-spanned="2" table:style-name="ce8">
            <text:p>2,824</text:p>
          </table:table-cell>
          <table:table-cell office:value-type="float" office:value="4778356" table:number-columns-spanned="1" table:number-rows-spanned="2" table:style-name="ce8">
            <text:p>4,778,356</text:p>
          </table:table-cell>
          <table:table-cell office:value-type="float" office:value="14128101" table:number-columns-spanned="1" table:number-rows-spanned="2" table:style-name="ce8">
            <text:p>14,128,101</text:p>
          </table:table-cell>
          <table:table-cell office:value-type="float" office:value="20450720" table:number-columns-spanned="1" table:number-rows-spanned="2" table:style-name="ce8">
            <text:p>20,450,720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38" table:number-columns-spanned="1" table:number-rows-spanned="2" table:style-name="ce9">
            <text:p>2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9">
            <text:p>656</text:p>
          </table:table-cell>
          <table:table-cell office:value-type="float" office:value="9710" table:number-columns-spanned="1" table:number-rows-spanned="2" table:style-name="ce8">
            <text:p>9,710</text:p>
          </table:table-cell>
          <table:table-cell office:value-type="percentage" office:value="0.47749999999999998" table:number-columns-spanned="1" table:number-rows-spanned="2" table:style-name="ce11">
            <text:p>47.75%</text:p>
          </table:table-cell>
          <table:table-cell office:value-type="float" office:value="3013" table:number-columns-spanned="1" table:number-rows-spanned="2" table:style-name="ce8">
            <text:p>3,013</text:p>
          </table:table-cell>
          <table:table-cell office:value-type="float" office:value="29256230" table:number-columns-spanned="1" table:number-rows-spanned="2" table:style-name="ce8">
            <text:p>29,256,230</text:p>
          </table:table-cell>
          <table:table-cell office:value-type="float" office:value="19063079" table:number-columns-spanned="1" table:number-rows-spanned="2" table:style-name="ce8">
            <text:p>19,063,079</text:p>
          </table:table-cell>
          <table:table-cell office:value-type="float" office:value="51044857" table:number-columns-spanned="1" table:number-rows-spanned="2" table:style-name="ce8">
            <text:p>51,044,857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183" table:number-columns-spanned="1" table:number-rows-spanned="2" table:style-name="ce9">
            <text:p>183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483" table:number-columns-spanned="1" table:number-rows-spanned="2" table:style-name="ce9">
            <text:p>4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9">
            <text:p>193</text:p>
          </table:table-cell>
          <table:table-cell office:value-type="float" office:value="3295" table:number-columns-spanned="1" table:number-rows-spanned="2" table:style-name="ce8">
            <text:p>3,295</text:p>
          </table:table-cell>
          <table:table-cell office:value-type="percentage" office:value="0.55069999999999997" table:number-columns-spanned="1" table:number-rows-spanned="2" table:style-name="ce11">
            <text:p>55.07%</text:p>
          </table:table-cell>
          <table:table-cell office:value-type="float" office:value="8618" table:number-columns-spanned="1" table:number-rows-spanned="2" table:style-name="ce8">
            <text:p>8,618</text:p>
          </table:table-cell>
          <table:table-cell office:value-type="float" office:value="28395099" table:number-columns-spanned="1" table:number-rows-spanned="2" table:style-name="ce8">
            <text:p>28,395,099</text:p>
          </table:table-cell>
          <table:table-cell office:value-type="float" office:value="27395889" table:number-columns-spanned="1" table:number-rows-spanned="2" table:style-name="ce8">
            <text:p>27,395,889</text:p>
          </table:table-cell>
          <table:table-cell office:value-type="float" office:value="62587674" table:number-columns-spanned="1" table:number-rows-spanned="2" table:style-name="ce8">
            <text:p>62,587,674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194" table:number-columns-spanned="1" table:number-rows-spanned="2" table:style-name="ce9">
            <text:p>194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3280" table:number-columns-spanned="1" table:number-rows-spanned="2" table:style-name="ce8">
            <text:p>3,280</text:p>
          </table:table-cell>
          <table:table-cell office:value-type="percentage" office:value="0.45800000000000002" table:number-columns-spanned="1" table:number-rows-spanned="2" table:style-name="ce11">
            <text:p>45.80%</text:p>
          </table:table-cell>
          <table:table-cell office:value-type="float" office:value="5832" table:number-columns-spanned="1" table:number-rows-spanned="2" table:style-name="ce8">
            <text:p>5,832</text:p>
          </table:table-cell>
          <table:table-cell office:value-type="float" office:value="19130566" table:number-columns-spanned="1" table:number-rows-spanned="2" table:style-name="ce8">
            <text:p>19,130,566</text:p>
          </table:table-cell>
          <table:table-cell office:value-type="float" office:value="15492291" table:number-columns-spanned="1" table:number-rows-spanned="2" table:style-name="ce8">
            <text:p>15,492,291</text:p>
          </table:table-cell>
          <table:table-cell office:value-type="float" office:value="40558973" table:number-columns-spanned="1" table:number-rows-spanned="2" table:style-name="ce8">
            <text:p>40,558,973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312" table:number-columns-spanned="1" table:number-rows-spanned="2" table:style-name="ce9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642" table:number-columns-spanned="1" table:number-rows-spanned="2" table:style-name="ce9">
            <text:p>642</text:p>
          </table:table-cell>
          <table:table-cell office:value-type="percentage" office:value="0.1991" table:number-columns-spanned="1" table:number-rows-spanned="2" table:style-name="ce11">
            <text:p>19.91%</text:p>
          </table:table-cell>
          <table:table-cell office:value-type="float" office:value="5113" table:number-columns-spanned="1" table:number-rows-spanned="2" table:style-name="ce8">
            <text:p>5,113</text:p>
          </table:table-cell>
          <table:table-cell office:value-type="float" office:value="3282308" table:number-columns-spanned="1" table:number-rows-spanned="2" table:style-name="ce8">
            <text:p>3,282,308</text:p>
          </table:table-cell>
          <table:table-cell office:value-type="float" office:value="2897008" table:number-columns-spanned="1" table:number-rows-spanned="2" table:style-name="ce8">
            <text:p>2,897,008</text:p>
          </table:table-cell>
          <table:table-cell office:value-type="float" office:value="6835371" table:number-columns-spanned="1" table:number-rows-spanned="2" table:style-name="ce8">
            <text:p>6,835,371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1211" table:number-columns-spanned="1" table:number-rows-spanned="2" table:style-name="ce8">
            <text:p>1,211</text:p>
          </table:table-cell>
          <table:table-cell office:value-type="percentage" office:value="0.2339" table:number-columns-spanned="1" table:number-rows-spanned="2" table:style-name="ce11">
            <text:p>23.39%</text:p>
          </table:table-cell>
          <table:table-cell office:value-type="float" office:value="4389" table:number-columns-spanned="1" table:number-rows-spanned="2" table:style-name="ce8">
            <text:p>4,389</text:p>
          </table:table-cell>
          <table:table-cell office:value-type="float" office:value="5314653" table:number-columns-spanned="1" table:number-rows-spanned="2" table:style-name="ce8">
            <text:p>5,314,653</text:p>
          </table:table-cell>
          <table:table-cell office:value-type="float" office:value="1905375" table:number-columns-spanned="1" table:number-rows-spanned="2" table:style-name="ce8">
            <text:p>1,905,375</text:p>
          </table:table-cell>
          <table:table-cell office:value-type="float" office:value="7352403" table:number-columns-spanned="1" table:number-rows-spanned="2" table:style-name="ce8">
            <text:p>7,352,403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9">
            <text:p>276</text:p>
          </table:table-cell>
          <table:table-cell office:value-type="float" office:value="3685" table:number-columns-spanned="1" table:number-rows-spanned="2" table:style-name="ce8">
            <text:p>3,685</text:p>
          </table:table-cell>
          <table:table-cell office:value-type="percentage" office:value="0.43070000000000003" table:number-columns-spanned="1" table:number-rows-spanned="2" table:style-name="ce11">
            <text:p>43.07%</text:p>
          </table:table-cell>
          <table:table-cell office:value-type="float" office:value="3138" table:number-columns-spanned="1" table:number-rows-spanned="2" table:style-name="ce8">
            <text:p>3,138</text:p>
          </table:table-cell>
          <table:table-cell office:value-type="float" office:value="11563747" table:number-columns-spanned="1" table:number-rows-spanned="2" table:style-name="ce8">
            <text:p>11,563,747</text:p>
          </table:table-cell>
          <table:table-cell office:value-type="float" office:value="11000495" table:number-columns-spanned="1" table:number-rows-spanned="2" table:style-name="ce8">
            <text:p>11,000,495</text:p>
          </table:table-cell>
          <table:table-cell office:value-type="float" office:value="24266025" table:number-columns-spanned="1" table:number-rows-spanned="2" table:style-name="ce8">
            <text:p>24,266,025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9">
            <text:p>331</text:p>
          </table:table-cell>
          <table:table-cell office:value-type="float" office:value="6420" table:number-columns-spanned="1" table:number-rows-spanned="2" table:style-name="ce8">
            <text:p>6,420</text:p>
          </table:table-cell>
          <table:table-cell office:value-type="percentage" office:value="0.62570000000000003" table:number-columns-spanned="1" table:number-rows-spanned="2" table:style-name="ce11">
            <text:p>62.57%</text:p>
          </table:table-cell>
          <table:table-cell office:value-type="float" office:value="3102" table:number-columns-spanned="1" table:number-rows-spanned="2" table:style-name="ce8">
            <text:p>3,102</text:p>
          </table:table-cell>
          <table:table-cell office:value-type="float" office:value="19916485" table:number-columns-spanned="1" table:number-rows-spanned="2" table:style-name="ce8">
            <text:p>19,916,485</text:p>
          </table:table-cell>
          <table:table-cell office:value-type="float" office:value="17771972" table:number-columns-spanned="1" table:number-rows-spanned="2" table:style-name="ce8">
            <text:p>17,771,972</text:p>
          </table:table-cell>
          <table:table-cell office:value-type="float" office:value="41119266" table:number-columns-spanned="1" table:number-rows-spanned="2" table:style-name="ce8">
            <text:p>41,119,266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85" table:number-columns-spanned="1" table:number-rows-spanned="2" table:style-name="ce9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4085" table:number-columns-spanned="1" table:number-rows-spanned="2" table:style-name="ce8">
            <text:p>4,085</text:p>
          </table:table-cell>
          <table:table-cell office:value-type="percentage" office:value="0.53790000000000004" table:number-columns-spanned="1" table:number-rows-spanned="2" table:style-name="ce11">
            <text:p>53.79%</text:p>
          </table:table-cell>
          <table:table-cell office:value-type="float" office:value="2155" table:number-columns-spanned="1" table:number-rows-spanned="2" table:style-name="ce8">
            <text:p>2,155</text:p>
          </table:table-cell>
          <table:table-cell office:value-type="float" office:value="8804191" table:number-columns-spanned="1" table:number-rows-spanned="2" table:style-name="ce8">
            <text:p>8,804,191</text:p>
          </table:table-cell>
          <table:table-cell office:value-type="float" office:value="13961464" table:number-columns-spanned="1" table:number-rows-spanned="2" table:style-name="ce8">
            <text:p>13,961,464</text:p>
          </table:table-cell>
          <table:table-cell office:value-type="float" office:value="23900580" table:number-columns-spanned="1" table:number-rows-spanned="2" table:style-name="ce8">
            <text:p>23,900,580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32" table:number-columns-spanned="1" table:number-rows-spanned="2" table:style-name="ce9">
            <text:p>32</text:p>
          </table:table-cell>
          <table:table-cell office:value-type="float" office:value="215" table:number-columns-spanned="1" table:number-rows-spanned="2" table:style-name="ce9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1013" table:number-columns-spanned="1" table:number-rows-spanned="2" table:style-name="ce8">
            <text:p>1,013</text:p>
          </table:table-cell>
          <table:table-cell office:value-type="percentage" office:value="0.54459999999999997" table:number-columns-spanned="1" table:number-rows-spanned="2" table:style-name="ce11">
            <text:p>54.46%</text:p>
          </table:table-cell>
          <table:table-cell office:value-type="float" office:value="1974" table:number-columns-spanned="1" table:number-rows-spanned="2" table:style-name="ce8">
            <text:p>1,974</text:p>
          </table:table-cell>
          <table:table-cell office:value-type="float" office:value="1999360" table:number-columns-spanned="1" table:number-rows-spanned="2" table:style-name="ce8">
            <text:p>1,999,360</text:p>
          </table:table-cell>
          <table:table-cell office:value-type="float" office:value="1800" table:number-columns-spanned="1" table:number-rows-spanned="2" table:style-name="ce8">
            <text:p>1,800</text:p>
          </table:table-cell>
          <table:table-cell office:value-type="float" office:value="2001160" table:number-columns-spanned="1" table:number-rows-spanned="2" table:style-name="ce8">
            <text:p>2,001,16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126" table:number-columns-spanned="1" table:number-rows-spanned="2" table:style-name="ce9">
            <text:p>126</text:p>
          </table:table-cell>
          <table:table-cell office:value-type="float" office:value="2401" table:number-columns-spanned="1" table:number-rows-spanned="2" table:style-name="ce8">
            <text:p>2,401</text:p>
          </table:table-cell>
          <table:table-cell office:value-type="percentage" office:value="0.61470000000000002" table:number-columns-spanned="1" table:number-rows-spanned="2" table:style-name="ce11">
            <text:p>61.47%</text:p>
          </table:table-cell>
          <table:table-cell office:value-type="float" office:value="2507" table:number-columns-spanned="1" table:number-rows-spanned="2" table:style-name="ce8">
            <text:p>2,507</text:p>
          </table:table-cell>
          <table:table-cell office:value-type="float" office:value="6018657" table:number-columns-spanned="1" table:number-rows-spanned="2" table:style-name="ce8">
            <text:p>6,018,657</text:p>
          </table:table-cell>
          <table:table-cell office:value-type="float" office:value="4155258" table:number-columns-spanned="1" table:number-rows-spanned="2" table:style-name="ce8">
            <text:p>4,155,258</text:p>
          </table:table-cell>
          <table:table-cell office:value-type="float" office:value="11684934" table:number-columns-spanned="1" table:number-rows-spanned="2" table:style-name="ce8">
            <text:p>11,684,934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109" table:number-columns-spanned="1" table:number-rows-spanned="2" table:style-name="ce9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626" table:number-columns-spanned="1" table:number-rows-spanned="2" table:style-name="ce9">
            <text:p>626</text:p>
          </table:table-cell>
          <table:table-cell office:value-type="percentage" office:value="0.374" table:number-columns-spanned="1" table:number-rows-spanned="2" table:style-name="ce11">
            <text:p>37.40%</text:p>
          </table:table-cell>
          <table:table-cell office:value-type="float" office:value="2636" table:number-columns-spanned="1" table:number-rows-spanned="2" table:style-name="ce8">
            <text:p>2,636</text:p>
          </table:table-cell>
          <table:table-cell office:value-type="float" office:value="1650053" table:number-columns-spanned="1" table:number-rows-spanned="2" table:style-name="ce8">
            <text:p>1,650,053</text:p>
          </table:table-cell>
          <table:table-cell office:value-type="float" office:value="163401" table:number-columns-spanned="1" table:number-rows-spanned="2" table:style-name="ce8">
            <text:p>163,401</text:p>
          </table:table-cell>
          <table:table-cell office:value-type="float" office:value="1813454" table:number-columns-spanned="1" table:number-rows-spanned="2" table:style-name="ce8">
            <text:p>1,813,45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398" table:number-columns-spanned="1" table:number-rows-spanned="2" table:style-name="ce9">
            <text:p>398</text:p>
          </table:table-cell>
          <table:table-cell office:value-type="percentage" office:value="0.37759999999999999" table:number-columns-spanned="1" table:number-rows-spanned="2" table:style-name="ce11">
            <text:p>37.76%</text:p>
          </table:table-cell>
          <table:table-cell office:value-type="float" office:value="2640" table:number-columns-spanned="1" table:number-rows-spanned="2" table:style-name="ce8">
            <text:p>2,640</text:p>
          </table:table-cell>
          <table:table-cell office:value-type="float" office:value="1050525" table:number-columns-spanned="1" table:number-rows-spanned="2" table:style-name="ce8">
            <text:p>1,050,525</text:p>
          </table:table-cell>
          <table:table-cell office:value-type="float" office:value="216601" table:number-columns-spanned="1" table:number-rows-spanned="2" table:style-name="ce8">
            <text:p>216,601</text:p>
          </table:table-cell>
          <table:table-cell office:value-type="float" office:value="1267126" table:number-columns-spanned="1" table:number-rows-spanned="2" table:style-name="ce8">
            <text:p>1,267,126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percentage" office:value="5.3199999999999997E-2" table:number-columns-spanned="1" table:number-rows-spanned="2" table:style-name="ce11">
            <text:p>5.32%</text:p>
          </table:table-cell>
          <table:table-cell office:value-type="float" office:value="1006" table:number-columns-spanned="1" table:number-rows-spanned="2" table:style-name="ce8">
            <text:p>1,006</text:p>
          </table:table-cell>
          <table:table-cell office:value-type="float" office:value="66400" table:number-columns-spanned="1" table:number-rows-spanned="2" table:style-name="ce8">
            <text:p>66,40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6400" table:number-columns-spanned="1" table:number-rows-spanned="2" table:style-name="ce8">
            <text:p>66,40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425" table:number-columns-spanned="1" table:number-rows-spanned="2" table:style-name="ce9">
            <text:p>425</text:p>
          </table:table-cell>
          <table:table-cell office:value-type="percentage" office:value="0.25869999999999999" table:number-columns-spanned="1" table:number-rows-spanned="2" table:style-name="ce11">
            <text:p>25.87%</text:p>
          </table:table-cell>
          <table:table-cell office:value-type="float" office:value="1169" table:number-columns-spanned="1" table:number-rows-spanned="2" table:style-name="ce8">
            <text:p>1,169</text:p>
          </table:table-cell>
          <table:table-cell office:value-type="float" office:value="497000" table:number-columns-spanned="1" table:number-rows-spanned="2" table:style-name="ce8">
            <text:p>497,00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35900" table:number-columns-spanned="1" table:number-rows-spanned="2" table:style-name="ce8">
            <text:p>535,90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2483" table:number-columns-spanned="1" table:number-rows-spanned="2" table:style-name="ce8">
            <text:p>2,483</text:p>
          </table:table-cell>
          <table:table-cell office:value-type="percentage" office:value="0.47960000000000003" table:number-columns-spanned="1" table:number-rows-spanned="2" table:style-name="ce11">
            <text:p>47.96%</text:p>
          </table:table-cell>
          <table:table-cell office:value-type="float" office:value="1892" table:number-columns-spanned="1" table:number-rows-spanned="2" table:style-name="ce8">
            <text:p>1,892</text:p>
          </table:table-cell>
          <table:table-cell office:value-type="float" office:value="4697435" table:number-columns-spanned="1" table:number-rows-spanned="2" table:style-name="ce8">
            <text:p>4,697,435</text:p>
          </table:table-cell>
          <table:table-cell office:value-type="float" office:value="277128" table:number-columns-spanned="1" table:number-rows-spanned="2" table:style-name="ce8">
            <text:p>277,128</text:p>
          </table:table-cell>
          <table:table-cell office:value-type="float" office:value="5236382" table:number-columns-spanned="1" table:number-rows-spanned="2" table:style-name="ce8">
            <text:p>5,236,382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1420" table:number-columns-spanned="1" table:number-rows-spanned="2" table:style-name="ce8">
            <text:p>1,420</text:p>
          </table:table-cell>
          <table:table-cell office:value-type="percentage" office:value="0.44469999999999998" table:number-columns-spanned="1" table:number-rows-spanned="2" table:style-name="ce11">
            <text:p>44.47%</text:p>
          </table:table-cell>
          <table:table-cell office:value-type="float" office:value="3369" table:number-columns-spanned="1" table:number-rows-spanned="2" table:style-name="ce8">
            <text:p>3,369</text:p>
          </table:table-cell>
          <table:table-cell office:value-type="float" office:value="4783680" table:number-columns-spanned="1" table:number-rows-spanned="2" table:style-name="ce8">
            <text:p>4,783,680</text:p>
          </table:table-cell>
          <table:table-cell office:value-type="float" office:value="4187266" table:number-columns-spanned="1" table:number-rows-spanned="2" table:style-name="ce8">
            <text:p>4,187,266</text:p>
          </table:table-cell>
          <table:table-cell office:value-type="float" office:value="9149953" table:number-columns-spanned="1" table:number-rows-spanned="2" table:style-name="ce8">
            <text:p>9,149,953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90" table:number-columns-spanned="1" table:number-rows-spanned="2" table:style-name="ce9">
            <text:p>290</text:p>
          </table:table-cell>
          <table:table-cell office:value-type="float" office:value="2905" table:number-columns-spanned="1" table:number-rows-spanned="2" table:style-name="ce8">
            <text:p>2,905</text:p>
          </table:table-cell>
          <table:table-cell office:value-type="percentage" office:value="0.3231" table:number-columns-spanned="1" table:number-rows-spanned="2" table:style-name="ce11">
            <text:p>32.31%</text:p>
          </table:table-cell>
          <table:table-cell office:value-type="float" office:value="3104" table:number-columns-spanned="1" table:number-rows-spanned="2" table:style-name="ce8">
            <text:p>3,104</text:p>
          </table:table-cell>
          <table:table-cell office:value-type="float" office:value="9017182" table:number-columns-spanned="1" table:number-rows-spanned="2" table:style-name="ce8">
            <text:p>9,017,182</text:p>
          </table:table-cell>
          <table:table-cell office:value-type="float" office:value="8919745" table:number-columns-spanned="1" table:number-rows-spanned="2" table:style-name="ce8">
            <text:p>8,919,745</text:p>
          </table:table-cell>
          <table:table-cell office:value-type="float" office:value="18768454" table:number-columns-spanned="1" table:number-rows-spanned="2" table:style-name="ce8">
            <text:p>18,768,454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84" table:number-columns-spanned="1" table:number-rows-spanned="2" table:style-name="ce9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1466" table:number-columns-spanned="1" table:number-rows-spanned="2" table:style-name="ce8">
            <text:p>1,466</text:p>
          </table:table-cell>
          <table:table-cell office:value-type="percentage" office:value="0.60629999999999995" table:number-columns-spanned="1" table:number-rows-spanned="2" table:style-name="ce11">
            <text:p>60.63%</text:p>
          </table:table-cell>
          <table:table-cell office:value-type="float" office:value="1891" table:number-columns-spanned="1" table:number-rows-spanned="2" table:style-name="ce8">
            <text:p>1,891</text:p>
          </table:table-cell>
          <table:table-cell office:value-type="float" office:value="2771797" table:number-columns-spanned="1" table:number-rows-spanned="2" table:style-name="ce8">
            <text:p>2,771,797</text:p>
          </table:table-cell>
          <table:table-cell office:value-type="float" office:value="88510" table:number-columns-spanned="1" table:number-rows-spanned="2" table:style-name="ce8">
            <text:p>88,510</text:p>
          </table:table-cell>
          <table:table-cell office:value-type="float" office:value="2862307" table:number-columns-spanned="1" table:number-rows-spanned="2" table:style-name="ce8">
            <text:p>2,862,307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2612" table:number-columns-spanned="1" table:number-rows-spanned="2" table:style-name="ce8">
            <text:p>2,612</text:p>
          </table:table-cell>
          <table:table-cell office:value-type="percentage" office:value="0.6018" table:number-columns-spanned="1" table:number-rows-spanned="2" table:style-name="ce11">
            <text:p>60.18%</text:p>
          </table:table-cell>
          <table:table-cell office:value-type="float" office:value="2348" table:number-columns-spanned="1" table:number-rows-spanned="2" table:style-name="ce8">
            <text:p>2,348</text:p>
          </table:table-cell>
          <table:table-cell office:value-type="float" office:value="6133417" table:number-columns-spanned="1" table:number-rows-spanned="2" table:style-name="ce8">
            <text:p>6,133,417</text:p>
          </table:table-cell>
          <table:table-cell office:value-type="float" office:value="5836148" table:number-columns-spanned="1" table:number-rows-spanned="2" table:style-name="ce8">
            <text:p>5,836,148</text:p>
          </table:table-cell>
          <table:table-cell office:value-type="float" office:value="14751717" table:number-columns-spanned="1" table:number-rows-spanned="2" table:style-name="ce8">
            <text:p>14,751,717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67" table:number-columns-spanned="1" table:number-rows-spanned="2" table:style-name="ce9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1065" table:number-columns-spanned="1" table:number-rows-spanned="2" table:style-name="ce8">
            <text:p>1,065</text:p>
          </table:table-cell>
          <table:table-cell office:value-type="percentage" office:value="0.2863" table:number-columns-spanned="1" table:number-rows-spanned="2" table:style-name="ce11">
            <text:p>28.63%</text:p>
          </table:table-cell>
          <table:table-cell office:value-type="float" office:value="1688" table:number-columns-spanned="1" table:number-rows-spanned="2" table:style-name="ce8">
            <text:p>1,688</text:p>
          </table:table-cell>
          <table:table-cell office:value-type="float" office:value="1797909" table:number-columns-spanned="1" table:number-rows-spanned="2" table:style-name="ce8">
            <text:p>1,797,909</text:p>
          </table:table-cell>
          <table:table-cell office:value-type="float" office:value="4946273" table:number-columns-spanned="1" table:number-rows-spanned="2" table:style-name="ce8">
            <text:p>4,946,273</text:p>
          </table:table-cell>
          <table:table-cell office:value-type="float" office:value="6782552" table:number-columns-spanned="1" table:number-rows-spanned="2" table:style-name="ce8">
            <text:p>6,782,552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1061" table:number-columns-spanned="1" table:number-rows-spanned="2" table:style-name="ce8">
            <text:p>1,061</text:p>
          </table:table-cell>
          <table:table-cell office:value-type="percentage" office:value="0.72819999999999996" table:number-columns-spanned="1" table:number-rows-spanned="2" table:style-name="ce11">
            <text:p>72.82%</text:p>
          </table:table-cell>
          <table:table-cell office:value-type="float" office:value="1372" table:number-columns-spanned="1" table:number-rows-spanned="2" table:style-name="ce8">
            <text:p>1,372</text:p>
          </table:table-cell>
          <table:table-cell office:value-type="float" office:value="1456123" table:number-columns-spanned="1" table:number-rows-spanned="2" table:style-name="ce8">
            <text:p>1,456,123</text:p>
          </table:table-cell>
          <table:table-cell office:value-type="float" office:value="159520" table:number-columns-spanned="1" table:number-rows-spanned="2" table:style-name="ce8">
            <text:p>159,520</text:p>
          </table:table-cell>
          <table:table-cell office:value-type="float" office:value="1879129" table:number-columns-spanned="1" table:number-rows-spanned="2" table:style-name="ce8">
            <text:p>1,879,129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6" table:number-columns-spanned="1" table:number-rows-spanned="2" table:style-name="ce8">
            <text:p>5,436</text:p>
          </table:table-cell>
          <table:table-cell office:value-type="float" office:value="80196" table:number-columns-spanned="1" table:number-rows-spanned="2" table:style-name="ce8">
            <text:p>80,196</text:p>
          </table:table-cell>
          <table:table-cell office:value-type="percentage" office:value="0.47589999999999999" table:number-columns-spanned="1" table:number-rows-spanned="2" table:style-name="ce11">
            <text:p>47.59%</text:p>
          </table:table-cell>
          <table:table-cell office:value-type="float" office:value="3261" table:number-columns-spanned="1" table:number-rows-spanned="2" table:style-name="ce8">
            <text:p>3,261</text:p>
          </table:table-cell>
          <table:table-cell office:value-type="float" office:value="261548617" table:number-columns-spanned="1" table:number-rows-spanned="2" table:style-name="ce8">
            <text:p>261,548,617</text:p>
          </table:table-cell>
          <table:table-cell office:value-type="float" office:value="300647069" table:number-columns-spanned="1" table:number-rows-spanned="2" table:style-name="ce8">
            <text:p>300,647,069</text:p>
          </table:table-cell>
          <table:table-cell office:value-type="float" office:value="621026613" table:number-columns-spanned="1" table:number-rows-spanned="2" table:style-name="ce8">
            <text:p>621,026,613</text:p>
          </table:table-cell>
          <table:table-cell office:value-type="float" office:value="1333" table:number-columns-spanned="1" table:number-rows-spanned="2" table:style-name="ce8">
            <text:p>1,333</text:p>
          </table:table-cell>
          <table:table-cell office:value-type="float" office:value="2046" table:number-columns-spanned="1" table:number-rows-spanned="2" table:style-name="ce8">
            <text:p>2,046</text:p>
          </table:table-cell>
          <table:table-cell office:value-type="float" office:value="856" table:number-columns-spanned="1" table:number-rows-spanned="2" table:style-name="ce9">
            <text:p>856</text:p>
          </table:table-cell>
          <table:table-cell office:value-type="float" office:value="546" table:number-columns-spanned="1" table:number-rows-spanned="2" table:style-name="ce9">
            <text:p>546</text:p>
          </table:table-cell>
          <table:table-cell office:value-type="float" office:value="4781" table:number-columns-spanned="1" table:number-rows-spanned="2" table:style-name="ce8">
            <text:p>4,78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01460" table:style-name="ce5">
            <text:p>201,460</text:p>
          </table:table-cell>
          <table:table-cell office:value-type="float" office:value="77313" table:style-name="ce5">
            <text:p>77,313</text:p>
          </table:table-cell>
          <table:table-cell office:value-type="float" office:value="278773" table:style-name="ce5">
            <text:p>278,773</text:p>
          </table:table-cell>
          <table:table-cell office:value-type="float" office:value="38427" table:style-name="ce5">
            <text:p>38,427</text:p>
          </table:table-cell>
          <table:table-cell office:value-type="float" office:value="40287" table:style-name="ce5">
            <text:p>40,287</text:p>
          </table:table-cell>
          <table:table-cell office:value-type="float" office:value="89597" table:style-name="ce5">
            <text:p>89,597</text:p>
          </table:table-cell>
          <table:table-cell office:value-type="float" office:value="13364" table:style-name="ce5">
            <text:p>13,364</text:p>
          </table:table-cell>
          <table:table-cell office:value-type="float" office:value="15682" table:style-name="ce5">
            <text:p>15,682</text:p>
          </table:table-cell>
          <table:table-cell office:value-type="float" office:value="10516" table:style-name="ce5">
            <text:p>10,516</text:p>
          </table:table-cell>
          <table:table-cell office:value-type="float" office:value="2717" table:style-name="ce5">
            <text:p>2,717</text:p>
          </table:table-cell>
          <table:table-cell office:value-type="float" office:value="13624" table:style-name="ce5">
            <text:p>13,624</text:p>
          </table:table-cell>
          <table:table-cell office:value-type="float" office:value="33146" table:style-name="ce5">
            <text:p>33,146</text:p>
          </table:table-cell>
          <table:table-cell office:value-type="float" office:value="12906" table:style-name="ce5">
            <text:p>12,906</text:p>
          </table:table-cell>
          <table:table-cell office:value-type="float" office:value="3210" table:style-name="ce5">
            <text:p>3,210</text:p>
          </table:table-cell>
          <table:table-cell office:value-type="float" office:value="4953" table:style-name="ce5">
            <text:p>4,953</text:p>
          </table:table-cell>
          <table:table-cell office:value-type="float" office:value="344" table:style-name="ce2">
            <text:p>344</text:p>
          </table:table-cell>
          <table:table-cell office:value-type="float" office:value="278773" table:style-name="ce5">
            <text:p>278,77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5210" table:style-name="ce5">
            <text:p>55,210</text:p>
          </table:table-cell>
          <table:table-cell office:value-type="float" office:value="29486" table:style-name="ce5">
            <text:p>29,486</text:p>
          </table:table-cell>
          <table:table-cell office:value-type="float" office:value="84696" table:style-name="ce5">
            <text:p>84,696</text:p>
          </table:table-cell>
          <table:table-cell office:value-type="float" office:value="9359" table:style-name="ce5">
            <text:p>9,359</text:p>
          </table:table-cell>
          <table:table-cell office:value-type="float" office:value="17783" table:style-name="ce5">
            <text:p>17,783</text:p>
          </table:table-cell>
          <table:table-cell office:value-type="float" office:value="25622" table:style-name="ce5">
            <text:p>25,622</text:p>
          </table:table-cell>
          <table:table-cell office:value-type="float" office:value="4477" table:style-name="ce5">
            <text:p>4,477</text:p>
          </table:table-cell>
          <table:table-cell office:value-type="float" office:value="8383" table:style-name="ce5">
            <text:p>8,383</text:p>
          </table:table-cell>
          <table:table-cell office:value-type="float" office:value="3441" table:style-name="ce5">
            <text:p>3,441</text:p>
          </table:table-cell>
          <table:table-cell office:value-type="float" office:value="895" table:style-name="ce2">
            <text:p>895</text:p>
          </table:table-cell>
          <table:table-cell office:value-type="float" office:value="4236" table:style-name="ce5">
            <text:p>4,236</text:p>
          </table:table-cell>
          <table:table-cell office:value-type="float" office:value="4777" table:style-name="ce5">
            <text:p>4,777</text:p>
          </table:table-cell>
          <table:table-cell office:value-type="float" office:value="3273" table:style-name="ce5">
            <text:p>3,273</text:p>
          </table:table-cell>
          <table:table-cell office:value-type="float" office:value="922" table:style-name="ce2">
            <text:p>922</text:p>
          </table:table-cell>
          <table:table-cell office:value-type="float" office:value="1485" table:style-name="ce5">
            <text:p>1,485</text:p>
          </table:table-cell>
          <table:table-cell office:value-type="float" office:value="43" table:style-name="ce2">
            <text:p>43</text:p>
          </table:table-cell>
          <table:table-cell office:value-type="float" office:value="84696" table:style-name="ce5">
            <text:p>84,69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56670" table:style-name="ce5">
            <text:p>256,670</text:p>
          </table:table-cell>
          <table:table-cell office:value-type="float" office:value="106799" table:style-name="ce5">
            <text:p>106,799</text:p>
          </table:table-cell>
          <table:table-cell office:value-type="float" office:value="363469" table:style-name="ce5">
            <text:p>363,469</text:p>
          </table:table-cell>
          <table:table-cell office:value-type="float" office:value="47786" table:style-name="ce5">
            <text:p>47,786</text:p>
          </table:table-cell>
          <table:table-cell office:value-type="float" office:value="58070" table:style-name="ce5">
            <text:p>58,070</text:p>
          </table:table-cell>
          <table:table-cell office:value-type="float" office:value="115219" table:style-name="ce5">
            <text:p>115,219</text:p>
          </table:table-cell>
          <table:table-cell office:value-type="float" office:value="17841" table:style-name="ce5">
            <text:p>17,841</text:p>
          </table:table-cell>
          <table:table-cell office:value-type="float" office:value="24065" table:style-name="ce5">
            <text:p>24,065</text:p>
          </table:table-cell>
          <table:table-cell office:value-type="float" office:value="13957" table:style-name="ce5">
            <text:p>13,957</text:p>
          </table:table-cell>
          <table:table-cell office:value-type="float" office:value="3612" table:style-name="ce5">
            <text:p>3,612</text:p>
          </table:table-cell>
          <table:table-cell office:value-type="float" office:value="17860" table:style-name="ce5">
            <text:p>17,860</text:p>
          </table:table-cell>
          <table:table-cell office:value-type="float" office:value="37923" table:style-name="ce5">
            <text:p>37,923</text:p>
          </table:table-cell>
          <table:table-cell office:value-type="float" office:value="16179" table:style-name="ce5">
            <text:p>16,179</text:p>
          </table:table-cell>
          <table:table-cell office:value-type="float" office:value="4132" table:style-name="ce5">
            <text:p>4,132</text:p>
          </table:table-cell>
          <table:table-cell office:value-type="float" office:value="6438" table:style-name="ce5">
            <text:p>6,438</text:p>
          </table:table-cell>
          <table:table-cell office:value-type="float" office:value="387" table:style-name="ce2">
            <text:p>387</text:p>
          </table:table-cell>
          <table:table-cell office:value-type="float" office:value="363469" table:style-name="ce5">
            <text:p>363,46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2506" table:style-name="ce5">
            <text:p>42,506</text:p>
          </table:table-cell>
          <table:table-cell office:value-type="float" office:value="41632" table:style-name="ce5">
            <text:p>41,632</text:p>
          </table:table-cell>
          <table:table-cell office:value-type="float" office:value="84138" table:style-name="ce5">
            <text:p>84,138</text:p>
          </table:table-cell>
          <table:table-cell office:value-type="float" office:value="44527" table:style-name="ce5">
            <text:p>44,527</text:p>
          </table:table-cell>
          <table:table-cell office:value-type="float" office:value="13334" table:style-name="ce5">
            <text:p>13,334</text:p>
          </table:table-cell>
          <table:table-cell office:value-type="float" office:value="12937" table:style-name="ce5">
            <text:p>12,937</text:p>
          </table:table-cell>
          <table:table-cell office:value-type="float" office:value="1555" table:style-name="ce5">
            <text:p>1,555</text:p>
          </table:table-cell>
          <table:table-cell office:value-type="float" office:value="1809" table:style-name="ce5">
            <text:p>1,809</text:p>
          </table:table-cell>
          <table:table-cell office:value-type="float" office:value="760" table:style-name="ce2">
            <text:p>760</text:p>
          </table:table-cell>
          <table:table-cell office:value-type="float" office:value="566" table:style-name="ce2">
            <text:p>566</text:p>
          </table:table-cell>
          <table:table-cell office:value-type="float" office:value="1483" table:style-name="ce5">
            <text:p>1,483</text:p>
          </table:table-cell>
          <table:table-cell office:value-type="float" office:value="2604" table:style-name="ce5">
            <text:p>2,604</text:p>
          </table:table-cell>
          <table:table-cell office:value-type="float" office:value="2198" table:style-name="ce5">
            <text:p>2,198</text:p>
          </table:table-cell>
          <table:table-cell office:value-type="float" office:value="441" table:style-name="ce2">
            <text:p>441</text:p>
          </table:table-cell>
          <table:table-cell office:value-type="float" office:value="1493" table:style-name="ce5">
            <text:p>1,493</text:p>
          </table:table-cell>
          <table:table-cell office:value-type="float" office:value="431" table:style-name="ce2">
            <text:p>431</text:p>
          </table:table-cell>
          <table:table-cell office:value-type="float" office:value="84138" table:style-name="ce5">
            <text:p>84,13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252" table:style-name="ce5">
            <text:p>3,252</text:p>
          </table:table-cell>
          <table:table-cell office:value-type="float" office:value="7341" table:style-name="ce5">
            <text:p>7,341</text:p>
          </table:table-cell>
          <table:table-cell office:value-type="float" office:value="10593" table:style-name="ce5">
            <text:p>10,593</text:p>
          </table:table-cell>
          <table:table-cell office:value-type="float" office:value="8392" table:style-name="ce5">
            <text:p>8,392</text:p>
          </table:table-cell>
          <table:table-cell office:value-type="float" office:value="981" table:style-name="ce2">
            <text:p>981</text:p>
          </table:table-cell>
          <table:table-cell office:value-type="float" office:value="107" table:style-name="ce2">
            <text:p>107</text:p>
          </table:table-cell>
          <table:table-cell office:value-type="float" office:value="103" table:style-name="ce2">
            <text:p>103</text:p>
          </table:table-cell>
          <table:table-cell office:value-type="float" office:value="107" table:style-name="ce2">
            <text:p>107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624" table:style-name="ce2">
            <text:p>624</text:p>
          </table:table-cell>
          <table:table-cell office:value-type="float" office:value="25" table:style-name="ce2">
            <text:p>25</text:p>
          </table:table-cell>
          <table:table-cell office:value-type="float" office:value="48" table:style-name="ce2">
            <text:p>48</text:p>
          </table:table-cell>
          <table:table-cell office:value-type="float" office:value="31" table:style-name="ce2">
            <text:p>31</text:p>
          </table:table-cell>
          <table:table-cell office:value-type="float" office:value="160" table:style-name="ce2">
            <text:p>160</text:p>
          </table:table-cell>
          <table:table-cell office:value-type="float" office:value="0" table:style-name="ce2">
            <text:p>0</text:p>
          </table:table-cell>
          <table:table-cell office:value-type="float" office:value="10593" table:style-name="ce5">
            <text:p>10,59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45758" table:style-name="ce5">
            <text:p>45,758</text:p>
          </table:table-cell>
          <table:table-cell office:value-type="float" office:value="48973" table:style-name="ce5">
            <text:p>48,973</text:p>
          </table:table-cell>
          <table:table-cell office:value-type="float" office:value="94731" table:style-name="ce5">
            <text:p>94,731</text:p>
          </table:table-cell>
          <table:table-cell office:value-type="float" office:value="52919" table:style-name="ce5">
            <text:p>52,919</text:p>
          </table:table-cell>
          <table:table-cell office:value-type="float" office:value="14315" table:style-name="ce5">
            <text:p>14,315</text:p>
          </table:table-cell>
          <table:table-cell office:value-type="float" office:value="13044" table:style-name="ce5">
            <text:p>13,044</text:p>
          </table:table-cell>
          <table:table-cell office:value-type="float" office:value="1658" table:style-name="ce5">
            <text:p>1,658</text:p>
          </table:table-cell>
          <table:table-cell office:value-type="float" office:value="1916" table:style-name="ce5">
            <text:p>1,916</text:p>
          </table:table-cell>
          <table:table-cell office:value-type="float" office:value="765" table:style-name="ce2">
            <text:p>765</text:p>
          </table:table-cell>
          <table:table-cell office:value-type="float" office:value="576" table:style-name="ce2">
            <text:p>576</text:p>
          </table:table-cell>
          <table:table-cell office:value-type="float" office:value="2107" table:style-name="ce5">
            <text:p>2,107</text:p>
          </table:table-cell>
          <table:table-cell office:value-type="float" office:value="2629" table:style-name="ce5">
            <text:p>2,629</text:p>
          </table:table-cell>
          <table:table-cell office:value-type="float" office:value="2246" table:style-name="ce5">
            <text:p>2,246</text:p>
          </table:table-cell>
          <table:table-cell office:value-type="float" office:value="472" table:style-name="ce2">
            <text:p>472</text:p>
          </table:table-cell>
          <table:table-cell office:value-type="float" office:value="1653" table:style-name="ce5">
            <text:p>1,653</text:p>
          </table:table-cell>
          <table:table-cell office:value-type="float" office:value="431" table:style-name="ce2">
            <text:p>431</text:p>
          </table:table-cell>
          <table:table-cell office:value-type="float" office:value="94731" table:style-name="ce5">
            <text:p>94,73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6730" table:style-name="ce5">
            <text:p>16,730</text:p>
          </table:table-cell>
          <table:table-cell office:value-type="float" office:value="10507" table:style-name="ce5">
            <text:p>10,507</text:p>
          </table:table-cell>
          <table:table-cell office:value-type="float" office:value="27237" table:style-name="ce5">
            <text:p>27,237</text:p>
          </table:table-cell>
          <table:table-cell office:value-type="float" office:value="15975" table:style-name="ce5">
            <text:p>15,975</text:p>
          </table:table-cell>
          <table:table-cell office:value-type="float" office:value="2916" table:style-name="ce5">
            <text:p>2,916</text:p>
          </table:table-cell>
          <table:table-cell office:value-type="float" office:value="3761" table:style-name="ce5">
            <text:p>3,761</text:p>
          </table:table-cell>
          <table:table-cell office:value-type="float" office:value="381" table:style-name="ce2">
            <text:p>381</text:p>
          </table:table-cell>
          <table:table-cell office:value-type="float" office:value="293" table:style-name="ce2">
            <text:p>293</text:p>
          </table:table-cell>
          <table:table-cell office:value-type="float" office:value="247" table:style-name="ce2">
            <text:p>247</text:p>
          </table:table-cell>
          <table:table-cell office:value-type="float" office:value="192" table:style-name="ce2">
            <text:p>192</text:p>
          </table:table-cell>
          <table:table-cell office:value-type="float" office:value="680" table:style-name="ce2">
            <text:p>680</text:p>
          </table:table-cell>
          <table:table-cell office:value-type="float" office:value="1157" table:style-name="ce5">
            <text:p>1,157</text:p>
          </table:table-cell>
          <table:table-cell office:value-type="float" office:value="1298" table:style-name="ce5">
            <text:p>1,298</text:p>
          </table:table-cell>
          <table:table-cell office:value-type="float" office:value="91" table:style-name="ce2">
            <text:p>91</text:p>
          </table:table-cell>
          <table:table-cell office:value-type="float" office:value="246" table:style-name="ce2">
            <text:p>246</text:p>
          </table:table-cell>
          <table:table-cell office:value-type="float" office:value="0" table:style-name="ce2">
            <text:p>0</text:p>
          </table:table-cell>
          <table:table-cell office:value-type="float" office:value="27237" table:style-name="ce5">
            <text:p>27,23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837" table:style-name="ce5">
            <text:p>8,837</text:p>
          </table:table-cell>
          <table:table-cell office:value-type="float" office:value="1469" table:style-name="ce5">
            <text:p>1,469</text:p>
          </table:table-cell>
          <table:table-cell office:value-type="float" office:value="10306" table:style-name="ce5">
            <text:p>10,306</text:p>
          </table:table-cell>
          <table:table-cell office:value-type="float" office:value="6236" table:style-name="ce5">
            <text:p>6,236</text:p>
          </table:table-cell>
          <table:table-cell office:value-type="float" office:value="771" table:style-name="ce2">
            <text:p>771</text:p>
          </table:table-cell>
          <table:table-cell office:value-type="float" office:value="1213" table:style-name="ce5">
            <text:p>1,213</text:p>
          </table:table-cell>
          <table:table-cell office:value-type="float" office:value="224" table:style-name="ce2">
            <text:p>224</text:p>
          </table:table-cell>
          <table:table-cell office:value-type="float" office:value="118" table:style-name="ce2">
            <text:p>118</text:p>
          </table:table-cell>
          <table:table-cell office:value-type="float" office:value="80" table:style-name="ce2">
            <text:p>80</text:p>
          </table:table-cell>
          <table:table-cell office:value-type="float" office:value="79" table:style-name="ce2">
            <text:p>79</text:p>
          </table:table-cell>
          <table:table-cell office:value-type="float" office:value="310" table:style-name="ce2">
            <text:p>310</text:p>
          </table:table-cell>
          <table:table-cell office:value-type="float" office:value="426" table:style-name="ce2">
            <text:p>426</text:p>
          </table:table-cell>
          <table:table-cell office:value-type="float" office:value="763" table:style-name="ce2">
            <text:p>763</text:p>
          </table:table-cell>
          <table:table-cell office:value-type="float" office:value="49" table:style-name="ce2">
            <text:p>49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float" office:value="10306" table:style-name="ce5">
            <text:p>10,30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5567" table:style-name="ce5">
            <text:p>25,567</text:p>
          </table:table-cell>
          <table:table-cell office:value-type="float" office:value="11976" table:style-name="ce5">
            <text:p>11,976</text:p>
          </table:table-cell>
          <table:table-cell office:value-type="float" office:value="37543" table:style-name="ce5">
            <text:p>37,543</text:p>
          </table:table-cell>
          <table:table-cell office:value-type="float" office:value="22211" table:style-name="ce5">
            <text:p>22,211</text:p>
          </table:table-cell>
          <table:table-cell office:value-type="float" office:value="3687" table:style-name="ce5">
            <text:p>3,687</text:p>
          </table:table-cell>
          <table:table-cell office:value-type="float" office:value="4974" table:style-name="ce5">
            <text:p>4,974</text:p>
          </table:table-cell>
          <table:table-cell office:value-type="float" office:value="605" table:style-name="ce2">
            <text:p>605</text:p>
          </table:table-cell>
          <table:table-cell office:value-type="float" office:value="411" table:style-name="ce2">
            <text:p>411</text:p>
          </table:table-cell>
          <table:table-cell office:value-type="float" office:value="327" table:style-name="ce2">
            <text:p>327</text:p>
          </table:table-cell>
          <table:table-cell office:value-type="float" office:value="271" table:style-name="ce2">
            <text:p>271</text:p>
          </table:table-cell>
          <table:table-cell office:value-type="float" office:value="990" table:style-name="ce2">
            <text:p>990</text:p>
          </table:table-cell>
          <table:table-cell office:value-type="float" office:value="1583" table:style-name="ce5">
            <text:p>1,583</text:p>
          </table:table-cell>
          <table:table-cell office:value-type="float" office:value="2061" table:style-name="ce5">
            <text:p>2,061</text:p>
          </table:table-cell>
          <table:table-cell office:value-type="float" office:value="140" table:style-name="ce2">
            <text:p>140</text:p>
          </table:table-cell>
          <table:table-cell office:value-type="float" office:value="283" table:style-name="ce2">
            <text:p>283</text:p>
          </table:table-cell>
          <table:table-cell office:value-type="float" office:value="0" table:style-name="ce2">
            <text:p>0</text:p>
          </table:table-cell>
          <table:table-cell office:value-type="float" office:value="37543" table:style-name="ce5">
            <text:p>37,54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8125" table:style-name="ce5">
            <text:p>18,125</text:p>
          </table:table-cell>
          <table:table-cell office:value-type="float" office:value="18186" table:style-name="ce5">
            <text:p>18,186</text:p>
          </table:table-cell>
          <table:table-cell office:value-type="float" office:value="36311" table:style-name="ce5">
            <text:p>36,311</text:p>
          </table:table-cell>
          <table:table-cell office:value-type="float" office:value="29307" table:style-name="ce5">
            <text:p>29,307</text:p>
          </table:table-cell>
          <table:table-cell office:value-type="float" office:value="4850" table:style-name="ce5">
            <text:p>4,850</text:p>
          </table:table-cell>
          <table:table-cell office:value-type="float" office:value="852" table:style-name="ce2">
            <text:p>852</text:p>
          </table:table-cell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81" table:style-name="ce2">
            <text:p>81</text:p>
          </table:table-cell>
          <table:table-cell office:value-type="float" office:value="80" table:style-name="ce2">
            <text:p>80</text:p>
          </table:table-cell>
          <table:table-cell office:value-type="float" office:value="535" table:style-name="ce2">
            <text:p>535</text:p>
          </table:table-cell>
          <table:table-cell office:value-type="float" office:value="117" table:style-name="ce2">
            <text:p>117</text:p>
          </table:table-cell>
          <table:table-cell office:value-type="float" office:value="165" table:style-name="ce2">
            <text:p>165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24" table:style-name="ce2">
            <text:p>124</text:p>
          </table:table-cell>
          <table:table-cell office:value-type="float" office:value="36311" table:style-name="ce5">
            <text:p>36,3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8125" table:style-name="ce5">
            <text:p>18,125</text:p>
          </table:table-cell>
          <table:table-cell office:value-type="float" office:value="18186" table:style-name="ce5">
            <text:p>18,186</text:p>
          </table:table-cell>
          <table:table-cell office:value-type="float" office:value="36311" table:style-name="ce5">
            <text:p>36,311</text:p>
          </table:table-cell>
          <table:table-cell office:value-type="float" office:value="29307" table:style-name="ce5">
            <text:p>29,307</text:p>
          </table:table-cell>
          <table:table-cell office:value-type="float" office:value="4850" table:style-name="ce5">
            <text:p>4,850</text:p>
          </table:table-cell>
          <table:table-cell office:value-type="float" office:value="852" table:style-name="ce2">
            <text:p>852</text:p>
          </table:table-cell>
          <table:table-cell office:value-type="float" office:value="24" table:style-name="ce2">
            <text:p>24</text:p>
          </table:table-cell>
          <table:table-cell office:value-type="float" office:value="133" table:style-name="ce2">
            <text:p>133</text:p>
          </table:table-cell>
          <table:table-cell office:value-type="float" office:value="81" table:style-name="ce2">
            <text:p>81</text:p>
          </table:table-cell>
          <table:table-cell office:value-type="float" office:value="80" table:style-name="ce2">
            <text:p>80</text:p>
          </table:table-cell>
          <table:table-cell office:value-type="float" office:value="535" table:style-name="ce2">
            <text:p>535</text:p>
          </table:table-cell>
          <table:table-cell office:value-type="float" office:value="117" table:style-name="ce2">
            <text:p>117</text:p>
          </table:table-cell>
          <table:table-cell office:value-type="float" office:value="165" table:style-name="ce2">
            <text:p>165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24" table:style-name="ce2">
            <text:p>124</text:p>
          </table:table-cell>
          <table:table-cell office:value-type="float" office:value="36311" table:style-name="ce5">
            <text:p>36,31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5450" table:style-name="ce5">
            <text:p>55,450</text:p>
          </table:table-cell>
          <table:table-cell office:value-type="float" office:value="48486" table:style-name="ce5">
            <text:p>48,486</text:p>
          </table:table-cell>
          <table:table-cell office:value-type="float" office:value="103936" table:style-name="ce5">
            <text:p>103,936</text:p>
          </table:table-cell>
          <table:table-cell office:value-type="float" office:value="88353" table:style-name="ce5">
            <text:p>88,353</text:p>
          </table:table-cell>
          <table:table-cell office:value-type="float" office:value="5922" table:style-name="ce5">
            <text:p>5,922</text:p>
          </table:table-cell>
          <table:table-cell office:value-type="float" office:value="1963" table:style-name="ce5">
            <text:p>1,963</text:p>
          </table:table-cell>
          <table:table-cell office:value-type="float" office:value="728" table:style-name="ce2">
            <text:p>728</text:p>
          </table:table-cell>
          <table:table-cell office:value-type="float" office:value="1640" table:style-name="ce5">
            <text:p>1,640</text:p>
          </table:table-cell>
          <table:table-cell office:value-type="float" office:value="392" table:style-name="ce2">
            <text:p>392</text:p>
          </table:table-cell>
          <table:table-cell office:value-type="float" office:value="84" table:style-name="ce2">
            <text:p>84</text:p>
          </table:table-cell>
          <table:table-cell office:value-type="float" office:value="654" table:style-name="ce2">
            <text:p>654</text:p>
          </table:table-cell>
          <table:table-cell office:value-type="float" office:value="1683" table:style-name="ce5">
            <text:p>1,683</text:p>
          </table:table-cell>
          <table:table-cell office:value-type="float" office:value="1878" table:style-name="ce5">
            <text:p>1,878</text:p>
          </table:table-cell>
          <table:table-cell office:value-type="float" office:value="137" table:style-name="ce2">
            <text:p>137</text:p>
          </table:table-cell>
          <table:table-cell office:value-type="float" office:value="484" table:style-name="ce2">
            <text:p>484</text:p>
          </table:table-cell>
          <table:table-cell office:value-type="float" office:value="18" table:style-name="ce2">
            <text:p>18</text:p>
          </table:table-cell>
          <table:table-cell office:value-type="float" office:value="103936" table:style-name="ce5">
            <text:p>103,9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6218" table:style-name="ce5">
            <text:p>6,218</text:p>
          </table:table-cell>
          <table:table-cell office:value-type="float" office:value="7813" table:style-name="ce5">
            <text:p>7,813</text:p>
          </table:table-cell>
          <table:table-cell office:value-type="float" office:value="14031" table:style-name="ce5">
            <text:p>14,031</text:p>
          </table:table-cell>
          <table:table-cell office:value-type="float" office:value="10262" table:style-name="ce5">
            <text:p>10,262</text:p>
          </table:table-cell>
          <table:table-cell office:value-type="float" office:value="702" table:style-name="ce2">
            <text:p>702</text:p>
          </table:table-cell>
          <table:table-cell office:value-type="float" office:value="186" table:style-name="ce2">
            <text:p>186</text:p>
          </table:table-cell>
          <table:table-cell office:value-type="float" office:value="30" table:style-name="ce2">
            <text:p>30</text:p>
          </table:table-cell>
          <table:table-cell office:value-type="float" office:value="72" table:style-name="ce2">
            <text:p>72</text:p>
          </table:table-cell>
          <table:table-cell office:value-type="float" office:value="65" table:style-name="ce2">
            <text:p>65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4" table:style-name="ce2">
            <text:p>4</text:p>
          </table:table-cell>
          <table:table-cell office:value-type="float" office:value="2554" table:style-name="ce5">
            <text:p>2,554</text:p>
          </table:table-cell>
          <table:table-cell office:value-type="float" office:value="0" table:style-name="ce2">
            <text:p>0</text:p>
          </table:table-cell>
          <table:table-cell office:value-type="float" office:value="14031" table:style-name="ce5">
            <text:p>14,03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61668" table:style-name="ce5">
            <text:p>61,668</text:p>
          </table:table-cell>
          <table:table-cell office:value-type="float" office:value="56299" table:style-name="ce5">
            <text:p>56,299</text:p>
          </table:table-cell>
          <table:table-cell office:value-type="float" office:value="117967" table:style-name="ce5">
            <text:p>117,967</text:p>
          </table:table-cell>
          <table:table-cell office:value-type="float" office:value="98615" table:style-name="ce5">
            <text:p>98,615</text:p>
          </table:table-cell>
          <table:table-cell office:value-type="float" office:value="6624" table:style-name="ce5">
            <text:p>6,624</text:p>
          </table:table-cell>
          <table:table-cell office:value-type="float" office:value="2149" table:style-name="ce5">
            <text:p>2,149</text:p>
          </table:table-cell>
          <table:table-cell office:value-type="float" office:value="758" table:style-name="ce2">
            <text:p>758</text:p>
          </table:table-cell>
          <table:table-cell office:value-type="float" office:value="1712" table:style-name="ce5">
            <text:p>1,712</text:p>
          </table:table-cell>
          <table:table-cell office:value-type="float" office:value="457" table:style-name="ce2">
            <text:p>457</text:p>
          </table:table-cell>
          <table:table-cell office:value-type="float" office:value="104" table:style-name="ce2">
            <text:p>104</text:p>
          </table:table-cell>
          <table:table-cell office:value-type="float" office:value="685" table:style-name="ce2">
            <text:p>685</text:p>
          </table:table-cell>
          <table:table-cell office:value-type="float" office:value="1729" table:style-name="ce5">
            <text:p>1,729</text:p>
          </table:table-cell>
          <table:table-cell office:value-type="float" office:value="1937" table:style-name="ce5">
            <text:p>1,937</text:p>
          </table:table-cell>
          <table:table-cell office:value-type="float" office:value="141" table:style-name="ce2">
            <text:p>141</text:p>
          </table:table-cell>
          <table:table-cell office:value-type="float" office:value="3038" table:style-name="ce5">
            <text:p>3,038</text:p>
          </table:table-cell>
          <table:table-cell office:value-type="float" office:value="18" table:style-name="ce2">
            <text:p>18</text:p>
          </table:table-cell>
          <table:table-cell office:value-type="float" office:value="117967" table:style-name="ce5">
            <text:p>117,96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5201" table:style-name="ce5">
            <text:p>45,201</text:p>
          </table:table-cell>
          <table:table-cell office:value-type="float" office:value="16300" table:style-name="ce5">
            <text:p>16,300</text:p>
          </table:table-cell>
          <table:table-cell office:value-type="float" office:value="61501" table:style-name="ce5">
            <text:p>61,501</text:p>
          </table:table-cell>
          <table:table-cell office:value-type="float" office:value="21034" table:style-name="ce5">
            <text:p>21,034</text:p>
          </table:table-cell>
          <table:table-cell office:value-type="float" office:value="6319" table:style-name="ce5">
            <text:p>6,319</text:p>
          </table:table-cell>
          <table:table-cell office:value-type="float" office:value="5300" table:style-name="ce5">
            <text:p>5,300</text:p>
          </table:table-cell>
          <table:table-cell office:value-type="float" office:value="5234" table:style-name="ce5">
            <text:p>5,234</text:p>
          </table:table-cell>
          <table:table-cell office:value-type="float" office:value="1125" table:style-name="ce5">
            <text:p>1,125</text:p>
          </table:table-cell>
          <table:table-cell office:value-type="float" office:value="930" table:style-name="ce2">
            <text:p>930</text:p>
          </table:table-cell>
          <table:table-cell office:value-type="float" office:value="493" table:style-name="ce2">
            <text:p>493</text:p>
          </table:table-cell>
          <table:table-cell office:value-type="float" office:value="5467" table:style-name="ce5">
            <text:p>5,467</text:p>
          </table:table-cell>
          <table:table-cell office:value-type="float" office:value="8056" table:style-name="ce5">
            <text:p>8,056</text:p>
          </table:table-cell>
          <table:table-cell office:value-type="float" office:value="3709" table:style-name="ce5">
            <text:p>3,709</text:p>
          </table:table-cell>
          <table:table-cell office:value-type="float" office:value="208" table:style-name="ce2">
            <text:p>208</text:p>
          </table:table-cell>
          <table:table-cell office:value-type="float" office:value="3134" table:style-name="ce5">
            <text:p>3,134</text:p>
          </table:table-cell>
          <table:table-cell office:value-type="float" office:value="492" table:style-name="ce2">
            <text:p>492</text:p>
          </table:table-cell>
          <table:table-cell office:value-type="float" office:value="61501" table:style-name="ce5">
            <text:p>61,50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0256" table:style-name="ce5">
            <text:p>20,256</text:p>
          </table:table-cell>
          <table:table-cell office:value-type="float" office:value="13184" table:style-name="ce5">
            <text:p>13,184</text:p>
          </table:table-cell>
          <table:table-cell office:value-type="float" office:value="33440" table:style-name="ce5">
            <text:p>33,440</text:p>
          </table:table-cell>
          <table:table-cell office:value-type="float" office:value="13595" table:style-name="ce5">
            <text:p>13,595</text:p>
          </table:table-cell>
          <table:table-cell office:value-type="float" office:value="2940" table:style-name="ce5">
            <text:p>2,940</text:p>
          </table:table-cell>
          <table:table-cell office:value-type="float" office:value="2811" table:style-name="ce5">
            <text:p>2,811</text:p>
          </table:table-cell>
          <table:table-cell office:value-type="float" office:value="4294" table:style-name="ce5">
            <text:p>4,294</text:p>
          </table:table-cell>
          <table:table-cell office:value-type="float" office:value="1431" table:style-name="ce5">
            <text:p>1,431</text:p>
          </table:table-cell>
          <table:table-cell office:value-type="float" office:value="505" table:style-name="ce2">
            <text:p>505</text:p>
          </table:table-cell>
          <table:table-cell office:value-type="float" office:value="220" table:style-name="ce2">
            <text:p>220</text:p>
          </table:table-cell>
          <table:table-cell office:value-type="float" office:value="1852" table:style-name="ce5">
            <text:p>1,852</text:p>
          </table:table-cell>
          <table:table-cell office:value-type="float" office:value="2494" table:style-name="ce5">
            <text:p>2,494</text:p>
          </table:table-cell>
          <table:table-cell office:value-type="float" office:value="920" table:style-name="ce2">
            <text:p>920</text:p>
          </table:table-cell>
          <table:table-cell office:value-type="float" office:value="207" table:style-name="ce2">
            <text:p>207</text:p>
          </table:table-cell>
          <table:table-cell office:value-type="float" office:value="2171" table:style-name="ce5">
            <text:p>2,171</text:p>
          </table:table-cell>
          <table:table-cell office:value-type="float" office:value="0" table:style-name="ce2">
            <text:p>0</text:p>
          </table:table-cell>
          <table:table-cell office:value-type="float" office:value="33440" table:style-name="ce5">
            <text:p>33,44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5457" table:style-name="ce5">
            <text:p>65,457</text:p>
          </table:table-cell>
          <table:table-cell office:value-type="float" office:value="29484" table:style-name="ce5">
            <text:p>29,484</text:p>
          </table:table-cell>
          <table:table-cell office:value-type="float" office:value="94941" table:style-name="ce5">
            <text:p>94,941</text:p>
          </table:table-cell>
          <table:table-cell office:value-type="float" office:value="34629" table:style-name="ce5">
            <text:p>34,629</text:p>
          </table:table-cell>
          <table:table-cell office:value-type="float" office:value="9259" table:style-name="ce5">
            <text:p>9,259</text:p>
          </table:table-cell>
          <table:table-cell office:value-type="float" office:value="8111" table:style-name="ce5">
            <text:p>8,111</text:p>
          </table:table-cell>
          <table:table-cell office:value-type="float" office:value="9528" table:style-name="ce5">
            <text:p>9,528</text:p>
          </table:table-cell>
          <table:table-cell office:value-type="float" office:value="2556" table:style-name="ce5">
            <text:p>2,556</text:p>
          </table:table-cell>
          <table:table-cell office:value-type="float" office:value="1435" table:style-name="ce5">
            <text:p>1,435</text:p>
          </table:table-cell>
          <table:table-cell office:value-type="float" office:value="713" table:style-name="ce2">
            <text:p>713</text:p>
          </table:table-cell>
          <table:table-cell office:value-type="float" office:value="7319" table:style-name="ce5">
            <text:p>7,319</text:p>
          </table:table-cell>
          <table:table-cell office:value-type="float" office:value="10550" table:style-name="ce5">
            <text:p>10,550</text:p>
          </table:table-cell>
          <table:table-cell office:value-type="float" office:value="4629" table:style-name="ce5">
            <text:p>4,629</text:p>
          </table:table-cell>
          <table:table-cell office:value-type="float" office:value="415" table:style-name="ce2">
            <text:p>415</text:p>
          </table:table-cell>
          <table:table-cell office:value-type="float" office:value="5305" table:style-name="ce5">
            <text:p>5,305</text:p>
          </table:table-cell>
          <table:table-cell office:value-type="float" office:value="492" table:style-name="ce2">
            <text:p>492</text:p>
          </table:table-cell>
          <table:table-cell office:value-type="float" office:value="94941" table:style-name="ce5">
            <text:p>94,94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7806" table:style-name="ce5">
            <text:p>67,806</text:p>
          </table:table-cell>
          <table:table-cell office:value-type="float" office:value="64903" table:style-name="ce5">
            <text:p>64,903</text:p>
          </table:table-cell>
          <table:table-cell office:value-type="float" office:value="132709" table:style-name="ce5">
            <text:p>132,709</text:p>
          </table:table-cell>
          <table:table-cell office:value-type="float" office:value="111311" table:style-name="ce5">
            <text:p>111,311</text:p>
          </table:table-cell>
          <table:table-cell office:value-type="float" office:value="7032" table:style-name="ce5">
            <text:p>7,032</text:p>
          </table:table-cell>
          <table:table-cell office:value-type="float" office:value="3969" table:style-name="ce5">
            <text:p>3,969</text:p>
          </table:table-cell>
          <table:table-cell office:value-type="float" office:value="432" table:style-name="ce2">
            <text:p>432</text:p>
          </table:table-cell>
          <table:table-cell office:value-type="float" office:value="1310" table:style-name="ce5">
            <text:p>1,310</text:p>
          </table:table-cell>
          <table:table-cell office:value-type="float" office:value="341" table:style-name="ce2">
            <text:p>341</text:p>
          </table:table-cell>
          <table:table-cell office:value-type="float" office:value="152" table:style-name="ce2">
            <text:p>152</text:p>
          </table:table-cell>
          <table:table-cell office:value-type="float" office:value="2620" table:style-name="ce5">
            <text:p>2,620</text:p>
          </table:table-cell>
          <table:table-cell office:value-type="float" office:value="2450" table:style-name="ce5">
            <text:p>2,450</text:p>
          </table:table-cell>
          <table:table-cell office:value-type="float" office:value="1495" table:style-name="ce5">
            <text:p>1,495</text:p>
          </table:table-cell>
          <table:table-cell office:value-type="float" office:value="209" table:style-name="ce2">
            <text:p>209</text:p>
          </table:table-cell>
          <table:table-cell office:value-type="float" office:value="1388" table:style-name="ce5">
            <text:p>1,388</text:p>
          </table:table-cell>
          <table:table-cell office:value-type="float" office:value="0" table:style-name="ce2">
            <text:p>0</text:p>
          </table:table-cell>
          <table:table-cell office:value-type="float" office:value="132709" table:style-name="ce5">
            <text:p>132,70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5197" table:style-name="ce5">
            <text:p>15,197</text:p>
          </table:table-cell>
          <table:table-cell office:value-type="float" office:value="17666" table:style-name="ce5">
            <text:p>17,666</text:p>
          </table:table-cell>
          <table:table-cell office:value-type="float" office:value="32863" table:style-name="ce5">
            <text:p>32,863</text:p>
          </table:table-cell>
          <table:table-cell office:value-type="float" office:value="27120" table:style-name="ce5">
            <text:p>27,120</text:p>
          </table:table-cell>
          <table:table-cell office:value-type="float" office:value="2790" table:style-name="ce5">
            <text:p>2,790</text:p>
          </table:table-cell>
          <table:table-cell office:value-type="float" office:value="300" table:style-name="ce2">
            <text:p>300</text:p>
          </table:table-cell>
          <table:table-cell office:value-type="float" office:value="106" table:style-name="ce2">
            <text:p>106</text:p>
          </table:table-cell>
          <table:table-cell office:value-type="float" office:value="291" table:style-name="ce2">
            <text:p>291</text:p>
          </table:table-cell>
          <table:table-cell office:value-type="float" office:value="159" table:style-name="ce2">
            <text:p>159</text:p>
          </table:table-cell>
          <table:table-cell office:value-type="float" office:value="43" table:style-name="ce2">
            <text:p>43</text:p>
          </table:table-cell>
          <table:table-cell office:value-type="float" office:value="997" table:style-name="ce2">
            <text:p>997</text:p>
          </table:table-cell>
          <table:table-cell office:value-type="float" office:value="579" table:style-name="ce2">
            <text:p>579</text:p>
          </table:table-cell>
          <table:table-cell office:value-type="float" office:value="267" table:style-name="ce2">
            <text:p>267</text:p>
          </table:table-cell>
          <table:table-cell office:value-type="float" office:value="33" table:style-name="ce2">
            <text:p>33</text:p>
          </table:table-cell>
          <table:table-cell office:value-type="float" office:value="133" table:style-name="ce2">
            <text:p>133</text:p>
          </table:table-cell>
          <table:table-cell office:value-type="float" office:value="45" table:style-name="ce2">
            <text:p>45</text:p>
          </table:table-cell>
          <table:table-cell office:value-type="float" office:value="32863" table:style-name="ce5">
            <text:p>32,86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3003" table:style-name="ce5">
            <text:p>83,003</text:p>
          </table:table-cell>
          <table:table-cell office:value-type="float" office:value="82569" table:style-name="ce5">
            <text:p>82,569</text:p>
          </table:table-cell>
          <table:table-cell office:value-type="float" office:value="165572" table:style-name="ce5">
            <text:p>165,572</text:p>
          </table:table-cell>
          <table:table-cell office:value-type="float" office:value="138431" table:style-name="ce5">
            <text:p>138,431</text:p>
          </table:table-cell>
          <table:table-cell office:value-type="float" office:value="9822" table:style-name="ce5">
            <text:p>9,822</text:p>
          </table:table-cell>
          <table:table-cell office:value-type="float" office:value="4269" table:style-name="ce5">
            <text:p>4,269</text:p>
          </table:table-cell>
          <table:table-cell office:value-type="float" office:value="538" table:style-name="ce2">
            <text:p>538</text:p>
          </table:table-cell>
          <table:table-cell office:value-type="float" office:value="1601" table:style-name="ce5">
            <text:p>1,601</text:p>
          </table:table-cell>
          <table:table-cell office:value-type="float" office:value="500" table:style-name="ce2">
            <text:p>500</text:p>
          </table:table-cell>
          <table:table-cell office:value-type="float" office:value="195" table:style-name="ce2">
            <text:p>195</text:p>
          </table:table-cell>
          <table:table-cell office:value-type="float" office:value="3617" table:style-name="ce5">
            <text:p>3,617</text:p>
          </table:table-cell>
          <table:table-cell office:value-type="float" office:value="3029" table:style-name="ce5">
            <text:p>3,029</text:p>
          </table:table-cell>
          <table:table-cell office:value-type="float" office:value="1762" table:style-name="ce5">
            <text:p>1,762</text:p>
          </table:table-cell>
          <table:table-cell office:value-type="float" office:value="242" table:style-name="ce2">
            <text:p>242</text:p>
          </table:table-cell>
          <table:table-cell office:value-type="float" office:value="1521" table:style-name="ce5">
            <text:p>1,521</text:p>
          </table:table-cell>
          <table:table-cell office:value-type="float" office:value="45" table:style-name="ce2">
            <text:p>45</text:p>
          </table:table-cell>
          <table:table-cell office:value-type="float" office:value="165572" table:style-name="ce5">
            <text:p>165,572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556248" table:style-name="ce5">
            <text:p>556,248</text:p>
          </table:table-cell>
          <table:table-cell office:value-type="float" office:value="354286" table:style-name="ce5">
            <text:p>354,286</text:p>
          </table:table-cell>
          <table:table-cell office:value-type="float" office:value="910534" table:style-name="ce5">
            <text:p>910,534</text:p>
          </table:table-cell>
          <table:table-cell office:value-type="float" office:value="423898" table:style-name="ce5">
            <text:p>423,898</text:p>
          </table:table-cell>
          <table:table-cell office:value-type="float" office:value="106627" table:style-name="ce5">
            <text:p>106,627</text:p>
          </table:table-cell>
          <table:table-cell office:value-type="float" office:value="148618" table:style-name="ce5">
            <text:p>148,618</text:p>
          </table:table-cell>
          <table:table-cell office:value-type="float" office:value="30952" table:style-name="ce5">
            <text:p>30,952</text:p>
          </table:table-cell>
          <table:table-cell office:value-type="float" office:value="32394" table:style-name="ce5">
            <text:p>32,394</text:p>
          </table:table-cell>
          <table:table-cell office:value-type="float" office:value="17522" table:style-name="ce5">
            <text:p>17,522</text:p>
          </table:table-cell>
          <table:table-cell office:value-type="float" office:value="5551" table:style-name="ce5">
            <text:p>5,551</text:p>
          </table:table-cell>
          <table:table-cell office:value-type="float" office:value="33113" table:style-name="ce5">
            <text:p>33,113</text:p>
          </table:table-cell>
          <table:table-cell office:value-type="float" office:value="57560" table:style-name="ce5">
            <text:p>57,560</text:p>
          </table:table-cell>
          <table:table-cell office:value-type="float" office:value="28979" table:style-name="ce5">
            <text:p>28,979</text:p>
          </table:table-cell>
          <table:table-cell office:value-type="float" office:value="5565" table:style-name="ce5">
            <text:p>5,565</text:p>
          </table:table-cell>
          <table:table-cell office:value-type="float" office:value="18258" table:style-name="ce5">
            <text:p>18,258</text:p>
          </table:table-cell>
          <table:table-cell office:value-type="float" office:value="1497" table:style-name="ce5">
            <text:p>1,497</text:p>
          </table:table-cell>
          <table:table-cell office:value-type="float" office:value="910534" table:style-name="ce5">
            <text:p>910,534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47278" table:style-name="ce5">
            <text:p>447,278</text:p>
          </table:table-cell>
          <table:table-cell office:value-type="float" office:value="277327" table:style-name="ce5">
            <text:p>277,327</text:p>
          </table:table-cell>
          <table:table-cell office:value-type="float" office:value="724605" table:style-name="ce5">
            <text:p>724,605</text:p>
          </table:table-cell>
          <table:table-cell office:value-type="float" office:value="348934" table:style-name="ce5">
            <text:p>348,934</text:p>
          </table:table-cell>
          <table:table-cell office:value-type="float" office:value="80660" table:style-name="ce5">
            <text:p>80,660</text:p>
          </table:table-cell>
          <table:table-cell office:value-type="float" office:value="118379" table:style-name="ce5">
            <text:p>118,379</text:p>
          </table:table-cell>
          <table:table-cell office:value-type="float" office:value="21718" table:style-name="ce5">
            <text:p>21,718</text:p>
          </table:table-cell>
          <table:table-cell office:value-type="float" office:value="21992" table:style-name="ce5">
            <text:p>21,992</text:p>
          </table:table-cell>
          <table:table-cell office:value-type="float" office:value="13267" table:style-name="ce5">
            <text:p>13,267</text:p>
          </table:table-cell>
          <table:table-cell office:value-type="float" office:value="4284" table:style-name="ce5">
            <text:p>4,284</text:p>
          </table:table-cell>
          <table:table-cell office:value-type="float" office:value="25063" table:style-name="ce5">
            <text:p>25,063</text:p>
          </table:table-cell>
          <table:table-cell office:value-type="float" office:value="49213" table:style-name="ce5">
            <text:p>49,213</text:p>
          </table:table-cell>
          <table:table-cell office:value-type="float" office:value="23649" table:style-name="ce5">
            <text:p>23,649</text:p>
          </table:table-cell>
          <table:table-cell office:value-type="float" office:value="4319" table:style-name="ce5">
            <text:p>4,319</text:p>
          </table:table-cell>
          <table:table-cell office:value-type="float" office:value="11718" table:style-name="ce5">
            <text:p>11,718</text:p>
          </table:table-cell>
          <table:table-cell office:value-type="float" office:value="1409" table:style-name="ce5">
            <text:p>1,409</text:p>
          </table:table-cell>
          <table:table-cell office:value-type="float" office:value="724605" table:style-name="ce5">
            <text:p>724,60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08970" table:style-name="ce5">
            <text:p>108,970</text:p>
          </table:table-cell>
          <table:table-cell office:value-type="float" office:value="76959" table:style-name="ce5">
            <text:p>76,959</text:p>
          </table:table-cell>
          <table:table-cell office:value-type="float" office:value="185929" table:style-name="ce5">
            <text:p>185,929</text:p>
          </table:table-cell>
          <table:table-cell office:value-type="float" office:value="74964" table:style-name="ce5">
            <text:p>74,964</text:p>
          </table:table-cell>
          <table:table-cell office:value-type="float" office:value="25967" table:style-name="ce5">
            <text:p>25,967</text:p>
          </table:table-cell>
          <table:table-cell office:value-type="float" office:value="30239" table:style-name="ce5">
            <text:p>30,239</text:p>
          </table:table-cell>
          <table:table-cell office:value-type="float" office:value="9234" table:style-name="ce5">
            <text:p>9,234</text:p>
          </table:table-cell>
          <table:table-cell office:value-type="float" office:value="10402" table:style-name="ce5">
            <text:p>10,402</text:p>
          </table:table-cell>
          <table:table-cell office:value-type="float" office:value="4255" table:style-name="ce5">
            <text:p>4,255</text:p>
          </table:table-cell>
          <table:table-cell office:value-type="float" office:value="1267" table:style-name="ce5">
            <text:p>1,267</text:p>
          </table:table-cell>
          <table:table-cell office:value-type="float" office:value="8050" table:style-name="ce5">
            <text:p>8,050</text:p>
          </table:table-cell>
          <table:table-cell office:value-type="float" office:value="8347" table:style-name="ce5">
            <text:p>8,347</text:p>
          </table:table-cell>
          <table:table-cell office:value-type="float" office:value="5330" table:style-name="ce5">
            <text:p>5,330</text:p>
          </table:table-cell>
          <table:table-cell office:value-type="float" office:value="1246" table:style-name="ce5">
            <text:p>1,246</text:p>
          </table:table-cell>
          <table:table-cell office:value-type="float" office:value="6540" table:style-name="ce5">
            <text:p>6,540</text:p>
          </table:table-cell>
          <table:table-cell office:value-type="float" office:value="88" table:style-name="ce2">
            <text:p>88</text:p>
          </table:table-cell>
          <table:table-cell office:value-type="float" office:value="185929" table:style-name="ce5">
            <text:p>185,929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556248" table:style-name="ce5">
            <text:p>556,248</text:p>
          </table:table-cell>
          <table:table-cell office:value-type="float" office:value="354286" table:style-name="ce5">
            <text:p>354,286</text:p>
          </table:table-cell>
          <table:table-cell office:value-type="float" office:value="910534" table:style-name="ce5">
            <text:p>910,534</text:p>
          </table:table-cell>
          <table:table-cell office:value-type="float" office:value="423898" table:style-name="ce5">
            <text:p>423,898</text:p>
          </table:table-cell>
          <table:table-cell office:value-type="float" office:value="106627" table:style-name="ce5">
            <text:p>106,627</text:p>
          </table:table-cell>
          <table:table-cell office:value-type="float" office:value="148618" table:style-name="ce5">
            <text:p>148,618</text:p>
          </table:table-cell>
          <table:table-cell office:value-type="float" office:value="30952" table:style-name="ce5">
            <text:p>30,952</text:p>
          </table:table-cell>
          <table:table-cell office:value-type="float" office:value="32394" table:style-name="ce5">
            <text:p>32,394</text:p>
          </table:table-cell>
          <table:table-cell office:value-type="float" office:value="17522" table:style-name="ce5">
            <text:p>17,522</text:p>
          </table:table-cell>
          <table:table-cell office:value-type="float" office:value="5551" table:style-name="ce5">
            <text:p>5,551</text:p>
          </table:table-cell>
          <table:table-cell office:value-type="float" office:value="33113" table:style-name="ce5">
            <text:p>33,113</text:p>
          </table:table-cell>
          <table:table-cell office:value-type="float" office:value="57560" table:style-name="ce5">
            <text:p>57,560</text:p>
          </table:table-cell>
          <table:table-cell office:value-type="float" office:value="28979" table:style-name="ce5">
            <text:p>28,979</text:p>
          </table:table-cell>
          <table:table-cell office:value-type="float" office:value="5565" table:style-name="ce5">
            <text:p>5,565</text:p>
          </table:table-cell>
          <table:table-cell office:value-type="float" office:value="18258" table:style-name="ce5">
            <text:p>18,258</text:p>
          </table:table-cell>
          <table:table-cell office:value-type="float" office:value="1497" table:style-name="ce5">
            <text:p>1,497</text:p>
          </table:table-cell>
          <table:table-cell office:value-type="float" office:value="910534" table:style-name="ce5">
            <text:p>910,534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9073" table:number-columns-spanned="1" table:number-rows-spanned="2" table:style-name="ce8">
            <text:p>9,073</text:p>
          </table:table-cell>
          <table:table-cell office:value-type="float" office:value="6971" table:number-columns-spanned="1" table:number-rows-spanned="2" table:style-name="ce8">
            <text:p>6,971</text:p>
          </table:table-cell>
          <table:table-cell office:value-type="float" office:value="16044" table:number-columns-spanned="1" table:number-rows-spanned="2" table:style-name="ce8">
            <text:p>16,044</text:p>
          </table:table-cell>
          <table:table-cell office:value-type="float" office:value="2857" table:number-columns-spanned="1" table:number-rows-spanned="2" table:style-name="ce8">
            <text:p>2,857</text:p>
          </table:table-cell>
          <table:table-cell office:value-type="float" office:value="5425" table:number-columns-spanned="1" table:number-rows-spanned="2" table:style-name="ce8">
            <text:p>5,425</text:p>
          </table:table-cell>
          <table:table-cell office:value-type="float" office:value="4604" table:number-columns-spanned="1" table:number-rows-spanned="2" table:style-name="ce8">
            <text:p>4,604</text:p>
          </table:table-cell>
          <table:table-cell office:value-type="float" office:value="629" table:number-columns-spanned="1" table:number-rows-spanned="2" table:style-name="ce9">
            <text:p>629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358" table:number-columns-spanned="1" table:number-rows-spanned="2" table:style-name="ce9">
            <text:p>358</text:p>
          </table:table-cell>
          <table:table-cell office:value-type="float" office:value="1042" table:number-columns-spanned="1" table:number-rows-spanned="2" table:style-name="ce8">
            <text:p>1,042</text:p>
          </table:table-cell>
          <table:table-cell office:value-type="float" office:value="490" table:number-columns-spanned="1" table:number-rows-spanned="2" table:style-name="ce9">
            <text:p>490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044" table:number-columns-spanned="1" table:number-rows-spanned="2" table:style-name="ce8">
            <text:p>16,0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0182" table:number-columns-spanned="1" table:number-rows-spanned="2" table:style-name="ce8">
            <text:p>10,182</text:p>
          </table:table-cell>
          <table:table-cell office:value-type="float" office:value="3183" table:number-columns-spanned="1" table:number-rows-spanned="2" table:style-name="ce8">
            <text:p>3,183</text:p>
          </table:table-cell>
          <table:table-cell office:value-type="float" office:value="13365" table:number-columns-spanned="1" table:number-rows-spanned="2" table:style-name="ce8">
            <text:p>13,365</text:p>
          </table:table-cell>
          <table:table-cell office:value-type="float" office:value="726" table:number-columns-spanned="1" table:number-rows-spanned="2" table:style-name="ce9">
            <text:p>726</text:p>
          </table:table-cell>
          <table:table-cell office:value-type="float" office:value="502" table:number-columns-spanned="1" table:number-rows-spanned="2" table:style-name="ce9">
            <text:p>502</text:p>
          </table:table-cell>
          <table:table-cell office:value-type="float" office:value="10370" table:number-columns-spanned="1" table:number-rows-spanned="2" table:style-name="ce8">
            <text:p>10,370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438" table:number-columns-spanned="1" table:number-rows-spanned="2" table:style-name="ce9">
            <text:p>438</text:p>
          </table:table-cell>
          <table:table-cell office:value-type="float" office:value="175" table:number-columns-spanned="1" table:number-rows-spanned="2" table:style-name="ce9">
            <text:p>175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205" table:number-columns-spanned="1" table:number-rows-spanned="2" table:style-name="ce9">
            <text:p>205</text:p>
          </table:table-cell>
          <table:table-cell office:value-type="float" office:value="339" table:number-columns-spanned="1" table:number-rows-spanned="2" table:style-name="ce9">
            <text:p>339</text:p>
          </table:table-cell>
          <table:table-cell office:value-type="float" office:value="13365" table:number-columns-spanned="1" table:number-rows-spanned="2" table:style-name="ce8">
            <text:p>13,3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-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5712" table:number-columns-spanned="1" table:number-rows-spanned="2" table:style-name="ce8">
            <text:p>5,712</text:p>
          </table:table-cell>
          <table:table-cell office:value-type="float" office:value="3843" table:number-columns-spanned="1" table:number-rows-spanned="2" table:style-name="ce8">
            <text:p>3,843</text:p>
          </table:table-cell>
          <table:table-cell office:value-type="float" office:value="9555" table:number-columns-spanned="1" table:number-rows-spanned="2" table:style-name="ce8">
            <text:p>9,555</text:p>
          </table:table-cell>
          <table:table-cell office:value-type="float" office:value="892" table:number-columns-spanned="1" table:number-rows-spanned="2" table:style-name="ce9">
            <text:p>892</text:p>
          </table:table-cell>
          <table:table-cell office:value-type="float" office:value="542" table:number-columns-spanned="1" table:number-rows-spanned="2" table:style-name="ce9">
            <text:p>542</text:p>
          </table:table-cell>
          <table:table-cell office:value-type="float" office:value="4391" table:number-columns-spanned="1" table:number-rows-spanned="2" table:style-name="ce8">
            <text:p>4,391</text:p>
          </table:table-cell>
          <table:table-cell office:value-type="float" office:value="404" table:number-columns-spanned="1" table:number-rows-spanned="2" table:style-name="ce9">
            <text:p>404</text:p>
          </table:table-cell>
          <table:table-cell office:value-type="float" office:value="330" table:number-columns-spanned="1" table:number-rows-spanned="2" table:style-name="ce9">
            <text:p>330</text:p>
          </table:table-cell>
          <table:table-cell office:value-type="float" office:value="267" table:number-columns-spanned="1" table:number-rows-spanned="2" table:style-name="ce9">
            <text:p>267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416" table:number-columns-spanned="1" table:number-rows-spanned="2" table:style-name="ce9">
            <text:p>416</text:p>
          </table:table-cell>
          <table:table-cell office:value-type="float" office:value="1974" table:number-columns-spanned="1" table:number-rows-spanned="2" table:style-name="ce8">
            <text:p>1,974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555" table:number-columns-spanned="1" table:number-rows-spanned="2" table:style-name="ce8">
            <text:p>9,5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091" table:number-columns-spanned="1" table:number-rows-spanned="2" table:style-name="ce8">
            <text:p>2,091</text:p>
          </table:table-cell>
          <table:table-cell office:value-type="float" office:value="1394" table:number-columns-spanned="1" table:number-rows-spanned="2" table:style-name="ce8">
            <text:p>1,394</text:p>
          </table:table-cell>
          <table:table-cell office:value-type="float" office:value="3485" table:number-columns-spanned="1" table:number-rows-spanned="2" table:style-name="ce8">
            <text:p>3,485</text:p>
          </table:table-cell>
          <table:table-cell office:value-type="float" office:value="209" table:number-columns-spanned="1" table:number-rows-spanned="2" table:style-name="ce9">
            <text:p>209</text:p>
          </table:table-cell>
          <table:table-cell office:value-type="float" office:value="272" table:number-columns-spanned="1" table:number-rows-spanned="2" table:style-name="ce9">
            <text:p>272</text:p>
          </table:table-cell>
          <table:table-cell office:value-type="float" office:value="2518" table:number-columns-spanned="1" table:number-rows-spanned="2" table:style-name="ce8">
            <text:p>2,518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10" table:number-columns-spanned="1" table:number-rows-spanned="2" table:style-name="ce9">
            <text:p>11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485" table:number-columns-spanned="1" table:number-rows-spanned="2" table:style-name="ce8">
            <text:p>3,4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517" table:number-columns-spanned="1" table:number-rows-spanned="2" table:style-name="ce9">
            <text:p>517</text:p>
          </table:table-cell>
          <table:table-cell office:value-type="float" office:value="1208" table:number-columns-spanned="1" table:number-rows-spanned="2" table:style-name="ce8">
            <text:p>1,208</text:p>
          </table:table-cell>
          <table:table-cell office:value-type="float" office:value="1725" table:number-columns-spanned="1" table:number-rows-spanned="2" table:style-name="ce8">
            <text:p>1,725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620" table:number-columns-spanned="1" table:number-rows-spanned="2" table:style-name="ce8">
            <text:p>1,62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25" table:number-columns-spanned="1" table:number-rows-spanned="2" table:style-name="ce8">
            <text:p>1,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527" table:number-columns-spanned="1" table:number-rows-spanned="2" table:style-name="ce8">
            <text:p>2,527</text:p>
          </table:table-cell>
          <table:table-cell office:value-type="float" office:value="5678" table:number-columns-spanned="1" table:number-rows-spanned="2" table:style-name="ce8">
            <text:p>5,678</text:p>
          </table:table-cell>
          <table:table-cell office:value-type="float" office:value="8205" table:number-columns-spanned="1" table:number-rows-spanned="2" table:style-name="ce8">
            <text:p>8,205</text:p>
          </table:table-cell>
          <table:table-cell office:value-type="float" office:value="277" table:number-columns-spanned="1" table:number-rows-spanned="2" table:style-name="ce9">
            <text:p>277</text:p>
          </table:table-cell>
          <table:table-cell office:value-type="float" office:value="3684" table:number-columns-spanned="1" table:number-rows-spanned="2" table:style-name="ce8">
            <text:p>3,684</text:p>
          </table:table-cell>
          <table:table-cell office:value-type="float" office:value="1251" table:number-columns-spanned="1" table:number-rows-spanned="2" table:style-name="ce8">
            <text:p>1,251</text:p>
          </table:table-cell>
          <table:table-cell office:value-type="float" office:value="837" table:number-columns-spanned="1" table:number-rows-spanned="2" table:style-name="ce9">
            <text:p>837</text:p>
          </table:table-cell>
          <table:table-cell office:value-type="float" office:value="501" table:number-columns-spanned="1" table:number-rows-spanned="2" table:style-name="ce9">
            <text:p>501</text:p>
          </table:table-cell>
          <table:table-cell office:value-type="float" office:value="681" table:number-columns-spanned="1" table:number-rows-spanned="2" table:style-name="ce9">
            <text:p>681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674" table:number-columns-spanned="1" table:number-rows-spanned="2" table:style-name="ce9">
            <text:p>674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205" table:number-columns-spanned="1" table:number-rows-spanned="2" table:style-name="ce8">
            <text:p>8,2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18343" table:number-columns-spanned="1" table:number-rows-spanned="2" table:style-name="ce8">
            <text:p>18,343</text:p>
          </table:table-cell>
          <table:table-cell office:value-type="float" office:value="2014" table:number-columns-spanned="1" table:number-rows-spanned="2" table:style-name="ce8">
            <text:p>2,014</text:p>
          </table:table-cell>
          <table:table-cell office:value-type="float" office:value="20357" table:number-columns-spanned="1" table:number-rows-spanned="2" table:style-name="ce8">
            <text:p>20,357</text:p>
          </table:table-cell>
          <table:table-cell office:value-type="float" office:value="1924" table:number-columns-spanned="1" table:number-rows-spanned="2" table:style-name="ce8">
            <text:p>1,924</text:p>
          </table:table-cell>
          <table:table-cell office:value-type="float" office:value="1348" table:number-columns-spanned="1" table:number-rows-spanned="2" table:style-name="ce8">
            <text:p>1,348</text:p>
          </table:table-cell>
          <table:table-cell office:value-type="float" office:value="10761" table:number-columns-spanned="1" table:number-rows-spanned="2" table:style-name="ce8">
            <text:p>10,761</text:p>
          </table:table-cell>
          <table:table-cell office:value-type="float" office:value="1120" table:number-columns-spanned="1" table:number-rows-spanned="2" table:style-name="ce8">
            <text:p>1,120</text:p>
          </table:table-cell>
          <table:table-cell office:value-type="float" office:value="1841" table:number-columns-spanned="1" table:number-rows-spanned="2" table:style-name="ce8">
            <text:p>1,841</text:p>
          </table:table-cell>
          <table:table-cell office:value-type="float" office:value="995" table:number-columns-spanned="1" table:number-rows-spanned="2" table:style-name="ce9">
            <text:p>995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1104" table:number-columns-spanned="1" table:number-rows-spanned="2" table:style-name="ce8">
            <text:p>1,104</text:p>
          </table:table-cell>
          <table:table-cell office:value-type="float" office:value="526" table:number-columns-spanned="1" table:number-rows-spanned="2" table:style-name="ce9">
            <text:p>526</text:p>
          </table:table-cell>
          <table:table-cell office:value-type="float" office:value="330" table:number-columns-spanned="1" table:number-rows-spanned="2" table:style-name="ce9">
            <text:p>330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357" table:number-columns-spanned="1" table:number-rows-spanned="2" table:style-name="ce8">
            <text:p>20,3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1076" table:number-columns-spanned="1" table:number-rows-spanned="2" table:style-name="ce8">
            <text:p>1,076</text:p>
          </table:table-cell>
          <table:table-cell office:value-type="float" office:value="4387" table:number-columns-spanned="1" table:number-rows-spanned="2" table:style-name="ce8">
            <text:p>4,387</text:p>
          </table:table-cell>
          <table:table-cell office:value-type="float" office:value="5463" table:number-columns-spanned="1" table:number-rows-spanned="2" table:style-name="ce8">
            <text:p>5,463</text:p>
          </table:table-cell>
          <table:table-cell office:value-type="float" office:value="337" table:number-columns-spanned="1" table:number-rows-spanned="2" table:style-name="ce9">
            <text:p>337</text:p>
          </table:table-cell>
          <table:table-cell office:value-type="float" office:value="700" table:number-columns-spanned="1" table:number-rows-spanned="2" table:style-name="ce9">
            <text:p>700</text:p>
          </table:table-cell>
          <table:table-cell office:value-type="float" office:value="3560" table:number-columns-spanned="1" table:number-rows-spanned="2" table:style-name="ce8">
            <text:p>3,560</text:p>
          </table:table-cell>
          <table:table-cell office:value-type="float" office:value="146" table:number-columns-spanned="1" table:number-rows-spanned="2" table:style-name="ce9">
            <text:p>146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463" table:number-columns-spanned="1" table:number-rows-spanned="2" table:style-name="ce8">
            <text:p>5,4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9587" table:number-columns-spanned="1" table:number-rows-spanned="2" table:style-name="ce8">
            <text:p>9,587</text:p>
          </table:table-cell>
          <table:table-cell office:value-type="float" office:value="693" table:number-columns-spanned="1" table:number-rows-spanned="2" table:style-name="ce9">
            <text:p>693</text:p>
          </table:table-cell>
          <table:table-cell office:value-type="float" office:value="10280" table:number-columns-spanned="1" table:number-rows-spanned="2" table:style-name="ce8">
            <text:p>10,280</text:p>
          </table:table-cell>
          <table:table-cell office:value-type="float" office:value="2399" table:number-columns-spanned="1" table:number-rows-spanned="2" table:style-name="ce8">
            <text:p>2,399</text:p>
          </table:table-cell>
          <table:table-cell office:value-type="float" office:value="3086" table:number-columns-spanned="1" table:number-rows-spanned="2" table:style-name="ce8">
            <text:p>3,086</text:p>
          </table:table-cell>
          <table:table-cell office:value-type="float" office:value="1103" table:number-columns-spanned="1" table:number-rows-spanned="2" table:style-name="ce8">
            <text:p>1,10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60" table:number-columns-spanned="1" table:number-rows-spanned="2" table:style-name="ce8">
            <text:p>2,060</text:p>
          </table:table-cell>
          <table:table-cell office:value-type="float" office:value="1135" table:number-columns-spanned="1" table:number-rows-spanned="2" table:style-name="ce8">
            <text:p>1,135</text:p>
          </table:table-cell>
          <table:table-cell office:value-type="float" office:value="349" table:number-columns-spanned="1" table:number-rows-spanned="2" table:style-name="ce9">
            <text:p>349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280" table:number-columns-spanned="1" table:number-rows-spanned="2" table:style-name="ce8">
            <text:p>10,2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323" table:number-columns-spanned="1" table:number-rows-spanned="2" table:style-name="ce8">
            <text:p>3,323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office:value-type="float" office:value="3615" table:number-columns-spanned="1" table:number-rows-spanned="2" table:style-name="ce8">
            <text:p>3,615</text:p>
          </table:table-cell>
          <table:table-cell office:value-type="float" office:value="795" table:number-columns-spanned="1" table:number-rows-spanned="2" table:style-name="ce9">
            <text:p>795</text:p>
          </table:table-cell>
          <table:table-cell office:value-type="float" office:value="404" table:number-columns-spanned="1" table:number-rows-spanned="2" table:style-name="ce9">
            <text:p>404</text:p>
          </table:table-cell>
          <table:table-cell office:value-type="float" office:value="1451" table:number-columns-spanned="1" table:number-rows-spanned="2" table:style-name="ce8">
            <text:p>1,451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39" table:number-columns-spanned="1" table:number-rows-spanned="2" table:style-name="ce9">
            <text:p>339</text:p>
          </table:table-cell>
          <table:table-cell office:value-type="float" office:value="252" table:number-columns-spanned="1" table:number-rows-spanned="2" table:style-name="ce9">
            <text:p>252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15" table:number-columns-spanned="1" table:number-rows-spanned="2" table:style-name="ce8">
            <text:p>3,6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6093" table:number-columns-spanned="1" table:number-rows-spanned="2" table:style-name="ce8">
            <text:p>6,093</text:p>
          </table:table-cell>
          <table:table-cell office:value-type="float" office:value="4954" table:number-columns-spanned="1" table:number-rows-spanned="2" table:style-name="ce8">
            <text:p>4,954</text:p>
          </table:table-cell>
          <table:table-cell office:value-type="float" office:value="11047" table:number-columns-spanned="1" table:number-rows-spanned="2" table:style-name="ce8">
            <text:p>11,047</text:p>
          </table:table-cell>
          <table:table-cell office:value-type="float" office:value="1157" table:number-columns-spanned="1" table:number-rows-spanned="2" table:style-name="ce8">
            <text:p>1,157</text:p>
          </table:table-cell>
          <table:table-cell office:value-type="float" office:value="3310" table:number-columns-spanned="1" table:number-rows-spanned="2" table:style-name="ce8">
            <text:p>3,310</text:p>
          </table:table-cell>
          <table:table-cell office:value-type="float" office:value="4663" table:number-columns-spanned="1" table:number-rows-spanned="2" table:style-name="ce8">
            <text:p>4,663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office:value-type="float" office:value="532" table:number-columns-spanned="1" table:number-rows-spanned="2" table:style-name="ce9">
            <text:p>532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179" table:number-columns-spanned="1" table:number-rows-spanned="2" table:style-name="ce9">
            <text:p>179</text:p>
          </table:table-cell>
          <table:table-cell office:value-type="float" office:value="175" table:number-columns-spanned="1" table:number-rows-spanned="2" table:style-name="ce9">
            <text:p>175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374" table:number-columns-spanned="1" table:number-rows-spanned="2" table:style-name="ce9">
            <text:p>37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047" table:number-columns-spanned="1" table:number-rows-spanned="2" table:style-name="ce8">
            <text:p>11,0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5306" table:number-columns-spanned="1" table:number-rows-spanned="2" table:style-name="ce8">
            <text:p>5,306</text:p>
          </table:table-cell>
          <table:table-cell office:value-type="float" office:value="507" table:number-columns-spanned="1" table:number-rows-spanned="2" table:style-name="ce9">
            <text:p>507</text:p>
          </table:table-cell>
          <table:table-cell office:value-type="float" office:value="5813" table:number-columns-spanned="1" table:number-rows-spanned="2" table:style-name="ce8">
            <text:p>5,813</text:p>
          </table:table-cell>
          <table:table-cell office:value-type="float" office:value="1841" table:number-columns-spanned="1" table:number-rows-spanned="2" table:style-name="ce8">
            <text:p>1,841</text:p>
          </table:table-cell>
          <table:table-cell office:value-type="float" office:value="507" table:number-columns-spanned="1" table:number-rows-spanned="2" table:style-name="ce9">
            <text:p>507</text:p>
          </table:table-cell>
          <table:table-cell office:value-type="float" office:value="1928" table:number-columns-spanned="1" table:number-rows-spanned="2" table:style-name="ce8">
            <text:p>1,928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345" table:number-columns-spanned="1" table:number-rows-spanned="2" table:style-name="ce9">
            <text:p>345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331" table:number-columns-spanned="1" table:number-rows-spanned="2" table:style-name="ce9">
            <text:p>331</text:p>
          </table:table-cell>
          <table:table-cell office:value-type="float" office:value="355" table:number-columns-spanned="1" table:number-rows-spanned="2" table:style-name="ce9">
            <text:p>355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813" table:number-columns-spanned="1" table:number-rows-spanned="2" table:style-name="ce8">
            <text:p>5,8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523" table:number-columns-spanned="1" table:number-rows-spanned="2" table:style-name="ce8">
            <text:p>4,523</text:p>
          </table:table-cell>
          <table:table-cell office:value-type="float" office:value="3270" table:number-columns-spanned="1" table:number-rows-spanned="2" table:style-name="ce8">
            <text:p>3,270</text:p>
          </table:table-cell>
          <table:table-cell office:value-type="float" office:value="7793" table:number-columns-spanned="1" table:number-rows-spanned="2" table:style-name="ce8">
            <text:p>7,793</text:p>
          </table:table-cell>
          <table:table-cell office:value-type="float" office:value="3013" table:number-columns-spanned="1" table:number-rows-spanned="2" table:style-name="ce8">
            <text:p>3,013</text:p>
          </table:table-cell>
          <table:table-cell office:value-type="float" office:value="1173" table:number-columns-spanned="1" table:number-rows-spanned="2" table:style-name="ce8">
            <text:p>1,173</text:p>
          </table:table-cell>
          <table:table-cell office:value-type="float" office:value="768" table:number-columns-spanned="1" table:number-rows-spanned="2" table:style-name="ce9">
            <text:p>768</text:p>
          </table:table-cell>
          <table:table-cell office:value-type="float" office:value="304" table:number-columns-spanned="1" table:number-rows-spanned="2" table:style-name="ce9">
            <text:p>304</text:p>
          </table:table-cell>
          <table:table-cell office:value-type="float" office:value="723" table:number-columns-spanned="1" table:number-rows-spanned="2" table:style-name="ce9">
            <text:p>723</text:p>
          </table:table-cell>
          <table:table-cell office:value-type="float" office:value="262" table:number-columns-spanned="1" table:number-rows-spanned="2" table:style-name="ce9">
            <text:p>262</text:p>
          </table:table-cell>
          <table:table-cell office:value-type="float" office:value="171" table:number-columns-spanned="1" table:number-rows-spanned="2" table:style-name="ce9">
            <text:p>171</text:p>
          </table:table-cell>
          <table:table-cell office:value-type="float" office:value="389" table:number-columns-spanned="1" table:number-rows-spanned="2" table:style-name="ce9">
            <text:p>389</text:p>
          </table:table-cell>
          <table:table-cell office:value-type="float" office:value="478" table:number-columns-spanned="1" table:number-rows-spanned="2" table:style-name="ce9">
            <text:p>478</text:p>
          </table:table-cell>
          <table:table-cell office:value-type="float" office:value="368" table:number-columns-spanned="1" table:number-rows-spanned="2" table:style-name="ce9">
            <text:p>368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793" table:number-columns-spanned="1" table:number-rows-spanned="2" table:style-name="ce8">
            <text:p>7,7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0991" table:number-columns-spanned="1" table:number-rows-spanned="2" table:style-name="ce8">
            <text:p>10,991</text:p>
          </table:table-cell>
          <table:table-cell office:value-type="float" office:value="7887" table:number-columns-spanned="1" table:number-rows-spanned="2" table:style-name="ce8">
            <text:p>7,887</text:p>
          </table:table-cell>
          <table:table-cell office:value-type="float" office:value="18878" table:number-columns-spanned="1" table:number-rows-spanned="2" table:style-name="ce8">
            <text:p>18,878</text:p>
          </table:table-cell>
          <table:table-cell office:value-type="float" office:value="1582" table:number-columns-spanned="1" table:number-rows-spanned="2" table:style-name="ce8">
            <text:p>1,582</text:p>
          </table:table-cell>
          <table:table-cell office:value-type="float" office:value="1827" table:number-columns-spanned="1" table:number-rows-spanned="2" table:style-name="ce8">
            <text:p>1,827</text:p>
          </table:table-cell>
          <table:table-cell office:value-type="float" office:value="5791" table:number-columns-spanned="1" table:number-rows-spanned="2" table:style-name="ce8">
            <text:p>5,791</text:p>
          </table:table-cell>
          <table:table-cell office:value-type="float" office:value="934" table:number-columns-spanned="1" table:number-rows-spanned="2" table:style-name="ce9">
            <text:p>934</text:p>
          </table:table-cell>
          <table:table-cell office:value-type="float" office:value="1182" table:number-columns-spanned="1" table:number-rows-spanned="2" table:style-name="ce8">
            <text:p>1,182</text:p>
          </table:table-cell>
          <table:table-cell office:value-type="float" office:value="1459" table:number-columns-spanned="1" table:number-rows-spanned="2" table:style-name="ce8">
            <text:p>1,459</text:p>
          </table:table-cell>
          <table:table-cell office:value-type="float" office:value="279" table:number-columns-spanned="1" table:number-rows-spanned="2" table:style-name="ce9">
            <text:p>279</text:p>
          </table:table-cell>
          <table:table-cell office:value-type="float" office:value="1228" table:number-columns-spanned="1" table:number-rows-spanned="2" table:style-name="ce8">
            <text:p>1,228</text:p>
          </table:table-cell>
          <table:table-cell office:value-type="float" office:value="3278" table:number-columns-spanned="1" table:number-rows-spanned="2" table:style-name="ce8">
            <text:p>3,278</text:p>
          </table:table-cell>
          <table:table-cell office:value-type="float" office:value="794" table:number-columns-spanned="1" table:number-rows-spanned="2" table:style-name="ce9">
            <text:p>794</text:p>
          </table:table-cell>
          <table:table-cell office:value-type="float" office:value="219" table:number-columns-spanned="1" table:number-rows-spanned="2" table:style-name="ce9">
            <text:p>219</text:p>
          </table:table-cell>
          <table:table-cell office:value-type="float" office:value="305" table:number-columns-spanned="1" table:number-rows-spanned="2" table:style-name="ce9">
            <text:p>30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878" table:number-columns-spanned="1" table:number-rows-spanned="2" table:style-name="ce8">
            <text:p>18,8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035" table:number-columns-spanned="1" table:number-rows-spanned="2" table:style-name="ce8">
            <text:p>8,035</text:p>
          </table:table-cell>
          <table:table-cell office:value-type="float" office:value="452" table:number-columns-spanned="1" table:number-rows-spanned="2" table:style-name="ce9">
            <text:p>452</text:p>
          </table:table-cell>
          <table:table-cell office:value-type="float" office:value="8487" table:number-columns-spanned="1" table:number-rows-spanned="2" table:style-name="ce8">
            <text:p>8,487</text:p>
          </table:table-cell>
          <table:table-cell office:value-type="float" office:value="592" table:number-columns-spanned="1" table:number-rows-spanned="2" table:style-name="ce9">
            <text:p>592</text:p>
          </table:table-cell>
          <table:table-cell office:value-type="float" office:value="169" table:number-columns-spanned="1" table:number-rows-spanned="2" table:style-name="ce9">
            <text:p>169</text:p>
          </table:table-cell>
          <table:table-cell office:value-type="float" office:value="6504" table:number-columns-spanned="1" table:number-rows-spanned="2" table:style-name="ce8">
            <text:p>6,504</text:p>
          </table:table-cell>
          <table:table-cell office:value-type="float" office:value="136" table:number-columns-spanned="1" table:number-rows-spanned="2" table:style-name="ce9">
            <text:p>136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143" table:number-columns-spanned="1" table:number-rows-spanned="2" table:style-name="ce9">
            <text:p>143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246" table:number-columns-spanned="1" table:number-rows-spanned="2" table:style-name="ce9">
            <text:p>24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487" table:number-columns-spanned="1" table:number-rows-spanned="2" table:style-name="ce8">
            <text:p>8,4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0239" table:number-columns-spanned="1" table:number-rows-spanned="2" table:style-name="ce8">
            <text:p>10,239</text:p>
          </table:table-cell>
          <table:table-cell office:value-type="float" office:value="1697" table:number-columns-spanned="1" table:number-rows-spanned="2" table:style-name="ce8">
            <text:p>1,697</text:p>
          </table:table-cell>
          <table:table-cell office:value-type="float" office:value="11936" table:number-columns-spanned="1" table:number-rows-spanned="2" table:style-name="ce8">
            <text:p>11,936</text:p>
          </table:table-cell>
          <table:table-cell office:value-type="float" office:value="2196" table:number-columns-spanned="1" table:number-rows-spanned="2" table:style-name="ce8">
            <text:p>2,196</text:p>
          </table:table-cell>
          <table:table-cell office:value-type="float" office:value="1666" table:number-columns-spanned="1" table:number-rows-spanned="2" table:style-name="ce8">
            <text:p>1,666</text:p>
          </table:table-cell>
          <table:table-cell office:value-type="float" office:value="2432" table:number-columns-spanned="1" table:number-rows-spanned="2" table:style-name="ce8">
            <text:p>2,432</text:p>
          </table:table-cell>
          <table:table-cell office:value-type="float" office:value="592" table:number-columns-spanned="1" table:number-rows-spanned="2" table:style-name="ce9">
            <text:p>592</text:p>
          </table:table-cell>
          <table:table-cell office:value-type="float" office:value="296" table:number-columns-spanned="1" table:number-rows-spanned="2" table:style-name="ce9">
            <text:p>296</text:p>
          </table:table-cell>
          <table:table-cell office:value-type="float" office:value="392" table:number-columns-spanned="1" table:number-rows-spanned="2" table:style-name="ce9">
            <text:p>392</text:p>
          </table:table-cell>
          <table:table-cell office:value-type="float" office:value="112" table:number-columns-spanned="1" table:number-rows-spanned="2" table:style-name="ce9">
            <text:p>112</text:p>
          </table:table-cell>
          <table:table-cell office:value-type="float" office:value="607" table:number-columns-spanned="1" table:number-rows-spanned="2" table:style-name="ce9">
            <text:p>607</text:p>
          </table:table-cell>
          <table:table-cell office:value-type="float" office:value="1752" table:number-columns-spanned="1" table:number-rows-spanned="2" table:style-name="ce8">
            <text:p>1,752</text:p>
          </table:table-cell>
          <table:table-cell office:value-type="float" office:value="1448" table:number-columns-spanned="1" table:number-rows-spanned="2" table:style-name="ce8">
            <text:p>1,448</text:p>
          </table:table-cell>
          <table:table-cell office:value-type="float" office:value="208" table:number-columns-spanned="1" table:number-rows-spanned="2" table:style-name="ce9">
            <text:p>208</text:p>
          </table:table-cell>
          <table:table-cell office:value-type="float" office:value="235" table:number-columns-spanned="1" table:number-rows-spanned="2" table:style-name="ce9">
            <text:p>2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936" table:number-columns-spanned="1" table:number-rows-spanned="2" table:style-name="ce8">
            <text:p>11,9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9701" table:number-columns-spanned="1" table:number-rows-spanned="2" table:style-name="ce8">
            <text:p>19,701</text:p>
          </table:table-cell>
          <table:table-cell office:value-type="float" office:value="9834" table:number-columns-spanned="1" table:number-rows-spanned="2" table:style-name="ce8">
            <text:p>9,834</text:p>
          </table:table-cell>
          <table:table-cell office:value-type="float" office:value="29535" table:number-columns-spanned="1" table:number-rows-spanned="2" table:style-name="ce8">
            <text:p>29,535</text:p>
          </table:table-cell>
          <table:table-cell office:value-type="float" office:value="2708" table:number-columns-spanned="1" table:number-rows-spanned="2" table:style-name="ce8">
            <text:p>2,708</text:p>
          </table:table-cell>
          <table:table-cell office:value-type="float" office:value="3856" table:number-columns-spanned="1" table:number-rows-spanned="2" table:style-name="ce8">
            <text:p>3,856</text:p>
          </table:table-cell>
          <table:table-cell office:value-type="float" office:value="3538" table:number-columns-spanned="1" table:number-rows-spanned="2" table:style-name="ce8">
            <text:p>3,538</text:p>
          </table:table-cell>
          <table:table-cell office:value-type="float" office:value="2643" table:number-columns-spanned="1" table:number-rows-spanned="2" table:style-name="ce8">
            <text:p>2,643</text:p>
          </table:table-cell>
          <table:table-cell office:value-type="float" office:value="1768" table:number-columns-spanned="1" table:number-rows-spanned="2" table:style-name="ce8">
            <text:p>1,768</text:p>
          </table:table-cell>
          <table:table-cell office:value-type="float" office:value="876" table:number-columns-spanned="1" table:number-rows-spanned="2" table:style-name="ce9">
            <text:p>876</text:p>
          </table:table-cell>
          <table:table-cell office:value-type="float" office:value="435" table:number-columns-spanned="1" table:number-rows-spanned="2" table:style-name="ce9">
            <text:p>435</text:p>
          </table:table-cell>
          <table:table-cell office:value-type="float" office:value="2258" table:number-columns-spanned="1" table:number-rows-spanned="2" table:style-name="ce8">
            <text:p>2,258</text:p>
          </table:table-cell>
          <table:table-cell office:value-type="float" office:value="8844" table:number-columns-spanned="1" table:number-rows-spanned="2" table:style-name="ce8">
            <text:p>8,844</text:p>
          </table:table-cell>
          <table:table-cell office:value-type="float" office:value="1733" table:number-columns-spanned="1" table:number-rows-spanned="2" table:style-name="ce8">
            <text:p>1,733</text:p>
          </table:table-cell>
          <table:table-cell office:value-type="float" office:value="484" table:number-columns-spanned="1" table:number-rows-spanned="2" table:style-name="ce9">
            <text:p>484</text:p>
          </table:table-cell>
          <table:table-cell office:value-type="float" office:value="392" table:number-columns-spanned="1" table:number-rows-spanned="2" table:style-name="ce9">
            <text:p>39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535" table:number-columns-spanned="1" table:number-rows-spanned="2" table:style-name="ce8">
            <text:p>29,5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7891" table:number-columns-spanned="1" table:number-rows-spanned="2" table:style-name="ce8">
            <text:p>17,891</text:p>
          </table:table-cell>
          <table:table-cell office:value-type="float" office:value="3246" table:number-columns-spanned="1" table:number-rows-spanned="2" table:style-name="ce8">
            <text:p>3,246</text:p>
          </table:table-cell>
          <table:table-cell office:value-type="float" office:value="21137" table:number-columns-spanned="1" table:number-rows-spanned="2" table:style-name="ce8">
            <text:p>21,137</text:p>
          </table:table-cell>
          <table:table-cell office:value-type="float" office:value="4271" table:number-columns-spanned="1" table:number-rows-spanned="2" table:style-name="ce8">
            <text:p>4,271</text:p>
          </table:table-cell>
          <table:table-cell office:value-type="float" office:value="1701" table:number-columns-spanned="1" table:number-rows-spanned="2" table:style-name="ce8">
            <text:p>1,701</text:p>
          </table:table-cell>
          <table:table-cell office:value-type="float" office:value="10667" table:number-columns-spanned="1" table:number-rows-spanned="2" table:style-name="ce8">
            <text:p>10,667</text:p>
          </table:table-cell>
          <table:table-cell office:value-type="float" office:value="994" table:number-columns-spanned="1" table:number-rows-spanned="2" table:style-name="ce9">
            <text:p>994</text:p>
          </table:table-cell>
          <table:table-cell office:value-type="float" office:value="578" table:number-columns-spanned="1" table:number-rows-spanned="2" table:style-name="ce9">
            <text:p>578</text:p>
          </table:table-cell>
          <table:table-cell office:value-type="float" office:value="386" table:number-columns-spanned="1" table:number-rows-spanned="2" table:style-name="ce9">
            <text:p>386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479" table:number-columns-spanned="1" table:number-rows-spanned="2" table:style-name="ce9">
            <text:p>479</text:p>
          </table:table-cell>
          <table:table-cell office:value-type="float" office:value="1187" table:number-columns-spanned="1" table:number-rows-spanned="2" table:style-name="ce8">
            <text:p>1,187</text:p>
          </table:table-cell>
          <table:table-cell office:value-type="float" office:value="553" table:number-columns-spanned="1" table:number-rows-spanned="2" table:style-name="ce9">
            <text:p>553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108" table:number-columns-spanned="1" table:number-rows-spanned="2" table:style-name="ce9">
            <text:p>10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137" table:number-columns-spanned="1" table:number-rows-spanned="2" table:style-name="ce8">
            <text:p>21,1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9155" table:number-columns-spanned="1" table:number-rows-spanned="2" table:style-name="ce8">
            <text:p>9,155</text:p>
          </table:table-cell>
          <table:table-cell office:value-type="float" office:value="2106" table:number-columns-spanned="1" table:number-rows-spanned="2" table:style-name="ce8">
            <text:p>2,106</text:p>
          </table:table-cell>
          <table:table-cell office:value-type="float" office:value="11261" table:number-columns-spanned="1" table:number-rows-spanned="2" table:style-name="ce8">
            <text:p>11,261</text:p>
          </table:table-cell>
          <table:table-cell office:value-type="float" office:value="1222" table:number-columns-spanned="1" table:number-rows-spanned="2" table:style-name="ce8">
            <text:p>1,222</text:p>
          </table:table-cell>
          <table:table-cell office:value-type="float" office:value="846" table:number-columns-spanned="1" table:number-rows-spanned="2" table:style-name="ce9">
            <text:p>846</text:p>
          </table:table-cell>
          <table:table-cell office:value-type="float" office:value="4257" table:number-columns-spanned="1" table:number-rows-spanned="2" table:style-name="ce8">
            <text:p>4,257</text:p>
          </table:table-cell>
          <table:table-cell office:value-type="float" office:value="454" table:number-columns-spanned="1" table:number-rows-spanned="2" table:style-name="ce9">
            <text:p>454</text:p>
          </table:table-cell>
          <table:table-cell office:value-type="float" office:value="818" table:number-columns-spanned="1" table:number-rows-spanned="2" table:style-name="ce9">
            <text:p>818</text:p>
          </table:table-cell>
          <table:table-cell office:value-type="float" office:value="470" table:number-columns-spanned="1" table:number-rows-spanned="2" table:style-name="ce9">
            <text:p>470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1458" table:number-columns-spanned="1" table:number-rows-spanned="2" table:style-name="ce8">
            <text:p>1,458</text:p>
          </table:table-cell>
          <table:table-cell office:value-type="float" office:value="722" table:number-columns-spanned="1" table:number-rows-spanned="2" table:style-name="ce9">
            <text:p>722</text:p>
          </table:table-cell>
          <table:table-cell office:value-type="float" office:value="169" table:number-columns-spanned="1" table:number-rows-spanned="2" table:style-name="ce9">
            <text:p>169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261" table:number-columns-spanned="1" table:number-rows-spanned="2" table:style-name="ce8">
            <text:p>11,2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8268" table:number-columns-spanned="1" table:number-rows-spanned="2" table:style-name="ce8">
            <text:p>8,268</text:p>
          </table:table-cell>
          <table:table-cell office:value-type="float" office:value="3544" table:number-columns-spanned="1" table:number-rows-spanned="2" table:style-name="ce8">
            <text:p>3,544</text:p>
          </table:table-cell>
          <table:table-cell office:value-type="float" office:value="11812" table:number-columns-spanned="1" table:number-rows-spanned="2" table:style-name="ce8">
            <text:p>11,812</text:p>
          </table:table-cell>
          <table:table-cell office:value-type="float" office:value="1123" table:number-columns-spanned="1" table:number-rows-spanned="2" table:style-name="ce8">
            <text:p>1,123</text:p>
          </table:table-cell>
          <table:table-cell office:value-type="float" office:value="1841" table:number-columns-spanned="1" table:number-rows-spanned="2" table:style-name="ce8">
            <text:p>1,841</text:p>
          </table:table-cell>
          <table:table-cell office:value-type="float" office:value="1952" table:number-columns-spanned="1" table:number-rows-spanned="2" table:style-name="ce8">
            <text:p>1,952</text:p>
          </table:table-cell>
          <table:table-cell office:value-type="float" office:value="813" table:number-columns-spanned="1" table:number-rows-spanned="2" table:style-name="ce9">
            <text:p>813</text:p>
          </table:table-cell>
          <table:table-cell office:value-type="float" office:value="1552" table:number-columns-spanned="1" table:number-rows-spanned="2" table:style-name="ce8">
            <text:p>1,552</text:p>
          </table:table-cell>
          <table:table-cell office:value-type="float" office:value="801" table:number-columns-spanned="1" table:number-rows-spanned="2" table:style-name="ce9">
            <text:p>801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office:value-type="float" office:value="475" table:number-columns-spanned="1" table:number-rows-spanned="2" table:style-name="ce9">
            <text:p>475</text:p>
          </table:table-cell>
          <table:table-cell office:value-type="float" office:value="2111" table:number-columns-spanned="1" table:number-rows-spanned="2" table:style-name="ce8">
            <text:p>2,111</text:p>
          </table:table-cell>
          <table:table-cell office:value-type="float" office:value="540" table:number-columns-spanned="1" table:number-rows-spanned="2" table:style-name="ce9">
            <text:p>540</text:p>
          </table:table-cell>
          <table:table-cell office:value-type="float" office:value="242" table:number-columns-spanned="1" table:number-rows-spanned="2" table:style-name="ce9">
            <text:p>242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812" table:number-columns-spanned="1" table:number-rows-spanned="2" table:style-name="ce8">
            <text:p>11,8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7303" table:number-columns-spanned="1" table:number-rows-spanned="2" table:style-name="ce8">
            <text:p>7,303</text:p>
          </table:table-cell>
          <table:table-cell office:value-type="float" office:value="877" table:number-columns-spanned="1" table:number-rows-spanned="2" table:style-name="ce9">
            <text:p>877</text:p>
          </table:table-cell>
          <table:table-cell office:value-type="float" office:value="8180" table:number-columns-spanned="1" table:number-rows-spanned="2" table:style-name="ce8">
            <text:p>8,180</text:p>
          </table:table-cell>
          <table:table-cell office:value-type="float" office:value="788" table:number-columns-spanned="1" table:number-rows-spanned="2" table:style-name="ce9">
            <text:p>788</text:p>
          </table:table-cell>
          <table:table-cell office:value-type="float" office:value="1140" table:number-columns-spanned="1" table:number-rows-spanned="2" table:style-name="ce8">
            <text:p>1,140</text:p>
          </table:table-cell>
          <table:table-cell office:value-type="float" office:value="730" table:number-columns-spanned="1" table:number-rows-spanned="2" table:style-name="ce9">
            <text:p>730</text:p>
          </table:table-cell>
          <table:table-cell office:value-type="float" office:value="511" table:number-columns-spanned="1" table:number-rows-spanned="2" table:style-name="ce9">
            <text:p>511</text:p>
          </table:table-cell>
          <table:table-cell office:value-type="float" office:value="370" table:number-columns-spanned="1" table:number-rows-spanned="2" table:style-name="ce9">
            <text:p>370</text:p>
          </table:table-cell>
          <table:table-cell office:value-type="float" office:value="447" table:number-columns-spanned="1" table:number-rows-spanned="2" table:style-name="ce9">
            <text:p>447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272" table:number-columns-spanned="1" table:number-rows-spanned="2" table:style-name="ce9">
            <text:p>272</text:p>
          </table:table-cell>
          <table:table-cell office:value-type="float" office:value="1804" table:number-columns-spanned="1" table:number-rows-spanned="2" table:style-name="ce8">
            <text:p>1,804</text:p>
          </table:table-cell>
          <table:table-cell office:value-type="float" office:value="474" table:number-columns-spanned="1" table:number-rows-spanned="2" table:style-name="ce9">
            <text:p>474</text:p>
          </table:table-cell>
          <table:table-cell office:value-type="float" office:value="200" table:number-columns-spanned="1" table:number-rows-spanned="2" table:style-name="ce9">
            <text:p>200</text:p>
          </table:table-cell>
          <table:table-cell office:value-type="float" office:value="1256" table:number-columns-spanned="1" table:number-rows-spanned="2" table:style-name="ce8">
            <text:p>1,25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80" table:number-columns-spanned="1" table:number-rows-spanned="2" table:style-name="ce8">
            <text:p>8,1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5055" table:number-columns-spanned="1" table:number-rows-spanned="2" table:style-name="ce8">
            <text:p>5,055</text:p>
          </table:table-cell>
          <table:table-cell office:value-type="float" office:value="3012" table:number-columns-spanned="1" table:number-rows-spanned="2" table:style-name="ce8">
            <text:p>3,012</text:p>
          </table:table-cell>
          <table:table-cell office:value-type="float" office:value="8067" table:number-columns-spanned="1" table:number-rows-spanned="2" table:style-name="ce8">
            <text:p>8,067</text:p>
          </table:table-cell>
          <table:table-cell office:value-type="float" office:value="1642" table:number-columns-spanned="1" table:number-rows-spanned="2" table:style-name="ce8">
            <text:p>1,642</text:p>
          </table:table-cell>
          <table:table-cell office:value-type="float" office:value="1771" table:number-columns-spanned="1" table:number-rows-spanned="2" table:style-name="ce8">
            <text:p>1,771</text:p>
          </table:table-cell>
          <table:table-cell office:value-type="float" office:value="2575" table:number-columns-spanned="1" table:number-rows-spanned="2" table:style-name="ce8">
            <text:p>2,575</text:p>
          </table:table-cell>
          <table:table-cell office:value-type="float" office:value="274" table:number-columns-spanned="1" table:number-rows-spanned="2" table:style-name="ce9">
            <text:p>274</text:p>
          </table:table-cell>
          <table:table-cell office:value-type="float" office:value="423" table:number-columns-spanned="1" table:number-rows-spanned="2" table:style-name="ce9">
            <text:p>423</text:p>
          </table:table-cell>
          <table:table-cell office:value-type="float" office:value="263" table:number-columns-spanned="1" table:number-rows-spanned="2" table:style-name="ce9">
            <text:p>263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249" table:number-columns-spanned="1" table:number-rows-spanned="2" table:style-name="ce9">
            <text:p>249</text:p>
          </table:table-cell>
          <table:table-cell office:value-type="float" office:value="394" table:number-columns-spanned="1" table:number-rows-spanned="2" table:style-name="ce9">
            <text:p>394</text:p>
          </table:table-cell>
          <table:table-cell office:value-type="float" office:value="295" table:number-columns-spanned="1" table:number-rows-spanned="2" table:style-name="ce9">
            <text:p>295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067" table:number-columns-spanned="1" table:number-rows-spanned="2" table:style-name="ce8">
            <text:p>8,0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325" table:number-columns-spanned="1" table:number-rows-spanned="2" table:style-name="ce8">
            <text:p>4,325</text:p>
          </table:table-cell>
          <table:table-cell office:value-type="float" office:value="931" table:number-columns-spanned="1" table:number-rows-spanned="2" table:style-name="ce9">
            <text:p>931</text:p>
          </table:table-cell>
          <table:table-cell office:value-type="float" office:value="5256" table:number-columns-spanned="1" table:number-rows-spanned="2" table:style-name="ce8">
            <text:p>5,256</text:p>
          </table:table-cell>
          <table:table-cell office:value-type="float" office:value="1191" table:number-columns-spanned="1" table:number-rows-spanned="2" table:style-name="ce8">
            <text:p>1,191</text:p>
          </table:table-cell>
          <table:table-cell office:value-type="float" office:value="668" table:number-columns-spanned="1" table:number-rows-spanned="2" table:style-name="ce9">
            <text:p>668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909" table:number-columns-spanned="1" table:number-rows-spanned="2" table:style-name="ce9">
            <text:p>909</text:p>
          </table:table-cell>
          <table:table-cell office:value-type="float" office:value="487" table:number-columns-spanned="1" table:number-rows-spanned="2" table:style-name="ce9">
            <text:p>487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289" table:number-columns-spanned="1" table:number-rows-spanned="2" table:style-name="ce9">
            <text:p>289</text:p>
          </table:table-cell>
          <table:table-cell office:value-type="float" office:value="950" table:number-columns-spanned="1" table:number-rows-spanned="2" table:style-name="ce9">
            <text:p>950</text:p>
          </table:table-cell>
          <table:table-cell office:value-type="float" office:value="260" table:number-columns-spanned="1" table:number-rows-spanned="2" table:style-name="ce9">
            <text:p>260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256" table:number-columns-spanned="1" table:number-rows-spanned="2" table:style-name="ce8">
            <text:p>5,2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1977" table:number-columns-spanned="1" table:number-rows-spanned="2" table:style-name="ce8">
            <text:p>11,977</text:p>
          </table:table-cell>
          <table:table-cell office:value-type="float" office:value="2421" table:number-columns-spanned="1" table:number-rows-spanned="2" table:style-name="ce8">
            <text:p>2,421</text:p>
          </table:table-cell>
          <table:table-cell office:value-type="float" office:value="14398" table:number-columns-spanned="1" table:number-rows-spanned="2" table:style-name="ce8">
            <text:p>14,398</text:p>
          </table:table-cell>
          <table:table-cell office:value-type="float" office:value="1444" table:number-columns-spanned="1" table:number-rows-spanned="2" table:style-name="ce8">
            <text:p>1,444</text:p>
          </table:table-cell>
          <table:table-cell office:value-type="float" office:value="2582" table:number-columns-spanned="1" table:number-rows-spanned="2" table:style-name="ce8">
            <text:p>2,582</text:p>
          </table:table-cell>
          <table:table-cell office:value-type="float" office:value="952" table:number-columns-spanned="1" table:number-rows-spanned="2" table:style-name="ce9">
            <text:p>952</text:p>
          </table:table-cell>
          <table:table-cell office:value-type="float" office:value="591" table:number-columns-spanned="1" table:number-rows-spanned="2" table:style-name="ce9">
            <text:p>591</text:p>
          </table:table-cell>
          <table:table-cell office:value-type="float" office:value="1813" table:number-columns-spanned="1" table:number-rows-spanned="2" table:style-name="ce8">
            <text:p>1,813</text:p>
          </table:table-cell>
          <table:table-cell office:value-type="float" office:value="1277" table:number-columns-spanned="1" table:number-rows-spanned="2" table:style-name="ce8">
            <text:p>1,277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893" table:number-columns-spanned="1" table:number-rows-spanned="2" table:style-name="ce9">
            <text:p>893</text:p>
          </table:table-cell>
          <table:table-cell office:value-type="float" office:value="3182" table:number-columns-spanned="1" table:number-rows-spanned="2" table:style-name="ce8">
            <text:p>3,182</text:p>
          </table:table-cell>
          <table:table-cell office:value-type="float" office:value="840" table:number-columns-spanned="1" table:number-rows-spanned="2" table:style-name="ce9">
            <text:p>840</text:p>
          </table:table-cell>
          <table:table-cell office:value-type="float" office:value="307" table:number-columns-spanned="1" table:number-rows-spanned="2" table:style-name="ce9">
            <text:p>307</text:p>
          </table:table-cell>
          <table:table-cell office:value-type="float" office:value="411" table:number-columns-spanned="1" table:number-rows-spanned="2" table:style-name="ce9">
            <text:p>4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398" table:number-columns-spanned="1" table:number-rows-spanned="2" table:style-name="ce8">
            <text:p>14,3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7936" table:number-columns-spanned="1" table:number-rows-spanned="2" table:style-name="ce8">
            <text:p>7,936</text:p>
          </table:table-cell>
          <table:table-cell office:value-type="float" office:value="2352" table:number-columns-spanned="1" table:number-rows-spanned="2" table:style-name="ce8">
            <text:p>2,352</text:p>
          </table:table-cell>
          <table:table-cell office:value-type="float" office:value="10288" table:number-columns-spanned="1" table:number-rows-spanned="2" table:style-name="ce8">
            <text:p>10,288</text:p>
          </table:table-cell>
          <table:table-cell office:value-type="float" office:value="2181" table:number-columns-spanned="1" table:number-rows-spanned="2" table:style-name="ce8">
            <text:p>2,181</text:p>
          </table:table-cell>
          <table:table-cell office:value-type="float" office:value="979" table:number-columns-spanned="1" table:number-rows-spanned="2" table:style-name="ce9">
            <text:p>979</text:p>
          </table:table-cell>
          <table:table-cell office:value-type="float" office:value="807" table:number-columns-spanned="1" table:number-rows-spanned="2" table:style-name="ce9">
            <text:p>807</text:p>
          </table:table-cell>
          <table:table-cell office:value-type="float" office:value="753" table:number-columns-spanned="1" table:number-rows-spanned="2" table:style-name="ce9">
            <text:p>753</text:p>
          </table:table-cell>
          <table:table-cell office:value-type="float" office:value="826" table:number-columns-spanned="1" table:number-rows-spanned="2" table:style-name="ce9">
            <text:p>826</text:p>
          </table:table-cell>
          <table:table-cell office:value-type="float" office:value="548" table:number-columns-spanned="1" table:number-rows-spanned="2" table:style-name="ce9">
            <text:p>548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668" table:number-columns-spanned="1" table:number-rows-spanned="2" table:style-name="ce9">
            <text:p>668</text:p>
          </table:table-cell>
          <table:table-cell office:value-type="float" office:value="2678" table:number-columns-spanned="1" table:number-rows-spanned="2" table:style-name="ce8">
            <text:p>2,678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288" table:number-columns-spanned="1" table:number-rows-spanned="2" table:style-name="ce8">
            <text:p>10,2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231" table:number-columns-spanned="1" table:number-rows-spanned="2" table:style-name="ce8">
            <text:p>2,231</text:p>
          </table:table-cell>
          <table:table-cell office:value-type="float" office:value="560" table:number-columns-spanned="1" table:number-rows-spanned="2" table:style-name="ce9">
            <text:p>560</text:p>
          </table:table-cell>
          <table:table-cell office:value-type="float" office:value="2791" table:number-columns-spanned="1" table:number-rows-spanned="2" table:style-name="ce8">
            <text:p>2,791</text:p>
          </table:table-cell>
          <table:table-cell office:value-type="float" office:value="1031" table:number-columns-spanned="1" table:number-rows-spanned="2" table:style-name="ce8">
            <text:p>1,031</text:p>
          </table:table-cell>
          <table:table-cell office:value-type="float" office:value="248" table:number-columns-spanned="1" table:number-rows-spanned="2" table:style-name="ce9">
            <text:p>248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office:value-type="float" office:value="545" table:number-columns-spanned="1" table:number-rows-spanned="2" table:style-name="ce9">
            <text:p>545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225" table:number-columns-spanned="1" table:number-rows-spanned="2" table:style-name="ce9">
            <text:p>225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91" table:number-columns-spanned="1" table:number-rows-spanned="2" table:style-name="ce8">
            <text:p>2,7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371" table:number-columns-spanned="1" table:number-rows-spanned="2" table:style-name="ce9">
            <text:p>371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530" table:number-columns-spanned="1" table:number-rows-spanned="2" table:style-name="ce9">
            <text:p>530</text:p>
          </table:table-cell>
          <table:table-cell office:value-type="float" office:value="245" table:number-columns-spanned="1" table:number-rows-spanned="2" table:style-name="ce9">
            <text:p>245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33" table:number-columns-spanned="1" table:number-rows-spanned="2" table:style-name="ce9">
            <text:p>23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30" table:number-columns-spanned="1" table:number-rows-spanned="2" table:style-name="ce9">
            <text:p>5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20" table:number-columns-spanned="1" table:number-rows-spanned="2" table:style-name="ce9">
            <text:p>320</text:p>
          </table:table-cell>
          <table:table-cell office:value-type="float" office:value="5891" table:number-columns-spanned="1" table:number-rows-spanned="2" table:style-name="ce8">
            <text:p>5,891</text:p>
          </table:table-cell>
          <table:table-cell office:value-type="float" office:value="6211" table:number-columns-spanned="1" table:number-rows-spanned="2" table:style-name="ce8">
            <text:p>6,211</text:p>
          </table:table-cell>
          <table:table-cell office:value-type="float" office:value="504" table:number-columns-spanned="1" table:number-rows-spanned="2" table:style-name="ce9">
            <text:p>504</text:p>
          </table:table-cell>
          <table:table-cell office:value-type="float" office:value="3054" table:number-columns-spanned="1" table:number-rows-spanned="2" table:style-name="ce8">
            <text:p>3,054</text:p>
          </table:table-cell>
          <table:table-cell office:value-type="float" office:value="1219" table:number-columns-spanned="1" table:number-rows-spanned="2" table:style-name="ce8">
            <text:p>1,219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337" table:number-columns-spanned="1" table:number-rows-spanned="2" table:style-name="ce9">
            <text:p>337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116" table:number-columns-spanned="1" table:number-rows-spanned="2" table:style-name="ce9">
            <text:p>11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604" table:number-columns-spanned="1" table:number-rows-spanned="2" table:style-name="ce9">
            <text:p>60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211" table:number-columns-spanned="1" table:number-rows-spanned="2" table:style-name="ce8">
            <text:p>6,2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4418" table:number-columns-spanned="1" table:number-rows-spanned="2" table:style-name="ce8">
            <text:p>4,418</text:p>
          </table:table-cell>
          <table:table-cell office:value-type="float" office:value="2091" table:number-columns-spanned="1" table:number-rows-spanned="2" table:style-name="ce8">
            <text:p>2,091</text:p>
          </table:table-cell>
          <table:table-cell office:value-type="float" office:value="6509" table:number-columns-spanned="1" table:number-rows-spanned="2" table:style-name="ce8">
            <text:p>6,509</text:p>
          </table:table-cell>
          <table:table-cell office:value-type="float" office:value="797" table:number-columns-spanned="1" table:number-rows-spanned="2" table:style-name="ce9">
            <text:p>797</text:p>
          </table:table-cell>
          <table:table-cell office:value-type="float" office:value="651" table:number-columns-spanned="1" table:number-rows-spanned="2" table:style-name="ce9">
            <text:p>651</text:p>
          </table:table-cell>
          <table:table-cell office:value-type="float" office:value="3391" table:number-columns-spanned="1" table:number-rows-spanned="2" table:style-name="ce8">
            <text:p>3,391</text:p>
          </table:table-cell>
          <table:table-cell office:value-type="float" office:value="257" table:number-columns-spanned="1" table:number-rows-spanned="2" table:style-name="ce9">
            <text:p>257</text:p>
          </table:table-cell>
          <table:table-cell office:value-type="float" office:value="636" table:number-columns-spanned="1" table:number-rows-spanned="2" table:style-name="ce9">
            <text:p>6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4" table:number-columns-spanned="1" table:number-rows-spanned="2" table:style-name="ce9">
            <text:p>284</text:p>
          </table:table-cell>
          <table:table-cell office:value-type="float" office:value="207" table:number-columns-spanned="1" table:number-rows-spanned="2" table:style-name="ce9">
            <text:p>207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66" table:number-columns-spanned="1" table:number-rows-spanned="2" table:style-name="ce9">
            <text:p>2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509" table:number-columns-spanned="1" table:number-rows-spanned="2" table:style-name="ce8">
            <text:p>6,5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356" table:number-columns-spanned="1" table:number-rows-spanned="2" table:style-name="ce9">
            <text:p>356</text:p>
          </table:table-cell>
          <table:table-cell office:value-type="float" office:value="3643" table:number-columns-spanned="1" table:number-rows-spanned="2" table:style-name="ce8">
            <text:p>3,643</text:p>
          </table:table-cell>
          <table:table-cell office:value-type="float" office:value="3999" table:number-columns-spanned="1" table:number-rows-spanned="2" table:style-name="ce8">
            <text:p>3,999</text:p>
          </table:table-cell>
          <table:table-cell office:value-type="float" office:value="304" table:number-columns-spanned="1" table:number-rows-spanned="2" table:style-name="ce9">
            <text:p>304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2553" table:number-columns-spanned="1" table:number-rows-spanned="2" table:style-name="ce8">
            <text:p>2,553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936" table:number-columns-spanned="1" table:number-rows-spanned="2" table:style-name="ce9">
            <text:p>936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3999" table:number-columns-spanned="1" table:number-rows-spanned="2" table:style-name="ce8">
            <text:p>3,9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677" table:number-columns-spanned="1" table:number-rows-spanned="2" table:style-name="ce8">
            <text:p>1,67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77" table:number-columns-spanned="1" table:number-rows-spanned="2" table:style-name="ce8">
            <text:p>1,677</text:p>
          </table:table-cell>
          <table:table-cell office:value-type="float" office:value="156" table:number-columns-spanned="1" table:number-rows-spanned="2" table:style-name="ce9">
            <text:p>156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584" table:number-columns-spanned="1" table:number-rows-spanned="2" table:style-name="ce9">
            <text:p>584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70" table:number-columns-spanned="1" table:number-rows-spanned="2" table:style-name="ce9">
            <text:p>270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168" table:number-columns-spanned="1" table:number-rows-spanned="2" table:style-name="ce9">
            <text:p>168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77" table:number-columns-spanned="1" table:number-rows-spanned="2" table:style-name="ce8">
            <text:p>1,6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12" table:number-columns-spanned="1" table:number-rows-spanned="2" table:style-name="ce9">
            <text:p>612</text:p>
          </table:table-cell>
          <table:table-cell office:value-type="float" office:value="4557" table:number-columns-spanned="1" table:number-rows-spanned="2" table:style-name="ce8">
            <text:p>4,557</text:p>
          </table:table-cell>
          <table:table-cell office:value-type="float" office:value="5169" table:number-columns-spanned="1" table:number-rows-spanned="2" table:style-name="ce8">
            <text:p>5,169</text:p>
          </table:table-cell>
          <table:table-cell office:value-type="float" office:value="237" table:number-columns-spanned="1" table:number-rows-spanned="2" table:style-name="ce9">
            <text:p>237</text:p>
          </table:table-cell>
          <table:table-cell office:value-type="float" office:value="437" table:number-columns-spanned="1" table:number-rows-spanned="2" table:style-name="ce9">
            <text:p>437</text:p>
          </table:table-cell>
          <table:table-cell office:value-type="float" office:value="3661" table:number-columns-spanned="1" table:number-rows-spanned="2" table:style-name="ce8">
            <text:p>3,661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60" table:number-columns-spanned="1" table:number-rows-spanned="2" table:style-name="ce9">
            <text:p>360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5169" table:number-columns-spanned="1" table:number-rows-spanned="2" table:style-name="ce8">
            <text:p>5,1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1780" table:number-columns-spanned="1" table:number-rows-spanned="2" table:style-name="ce8">
            <text:p>11,780</text:p>
          </table:table-cell>
          <table:table-cell office:value-type="float" office:value="675" table:number-columns-spanned="1" table:number-rows-spanned="2" table:style-name="ce9">
            <text:p>675</text:p>
          </table:table-cell>
          <table:table-cell office:value-type="float" office:value="12455" table:number-columns-spanned="1" table:number-rows-spanned="2" table:style-name="ce8">
            <text:p>12,455</text:p>
          </table:table-cell>
          <table:table-cell office:value-type="float" office:value="508" table:number-columns-spanned="1" table:number-rows-spanned="2" table:style-name="ce9">
            <text:p>508</text:p>
          </table:table-cell>
          <table:table-cell office:value-type="float" office:value="1112" table:number-columns-spanned="1" table:number-rows-spanned="2" table:style-name="ce8">
            <text:p>1,112</text:p>
          </table:table-cell>
          <table:table-cell office:value-type="float" office:value="5486" table:number-columns-spanned="1" table:number-rows-spanned="2" table:style-name="ce8">
            <text:p>5,486</text:p>
          </table:table-cell>
          <table:table-cell office:value-type="float" office:value="1424" table:number-columns-spanned="1" table:number-rows-spanned="2" table:style-name="ce8">
            <text:p>1,424</text:p>
          </table:table-cell>
          <table:table-cell office:value-type="float" office:value="1144" table:number-columns-spanned="1" table:number-rows-spanned="2" table:style-name="ce8">
            <text:p>1,144</text:p>
          </table:table-cell>
          <table:table-cell office:value-type="float" office:value="728" table:number-columns-spanned="1" table:number-rows-spanned="2" table:style-name="ce9">
            <text:p>728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756" table:number-columns-spanned="1" table:number-rows-spanned="2" table:style-name="ce9">
            <text:p>756</text:p>
          </table:table-cell>
          <table:table-cell office:value-type="float" office:value="674" table:number-columns-spanned="1" table:number-rows-spanned="2" table:style-name="ce9">
            <text:p>674</text:p>
          </table:table-cell>
          <table:table-cell office:value-type="float" office:value="279" table:number-columns-spanned="1" table:number-rows-spanned="2" table:style-name="ce9">
            <text:p>279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455" table:number-columns-spanned="1" table:number-rows-spanned="2" table:style-name="ce8">
            <text:p>12,4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717" table:number-columns-spanned="1" table:number-rows-spanned="2" table:style-name="ce8">
            <text:p>1,717</text:p>
          </table:table-cell>
          <table:table-cell office:value-type="float" office:value="1802" table:number-columns-spanned="1" table:number-rows-spanned="2" table:style-name="ce8">
            <text:p>1,802</text:p>
          </table:table-cell>
          <table:table-cell office:value-type="float" office:value="3519" table:number-columns-spanned="1" table:number-rows-spanned="2" table:style-name="ce8">
            <text:p>3,519</text:p>
          </table:table-cell>
          <table:table-cell office:value-type="float" office:value="895" table:number-columns-spanned="1" table:number-rows-spanned="2" table:style-name="ce9">
            <text:p>895</text:p>
          </table:table-cell>
          <table:table-cell office:value-type="float" office:value="1616" table:number-columns-spanned="1" table:number-rows-spanned="2" table:style-name="ce8">
            <text:p>1,616</text:p>
          </table:table-cell>
          <table:table-cell office:value-type="float" office:value="289" table:number-columns-spanned="1" table:number-rows-spanned="2" table:style-name="ce9">
            <text:p>289</text:p>
          </table:table-cell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173" table:number-columns-spanned="1" table:number-rows-spanned="2" table:style-name="ce9">
            <text:p>173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519" table:number-columns-spanned="1" table:number-rows-spanned="2" table:style-name="ce8">
            <text:p>3,5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14" table:number-columns-spanned="1" table:number-rows-spanned="2" table:style-name="ce9">
            <text:p>114</text:p>
          </table:table-cell>
          <table:table-cell office:value-type="float" office:value="4485" table:number-columns-spanned="1" table:number-rows-spanned="2" table:style-name="ce8">
            <text:p>4,485</text:p>
          </table:table-cell>
          <table:table-cell office:value-type="float" office:value="4599" table:number-columns-spanned="1" table:number-rows-spanned="2" table:style-name="ce8">
            <text:p>4,599</text:p>
          </table:table-cell>
          <table:table-cell office:value-type="float" office:value="387" table:number-columns-spanned="1" table:number-rows-spanned="2" table:style-name="ce9">
            <text:p>387</text:p>
          </table:table-cell>
          <table:table-cell office:value-type="float" office:value="2258" table:number-columns-spanned="1" table:number-rows-spanned="2" table:style-name="ce8">
            <text:p>2,258</text:p>
          </table:table-cell>
          <table:table-cell office:value-type="float" office:value="1170" table:number-columns-spanned="1" table:number-rows-spanned="2" table:style-name="ce8">
            <text:p>1,170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265" table:number-columns-spanned="1" table:number-rows-spanned="2" table:style-name="ce9">
            <text:p>265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99" table:number-columns-spanned="1" table:number-rows-spanned="2" table:style-name="ce8">
            <text:p>4,5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8546" table:number-columns-spanned="1" table:number-rows-spanned="2" table:style-name="ce8">
            <text:p>8,546</text:p>
          </table:table-cell>
          <table:table-cell office:value-type="float" office:value="2072" table:number-columns-spanned="1" table:number-rows-spanned="2" table:style-name="ce8">
            <text:p>2,072</text:p>
          </table:table-cell>
          <table:table-cell office:value-type="float" office:value="10618" table:number-columns-spanned="1" table:number-rows-spanned="2" table:style-name="ce8">
            <text:p>10,618</text:p>
          </table:table-cell>
          <table:table-cell office:value-type="float" office:value="1007" table:number-columns-spanned="1" table:number-rows-spanned="2" table:style-name="ce8">
            <text:p>1,007</text:p>
          </table:table-cell>
          <table:table-cell office:value-type="float" office:value="1052" table:number-columns-spanned="1" table:number-rows-spanned="2" table:style-name="ce8">
            <text:p>1,052</text:p>
          </table:table-cell>
          <table:table-cell office:value-type="float" office:value="3729" table:number-columns-spanned="1" table:number-rows-spanned="2" table:style-name="ce8">
            <text:p>3,729</text:p>
          </table:table-cell>
          <table:table-cell office:value-type="float" office:value="851" table:number-columns-spanned="1" table:number-rows-spanned="2" table:style-name="ce9">
            <text:p>851</text:p>
          </table:table-cell>
          <table:table-cell office:value-type="float" office:value="1589" table:number-columns-spanned="1" table:number-rows-spanned="2" table:style-name="ce8">
            <text:p>1,589</text:p>
          </table:table-cell>
          <table:table-cell office:value-type="float" office:value="423" table:number-columns-spanned="1" table:number-rows-spanned="2" table:style-name="ce9">
            <text:p>423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469" table:number-columns-spanned="1" table:number-rows-spanned="2" table:style-name="ce9">
            <text:p>469</text:p>
          </table:table-cell>
          <table:table-cell office:value-type="float" office:value="524" table:number-columns-spanned="1" table:number-rows-spanned="2" table:style-name="ce9">
            <text:p>524</text:p>
          </table:table-cell>
          <table:table-cell office:value-type="float" office:value="524" table:number-columns-spanned="1" table:number-rows-spanned="2" table:style-name="ce9">
            <text:p>524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618" table:number-columns-spanned="1" table:number-rows-spanned="2" table:style-name="ce8">
            <text:p>10,6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8682" table:number-columns-spanned="1" table:number-rows-spanned="2" table:style-name="ce8">
            <text:p>8,682</text:p>
          </table:table-cell>
          <table:table-cell office:value-type="float" office:value="1923" table:number-columns-spanned="1" table:number-rows-spanned="2" table:style-name="ce8">
            <text:p>1,923</text:p>
          </table:table-cell>
          <table:table-cell office:value-type="float" office:value="10605" table:number-columns-spanned="1" table:number-rows-spanned="2" table:style-name="ce8">
            <text:p>10,605</text:p>
          </table:table-cell>
          <table:table-cell office:value-type="float" office:value="604" table:number-columns-spanned="1" table:number-rows-spanned="2" table:style-name="ce9">
            <text:p>604</text:p>
          </table:table-cell>
          <table:table-cell office:value-type="float" office:value="3447" table:number-columns-spanned="1" table:number-rows-spanned="2" table:style-name="ce8">
            <text:p>3,447</text:p>
          </table:table-cell>
          <table:table-cell office:value-type="float" office:value="2019" table:number-columns-spanned="1" table:number-rows-spanned="2" table:style-name="ce8">
            <text:p>2,019</text:p>
          </table:table-cell>
          <table:table-cell office:value-type="float" office:value="904" table:number-columns-spanned="1" table:number-rows-spanned="2" table:style-name="ce9">
            <text:p>904</text:p>
          </table:table-cell>
          <table:table-cell office:value-type="float" office:value="987" table:number-columns-spanned="1" table:number-rows-spanned="2" table:style-name="ce9">
            <text:p>987</text:p>
          </table:table-cell>
          <table:table-cell office:value-type="float" office:value="604" table:number-columns-spanned="1" table:number-rows-spanned="2" table:style-name="ce9">
            <text:p>604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779" table:number-columns-spanned="1" table:number-rows-spanned="2" table:style-name="ce9">
            <text:p>779</text:p>
          </table:table-cell>
          <table:table-cell office:value-type="float" office:value="614" table:number-columns-spanned="1" table:number-rows-spanned="2" table:style-name="ce9">
            <text:p>614</text:p>
          </table:table-cell>
          <table:table-cell office:value-type="float" office:value="376" table:number-columns-spanned="1" table:number-rows-spanned="2" table:style-name="ce9">
            <text:p>376</text:p>
          </table:table-cell>
          <table:table-cell office:value-type="float" office:value="123" table:number-columns-spanned="1" table:number-rows-spanned="2" table:style-name="ce9">
            <text:p>123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605" table:number-columns-spanned="1" table:number-rows-spanned="2" table:style-name="ce8">
            <text:p>10,6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452" table:number-columns-spanned="1" table:number-rows-spanned="2" table:style-name="ce8">
            <text:p>1,452</text:p>
          </table:table-cell>
          <table:table-cell office:value-type="float" office:value="429" table:number-columns-spanned="1" table:number-rows-spanned="2" table:style-name="ce9">
            <text:p>429</text:p>
          </table:table-cell>
          <table:table-cell office:value-type="float" office:value="1881" table:number-columns-spanned="1" table:number-rows-spanned="2" table:style-name="ce8">
            <text:p>1,881</text:p>
          </table:table-cell>
          <table:table-cell office:value-type="float" office:value="889" table:number-columns-spanned="1" table:number-rows-spanned="2" table:style-name="ce9">
            <text:p>889</text:p>
          </table:table-cell>
          <table:table-cell office:value-type="float" office:value="326" table:number-columns-spanned="1" table:number-rows-spanned="2" table:style-name="ce9">
            <text:p>326</text:p>
          </table:table-cell>
          <table:table-cell office:value-type="float" office:value="266" table:number-columns-spanned="1" table:number-rows-spanned="2" table:style-name="ce9">
            <text:p>266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253" table:number-columns-spanned="1" table:number-rows-spanned="2" table:style-name="ce9">
            <text:p>253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81" table:number-columns-spanned="1" table:number-rows-spanned="2" table:style-name="ce8">
            <text:p>1,8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682" table:number-columns-spanned="1" table:number-rows-spanned="2" table:style-name="ce8">
            <text:p>1,682</text:p>
          </table:table-cell>
          <table:table-cell office:value-type="float" office:value="299" table:number-columns-spanned="1" table:number-rows-spanned="2" table:style-name="ce9">
            <text:p>299</text:p>
          </table:table-cell>
          <table:table-cell office:value-type="float" office:value="1981" table:number-columns-spanned="1" table:number-rows-spanned="2" table:style-name="ce8">
            <text:p>1,981</text:p>
          </table:table-cell>
          <table:table-cell office:value-type="float" office:value="661" table:number-columns-spanned="1" table:number-rows-spanned="2" table:style-name="ce9">
            <text:p>661</text:p>
          </table:table-cell>
          <table:table-cell office:value-type="float" office:value="458" table:number-columns-spanned="1" table:number-rows-spanned="2" table:style-name="ce9">
            <text:p>458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197" table:number-columns-spanned="1" table:number-rows-spanned="2" table:style-name="ce9">
            <text:p>197</text:p>
          </table:table-cell>
          <table:table-cell office:value-type="float" office:value="311" table:number-columns-spanned="1" table:number-rows-spanned="2" table:style-name="ce9">
            <text:p>311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81" table:number-columns-spanned="1" table:number-rows-spanned="2" table:style-name="ce8">
            <text:p>1,9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723" table:number-columns-spanned="1" table:number-rows-spanned="2" table:style-name="ce8">
            <text:p>6,723</text:p>
          </table:table-cell>
          <table:table-cell office:value-type="float" office:value="817" table:number-columns-spanned="1" table:number-rows-spanned="2" table:style-name="ce9">
            <text:p>817</text:p>
          </table:table-cell>
          <table:table-cell office:value-type="float" office:value="7540" table:number-columns-spanned="1" table:number-rows-spanned="2" table:style-name="ce8">
            <text:p>7,540</text:p>
          </table:table-cell>
          <table:table-cell office:value-type="float" office:value="932" table:number-columns-spanned="1" table:number-rows-spanned="2" table:style-name="ce9">
            <text:p>932</text:p>
          </table:table-cell>
          <table:table-cell office:value-type="float" office:value="1124" table:number-columns-spanned="1" table:number-rows-spanned="2" table:style-name="ce8">
            <text:p>1,124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321" table:number-columns-spanned="1" table:number-rows-spanned="2" table:style-name="ce9">
            <text:p>321</text:p>
          </table:table-cell>
          <table:table-cell office:value-type="float" office:value="1326" table:number-columns-spanned="1" table:number-rows-spanned="2" table:style-name="ce8">
            <text:p>1,326</text:p>
          </table:table-cell>
          <table:table-cell office:value-type="float" office:value="593" table:number-columns-spanned="1" table:number-rows-spanned="2" table:style-name="ce9">
            <text:p>593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office:value-type="float" office:value="656" table:number-columns-spanned="1" table:number-rows-spanned="2" table:style-name="ce9">
            <text:p>656</text:p>
          </table:table-cell>
          <table:table-cell office:value-type="float" office:value="900" table:number-columns-spanned="1" table:number-rows-spanned="2" table:style-name="ce9">
            <text:p>900</text:p>
          </table:table-cell>
          <table:table-cell office:value-type="float" office:value="963" table:number-columns-spanned="1" table:number-rows-spanned="2" table:style-name="ce9">
            <text:p>963</text:p>
          </table:table-cell>
          <table:table-cell office:value-type="float" office:value="280" table:number-columns-spanned="1" table:number-rows-spanned="2" table:style-name="ce9">
            <text:p>280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540" table:number-columns-spanned="1" table:number-rows-spanned="2" table:style-name="ce8">
            <text:p>7,5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156" table:number-columns-spanned="1" table:number-rows-spanned="2" table:style-name="ce8">
            <text:p>1,156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1218" table:number-columns-spanned="1" table:number-rows-spanned="2" table:style-name="ce8">
            <text:p>1,218</text:p>
          </table:table-cell>
          <table:table-cell office:value-type="float" office:value="467" table:number-columns-spanned="1" table:number-rows-spanned="2" table:style-name="ce9">
            <text:p>467</text:p>
          </table:table-cell>
          <table:table-cell office:value-type="float" office:value="248" table:number-columns-spanned="1" table:number-rows-spanned="2" table:style-name="ce9">
            <text:p>248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7" table:number-columns-spanned="1" table:number-rows-spanned="2" table:style-name="ce9">
            <text:p>23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18" table:number-columns-spanned="1" table:number-rows-spanned="2" table:style-name="ce8">
            <text:p>1,2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657" table:number-columns-spanned="1" table:number-rows-spanned="2" table:style-name="ce9">
            <text:p>657</text:p>
          </table:table-cell>
          <table:table-cell office:value-type="float" office:value="243" table:number-columns-spanned="1" table:number-rows-spanned="2" table:style-name="ce9">
            <text:p>243</text:p>
          </table:table-cell>
          <table:table-cell office:value-type="float" office:value="900" table:number-columns-spanned="1" table:number-rows-spanned="2" table:style-name="ce9">
            <text:p>900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office:value-type="float" office:value="409" table:number-columns-spanned="1" table:number-rows-spanned="2" table:style-name="ce9">
            <text:p>409</text:p>
          </table:table-cell>
          <table:table-cell office:value-type="float" office:value="55" table:number-columns-spanned="1" table:number-rows-spanned="2" table:style-name="ce9">
            <text:p>55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00" table:number-columns-spanned="1" table:number-rows-spanned="2" table:style-name="ce9">
            <text:p>9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662" table:number-columns-spanned="1" table:number-rows-spanned="2" table:style-name="ce8">
            <text:p>1,662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office:value-type="float" office:value="1954" table:number-columns-spanned="1" table:number-rows-spanned="2" table:style-name="ce8">
            <text:p>1,954</text:p>
          </table:table-cell>
          <table:table-cell office:value-type="float" office:value="288" table:number-columns-spanned="1" table:number-rows-spanned="2" table:style-name="ce9">
            <text:p>288</text:p>
          </table:table-cell>
          <table:table-cell office:value-type="float" office:value="989" table:number-columns-spanned="1" table:number-rows-spanned="2" table:style-name="ce9">
            <text:p>989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216" table:number-columns-spanned="1" table:number-rows-spanned="2" table:style-name="ce9">
            <text:p>216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54" table:number-columns-spanned="1" table:number-rows-spanned="2" table:style-name="ce8">
            <text:p>1,9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285" table:number-columns-spanned="1" table:number-rows-spanned="2" table:style-name="ce8">
            <text:p>3,285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3331" table:number-columns-spanned="1" table:number-rows-spanned="2" table:style-name="ce8">
            <text:p>3,331</text:p>
          </table:table-cell>
          <table:table-cell office:value-type="float" office:value="283" table:number-columns-spanned="1" table:number-rows-spanned="2" table:style-name="ce9">
            <text:p>283</text:p>
          </table:table-cell>
          <table:table-cell office:value-type="float" office:value="314" table:number-columns-spanned="1" table:number-rows-spanned="2" table:style-name="ce9">
            <text:p>314</text:p>
          </table:table-cell>
          <table:table-cell office:value-type="float" office:value="535" table:number-columns-spanned="1" table:number-rows-spanned="2" table:style-name="ce9">
            <text:p>535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344" table:number-columns-spanned="1" table:number-rows-spanned="2" table:style-name="ce9">
            <text:p>344</text:p>
          </table:table-cell>
          <table:table-cell office:value-type="float" office:value="412" table:number-columns-spanned="1" table:number-rows-spanned="2" table:style-name="ce9">
            <text:p>412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84" table:number-columns-spanned="1" table:number-rows-spanned="2" table:style-name="ce9">
            <text:p>84</text:p>
          </table:table-cell>
          <table:table-cell office:value-type="float" office:value="870" table:number-columns-spanned="1" table:number-rows-spanned="2" table:style-name="ce9">
            <text:p>870</text:p>
          </table:table-cell>
          <table:table-cell office:value-type="float" office:value="145" table:number-columns-spanned="1" table:number-rows-spanned="2" table:style-name="ce9">
            <text:p>145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331" table:number-columns-spanned="1" table:number-rows-spanned="2" table:style-name="ce8">
            <text:p>3,3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56670" table:number-columns-spanned="1" table:number-rows-spanned="2" table:style-name="ce8">
            <text:p>256,670</text:p>
          </table:table-cell>
          <table:table-cell office:value-type="float" office:value="106799" table:number-columns-spanned="1" table:number-rows-spanned="2" table:style-name="ce8">
            <text:p>106,799</text:p>
          </table:table-cell>
          <table:table-cell office:value-type="float" office:value="363469" table:number-columns-spanned="1" table:number-rows-spanned="2" table:style-name="ce8">
            <text:p>363,469</text:p>
          </table:table-cell>
          <table:table-cell office:value-type="float" office:value="47786" table:number-columns-spanned="1" table:number-rows-spanned="2" table:style-name="ce8">
            <text:p>47,786</text:p>
          </table:table-cell>
          <table:table-cell office:value-type="float" office:value="58070" table:number-columns-spanned="1" table:number-rows-spanned="2" table:style-name="ce8">
            <text:p>58,070</text:p>
          </table:table-cell>
          <table:table-cell office:value-type="float" office:value="115219" table:number-columns-spanned="1" table:number-rows-spanned="2" table:style-name="ce8">
            <text:p>115,219</text:p>
          </table:table-cell>
          <table:table-cell office:value-type="float" office:value="17841" table:number-columns-spanned="1" table:number-rows-spanned="2" table:style-name="ce8">
            <text:p>17,841</text:p>
          </table:table-cell>
          <table:table-cell office:value-type="float" office:value="24065" table:number-columns-spanned="1" table:number-rows-spanned="2" table:style-name="ce8">
            <text:p>24,065</text:p>
          </table:table-cell>
          <table:table-cell office:value-type="float" office:value="13957" table:number-columns-spanned="1" table:number-rows-spanned="2" table:style-name="ce8">
            <text:p>13,957</text:p>
          </table:table-cell>
          <table:table-cell office:value-type="float" office:value="3612" table:number-columns-spanned="1" table:number-rows-spanned="2" table:style-name="ce8">
            <text:p>3,612</text:p>
          </table:table-cell>
          <table:table-cell office:value-type="float" office:value="17860" table:number-columns-spanned="1" table:number-rows-spanned="2" table:style-name="ce8">
            <text:p>17,860</text:p>
          </table:table-cell>
          <table:table-cell office:value-type="float" office:value="37923" table:number-columns-spanned="1" table:number-rows-spanned="2" table:style-name="ce8">
            <text:p>37,923</text:p>
          </table:table-cell>
          <table:table-cell office:value-type="float" office:value="16179" table:number-columns-spanned="1" table:number-rows-spanned="2" table:style-name="ce8">
            <text:p>16,179</text:p>
          </table:table-cell>
          <table:table-cell office:value-type="float" office:value="4132" table:number-columns-spanned="1" table:number-rows-spanned="2" table:style-name="ce8">
            <text:p>4,132</text:p>
          </table:table-cell>
          <table:table-cell office:value-type="float" office:value="6438" table:number-columns-spanned="1" table:number-rows-spanned="2" table:style-name="ce8">
            <text:p>6,438</text:p>
          </table:table-cell>
          <table:table-cell office:value-type="float" office:value="387" table:number-columns-spanned="1" table:number-rows-spanned="2" table:style-name="ce9">
            <text:p>387</text:p>
          </table:table-cell>
          <table:table-cell office:value-type="float" office:value="363469" table:number-columns-spanned="1" table:number-rows-spanned="2" table:style-name="ce8">
            <text:p>363,46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086" table:number-columns-spanned="1" table:number-rows-spanned="2" table:style-name="ce8">
            <text:p>2,086</text:p>
          </table:table-cell>
          <table:table-cell office:value-type="float" office:value="1734" table:number-columns-spanned="1" table:number-rows-spanned="2" table:style-name="ce8">
            <text:p>1,734</text:p>
          </table:table-cell>
          <table:table-cell office:value-type="float" office:value="3820" table:number-columns-spanned="1" table:number-rows-spanned="2" table:style-name="ce8">
            <text:p>3,820</text:p>
          </table:table-cell>
          <table:table-cell office:value-type="float" office:value="2390" table:number-columns-spanned="1" table:number-rows-spanned="2" table:style-name="ce8">
            <text:p>2,390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612" table:number-columns-spanned="1" table:number-rows-spanned="2" table:style-name="ce9">
            <text:p>612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166" table:number-columns-spanned="1" table:number-rows-spanned="2" table:style-name="ce9">
            <text:p>166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284" table:number-columns-spanned="1" table:number-rows-spanned="2" table:style-name="ce9">
            <text:p>28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820" table:number-columns-spanned="1" table:number-rows-spanned="2" table:style-name="ce8">
            <text:p>3,8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874" table:number-columns-spanned="1" table:number-rows-spanned="2" table:style-name="ce9">
            <text:p>874</text:p>
          </table:table-cell>
          <table:table-cell office:value-type="float" office:value="4142" table:number-columns-spanned="1" table:number-rows-spanned="2" table:style-name="ce8">
            <text:p>4,142</text:p>
          </table:table-cell>
          <table:table-cell office:value-type="float" office:value="5016" table:number-columns-spanned="1" table:number-rows-spanned="2" table:style-name="ce8">
            <text:p>5,016</text:p>
          </table:table-cell>
          <table:table-cell office:value-type="float" office:value="3116" table:number-columns-spanned="1" table:number-rows-spanned="2" table:style-name="ce8">
            <text:p>3,116</text:p>
          </table:table-cell>
          <table:table-cell office:value-type="float" office:value="588" table:number-columns-spanned="1" table:number-rows-spanned="2" table:style-name="ce9">
            <text:p>588</text:p>
          </table:table-cell>
          <table:table-cell office:value-type="float" office:value="546" table:number-columns-spanned="1" table:number-rows-spanned="2" table:style-name="ce9">
            <text:p>546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office:value-type="float" office:value="152" table:number-columns-spanned="1" table:number-rows-spanned="2" table:style-name="ce9">
            <text:p>152</text:p>
          </table:table-cell>
          <table:table-cell office:value-type="float" office:value="71" table:number-columns-spanned="1" table:number-rows-spanned="2" table:style-name="ce9">
            <text:p>71</text:p>
          </table:table-cell>
          <table:table-cell office:value-type="float" office:value="59" table:number-columns-spanned="1" table:number-rows-spanned="2" table:style-name="ce9">
            <text:p>59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016" table:number-columns-spanned="1" table:number-rows-spanned="2" table:style-name="ce8">
            <text:p>5,0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6805" table:number-columns-spanned="1" table:number-rows-spanned="2" table:style-name="ce8">
            <text:p>6,805</text:p>
          </table:table-cell>
          <table:table-cell office:value-type="float" office:value="8335" table:number-columns-spanned="1" table:number-rows-spanned="2" table:style-name="ce8">
            <text:p>8,335</text:p>
          </table:table-cell>
          <table:table-cell office:value-type="float" office:value="15140" table:number-columns-spanned="1" table:number-rows-spanned="2" table:style-name="ce8">
            <text:p>15,140</text:p>
          </table:table-cell>
          <table:table-cell office:value-type="float" office:value="5936" table:number-columns-spanned="1" table:number-rows-spanned="2" table:style-name="ce8">
            <text:p>5,936</text:p>
          </table:table-cell>
          <table:table-cell office:value-type="float" office:value="3367" table:number-columns-spanned="1" table:number-rows-spanned="2" table:style-name="ce8">
            <text:p>3,367</text:p>
          </table:table-cell>
          <table:table-cell office:value-type="float" office:value="3194" table:number-columns-spanned="1" table:number-rows-spanned="2" table:style-name="ce8">
            <text:p>3,194</text:p>
          </table:table-cell>
          <table:table-cell office:value-type="float" office:value="454" table:number-columns-spanned="1" table:number-rows-spanned="2" table:style-name="ce9">
            <text:p>454</text:p>
          </table:table-cell>
          <table:table-cell office:value-type="float" office:value="860" table:number-columns-spanned="1" table:number-rows-spanned="2" table:style-name="ce9">
            <text:p>860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204" table:number-columns-spanned="1" table:number-rows-spanned="2" table:style-name="ce9">
            <text:p>204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341" table:number-columns-spanned="1" table:number-rows-spanned="2" table:style-name="ce9">
            <text:p>341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140" table:number-columns-spanned="1" table:number-rows-spanned="2" table:style-name="ce8">
            <text:p>15,1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9429" table:number-columns-spanned="1" table:number-rows-spanned="2" table:style-name="ce8">
            <text:p>9,429</text:p>
          </table:table-cell>
          <table:table-cell office:value-type="float" office:value="2793" table:number-columns-spanned="1" table:number-rows-spanned="2" table:style-name="ce8">
            <text:p>2,793</text:p>
          </table:table-cell>
          <table:table-cell office:value-type="float" office:value="12222" table:number-columns-spanned="1" table:number-rows-spanned="2" table:style-name="ce8">
            <text:p>12,222</text:p>
          </table:table-cell>
          <table:table-cell office:value-type="float" office:value="5055" table:number-columns-spanned="1" table:number-rows-spanned="2" table:style-name="ce8">
            <text:p>5,055</text:p>
          </table:table-cell>
          <table:table-cell office:value-type="float" office:value="1749" table:number-columns-spanned="1" table:number-rows-spanned="2" table:style-name="ce8">
            <text:p>1,749</text:p>
          </table:table-cell>
          <table:table-cell office:value-type="float" office:value="1718" table:number-columns-spanned="1" table:number-rows-spanned="2" table:style-name="ce8">
            <text:p>1,71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7" table:number-columns-spanned="1" table:number-rows-spanned="2" table:style-name="ce9">
            <text:p>287</text:p>
          </table:table-cell>
          <table:table-cell office:value-type="float" office:value="1524" table:number-columns-spanned="1" table:number-rows-spanned="2" table:style-name="ce8">
            <text:p>1,524</text:p>
          </table:table-cell>
          <table:table-cell office:value-type="float" office:value="530" table:number-columns-spanned="1" table:number-rows-spanned="2" table:style-name="ce9">
            <text:p>530</text:p>
          </table:table-cell>
          <table:table-cell office:value-type="float" office:value="211" table:number-columns-spanned="1" table:number-rows-spanned="2" table:style-name="ce9">
            <text:p>211</text:p>
          </table:table-cell>
          <table:table-cell office:value-type="float" office:value="717" table:number-columns-spanned="1" table:number-rows-spanned="2" table:style-name="ce9">
            <text:p>717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12222" table:number-columns-spanned="1" table:number-rows-spanned="2" table:style-name="ce8">
            <text:p>12,2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7132" table:number-columns-spanned="1" table:number-rows-spanned="2" table:style-name="ce8">
            <text:p>7,132</text:p>
          </table:table-cell>
          <table:table-cell office:value-type="float" office:value="3287" table:number-columns-spanned="1" table:number-rows-spanned="2" table:style-name="ce8">
            <text:p>3,287</text:p>
          </table:table-cell>
          <table:table-cell office:value-type="float" office:value="10419" table:number-columns-spanned="1" table:number-rows-spanned="2" table:style-name="ce8">
            <text:p>10,419</text:p>
          </table:table-cell>
          <table:table-cell office:value-type="float" office:value="4004" table:number-columns-spanned="1" table:number-rows-spanned="2" table:style-name="ce8">
            <text:p>4,004</text:p>
          </table:table-cell>
          <table:table-cell office:value-type="float" office:value="1596" table:number-columns-spanned="1" table:number-rows-spanned="2" table:style-name="ce8">
            <text:p>1,596</text:p>
          </table:table-cell>
          <table:table-cell office:value-type="float" office:value="2955" table:number-columns-spanned="1" table:number-rows-spanned="2" table:style-name="ce8">
            <text:p>2,955</text:p>
          </table:table-cell>
          <table:table-cell office:value-type="float" office:value="282" table:number-columns-spanned="1" table:number-rows-spanned="2" table:style-name="ce9">
            <text:p>282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61" table:number-columns-spanned="1" table:number-rows-spanned="2" table:style-name="ce9">
            <text:p>61</text:p>
          </table:table-cell>
          <table:table-cell office:value-type="float" office:value="247" table:number-columns-spanned="1" table:number-rows-spanned="2" table:style-name="ce9">
            <text:p>247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429" table:number-columns-spanned="1" table:number-rows-spanned="2" table:style-name="ce9">
            <text:p>429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419" table:number-columns-spanned="1" table:number-rows-spanned="2" table:style-name="ce8">
            <text:p>10,4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109" table:number-columns-spanned="1" table:number-rows-spanned="2" table:style-name="ce8">
            <text:p>7,109</text:p>
          </table:table-cell>
          <table:table-cell office:value-type="float" office:value="10423" table:number-columns-spanned="1" table:number-rows-spanned="2" table:style-name="ce8">
            <text:p>10,423</text:p>
          </table:table-cell>
          <table:table-cell office:value-type="float" office:value="17532" table:number-columns-spanned="1" table:number-rows-spanned="2" table:style-name="ce8">
            <text:p>17,532</text:p>
          </table:table-cell>
          <table:table-cell office:value-type="float" office:value="11783" table:number-columns-spanned="1" table:number-rows-spanned="2" table:style-name="ce8">
            <text:p>11,783</text:p>
          </table:table-cell>
          <table:table-cell office:value-type="float" office:value="2628" table:number-columns-spanned="1" table:number-rows-spanned="2" table:style-name="ce8">
            <text:p>2,628</text:p>
          </table:table-cell>
          <table:table-cell office:value-type="float" office:value="1255" table:number-columns-spanned="1" table:number-rows-spanned="2" table:style-name="ce8">
            <text:p>1,255</text:p>
          </table:table-cell>
          <table:table-cell office:value-type="float" office:value="427" table:number-columns-spanned="1" table:number-rows-spanned="2" table:style-name="ce9">
            <text:p>427</text:p>
          </table:table-cell>
          <table:table-cell office:value-type="float" office:value="233" table:number-columns-spanned="1" table:number-rows-spanned="2" table:style-name="ce9">
            <text:p>233</text:p>
          </table:table-cell>
          <table:table-cell office:value-type="float" office:value="214" table:number-columns-spanned="1" table:number-rows-spanned="2" table:style-name="ce9">
            <text:p>214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office:value-type="float" office:value="259" table:number-columns-spanned="1" table:number-rows-spanned="2" table:style-name="ce9">
            <text:p>259</text:p>
          </table:table-cell>
          <table:table-cell office:value-type="float" office:value="219" table:number-columns-spanned="1" table:number-rows-spanned="2" table:style-name="ce9">
            <text:p>219</text:p>
          </table:table-cell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532" table:number-columns-spanned="1" table:number-rows-spanned="2" table:style-name="ce8">
            <text:p>17,5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5009" table:number-columns-spanned="1" table:number-rows-spanned="2" table:style-name="ce8">
            <text:p>5,009</text:p>
          </table:table-cell>
          <table:table-cell office:value-type="float" office:value="9414" table:number-columns-spanned="1" table:number-rows-spanned="2" table:style-name="ce8">
            <text:p>9,414</text:p>
          </table:table-cell>
          <table:table-cell office:value-type="float" office:value="14423" table:number-columns-spanned="1" table:number-rows-spanned="2" table:style-name="ce8">
            <text:p>14,423</text:p>
          </table:table-cell>
          <table:table-cell office:value-type="float" office:value="9662" table:number-columns-spanned="1" table:number-rows-spanned="2" table:style-name="ce8">
            <text:p>9,662</text:p>
          </table:table-cell>
          <table:table-cell office:value-type="float" office:value="2137" table:number-columns-spanned="1" table:number-rows-spanned="2" table:style-name="ce8">
            <text:p>2,137</text:p>
          </table:table-cell>
          <table:table-cell office:value-type="float" office:value="1727" table:number-columns-spanned="1" table:number-rows-spanned="2" table:style-name="ce8">
            <text:p>1,727</text:p>
          </table:table-cell>
          <table:table-cell office:value-type="float" office:value="154" table:number-columns-spanned="1" table:number-rows-spanned="2" table:style-name="ce9">
            <text:p>154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76" table:number-columns-spanned="1" table:number-rows-spanned="2" table:style-name="ce9">
            <text:p>176</text:p>
          </table:table-cell>
          <table:table-cell office:value-type="float" office:value="106" table:number-columns-spanned="1" table:number-rows-spanned="2" table:style-name="ce9">
            <text:p>106</text:p>
          </table:table-cell>
          <table:table-cell office:value-type="float" office:value="169" table:number-columns-spanned="1" table:number-rows-spanned="2" table:style-name="ce9">
            <text:p>169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423" table:number-columns-spanned="1" table:number-rows-spanned="2" table:style-name="ce8">
            <text:p>14,4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4062" table:number-columns-spanned="1" table:number-rows-spanned="2" table:style-name="ce8">
            <text:p>4,062</text:p>
          </table:table-cell>
          <table:table-cell office:value-type="float" office:value="1504" table:number-columns-spanned="1" table:number-rows-spanned="2" table:style-name="ce8">
            <text:p>1,504</text:p>
          </table:table-cell>
          <table:table-cell office:value-type="float" office:value="5566" table:number-columns-spanned="1" table:number-rows-spanned="2" table:style-name="ce8">
            <text:p>5,566</text:p>
          </table:table-cell>
          <table:table-cell office:value-type="float" office:value="2581" table:number-columns-spanned="1" table:number-rows-spanned="2" table:style-name="ce8">
            <text:p>2,581</text:p>
          </table:table-cell>
          <table:table-cell office:value-type="float" office:value="1216" table:number-columns-spanned="1" table:number-rows-spanned="2" table:style-name="ce8">
            <text:p>1,216</text:p>
          </table:table-cell>
          <table:table-cell office:value-type="float" office:value="930" table:number-columns-spanned="1" table:number-rows-spanned="2" table:style-name="ce9">
            <text:p>9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8" table:number-columns-spanned="1" table:number-rows-spanned="2" table:style-name="ce9">
            <text:p>218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57" table:number-columns-spanned="1" table:number-rows-spanned="2" table:style-name="ce9">
            <text:p>157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01" table:number-columns-spanned="1" table:number-rows-spanned="2" table:style-name="ce9">
            <text:p>20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566" table:number-columns-spanned="1" table:number-rows-spanned="2" table:style-name="ce8">
            <text:p>5,5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610" table:number-columns-spanned="1" table:number-rows-spanned="2" table:style-name="ce9">
            <text:p>610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731" table:number-columns-spanned="1" table:number-rows-spanned="2" table:style-name="ce9">
            <text:p>731</text:p>
          </table:table-cell>
          <table:table-cell office:value-type="float" office:value="505" table:number-columns-spanned="1" table:number-rows-spanned="2" table:style-name="ce9">
            <text:p>505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31" table:number-columns-spanned="1" table:number-rows-spanned="2" table:style-name="ce9">
            <text:p>7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642" table:number-columns-spanned="1" table:number-rows-spanned="2" table:style-name="ce8">
            <text:p>2,642</text:p>
          </table:table-cell>
          <table:table-cell office:value-type="float" office:value="7220" table:number-columns-spanned="1" table:number-rows-spanned="2" table:style-name="ce8">
            <text:p>7,220</text:p>
          </table:table-cell>
          <table:table-cell office:value-type="float" office:value="9862" table:number-columns-spanned="1" table:number-rows-spanned="2" table:style-name="ce8">
            <text:p>9,862</text:p>
          </table:table-cell>
          <table:table-cell office:value-type="float" office:value="7887" table:number-columns-spanned="1" table:number-rows-spanned="2" table:style-name="ce8">
            <text:p>7,887</text:p>
          </table:table-cell>
          <table:table-cell office:value-type="float" office:value="921" table:number-columns-spanned="1" table:number-rows-spanned="2" table:style-name="ce9">
            <text:p>921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617" table:number-columns-spanned="1" table:number-rows-spanned="2" table:style-name="ce9">
            <text:p>617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862" table:number-columns-spanned="1" table:number-rows-spanned="2" table:style-name="ce8">
            <text:p>9,8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45758" table:number-columns-spanned="1" table:number-rows-spanned="2" table:style-name="ce8">
            <text:p>45,758</text:p>
          </table:table-cell>
          <table:table-cell office:value-type="float" office:value="48973" table:number-columns-spanned="1" table:number-rows-spanned="2" table:style-name="ce8">
            <text:p>48,973</text:p>
          </table:table-cell>
          <table:table-cell office:value-type="float" office:value="94731" table:number-columns-spanned="1" table:number-rows-spanned="2" table:style-name="ce8">
            <text:p>94,731</text:p>
          </table:table-cell>
          <table:table-cell office:value-type="float" office:value="52919" table:number-columns-spanned="1" table:number-rows-spanned="2" table:style-name="ce8">
            <text:p>52,919</text:p>
          </table:table-cell>
          <table:table-cell office:value-type="float" office:value="14315" table:number-columns-spanned="1" table:number-rows-spanned="2" table:style-name="ce8">
            <text:p>14,315</text:p>
          </table:table-cell>
          <table:table-cell office:value-type="float" office:value="13044" table:number-columns-spanned="1" table:number-rows-spanned="2" table:style-name="ce8">
            <text:p>13,044</text:p>
          </table:table-cell>
          <table:table-cell office:value-type="float" office:value="1658" table:number-columns-spanned="1" table:number-rows-spanned="2" table:style-name="ce8">
            <text:p>1,658</text:p>
          </table:table-cell>
          <table:table-cell office:value-type="float" office:value="1916" table:number-columns-spanned="1" table:number-rows-spanned="2" table:style-name="ce8">
            <text:p>1,916</text:p>
          </table:table-cell>
          <table:table-cell office:value-type="float" office:value="765" table:number-columns-spanned="1" table:number-rows-spanned="2" table:style-name="ce9">
            <text:p>765</text:p>
          </table:table-cell>
          <table:table-cell office:value-type="float" office:value="576" table:number-columns-spanned="1" table:number-rows-spanned="2" table:style-name="ce9">
            <text:p>576</text:p>
          </table:table-cell>
          <table:table-cell office:value-type="float" office:value="2107" table:number-columns-spanned="1" table:number-rows-spanned="2" table:style-name="ce8">
            <text:p>2,107</text:p>
          </table:table-cell>
          <table:table-cell office:value-type="float" office:value="2629" table:number-columns-spanned="1" table:number-rows-spanned="2" table:style-name="ce8">
            <text:p>2,629</text:p>
          </table:table-cell>
          <table:table-cell office:value-type="float" office:value="2246" table:number-columns-spanned="1" table:number-rows-spanned="2" table:style-name="ce8">
            <text:p>2,246</text:p>
          </table:table-cell>
          <table:table-cell office:value-type="float" office:value="472" table:number-columns-spanned="1" table:number-rows-spanned="2" table:style-name="ce9">
            <text:p>472</text:p>
          </table:table-cell>
          <table:table-cell office:value-type="float" office:value="1653" table:number-columns-spanned="1" table:number-rows-spanned="2" table:style-name="ce8">
            <text:p>1,653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94731" table:number-columns-spanned="1" table:number-rows-spanned="2" table:style-name="ce8">
            <text:p>94,73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074" table:number-columns-spanned="1" table:number-rows-spanned="2" table:style-name="ce8">
            <text:p>3,074</text:p>
          </table:table-cell>
          <table:table-cell office:value-type="float" office:value="1295" table:number-columns-spanned="1" table:number-rows-spanned="2" table:style-name="ce8">
            <text:p>1,295</text:p>
          </table:table-cell>
          <table:table-cell office:value-type="float" office:value="4369" table:number-columns-spanned="1" table:number-rows-spanned="2" table:style-name="ce8">
            <text:p>4,369</text:p>
          </table:table-cell>
          <table:table-cell office:value-type="float" office:value="2463" table:number-columns-spanned="1" table:number-rows-spanned="2" table:style-name="ce8">
            <text:p>2,463</text:p>
          </table:table-cell>
          <table:table-cell office:value-type="float" office:value="272" table:number-columns-spanned="1" table:number-rows-spanned="2" table:style-name="ce9">
            <text:p>272</text:p>
          </table:table-cell>
          <table:table-cell office:value-type="float" office:value="1239" table:number-columns-spanned="1" table:number-rows-spanned="2" table:style-name="ce8">
            <text:p>1,239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132" table:number-columns-spanned="1" table:number-rows-spanned="2" table:style-name="ce9">
            <text:p>132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369" table:number-columns-spanned="1" table:number-rows-spanned="2" table:style-name="ce8">
            <text:p>4,3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492" table:number-columns-spanned="1" table:number-rows-spanned="2" table:style-name="ce9">
            <text:p>492</text:p>
          </table:table-cell>
          <table:table-cell office:value-type="float" office:value="3066" table:number-columns-spanned="1" table:number-rows-spanned="2" table:style-name="ce8">
            <text:p>3,066</text:p>
          </table:table-cell>
          <table:table-cell office:value-type="float" office:value="3558" table:number-columns-spanned="1" table:number-rows-spanned="2" table:style-name="ce8">
            <text:p>3,558</text:p>
          </table:table-cell>
          <table:table-cell office:value-type="float" office:value="3400" table:number-columns-spanned="1" table:number-rows-spanned="2" table:style-name="ce8">
            <text:p>3,400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558" table:number-columns-spanned="1" table:number-rows-spanned="2" table:style-name="ce8">
            <text:p>3,5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5455" table:number-columns-spanned="1" table:number-rows-spanned="2" table:style-name="ce8">
            <text:p>5,455</text:p>
          </table:table-cell>
          <table:table-cell office:value-type="float" office:value="2259" table:number-columns-spanned="1" table:number-rows-spanned="2" table:style-name="ce8">
            <text:p>2,259</text:p>
          </table:table-cell>
          <table:table-cell office:value-type="float" office:value="7714" table:number-columns-spanned="1" table:number-rows-spanned="2" table:style-name="ce8">
            <text:p>7,714</text:p>
          </table:table-cell>
          <table:table-cell office:value-type="float" office:value="3705" table:number-columns-spanned="1" table:number-rows-spanned="2" table:style-name="ce8">
            <text:p>3,705</text:p>
          </table:table-cell>
          <table:table-cell office:value-type="float" office:value="970" table:number-columns-spanned="1" table:number-rows-spanned="2" table:style-name="ce9">
            <text:p>970</text:p>
          </table:table-cell>
          <table:table-cell office:value-type="float" office:value="1104" table:number-columns-spanned="1" table:number-rows-spanned="2" table:style-name="ce8">
            <text:p>1,104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85" table:number-columns-spanned="1" table:number-rows-spanned="2" table:style-name="ce9">
            <text:p>85</text:p>
          </table:table-cell>
          <table:table-cell office:value-type="float" office:value="111" table:number-columns-spanned="1" table:number-rows-spanned="2" table:style-name="ce9">
            <text:p>111</text:p>
          </table:table-cell>
          <table:table-cell office:value-type="float" office:value="52" table:number-columns-spanned="1" table:number-rows-spanned="2" table:style-name="ce9">
            <text:p>52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453" table:number-columns-spanned="1" table:number-rows-spanned="2" table:style-name="ce9">
            <text:p>453</text:p>
          </table:table-cell>
          <table:table-cell office:value-type="float" office:value="783" table:number-columns-spanned="1" table:number-rows-spanned="2" table:style-name="ce9">
            <text:p>783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714" table:number-columns-spanned="1" table:number-rows-spanned="2" table:style-name="ce8">
            <text:p>7,7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2765" table:number-columns-spanned="1" table:number-rows-spanned="2" table:style-name="ce8">
            <text:p>2,765</text:p>
          </table:table-cell>
          <table:table-cell office:value-type="float" office:value="577" table:number-columns-spanned="1" table:number-rows-spanned="2" table:style-name="ce9">
            <text:p>577</text:p>
          </table:table-cell>
          <table:table-cell office:value-type="float" office:value="3342" table:number-columns-spanned="1" table:number-rows-spanned="2" table:style-name="ce8">
            <text:p>3,342</text:p>
          </table:table-cell>
          <table:table-cell office:value-type="float" office:value="1815" table:number-columns-spanned="1" table:number-rows-spanned="2" table:style-name="ce8">
            <text:p>1,815</text:p>
          </table:table-cell>
          <table:table-cell office:value-type="float" office:value="346" table:number-columns-spanned="1" table:number-rows-spanned="2" table:style-name="ce9">
            <text:p>346</text:p>
          </table:table-cell>
          <table:table-cell office:value-type="float" office:value="489" table:number-columns-spanned="1" table:number-rows-spanned="2" table:style-name="ce9">
            <text:p>489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1" table:number-columns-spanned="1" table:number-rows-spanned="2" table:style-name="ce9">
            <text:p>271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342" table:number-columns-spanned="1" table:number-rows-spanned="2" table:style-name="ce8">
            <text:p>3,3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4944" table:number-columns-spanned="1" table:number-rows-spanned="2" table:style-name="ce8">
            <text:p>4,944</text:p>
          </table:table-cell>
          <table:table-cell office:value-type="float" office:value="3310" table:number-columns-spanned="1" table:number-rows-spanned="2" table:style-name="ce8">
            <text:p>3,310</text:p>
          </table:table-cell>
          <table:table-cell office:value-type="float" office:value="8254" table:number-columns-spanned="1" table:number-rows-spanned="2" table:style-name="ce8">
            <text:p>8,254</text:p>
          </table:table-cell>
          <table:table-cell office:value-type="float" office:value="4592" table:number-columns-spanned="1" table:number-rows-spanned="2" table:style-name="ce8">
            <text:p>4,592</text:p>
          </table:table-cell>
          <table:table-cell office:value-type="float" office:value="1277" table:number-columns-spanned="1" table:number-rows-spanned="2" table:style-name="ce8">
            <text:p>1,277</text:p>
          </table:table-cell>
          <table:table-cell office:value-type="float" office:value="885" table:number-columns-spanned="1" table:number-rows-spanned="2" table:style-name="ce9">
            <text:p>885</text:p>
          </table:table-cell>
          <table:table-cell office:value-type="float" office:value="163" table:number-columns-spanned="1" table:number-rows-spanned="2" table:style-name="ce9">
            <text:p>163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483" table:number-columns-spanned="1" table:number-rows-spanned="2" table:style-name="ce9">
            <text:p>483</text:p>
          </table:table-cell>
          <table:table-cell office:value-type="float" office:value="327" table:number-columns-spanned="1" table:number-rows-spanned="2" table:style-name="ce9">
            <text:p>327</text:p>
          </table:table-cell>
          <table:table-cell office:value-type="float" office:value="177" table:number-columns-spanned="1" table:number-rows-spanned="2" table:style-name="ce9">
            <text:p>177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87" table:number-columns-spanned="1" table:number-rows-spanned="2" table:style-name="ce9">
            <text:p>8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254" table:number-columns-spanned="1" table:number-rows-spanned="2" table:style-name="ce8">
            <text:p>8,2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346" table:number-columns-spanned="1" table:number-rows-spanned="2" table:style-name="ce8">
            <text:p>4,346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4656" table:number-columns-spanned="1" table:number-rows-spanned="2" table:style-name="ce8">
            <text:p>4,656</text:p>
          </table:table-cell>
          <table:table-cell office:value-type="float" office:value="2767" table:number-columns-spanned="1" table:number-rows-spanned="2" table:style-name="ce8">
            <text:p>2,767</text:p>
          </table:table-cell>
          <table:table-cell office:value-type="float" office:value="365" table:number-columns-spanned="1" table:number-rows-spanned="2" table:style-name="ce9">
            <text:p>365</text:p>
          </table:table-cell>
          <table:table-cell office:value-type="float" office:value="241" table:number-columns-spanned="1" table:number-rows-spanned="2" table:style-name="ce9">
            <text:p>241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82" table:number-columns-spanned="1" table:number-rows-spanned="2" table:style-name="ce9">
            <text:p>82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362" table:number-columns-spanned="1" table:number-rows-spanned="2" table:style-name="ce9">
            <text:p>362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656" table:number-columns-spanned="1" table:number-rows-spanned="2" table:style-name="ce8">
            <text:p>4,6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4491" table:number-columns-spanned="1" table:number-rows-spanned="2" table:style-name="ce8">
            <text:p>4,491</text:p>
          </table:table-cell>
          <table:table-cell office:value-type="float" office:value="1159" table:number-columns-spanned="1" table:number-rows-spanned="2" table:style-name="ce8">
            <text:p>1,159</text:p>
          </table:table-cell>
          <table:table-cell office:value-type="float" office:value="5650" table:number-columns-spanned="1" table:number-rows-spanned="2" table:style-name="ce8">
            <text:p>5,650</text:p>
          </table:table-cell>
          <table:table-cell office:value-type="float" office:value="3469" table:number-columns-spanned="1" table:number-rows-spanned="2" table:style-name="ce8">
            <text:p>3,469</text:p>
          </table:table-cell>
          <table:table-cell office:value-type="float" office:value="406" table:number-columns-spanned="1" table:number-rows-spanned="2" table:style-name="ce9">
            <text:p>406</text:p>
          </table:table-cell>
          <table:table-cell office:value-type="float" office:value="972" table:number-columns-spanned="1" table:number-rows-spanned="2" table:style-name="ce9">
            <text:p>972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36" table:number-columns-spanned="1" table:number-rows-spanned="2" table:style-name="ce9">
            <text:p>136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382" table:number-columns-spanned="1" table:number-rows-spanned="2" table:style-name="ce9">
            <text:p>382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650" table:number-columns-spanned="1" table:number-rows-spanned="2" table:style-name="ce8">
            <text:p>5,6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5567" table:number-columns-spanned="1" table:number-rows-spanned="2" table:style-name="ce8">
            <text:p>25,567</text:p>
          </table:table-cell>
          <table:table-cell office:value-type="float" office:value="11976" table:number-columns-spanned="1" table:number-rows-spanned="2" table:style-name="ce8">
            <text:p>11,976</text:p>
          </table:table-cell>
          <table:table-cell office:value-type="float" office:value="37543" table:number-columns-spanned="1" table:number-rows-spanned="2" table:style-name="ce8">
            <text:p>37,543</text:p>
          </table:table-cell>
          <table:table-cell office:value-type="float" office:value="22211" table:number-columns-spanned="1" table:number-rows-spanned="2" table:style-name="ce8">
            <text:p>22,211</text:p>
          </table:table-cell>
          <table:table-cell office:value-type="float" office:value="3687" table:number-columns-spanned="1" table:number-rows-spanned="2" table:style-name="ce8">
            <text:p>3,687</text:p>
          </table:table-cell>
          <table:table-cell office:value-type="float" office:value="4974" table:number-columns-spanned="1" table:number-rows-spanned="2" table:style-name="ce8">
            <text:p>4,974</text:p>
          </table:table-cell>
          <table:table-cell office:value-type="float" office:value="605" table:number-columns-spanned="1" table:number-rows-spanned="2" table:style-name="ce9">
            <text:p>605</text:p>
          </table:table-cell>
          <table:table-cell office:value-type="float" office:value="411" table:number-columns-spanned="1" table:number-rows-spanned="2" table:style-name="ce9">
            <text:p>411</text:p>
          </table:table-cell>
          <table:table-cell office:value-type="float" office:value="327" table:number-columns-spanned="1" table:number-rows-spanned="2" table:style-name="ce9">
            <text:p>327</text:p>
          </table:table-cell>
          <table:table-cell office:value-type="float" office:value="271" table:number-columns-spanned="1" table:number-rows-spanned="2" table:style-name="ce9">
            <text:p>271</text:p>
          </table:table-cell>
          <table:table-cell office:value-type="float" office:value="990" table:number-columns-spanned="1" table:number-rows-spanned="2" table:style-name="ce9">
            <text:p>990</text:p>
          </table:table-cell>
          <table:table-cell office:value-type="float" office:value="1583" table:number-columns-spanned="1" table:number-rows-spanned="2" table:style-name="ce8">
            <text:p>1,583</text:p>
          </table:table-cell>
          <table:table-cell office:value-type="float" office:value="2061" table:number-columns-spanned="1" table:number-rows-spanned="2" table:style-name="ce8">
            <text:p>2,061</text:p>
          </table:table-cell>
          <table:table-cell office:value-type="float" office:value="140" table:number-columns-spanned="1" table:number-rows-spanned="2" table:style-name="ce9">
            <text:p>140</text:p>
          </table:table-cell>
          <table:table-cell office:value-type="float" office:value="283" table:number-columns-spanned="1" table:number-rows-spanned="2" table:style-name="ce9">
            <text:p>28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7543" table:number-columns-spanned="1" table:number-rows-spanned="2" table:style-name="ce8">
            <text:p>37,54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895" table:number-columns-spanned="1" table:number-rows-spanned="2" table:style-name="ce9">
            <text:p>895</text:p>
          </table:table-cell>
          <table:table-cell office:value-type="float" office:value="1916" table:number-columns-spanned="1" table:number-rows-spanned="2" table:style-name="ce8">
            <text:p>1,916</text:p>
          </table:table-cell>
          <table:table-cell office:value-type="float" office:value="2811" table:number-columns-spanned="1" table:number-rows-spanned="2" table:style-name="ce8">
            <text:p>2,811</text:p>
          </table:table-cell>
          <table:table-cell office:value-type="float" office:value="1782" table:number-columns-spanned="1" table:number-rows-spanned="2" table:style-name="ce8">
            <text:p>1,782</text:p>
          </table:table-cell>
          <table:table-cell office:value-type="float" office:value="703" table:number-columns-spanned="1" table:number-rows-spanned="2" table:style-name="ce9">
            <text:p>703</text:p>
          </table:table-cell>
          <table:table-cell office:value-type="float" office:value="224" table:number-columns-spanned="1" table:number-rows-spanned="2" table:style-name="ce9">
            <text:p>22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2811" table:number-columns-spanned="1" table:number-rows-spanned="2" table:style-name="ce8">
            <text:p>2,8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6207" table:number-columns-spanned="1" table:number-rows-spanned="2" table:style-name="ce8">
            <text:p>6,207</text:p>
          </table:table-cell>
          <table:table-cell office:value-type="float" office:value="3337" table:number-columns-spanned="1" table:number-rows-spanned="2" table:style-name="ce8">
            <text:p>3,337</text:p>
          </table:table-cell>
          <table:table-cell office:value-type="float" office:value="9544" table:number-columns-spanned="1" table:number-rows-spanned="2" table:style-name="ce8">
            <text:p>9,544</text:p>
          </table:table-cell>
          <table:table-cell office:value-type="float" office:value="8144" table:number-columns-spanned="1" table:number-rows-spanned="2" table:style-name="ce8">
            <text:p>8,144</text:p>
          </table:table-cell>
          <table:table-cell office:value-type="float" office:value="445" table:number-columns-spanned="1" table:number-rows-spanned="2" table:style-name="ce9">
            <text:p>445</text:p>
          </table:table-cell>
          <table:table-cell office:value-type="float" office:value="305" table:number-columns-spanned="1" table:number-rows-spanned="2" table:style-name="ce9">
            <text:p>30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230" table:number-columns-spanned="1" table:number-rows-spanned="2" table:style-name="ce9">
            <text:p>230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544" table:number-columns-spanned="1" table:number-rows-spanned="2" table:style-name="ce8">
            <text:p>9,5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049" table:number-columns-spanned="1" table:number-rows-spanned="2" table:style-name="ce8">
            <text:p>5,049</text:p>
          </table:table-cell>
          <table:table-cell office:value-type="float" office:value="8571" table:number-columns-spanned="1" table:number-rows-spanned="2" table:style-name="ce8">
            <text:p>8,571</text:p>
          </table:table-cell>
          <table:table-cell office:value-type="float" office:value="13620" table:number-columns-spanned="1" table:number-rows-spanned="2" table:style-name="ce8">
            <text:p>13,620</text:p>
          </table:table-cell>
          <table:table-cell office:value-type="float" office:value="9575" table:number-columns-spanned="1" table:number-rows-spanned="2" table:style-name="ce8">
            <text:p>9,575</text:p>
          </table:table-cell>
          <table:table-cell office:value-type="float" office:value="3377" table:number-columns-spanned="1" table:number-rows-spanned="2" table:style-name="ce8">
            <text:p>3,377</text:p>
          </table:table-cell>
          <table:table-cell office:value-type="float" office:value="303" table:number-columns-spanned="1" table:number-rows-spanned="2" table:style-name="ce9">
            <text:p>30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7" table:number-columns-spanned="1" table:number-rows-spanned="2" table:style-name="ce9">
            <text:p>267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13620" table:number-columns-spanned="1" table:number-rows-spanned="2" table:style-name="ce8">
            <text:p>13,6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5974" table:number-columns-spanned="1" table:number-rows-spanned="2" table:style-name="ce8">
            <text:p>5,974</text:p>
          </table:table-cell>
          <table:table-cell office:value-type="float" office:value="4362" table:number-columns-spanned="1" table:number-rows-spanned="2" table:style-name="ce8">
            <text:p>4,362</text:p>
          </table:table-cell>
          <table:table-cell office:value-type="float" office:value="10336" table:number-columns-spanned="1" table:number-rows-spanned="2" table:style-name="ce8">
            <text:p>10,336</text:p>
          </table:table-cell>
          <table:table-cell office:value-type="float" office:value="9806" table:number-columns-spanned="1" table:number-rows-spanned="2" table:style-name="ce8">
            <text:p>9,806</text:p>
          </table:table-cell>
          <table:table-cell office:value-type="float" office:value="325" table:number-columns-spanned="1" table:number-rows-spanned="2" table:style-name="ce9">
            <text:p>325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336" table:number-columns-spanned="1" table:number-rows-spanned="2" table:style-name="ce8">
            <text:p>10,3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8125" table:number-columns-spanned="1" table:number-rows-spanned="2" table:style-name="ce8">
            <text:p>18,125</text:p>
          </table:table-cell>
          <table:table-cell office:value-type="float" office:value="18186" table:number-columns-spanned="1" table:number-rows-spanned="2" table:style-name="ce8">
            <text:p>18,186</text:p>
          </table:table-cell>
          <table:table-cell office:value-type="float" office:value="36311" table:number-columns-spanned="1" table:number-rows-spanned="2" table:style-name="ce8">
            <text:p>36,311</text:p>
          </table:table-cell>
          <table:table-cell office:value-type="float" office:value="29307" table:number-columns-spanned="1" table:number-rows-spanned="2" table:style-name="ce8">
            <text:p>29,307</text:p>
          </table:table-cell>
          <table:table-cell office:value-type="float" office:value="4850" table:number-columns-spanned="1" table:number-rows-spanned="2" table:style-name="ce8">
            <text:p>4,850</text:p>
          </table:table-cell>
          <table:table-cell office:value-type="float" office:value="852" table:number-columns-spanned="1" table:number-rows-spanned="2" table:style-name="ce9">
            <text:p>852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133" table:number-columns-spanned="1" table:number-rows-spanned="2" table:style-name="ce9">
            <text:p>133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535" table:number-columns-spanned="1" table:number-rows-spanned="2" table:style-name="ce9">
            <text:p>535</text:p>
          </table:table-cell>
          <table:table-cell office:value-type="float" office:value="117" table:number-columns-spanned="1" table:number-rows-spanned="2" table:style-name="ce9">
            <text:p>117</text:p>
          </table:table-cell>
          <table:table-cell office:value-type="float" office:value="165" table:number-columns-spanned="1" table:number-rows-spanned="2" table:style-name="ce9">
            <text:p>165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36311" table:number-columns-spanned="1" table:number-rows-spanned="2" table:style-name="ce8">
            <text:p>36,31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779" table:number-columns-spanned="1" table:number-rows-spanned="2" table:style-name="ce9">
            <text:p>77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79" table:number-columns-spanned="1" table:number-rows-spanned="2" table:style-name="ce9">
            <text:p>779</text:p>
          </table:table-cell>
          <table:table-cell office:value-type="float" office:value="347" table:number-columns-spanned="1" table:number-rows-spanned="2" table:style-name="ce9">
            <text:p>347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1" table:number-columns-spanned="1" table:number-rows-spanned="2" table:style-name="ce9">
            <text:p>291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779" table:number-columns-spanned="1" table:number-rows-spanned="2" table:style-name="ce9">
            <text:p>7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</text:p>
          </table:table-cell>
          <table:table-cell office:value-type="float" office:value="2349" table:number-columns-spanned="1" table:number-rows-spanned="2" table:style-name="ce8">
            <text:p>2,349</text:p>
          </table:table-cell>
          <table:table-cell office:value-type="float" office:value="6110" table:number-columns-spanned="1" table:number-rows-spanned="2" table:style-name="ce8">
            <text:p>6,110</text:p>
          </table:table-cell>
          <table:table-cell office:value-type="float" office:value="8459" table:number-columns-spanned="1" table:number-rows-spanned="2" table:style-name="ce8">
            <text:p>8,459</text:p>
          </table:table-cell>
          <table:table-cell office:value-type="float" office:value="8459" table:number-columns-spanned="1" table:number-rows-spanned="2" table:style-name="ce8">
            <text:p>8,45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459" table:number-columns-spanned="1" table:number-rows-spanned="2" table:style-name="ce8">
            <text:p>8,4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158" table:number-columns-spanned="1" table:number-rows-spanned="2" table:style-name="ce8">
            <text:p>1,158</text:p>
          </table:table-cell>
          <table:table-cell office:value-type="float" office:value="2224" table:number-columns-spanned="1" table:number-rows-spanned="2" table:style-name="ce8">
            <text:p>2,224</text:p>
          </table:table-cell>
          <table:table-cell office:value-type="float" office:value="3382" table:number-columns-spanned="1" table:number-rows-spanned="2" table:style-name="ce8">
            <text:p>3,382</text:p>
          </table:table-cell>
          <table:table-cell office:value-type="float" office:value="2312" table:number-columns-spanned="1" table:number-rows-spanned="2" table:style-name="ce8">
            <text:p>2,312</text:p>
          </table:table-cell>
          <table:table-cell office:value-type="float" office:value="450" table:number-columns-spanned="1" table:number-rows-spanned="2" table:style-name="ce9">
            <text:p>450</text:p>
          </table:table-cell>
          <table:table-cell office:value-type="float" office:value="435" table:number-columns-spanned="1" table:number-rows-spanned="2" table:style-name="ce9">
            <text:p>435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382" table:number-columns-spanned="1" table:number-rows-spanned="2" table:style-name="ce8">
            <text:p>3,3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7120" table:number-columns-spanned="1" table:number-rows-spanned="2" table:style-name="ce8">
            <text:p>7,120</text:p>
          </table:table-cell>
          <table:table-cell office:value-type="float" office:value="1668" table:number-columns-spanned="1" table:number-rows-spanned="2" table:style-name="ce8">
            <text:p>1,668</text:p>
          </table:table-cell>
          <table:table-cell office:value-type="float" office:value="8788" table:number-columns-spanned="1" table:number-rows-spanned="2" table:style-name="ce8">
            <text:p>8,788</text:p>
          </table:table-cell>
          <table:table-cell office:value-type="float" office:value="8020" table:number-columns-spanned="1" table:number-rows-spanned="2" table:style-name="ce8">
            <text:p>8,020</text:p>
          </table:table-cell>
          <table:table-cell office:value-type="float" office:value="230" table:number-columns-spanned="1" table:number-rows-spanned="2" table:style-name="ce9">
            <text:p>230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160" table:number-columns-spanned="1" table:number-rows-spanned="2" table:style-name="ce9">
            <text:p>160</text:p>
          </table:table-cell>
          <table:table-cell office:value-type="float" office:value="41" table:number-columns-spanned="1" table:number-rows-spanned="2" table:style-name="ce9">
            <text:p>41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50" table:number-columns-spanned="1" table:number-rows-spanned="2" table:style-name="ce9">
            <text:p>150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788" table:number-columns-spanned="1" table:number-rows-spanned="2" table:style-name="ce8">
            <text:p>8,7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063" table:number-columns-spanned="1" table:number-rows-spanned="2" table:style-name="ce8">
            <text:p>3,063</text:p>
          </table:table-cell>
          <table:table-cell office:value-type="float" office:value="1501" table:number-columns-spanned="1" table:number-rows-spanned="2" table:style-name="ce8">
            <text:p>1,501</text:p>
          </table:table-cell>
          <table:table-cell office:value-type="float" office:value="4564" table:number-columns-spanned="1" table:number-rows-spanned="2" table:style-name="ce8">
            <text:p>4,564</text:p>
          </table:table-cell>
          <table:table-cell office:value-type="float" office:value="3055" table:number-columns-spanned="1" table:number-rows-spanned="2" table:style-name="ce8">
            <text:p>3,055</text:p>
          </table:table-cell>
          <table:table-cell office:value-type="float" office:value="265" table:number-columns-spanned="1" table:number-rows-spanned="2" table:style-name="ce9">
            <text:p>265</text:p>
          </table:table-cell>
          <table:table-cell office:value-type="float" office:value="424" table:number-columns-spanned="1" table:number-rows-spanned="2" table:style-name="ce9">
            <text:p>424</text:p>
          </table:table-cell>
          <table:table-cell office:value-type="float" office:value="77" table:number-columns-spanned="1" table:number-rows-spanned="2" table:style-name="ce9">
            <text:p>77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78" table:number-columns-spanned="1" table:number-rows-spanned="2" table:style-name="ce9">
            <text:p>78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64" table:number-columns-spanned="1" table:number-rows-spanned="2" table:style-name="ce8">
            <text:p>4,5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4159" table:number-columns-spanned="1" table:number-rows-spanned="2" table:style-name="ce8">
            <text:p>4,159</text:p>
          </table:table-cell>
          <table:table-cell office:value-type="float" office:value="7246" table:number-columns-spanned="1" table:number-rows-spanned="2" table:style-name="ce8">
            <text:p>7,246</text:p>
          </table:table-cell>
          <table:table-cell office:value-type="float" office:value="11405" table:number-columns-spanned="1" table:number-rows-spanned="2" table:style-name="ce8">
            <text:p>11,405</text:p>
          </table:table-cell>
          <table:table-cell office:value-type="float" office:value="9515" table:number-columns-spanned="1" table:number-rows-spanned="2" table:style-name="ce8">
            <text:p>9,515</text:p>
          </table:table-cell>
          <table:table-cell office:value-type="float" office:value="198" table:number-columns-spanned="1" table:number-rows-spanned="2" table:style-name="ce9">
            <text:p>198</text:p>
          </table:table-cell>
          <table:table-cell office:value-type="float" office:value="295" table:number-columns-spanned="1" table:number-rows-spanned="2" table:style-name="ce9">
            <text:p>295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595" table:number-columns-spanned="1" table:number-rows-spanned="2" table:style-name="ce9">
            <text:p>595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30" table:number-columns-spanned="1" table:number-rows-spanned="2" table:style-name="ce9">
            <text:p>130</text:p>
          </table:table-cell>
          <table:table-cell office:value-type="float" office:value="358" table:number-columns-spanned="1" table:number-rows-spanned="2" table:style-name="ce9">
            <text:p>358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88" table:number-columns-spanned="1" table:number-rows-spanned="2" table:style-name="ce9">
            <text:p>8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405" table:number-columns-spanned="1" table:number-rows-spanned="2" table:style-name="ce8">
            <text:p>11,4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348" table:number-columns-spanned="1" table:number-rows-spanned="2" table:style-name="ce8">
            <text:p>1,348</text:p>
          </table:table-cell>
          <table:table-cell office:value-type="float" office:value="247" table:number-columns-spanned="1" table:number-rows-spanned="2" table:style-name="ce9">
            <text:p>247</text:p>
          </table:table-cell>
          <table:table-cell office:value-type="float" office:value="1595" table:number-columns-spanned="1" table:number-rows-spanned="2" table:style-name="ce8">
            <text:p>1,595</text:p>
          </table:table-cell>
          <table:table-cell office:value-type="float" office:value="1421" table:number-columns-spanned="1" table:number-rows-spanned="2" table:style-name="ce8">
            <text:p>1,421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95" table:number-columns-spanned="1" table:number-rows-spanned="2" table:style-name="ce8">
            <text:p>1,5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1830" table:number-columns-spanned="1" table:number-rows-spanned="2" table:style-name="ce8">
            <text:p>11,830</text:p>
          </table:table-cell>
          <table:table-cell office:value-type="float" office:value="6703" table:number-columns-spanned="1" table:number-rows-spanned="2" table:style-name="ce8">
            <text:p>6,703</text:p>
          </table:table-cell>
          <table:table-cell office:value-type="float" office:value="18533" table:number-columns-spanned="1" table:number-rows-spanned="2" table:style-name="ce8">
            <text:p>18,533</text:p>
          </table:table-cell>
          <table:table-cell office:value-type="float" office:value="14598" table:number-columns-spanned="1" table:number-rows-spanned="2" table:style-name="ce8">
            <text:p>14,598</text:p>
          </table:table-cell>
          <table:table-cell office:value-type="float" office:value="2256" table:number-columns-spanned="1" table:number-rows-spanned="2" table:style-name="ce8">
            <text:p>2,256</text:p>
          </table:table-cell>
          <table:table-cell office:value-type="float" office:value="325" table:number-columns-spanned="1" table:number-rows-spanned="2" table:style-name="ce9">
            <text:p>325</text:p>
          </table:table-cell>
          <table:table-cell office:value-type="float" office:value="283" table:number-columns-spanned="1" table:number-rows-spanned="2" table:style-name="ce9">
            <text:p>283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285" table:number-columns-spanned="1" table:number-rows-spanned="2" table:style-name="ce9">
            <text:p>285</text:p>
          </table:table-cell>
          <table:table-cell office:value-type="float" office:value="369" table:number-columns-spanned="1" table:number-rows-spanned="2" table:style-name="ce9">
            <text:p>36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533" table:number-columns-spanned="1" table:number-rows-spanned="2" table:style-name="ce8">
            <text:p>18,5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1492" table:number-columns-spanned="1" table:number-rows-spanned="2" table:style-name="ce8">
            <text:p>11,492</text:p>
          </table:table-cell>
          <table:table-cell office:value-type="float" office:value="15871" table:number-columns-spanned="1" table:number-rows-spanned="2" table:style-name="ce8">
            <text:p>15,871</text:p>
          </table:table-cell>
          <table:table-cell office:value-type="float" office:value="27363" table:number-columns-spanned="1" table:number-rows-spanned="2" table:style-name="ce8">
            <text:p>27,363</text:p>
          </table:table-cell>
          <table:table-cell office:value-type="float" office:value="23664" table:number-columns-spanned="1" table:number-rows-spanned="2" table:style-name="ce8">
            <text:p>23,664</text:p>
          </table:table-cell>
          <table:table-cell office:value-type="float" office:value="2238" table:number-columns-spanned="1" table:number-rows-spanned="2" table:style-name="ce8">
            <text:p>2,238</text:p>
          </table:table-cell>
          <table:table-cell office:value-type="float" office:value="269" table:number-columns-spanned="1" table:number-rows-spanned="2" table:style-name="ce9">
            <text:p>269</text:p>
          </table:table-cell>
          <table:table-cell office:value-type="float" office:value="299" table:number-columns-spanned="1" table:number-rows-spanned="2" table:style-name="ce9">
            <text:p>299</text:p>
          </table:table-cell>
          <table:table-cell office:value-type="float" office:value="324" table:number-columns-spanned="1" table:number-rows-spanned="2" table:style-name="ce9">
            <text:p>324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96" table:number-columns-spanned="1" table:number-rows-spanned="2" table:style-name="ce9">
            <text:p>196</text:p>
          </table:table-cell>
          <table:table-cell office:value-type="float" office:value="287" table:number-columns-spanned="1" table:number-rows-spanned="2" table:style-name="ce9">
            <text:p>28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363" table:number-columns-spanned="1" table:number-rows-spanned="2" table:style-name="ce8">
            <text:p>27,3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055" table:number-columns-spanned="1" table:number-rows-spanned="2" table:style-name="ce8">
            <text:p>1,055</text:p>
          </table:table-cell>
          <table:table-cell office:value-type="float" office:value="864" table:number-columns-spanned="1" table:number-rows-spanned="2" table:style-name="ce9">
            <text:p>864</text:p>
          </table:table-cell>
          <table:table-cell office:value-type="float" office:value="1919" table:number-columns-spanned="1" table:number-rows-spanned="2" table:style-name="ce8">
            <text:p>1,919</text:p>
          </table:table-cell>
          <table:table-cell office:value-type="float" office:value="1903" table:number-columns-spanned="1" table:number-rows-spanned="2" table:style-name="ce8">
            <text:p>1,903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19" table:number-columns-spanned="1" table:number-rows-spanned="2" table:style-name="ce8">
            <text:p>1,9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3739" table:number-columns-spanned="1" table:number-rows-spanned="2" table:style-name="ce8">
            <text:p>3,739</text:p>
          </table:table-cell>
          <table:table-cell office:value-type="float" office:value="3477" table:number-columns-spanned="1" table:number-rows-spanned="2" table:style-name="ce8">
            <text:p>3,477</text:p>
          </table:table-cell>
          <table:table-cell office:value-type="float" office:value="7216" table:number-columns-spanned="1" table:number-rows-spanned="2" table:style-name="ce8">
            <text:p>7,216</text:p>
          </table:table-cell>
          <table:table-cell office:value-type="float" office:value="6273" table:number-columns-spanned="1" table:number-rows-spanned="2" table:style-name="ce8">
            <text:p>6,273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42" table:number-columns-spanned="1" table:number-rows-spanned="2" table:style-name="ce9">
            <text:p>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188" table:number-columns-spanned="1" table:number-rows-spanned="2" table:style-name="ce9">
            <text:p>188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376" table:number-columns-spanned="1" table:number-rows-spanned="2" table:style-name="ce9">
            <text:p>376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216" table:number-columns-spanned="1" table:number-rows-spanned="2" table:style-name="ce8">
            <text:p>7,2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7358" table:number-columns-spanned="1" table:number-rows-spanned="2" table:style-name="ce8">
            <text:p>7,358</text:p>
          </table:table-cell>
          <table:table-cell office:value-type="float" office:value="2575" table:number-columns-spanned="1" table:number-rows-spanned="2" table:style-name="ce8">
            <text:p>2,575</text:p>
          </table:table-cell>
          <table:table-cell office:value-type="float" office:value="9933" table:number-columns-spanned="1" table:number-rows-spanned="2" table:style-name="ce8">
            <text:p>9,933</text:p>
          </table:table-cell>
          <table:table-cell office:value-type="float" office:value="8786" table:number-columns-spanned="1" table:number-rows-spanned="2" table:style-name="ce8">
            <text:p>8,786</text:p>
          </table:table-cell>
          <table:table-cell office:value-type="float" office:value="56" table:number-columns-spanned="1" table:number-rows-spanned="2" table:style-name="ce9">
            <text:p>56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06" table:number-columns-spanned="1" table:number-rows-spanned="2" table:style-name="ce9">
            <text:p>206</text:p>
          </table:table-cell>
          <table:table-cell office:value-type="float" office:value="262" table:number-columns-spanned="1" table:number-rows-spanned="2" table:style-name="ce9">
            <text:p>262</text:p>
          </table:table-cell>
          <table:table-cell office:value-type="float" office:value="527" table:number-columns-spanned="1" table:number-rows-spanned="2" table:style-name="ce9">
            <text:p>527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933" table:number-columns-spanned="1" table:number-rows-spanned="2" table:style-name="ce8">
            <text:p>9,9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002" table:number-columns-spanned="1" table:number-rows-spanned="2" table:style-name="ce8">
            <text:p>1,002</text:p>
          </table:table-cell>
          <table:table-cell office:value-type="float" office:value="661" table:number-columns-spanned="1" table:number-rows-spanned="2" table:style-name="ce9">
            <text:p>661</text:p>
          </table:table-cell>
          <table:table-cell office:value-type="float" office:value="1663" table:number-columns-spanned="1" table:number-rows-spanned="2" table:style-name="ce8">
            <text:p>1,663</text:p>
          </table:table-cell>
          <table:table-cell office:value-type="float" office:value="1633" table:number-columns-spanned="1" table:number-rows-spanned="2" table:style-name="ce8">
            <text:p>1,633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63" table:number-columns-spanned="1" table:number-rows-spanned="2" table:style-name="ce8">
            <text:p>1,6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541" table:number-columns-spanned="1" table:number-rows-spanned="2" table:style-name="ce9">
            <text:p>541</text:p>
          </table:table-cell>
          <table:table-cell office:value-type="float" office:value="3409" table:number-columns-spanned="1" table:number-rows-spanned="2" table:style-name="ce8">
            <text:p>3,409</text:p>
          </table:table-cell>
          <table:table-cell office:value-type="float" office:value="3950" table:number-columns-spanned="1" table:number-rows-spanned="2" table:style-name="ce8">
            <text:p>3,950</text:p>
          </table:table-cell>
          <table:table-cell office:value-type="float" office:value="3944" table:number-columns-spanned="1" table:number-rows-spanned="2" table:style-name="ce8">
            <text:p>3,94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50" table:number-columns-spanned="1" table:number-rows-spanned="2" table:style-name="ce8">
            <text:p>3,9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532" table:number-columns-spanned="1" table:number-rows-spanned="2" table:style-name="ce9">
            <text:p>532</text:p>
          </table:table-cell>
          <table:table-cell office:value-type="float" office:value="229" table:number-columns-spanned="1" table:number-rows-spanned="2" table:style-name="ce9">
            <text:p>229</text:p>
          </table:table-cell>
          <table:table-cell office:value-type="float" office:value="761" table:number-columns-spanned="1" table:number-rows-spanned="2" table:style-name="ce9">
            <text:p>761</text:p>
          </table:table-cell>
          <table:table-cell office:value-type="float" office:value="546" table:number-columns-spanned="1" table:number-rows-spanned="2" table:style-name="ce9">
            <text:p>546</text:p>
          </table:table-cell>
          <table:table-cell office:value-type="float" office:value="60" table:number-columns-spanned="1" table:number-rows-spanned="2" table:style-name="ce9">
            <text:p>60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1" table:number-columns-spanned="1" table:number-rows-spanned="2" table:style-name="ce9">
            <text:p>7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48" table:number-columns-spanned="1" table:number-rows-spanned="2" table:style-name="ce9">
            <text:p>148</text:p>
          </table:table-cell>
          <table:table-cell office:value-type="float" office:value="805" table:number-columns-spanned="1" table:number-rows-spanned="2" table:style-name="ce9">
            <text:p>805</text:p>
          </table:table-cell>
          <table:table-cell office:value-type="float" office:value="953" table:number-columns-spanned="1" table:number-rows-spanned="2" table:style-name="ce9">
            <text:p>953</text:p>
          </table:table-cell>
          <table:table-cell office:value-type="float" office:value="613" table:number-columns-spanned="1" table:number-rows-spanned="2" table:style-name="ce9">
            <text:p>613</text:p>
          </table:table-cell>
          <table:table-cell office:value-type="float" office:value="340" table:number-columns-spanned="1" table:number-rows-spanned="2" table:style-name="ce9">
            <text:p>34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53" table:number-columns-spanned="1" table:number-rows-spanned="2" table:style-name="ce9">
            <text:p>95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2591" table:number-columns-spanned="1" table:number-rows-spanned="2" table:style-name="ce8">
            <text:p>2,591</text:p>
          </table:table-cell>
          <table:table-cell office:value-type="float" office:value="1110" table:number-columns-spanned="1" table:number-rows-spanned="2" table:style-name="ce8">
            <text:p>1,110</text:p>
          </table:table-cell>
          <table:table-cell office:value-type="float" office:value="3701" table:number-columns-spanned="1" table:number-rows-spanned="2" table:style-name="ce8">
            <text:p>3,701</text:p>
          </table:table-cell>
          <table:table-cell office:value-type="float" office:value="2663" table:number-columns-spanned="1" table:number-rows-spanned="2" table:style-name="ce8">
            <text:p>2,663</text:p>
          </table:table-cell>
          <table:table-cell office:value-type="float" office:value="291" table:number-columns-spanned="1" table:number-rows-spanned="2" table:style-name="ce9">
            <text:p>291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54" table:number-columns-spanned="1" table:number-rows-spanned="2" table:style-name="ce9">
            <text:p>54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353" table:number-columns-spanned="1" table:number-rows-spanned="2" table:style-name="ce9">
            <text:p>35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701" table:number-columns-spanned="1" table:number-rows-spanned="2" table:style-name="ce8">
            <text:p>3,7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404" table:number-columns-spanned="1" table:number-rows-spanned="2" table:style-name="ce8">
            <text:p>1,404</text:p>
          </table:table-cell>
          <table:table-cell office:value-type="float" office:value="1599" table:number-columns-spanned="1" table:number-rows-spanned="2" table:style-name="ce8">
            <text:p>1,599</text:p>
          </table:table-cell>
          <table:table-cell office:value-type="float" office:value="3003" table:number-columns-spanned="1" table:number-rows-spanned="2" table:style-name="ce8">
            <text:p>3,003</text:p>
          </table:table-cell>
          <table:table-cell office:value-type="float" office:value="863" table:number-columns-spanned="1" table:number-rows-spanned="2" table:style-name="ce9">
            <text:p>863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27" table:number-columns-spanned="1" table:number-rows-spanned="2" table:style-name="ce8">
            <text:p>2,12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03" table:number-columns-spanned="1" table:number-rows-spanned="2" table:style-name="ce8">
            <text:p>3,0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668" table:number-columns-spanned="1" table:number-rows-spanned="2" table:style-name="ce8">
            <text:p>61,668</text:p>
          </table:table-cell>
          <table:table-cell office:value-type="float" office:value="56299" table:number-columns-spanned="1" table:number-rows-spanned="2" table:style-name="ce8">
            <text:p>56,299</text:p>
          </table:table-cell>
          <table:table-cell office:value-type="float" office:value="117967" table:number-columns-spanned="1" table:number-rows-spanned="2" table:style-name="ce8">
            <text:p>117,967</text:p>
          </table:table-cell>
          <table:table-cell office:value-type="float" office:value="98615" table:number-columns-spanned="1" table:number-rows-spanned="2" table:style-name="ce8">
            <text:p>98,615</text:p>
          </table:table-cell>
          <table:table-cell office:value-type="float" office:value="6624" table:number-columns-spanned="1" table:number-rows-spanned="2" table:style-name="ce8">
            <text:p>6,624</text:p>
          </table:table-cell>
          <table:table-cell office:value-type="float" office:value="2149" table:number-columns-spanned="1" table:number-rows-spanned="2" table:style-name="ce8">
            <text:p>2,149</text:p>
          </table:table-cell>
          <table:table-cell office:value-type="float" office:value="758" table:number-columns-spanned="1" table:number-rows-spanned="2" table:style-name="ce9">
            <text:p>758</text:p>
          </table:table-cell>
          <table:table-cell office:value-type="float" office:value="1712" table:number-columns-spanned="1" table:number-rows-spanned="2" table:style-name="ce8">
            <text:p>1,712</text:p>
          </table:table-cell>
          <table:table-cell office:value-type="float" office:value="457" table:number-columns-spanned="1" table:number-rows-spanned="2" table:style-name="ce9">
            <text:p>457</text:p>
          </table:table-cell>
          <table:table-cell office:value-type="float" office:value="104" table:number-columns-spanned="1" table:number-rows-spanned="2" table:style-name="ce9">
            <text:p>104</text:p>
          </table:table-cell>
          <table:table-cell office:value-type="float" office:value="685" table:number-columns-spanned="1" table:number-rows-spanned="2" table:style-name="ce9">
            <text:p>685</text:p>
          </table:table-cell>
          <table:table-cell office:value-type="float" office:value="1729" table:number-columns-spanned="1" table:number-rows-spanned="2" table:style-name="ce8">
            <text:p>1,729</text:p>
          </table:table-cell>
          <table:table-cell office:value-type="float" office:value="1937" table:number-columns-spanned="1" table:number-rows-spanned="2" table:style-name="ce8">
            <text:p>1,937</text:p>
          </table:table-cell>
          <table:table-cell office:value-type="float" office:value="141" table:number-columns-spanned="1" table:number-rows-spanned="2" table:style-name="ce9">
            <text:p>141</text:p>
          </table:table-cell>
          <table:table-cell office:value-type="float" office:value="3038" table:number-columns-spanned="1" table:number-rows-spanned="2" table:style-name="ce8">
            <text:p>3,038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17967" table:number-columns-spanned="1" table:number-rows-spanned="2" table:style-name="ce8">
            <text:p>117,96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1328" table:number-columns-spanned="1" table:number-rows-spanned="2" table:style-name="ce8">
            <text:p>1,328</text:p>
          </table:table-cell>
          <table:table-cell office:value-type="float" office:value="5399" table:number-columns-spanned="1" table:number-rows-spanned="2" table:style-name="ce8">
            <text:p>5,399</text:p>
          </table:table-cell>
          <table:table-cell office:value-type="float" office:value="6727" table:number-columns-spanned="1" table:number-rows-spanned="2" table:style-name="ce8">
            <text:p>6,727</text:p>
          </table:table-cell>
          <table:table-cell office:value-type="float" office:value="3291" table:number-columns-spanned="1" table:number-rows-spanned="2" table:style-name="ce8">
            <text:p>3,291</text:p>
          </table:table-cell>
          <table:table-cell office:value-type="float" office:value="1583" table:number-columns-spanned="1" table:number-rows-spanned="2" table:style-name="ce8">
            <text:p>1,583</text:p>
          </table:table-cell>
          <table:table-cell office:value-type="float" office:value="175" table:number-columns-spanned="1" table:number-rows-spanned="2" table:style-name="ce9">
            <text:p>175</text:p>
          </table:table-cell>
          <table:table-cell office:value-type="float" office:value="822" table:number-columns-spanned="1" table:number-rows-spanned="2" table:style-name="ce9">
            <text:p>822</text:p>
          </table:table-cell>
          <table:table-cell office:value-type="float" office:value="394" table:number-columns-spanned="1" table:number-rows-spanned="2" table:style-name="ce9">
            <text:p>39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94" table:number-columns-spanned="1" table:number-rows-spanned="2" table:style-name="ce9">
            <text:p>394</text:p>
          </table:table-cell>
          <table:table-cell office:value-type="float" office:value="6727" table:number-columns-spanned="1" table:number-rows-spanned="2" table:style-name="ce8">
            <text:p>6,7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5293" table:number-columns-spanned="1" table:number-rows-spanned="2" table:style-name="ce8">
            <text:p>5,293</text:p>
          </table:table-cell>
          <table:table-cell office:value-type="float" office:value="3244" table:number-columns-spanned="1" table:number-rows-spanned="2" table:style-name="ce8">
            <text:p>3,244</text:p>
          </table:table-cell>
          <table:table-cell office:value-type="float" office:value="8537" table:number-columns-spanned="1" table:number-rows-spanned="2" table:style-name="ce8">
            <text:p>8,537</text:p>
          </table:table-cell>
          <table:table-cell office:value-type="float" office:value="263" table:number-columns-spanned="1" table:number-rows-spanned="2" table:style-name="ce9">
            <text:p>263</text:p>
          </table:table-cell>
          <table:table-cell office:value-type="float" office:value="816" table:number-columns-spanned="1" table:number-rows-spanned="2" table:style-name="ce9">
            <text:p>816</text:p>
          </table:table-cell>
          <table:table-cell office:value-type="float" office:value="276" table:number-columns-spanned="1" table:number-rows-spanned="2" table:style-name="ce9">
            <text:p>276</text:p>
          </table:table-cell>
          <table:table-cell office:value-type="float" office:value="2855" table:number-columns-spanned="1" table:number-rows-spanned="2" table:style-name="ce8">
            <text:p>2,85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78" table:number-columns-spanned="1" table:number-rows-spanned="2" table:style-name="ce8">
            <text:p>1,478</text:p>
          </table:table-cell>
          <table:table-cell office:value-type="float" office:value="318" table:number-columns-spanned="1" table:number-rows-spanned="2" table:style-name="ce9">
            <text:p>318</text:p>
          </table:table-cell>
          <table:table-cell office:value-type="float" office:value="264" table:number-columns-spanned="1" table:number-rows-spanned="2" table:style-name="ce9">
            <text:p>264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2184" table:number-columns-spanned="1" table:number-rows-spanned="2" table:style-name="ce8">
            <text:p>2,184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8537" table:number-columns-spanned="1" table:number-rows-spanned="2" table:style-name="ce8">
            <text:p>8,5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桃禧航空城酒店</text:p>
          </table:table-cell>
          <table:table-cell office:value-type="float" office:value="3008" table:number-columns-spanned="1" table:number-rows-spanned="2" table:style-name="ce8">
            <text:p>3,008</text:p>
          </table:table-cell>
          <table:table-cell office:value-type="float" office:value="1496" table:number-columns-spanned="1" table:number-rows-spanned="2" table:style-name="ce8">
            <text:p>1,496</text:p>
          </table:table-cell>
          <table:table-cell office:value-type="float" office:value="4504" table:number-columns-spanned="1" table:number-rows-spanned="2" table:style-name="ce8">
            <text:p>4,504</text:p>
          </table:table-cell>
          <table:table-cell office:value-type="float" office:value="2361" table:number-columns-spanned="1" table:number-rows-spanned="2" table:style-name="ce8">
            <text:p>2,361</text:p>
          </table:table-cell>
          <table:table-cell office:value-type="float" office:value="1109" table:number-columns-spanned="1" table:number-rows-spanned="2" table:style-name="ce8">
            <text:p>1,109</text:p>
          </table:table-cell>
          <table:table-cell office:value-type="float" office:value="144" table:number-columns-spanned="1" table:number-rows-spanned="2" table:style-name="ce9">
            <text:p>144</text:p>
          </table:table-cell>
          <table:table-cell office:value-type="float" office:value="153" table:number-columns-spanned="1" table:number-rows-spanned="2" table:style-name="ce9">
            <text:p>153</text:p>
          </table:table-cell>
          <table:table-cell office:value-type="float" office:value="51" table:number-columns-spanned="1" table:number-rows-spanned="2" table:style-name="ce9">
            <text:p>51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187" table:number-columns-spanned="1" table:number-rows-spanned="2" table:style-name="ce9">
            <text:p>187</text:p>
          </table:table-cell>
          <table:table-cell office:value-type="float" office:value="158" table:number-columns-spanned="1" table:number-rows-spanned="2" table:style-name="ce9">
            <text:p>158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504" table:number-columns-spanned="1" table:number-rows-spanned="2" table:style-name="ce8">
            <text:p>4,5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ORCHARD PAR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498" table:number-columns-spanned="1" table:number-rows-spanned="2" table:style-name="ce8">
            <text:p>1,498</text:p>
          </table:table-cell>
          <table:table-cell office:value-type="float" office:value="2534" table:number-columns-spanned="1" table:number-rows-spanned="2" table:style-name="ce8">
            <text:p>2,534</text:p>
          </table:table-cell>
          <table:table-cell office:value-type="float" office:value="4032" table:number-columns-spanned="1" table:number-rows-spanned="2" table:style-name="ce8">
            <text:p>4,032</text:p>
          </table:table-cell>
          <table:table-cell office:value-type="float" office:value="3232" table:number-columns-spanned="1" table:number-rows-spanned="2" table:style-name="ce8">
            <text:p>3,23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11" table:number-columns-spanned="1" table:number-rows-spanned="2" table:style-name="ce9">
            <text:p>611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4032" table:number-columns-spanned="1" table:number-rows-spanned="2" table:style-name="ce8">
            <text:p>4,0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3171" table:number-columns-spanned="1" table:number-rows-spanned="2" table:style-name="ce8">
            <text:p>13,171</text:p>
          </table:table-cell>
          <table:table-cell office:value-type="float" office:value="1343" table:number-columns-spanned="1" table:number-rows-spanned="2" table:style-name="ce8">
            <text:p>1,343</text:p>
          </table:table-cell>
          <table:table-cell office:value-type="float" office:value="14514" table:number-columns-spanned="1" table:number-rows-spanned="2" table:style-name="ce8">
            <text:p>14,514</text:p>
          </table:table-cell>
          <table:table-cell office:value-type="float" office:value="4511" table:number-columns-spanned="1" table:number-rows-spanned="2" table:style-name="ce8">
            <text:p>4,511</text:p>
          </table:table-cell>
          <table:table-cell office:value-type="float" office:value="431" table:number-columns-spanned="1" table:number-rows-spanned="2" table:style-name="ce9">
            <text:p>431</text:p>
          </table:table-cell>
          <table:table-cell office:value-type="float" office:value="2958" table:number-columns-spanned="1" table:number-rows-spanned="2" table:style-name="ce8">
            <text:p>2,958</text:p>
          </table:table-cell>
          <table:table-cell office:value-type="float" office:value="272" table:number-columns-spanned="1" table:number-rows-spanned="2" table:style-name="ce9">
            <text:p>272</text:p>
          </table:table-cell>
          <table:table-cell office:value-type="float" office:value="460" table:number-columns-spanned="1" table:number-rows-spanned="2" table:style-name="ce9">
            <text:p>460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151" table:number-columns-spanned="1" table:number-rows-spanned="2" table:style-name="ce9">
            <text:p>151</text:p>
          </table:table-cell>
          <table:table-cell office:value-type="float" office:value="2449" table:number-columns-spanned="1" table:number-rows-spanned="2" table:style-name="ce8">
            <text:p>2,449</text:p>
          </table:table-cell>
          <table:table-cell office:value-type="float" office:value="2000" table:number-columns-spanned="1" table:number-rows-spanned="2" table:style-name="ce8">
            <text:p>2,000</text:p>
          </table:table-cell>
          <table:table-cell office:value-type="float" office:value="880" table:number-columns-spanned="1" table:number-rows-spanned="2" table:style-name="ce9">
            <text:p>880</text:p>
          </table:table-cell>
          <table:table-cell office:value-type="float" office:value="119" table:number-columns-spanned="1" table:number-rows-spanned="2" table:style-name="ce9">
            <text:p>119</text:p>
          </table:table-cell>
          <table:table-cell office:value-type="float" office:value="94" table:number-columns-spanned="1" table:number-rows-spanned="2" table:style-name="ce9">
            <text:p>9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514" table:number-columns-spanned="1" table:number-rows-spanned="2" table:style-name="ce8">
            <text:p>14,5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9618" table:number-columns-spanned="1" table:number-rows-spanned="2" table:style-name="ce8">
            <text:p>9,618</text:p>
          </table:table-cell>
          <table:table-cell office:value-type="float" office:value="906" table:number-columns-spanned="1" table:number-rows-spanned="2" table:style-name="ce9">
            <text:p>906</text:p>
          </table:table-cell>
          <table:table-cell office:value-type="float" office:value="10524" table:number-columns-spanned="1" table:number-rows-spanned="2" table:style-name="ce8">
            <text:p>10,524</text:p>
          </table:table-cell>
          <table:table-cell office:value-type="float" office:value="2896" table:number-columns-spanned="1" table:number-rows-spanned="2" table:style-name="ce8">
            <text:p>2,896</text:p>
          </table:table-cell>
          <table:table-cell office:value-type="float" office:value="995" table:number-columns-spanned="1" table:number-rows-spanned="2" table:style-name="ce9">
            <text:p>995</text:p>
          </table:table-cell>
          <table:table-cell office:value-type="float" office:value="279" table:number-columns-spanned="1" table:number-rows-spanned="2" table:style-name="ce9">
            <text:p>279</text:p>
          </table:table-cell>
          <table:table-cell office:value-type="float" office:value="537" table:number-columns-spanned="1" table:number-rows-spanned="2" table:style-name="ce9">
            <text:p>537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404" table:number-columns-spanned="1" table:number-rows-spanned="2" table:style-name="ce9">
            <text:p>404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638" table:number-columns-spanned="1" table:number-rows-spanned="2" table:style-name="ce9">
            <text:p>638</text:p>
          </table:table-cell>
          <table:table-cell office:value-type="float" office:value="3779" table:number-columns-spanned="1" table:number-rows-spanned="2" table:style-name="ce8">
            <text:p>3,779</text:p>
          </table:table-cell>
          <table:table-cell office:value-type="float" office:value="761" table:number-columns-spanned="1" table:number-rows-spanned="2" table:style-name="ce9">
            <text:p>761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524" table:number-columns-spanned="1" table:number-rows-spanned="2" table:style-name="ce8">
            <text:p>10,5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030" table:number-columns-spanned="1" table:number-rows-spanned="2" table:style-name="ce8">
            <text:p>5,030</text:p>
          </table:table-cell>
          <table:table-cell office:value-type="float" office:value="811" table:number-columns-spanned="1" table:number-rows-spanned="2" table:style-name="ce9">
            <text:p>811</text:p>
          </table:table-cell>
          <table:table-cell office:value-type="float" office:value="5841" table:number-columns-spanned="1" table:number-rows-spanned="2" table:style-name="ce8">
            <text:p>5,841</text:p>
          </table:table-cell>
          <table:table-cell office:value-type="float" office:value="2231" table:number-columns-spanned="1" table:number-rows-spanned="2" table:style-name="ce8">
            <text:p>2,231</text:p>
          </table:table-cell>
          <table:table-cell office:value-type="float" office:value="810" table:number-columns-spanned="1" table:number-rows-spanned="2" table:style-name="ce9">
            <text:p>810</text:p>
          </table:table-cell>
          <table:table-cell office:value-type="float" office:value="1018" table:number-columns-spanned="1" table:number-rows-spanned="2" table:style-name="ce8">
            <text:p>1,018</text:p>
          </table:table-cell>
          <table:table-cell office:value-type="float" office:value="202" table:number-columns-spanned="1" table:number-rows-spanned="2" table:style-name="ce9">
            <text:p>202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115" table:number-columns-spanned="1" table:number-rows-spanned="2" table:style-name="ce9">
            <text:p>115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174" table:number-columns-spanned="1" table:number-rows-spanned="2" table:style-name="ce9">
            <text:p>174</text:p>
          </table:table-cell>
          <table:table-cell office:value-type="float" office:value="641" table:number-columns-spanned="1" table:number-rows-spanned="2" table:style-name="ce9">
            <text:p>641</text:p>
          </table:table-cell>
          <table:table-cell office:value-type="float" office:value="391" table:number-columns-spanned="1" table:number-rows-spanned="2" table:style-name="ce9">
            <text:p>391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149" table:number-columns-spanned="1" table:number-rows-spanned="2" table:style-name="ce9">
            <text:p>14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841" table:number-columns-spanned="1" table:number-rows-spanned="2" table:style-name="ce8">
            <text:p>5,8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255" table:number-columns-spanned="1" table:number-rows-spanned="2" table:style-name="ce8">
            <text:p>6,255</text:p>
          </table:table-cell>
          <table:table-cell office:value-type="float" office:value="567" table:number-columns-spanned="1" table:number-rows-spanned="2" table:style-name="ce9">
            <text:p>567</text:p>
          </table:table-cell>
          <table:table-cell office:value-type="float" office:value="6822" table:number-columns-spanned="1" table:number-rows-spanned="2" table:style-name="ce8">
            <text:p>6,822</text:p>
          </table:table-cell>
          <table:table-cell office:value-type="float" office:value="2249" table:number-columns-spanned="1" table:number-rows-spanned="2" table:style-name="ce8">
            <text:p>2,249</text:p>
          </table:table-cell>
          <table:table-cell office:value-type="float" office:value="575" table:number-columns-spanned="1" table:number-rows-spanned="2" table:style-name="ce9">
            <text:p>575</text:p>
          </table:table-cell>
          <table:table-cell office:value-type="float" office:value="428" table:number-columns-spanned="1" table:number-rows-spanned="2" table:style-name="ce9">
            <text:p>428</text:p>
          </table:table-cell>
          <table:table-cell office:value-type="float" office:value="367" table:number-columns-spanned="1" table:number-rows-spanned="2" table:style-name="ce9">
            <text:p>367</text:p>
          </table:table-cell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172" table:number-columns-spanned="1" table:number-rows-spanned="2" table:style-name="ce9">
            <text:p>172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office:value-type="float" office:value="411" table:number-columns-spanned="1" table:number-rows-spanned="2" table:style-name="ce9">
            <text:p>411</text:p>
          </table:table-cell>
          <table:table-cell office:value-type="float" office:value="1104" table:number-columns-spanned="1" table:number-rows-spanned="2" table:style-name="ce8">
            <text:p>1,104</text:p>
          </table:table-cell>
          <table:table-cell office:value-type="float" office:value="1230" table:number-columns-spanned="1" table:number-rows-spanned="2" table:style-name="ce8">
            <text:p>1,230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822" table:number-columns-spanned="1" table:number-rows-spanned="2" table:style-name="ce8">
            <text:p>6,82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754" table:number-columns-spanned="1" table:number-rows-spanned="2" table:style-name="ce8">
            <text:p>1,754</text:p>
          </table:table-cell>
          <table:table-cell office:value-type="float" office:value="2872" table:number-columns-spanned="1" table:number-rows-spanned="2" table:style-name="ce8">
            <text:p>2,872</text:p>
          </table:table-cell>
          <table:table-cell office:value-type="float" office:value="4626" table:number-columns-spanned="1" table:number-rows-spanned="2" table:style-name="ce8">
            <text:p>4,626</text:p>
          </table:table-cell>
          <table:table-cell office:value-type="float" office:value="259" table:number-columns-spanned="1" table:number-rows-spanned="2" table:style-name="ce9">
            <text:p>259</text:p>
          </table:table-cell>
          <table:table-cell office:value-type="float" office:value="379" table:number-columns-spanned="1" table:number-rows-spanned="2" table:style-name="ce9">
            <text:p>379</text:p>
          </table:table-cell>
          <table:table-cell office:value-type="float" office:value="1326" table:number-columns-spanned="1" table:number-rows-spanned="2" table:style-name="ce8">
            <text:p>1,326</text:p>
          </table:table-cell>
          <table:table-cell office:value-type="float" office:value="676" table:number-columns-spanned="1" table:number-rows-spanned="2" table:style-name="ce9">
            <text:p>676</text:p>
          </table:table-cell>
          <table:table-cell office:value-type="float" office:value="120" table:number-columns-spanned="1" table:number-rows-spanned="2" table:style-name="ce9">
            <text:p>120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39" table:number-columns-spanned="1" table:number-rows-spanned="2" table:style-name="ce9">
            <text:p>39</text:p>
          </table:table-cell>
          <table:table-cell office:value-type="float" office:value="1133" table:number-columns-spanned="1" table:number-rows-spanned="2" table:style-name="ce8">
            <text:p>1,133</text:p>
          </table:table-cell>
          <table:table-cell office:value-type="float" office:value="266" table:number-columns-spanned="1" table:number-rows-spanned="2" table:style-name="ce9">
            <text:p>266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248" table:number-columns-spanned="1" table:number-rows-spanned="2" table:style-name="ce9">
            <text:p>24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626" table:number-columns-spanned="1" table:number-rows-spanned="2" table:style-name="ce8">
            <text:p>4,6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6866" table:number-columns-spanned="1" table:number-rows-spanned="2" table:style-name="ce8">
            <text:p>6,866</text:p>
          </table:table-cell>
          <table:table-cell office:value-type="float" office:value="1071" table:number-columns-spanned="1" table:number-rows-spanned="2" table:style-name="ce8">
            <text:p>1,071</text:p>
          </table:table-cell>
          <table:table-cell office:value-type="float" office:value="7937" table:number-columns-spanned="1" table:number-rows-spanned="2" table:style-name="ce8">
            <text:p>7,937</text:p>
          </table:table-cell>
          <table:table-cell office:value-type="float" office:value="2750" table:number-columns-spanned="1" table:number-rows-spanned="2" table:style-name="ce8">
            <text:p>2,750</text:p>
          </table:table-cell>
          <table:table-cell office:value-type="float" office:value="1166" table:number-columns-spanned="1" table:number-rows-spanned="2" table:style-name="ce8">
            <text:p>1,166</text:p>
          </table:table-cell>
          <table:table-cell office:value-type="float" office:value="598" table:number-columns-spanned="1" table:number-rows-spanned="2" table:style-name="ce9">
            <text:p>598</text:p>
          </table:table-cell>
          <table:table-cell office:value-type="float" office:value="525" table:number-columns-spanned="1" table:number-rows-spanned="2" table:style-name="ce9">
            <text:p>525</text:p>
          </table:table-cell>
          <table:table-cell office:value-type="float" office:value="212" table:number-columns-spanned="1" table:number-rows-spanned="2" table:style-name="ce9">
            <text:p>212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office:value-type="float" office:value="80" table:number-columns-spanned="1" table:number-rows-spanned="2" table:style-name="ce9">
            <text:p>80</text:p>
          </table:table-cell>
          <table:table-cell office:value-type="float" office:value="135" table:number-columns-spanned="1" table:number-rows-spanned="2" table:style-name="ce9">
            <text:p>135</text:p>
          </table:table-cell>
          <table:table-cell office:value-type="float" office:value="801" table:number-columns-spanned="1" table:number-rows-spanned="2" table:style-name="ce9">
            <text:p>801</text:p>
          </table:table-cell>
          <table:table-cell office:value-type="float" office:value="320" table:number-columns-spanned="1" table:number-rows-spanned="2" table:style-name="ce9">
            <text:p>320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1017" table:number-columns-spanned="1" table:number-rows-spanned="2" table:style-name="ce8">
            <text:p>1,0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937" table:number-columns-spanned="1" table:number-rows-spanned="2" table:style-name="ce8">
            <text:p>7,9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494" table:number-columns-spanned="1" table:number-rows-spanned="2" table:style-name="ce8">
            <text:p>3,494</text:p>
          </table:table-cell>
          <table:table-cell office:value-type="float" office:value="2104" table:number-columns-spanned="1" table:number-rows-spanned="2" table:style-name="ce8">
            <text:p>2,104</text:p>
          </table:table-cell>
          <table:table-cell office:value-type="float" office:value="5598" table:number-columns-spanned="1" table:number-rows-spanned="2" table:style-name="ce8">
            <text:p>5,598</text:p>
          </table:table-cell>
          <table:table-cell office:value-type="float" office:value="769" table:number-columns-spanned="1" table:number-rows-spanned="2" table:style-name="ce9">
            <text:p>769</text:p>
          </table:table-cell>
          <table:table-cell office:value-type="float" office:value="473" table:number-columns-spanned="1" table:number-rows-spanned="2" table:style-name="ce9">
            <text:p>473</text:p>
          </table:table-cell>
          <table:table-cell office:value-type="float" office:value="287" table:number-columns-spanned="1" table:number-rows-spanned="2" table:style-name="ce9">
            <text:p>287</text:p>
          </table:table-cell>
          <table:table-cell office:value-type="float" office:value="1981" table:number-columns-spanned="1" table:number-rows-spanned="2" table:style-name="ce8">
            <text:p>1,981</text:p>
          </table:table-cell>
          <table:table-cell office:value-type="float" office:value="938" table:number-columns-spanned="1" table:number-rows-spanned="2" table:style-name="ce9">
            <text:p>938</text:p>
          </table:table-cell>
          <table:table-cell office:value-type="float" office:value="68" table:number-columns-spanned="1" table:number-rows-spanned="2" table:style-name="ce9">
            <text:p>68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95" table:number-columns-spanned="1" table:number-rows-spanned="2" table:style-name="ce9">
            <text:p>95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39" table:number-columns-spanned="1" table:number-rows-spanned="2" table:style-name="ce9">
            <text:p>73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598" table:number-columns-spanned="1" table:number-rows-spanned="2" table:style-name="ce8">
            <text:p>5,5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187" table:number-columns-spanned="1" table:number-rows-spanned="2" table:style-name="ce8">
            <text:p>3,187</text:p>
          </table:table-cell>
          <table:table-cell office:value-type="float" office:value="1174" table:number-columns-spanned="1" table:number-rows-spanned="2" table:style-name="ce8">
            <text:p>1,174</text:p>
          </table:table-cell>
          <table:table-cell office:value-type="float" office:value="4361" table:number-columns-spanned="1" table:number-rows-spanned="2" table:style-name="ce8">
            <text:p>4,361</text:p>
          </table:table-cell>
          <table:table-cell office:value-type="float" office:value="1299" table:number-columns-spanned="1" table:number-rows-spanned="2" table:style-name="ce8">
            <text:p>1,299</text:p>
          </table:table-cell>
          <table:table-cell office:value-type="float" office:value="573" table:number-columns-spanned="1" table:number-rows-spanned="2" table:style-name="ce9">
            <text:p>573</text:p>
          </table:table-cell>
          <table:table-cell office:value-type="float" office:value="447" table:number-columns-spanned="1" table:number-rows-spanned="2" table:style-name="ce9">
            <text:p>447</text:p>
          </table:table-cell>
          <table:table-cell office:value-type="float" office:value="962" table:number-columns-spanned="1" table:number-rows-spanned="2" table:style-name="ce9">
            <text:p>962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58" table:number-columns-spanned="1" table:number-rows-spanned="2" table:style-name="ce9">
            <text:p>58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315" table:number-columns-spanned="1" table:number-rows-spanned="2" table:style-name="ce9">
            <text:p>315</text:p>
          </table:table-cell>
          <table:table-cell office:value-type="float" office:value="267" table:number-columns-spanned="1" table:number-rows-spanned="2" table:style-name="ce9">
            <text:p>267</text:p>
          </table:table-cell>
          <table:table-cell office:value-type="float" office:value="138" table:number-columns-spanned="1" table:number-rows-spanned="2" table:style-name="ce9">
            <text:p>138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137" table:number-columns-spanned="1" table:number-rows-spanned="2" table:style-name="ce9">
            <text:p>13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361" table:number-columns-spanned="1" table:number-rows-spanned="2" table:style-name="ce8">
            <text:p>4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405" table:number-columns-spanned="1" table:number-rows-spanned="2" table:style-name="ce8">
            <text:p>2,405</text:p>
          </table:table-cell>
          <table:table-cell office:value-type="float" office:value="226" table:number-columns-spanned="1" table:number-rows-spanned="2" table:style-name="ce9">
            <text:p>226</text:p>
          </table:table-cell>
          <table:table-cell office:value-type="float" office:value="2631" table:number-columns-spanned="1" table:number-rows-spanned="2" table:style-name="ce8">
            <text:p>2,631</text:p>
          </table:table-cell>
          <table:table-cell office:value-type="float" office:value="724" table:number-columns-spanned="1" table:number-rows-spanned="2" table:style-name="ce9">
            <text:p>724</text:p>
          </table:table-cell>
          <table:table-cell office:value-type="float" office:value="252" table:number-columns-spanned="1" table:number-rows-spanned="2" table:style-name="ce9">
            <text:p>252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134" table:number-columns-spanned="1" table:number-rows-spanned="2" table:style-name="ce9">
            <text:p>134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159" table:number-columns-spanned="1" table:number-rows-spanned="2" table:style-name="ce9">
            <text:p>159</text:p>
          </table:table-cell>
          <table:table-cell office:value-type="float" office:value="945" table:number-columns-spanned="1" table:number-rows-spanned="2" table:style-name="ce9">
            <text:p>945</text:p>
          </table:table-cell>
          <table:table-cell office:value-type="float" office:value="190" table:number-columns-spanned="1" table:number-rows-spanned="2" table:style-name="ce9">
            <text:p>19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3" table:number-columns-spanned="1" table:number-rows-spanned="2" table:style-name="ce9">
            <text:p>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631" table:number-columns-spanned="1" table:number-rows-spanned="2" table:style-name="ce8">
            <text:p>2,6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2550" table:number-columns-spanned="1" table:number-rows-spanned="2" table:style-name="ce8">
            <text:p>2,550</text:p>
          </table:table-cell>
          <table:table-cell office:value-type="float" office:value="5737" table:number-columns-spanned="1" table:number-rows-spanned="2" table:style-name="ce8">
            <text:p>5,737</text:p>
          </table:table-cell>
          <table:table-cell office:value-type="float" office:value="8287" table:number-columns-spanned="1" table:number-rows-spanned="2" table:style-name="ce8">
            <text:p>8,287</text:p>
          </table:table-cell>
          <table:table-cell office:value-type="float" office:value="7794" table:number-columns-spanned="1" table:number-rows-spanned="2" table:style-name="ce8">
            <text:p>7,794</text:p>
          </table:table-cell>
          <table:table-cell office:value-type="float" office:value="97" table:number-columns-spanned="1" table:number-rows-spanned="2" table:style-name="ce9">
            <text:p>97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81" table:number-columns-spanned="1" table:number-rows-spanned="2" table:style-name="ce9">
            <text:p>8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287" table:number-columns-spanned="1" table:number-rows-spanned="2" table:style-name="ce8">
            <text:p>8,2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5457" table:number-columns-spanned="1" table:number-rows-spanned="2" table:style-name="ce8">
            <text:p>65,457</text:p>
          </table:table-cell>
          <table:table-cell office:value-type="float" office:value="29484" table:number-columns-spanned="1" table:number-rows-spanned="2" table:style-name="ce8">
            <text:p>29,484</text:p>
          </table:table-cell>
          <table:table-cell office:value-type="float" office:value="94941" table:number-columns-spanned="1" table:number-rows-spanned="2" table:style-name="ce8">
            <text:p>94,941</text:p>
          </table:table-cell>
          <table:table-cell office:value-type="float" office:value="34629" table:number-columns-spanned="1" table:number-rows-spanned="2" table:style-name="ce8">
            <text:p>34,629</text:p>
          </table:table-cell>
          <table:table-cell office:value-type="float" office:value="9259" table:number-columns-spanned="1" table:number-rows-spanned="2" table:style-name="ce8">
            <text:p>9,259</text:p>
          </table:table-cell>
          <table:table-cell office:value-type="float" office:value="8111" table:number-columns-spanned="1" table:number-rows-spanned="2" table:style-name="ce8">
            <text:p>8,111</text:p>
          </table:table-cell>
          <table:table-cell office:value-type="float" office:value="9528" table:number-columns-spanned="1" table:number-rows-spanned="2" table:style-name="ce8">
            <text:p>9,528</text:p>
          </table:table-cell>
          <table:table-cell office:value-type="float" office:value="2556" table:number-columns-spanned="1" table:number-rows-spanned="2" table:style-name="ce8">
            <text:p>2,556</text:p>
          </table:table-cell>
          <table:table-cell office:value-type="float" office:value="1435" table:number-columns-spanned="1" table:number-rows-spanned="2" table:style-name="ce8">
            <text:p>1,435</text:p>
          </table:table-cell>
          <table:table-cell office:value-type="float" office:value="713" table:number-columns-spanned="1" table:number-rows-spanned="2" table:style-name="ce9">
            <text:p>713</text:p>
          </table:table-cell>
          <table:table-cell office:value-type="float" office:value="7319" table:number-columns-spanned="1" table:number-rows-spanned="2" table:style-name="ce8">
            <text:p>7,319</text:p>
          </table:table-cell>
          <table:table-cell office:value-type="float" office:value="10550" table:number-columns-spanned="1" table:number-rows-spanned="2" table:style-name="ce8">
            <text:p>10,550</text:p>
          </table:table-cell>
          <table:table-cell office:value-type="float" office:value="4629" table:number-columns-spanned="1" table:number-rows-spanned="2" table:style-name="ce8">
            <text:p>4,629</text:p>
          </table:table-cell>
          <table:table-cell office:value-type="float" office:value="415" table:number-columns-spanned="1" table:number-rows-spanned="2" table:style-name="ce9">
            <text:p>415</text:p>
          </table:table-cell>
          <table:table-cell office:value-type="float" office:value="5305" table:number-columns-spanned="1" table:number-rows-spanned="2" table:style-name="ce8">
            <text:p>5,305</text:p>
          </table:table-cell>
          <table:table-cell office:value-type="float" office:value="492" table:number-columns-spanned="1" table:number-rows-spanned="2" table:style-name="ce9">
            <text:p>492</text:p>
          </table:table-cell>
          <table:table-cell office:value-type="float" office:value="94941" table:number-columns-spanned="1" table:number-rows-spanned="2" table:style-name="ce8">
            <text:p>94,941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11-19T00:00:00" table:style-name="ce4">
            <text:p>2018/11/19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8年5月至2018年5月(Data for 2018/5～2018/5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0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496" table:number-columns-spanned="1" table:number-rows-spanned="2" table:style-name="ce8">
            <text:p>2,496</text:p>
          </table:table-cell>
          <table:table-cell office:value-type="float" office:value="2335" table:number-columns-spanned="1" table:number-rows-spanned="2" table:style-name="ce8">
            <text:p>2,335</text:p>
          </table:table-cell>
          <table:table-cell office:value-type="float" office:value="4831" table:number-columns-spanned="1" table:number-rows-spanned="2" table:style-name="ce8">
            <text:p>4,831</text:p>
          </table:table-cell>
          <table:table-cell office:value-type="float" office:value="4141" table:number-columns-spanned="1" table:number-rows-spanned="2" table:style-name="ce8">
            <text:p>4,141</text:p>
          </table:table-cell>
          <table:table-cell office:value-type="float" office:value="37" table:number-columns-spanned="1" table:number-rows-spanned="2" table:style-name="ce9">
            <text:p>37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30" table:number-columns-spanned="1" table:number-rows-spanned="2" table:style-name="ce9">
            <text:p>3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46" table:number-columns-spanned="1" table:number-rows-spanned="2" table:style-name="ce9">
            <text:p>54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831" table:number-columns-spanned="1" table:number-rows-spanned="2" table:style-name="ce8">
            <text:p>4,8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66" table:number-columns-spanned="1" table:number-rows-spanned="2" table:style-name="ce8">
            <text:p>2,066</text:p>
          </table:table-cell>
          <table:table-cell office:value-type="float" office:value="4819" table:number-columns-spanned="1" table:number-rows-spanned="2" table:style-name="ce8">
            <text:p>4,819</text:p>
          </table:table-cell>
          <table:table-cell office:value-type="float" office:value="6885" table:number-columns-spanned="1" table:number-rows-spanned="2" table:style-name="ce8">
            <text:p>6,885</text:p>
          </table:table-cell>
          <table:table-cell office:value-type="float" office:value="6874" table:number-columns-spanned="1" table:number-rows-spanned="2" table:style-name="ce8">
            <text:p>6,87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885" table:number-columns-spanned="1" table:number-rows-spanned="2" table:style-name="ce8">
            <text:p>6,8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2335" table:number-columns-spanned="1" table:number-rows-spanned="2" table:style-name="ce8">
            <text:p>2,335</text:p>
          </table:table-cell>
          <table:table-cell office:value-type="float" office:value="700" table:number-columns-spanned="1" table:number-rows-spanned="2" table:style-name="ce9">
            <text:p>700</text:p>
          </table:table-cell>
          <table:table-cell office:value-type="float" office:value="3035" table:number-columns-spanned="1" table:number-rows-spanned="2" table:style-name="ce8">
            <text:p>3,035</text:p>
          </table:table-cell>
          <table:table-cell office:value-type="float" office:value="1304" table:number-columns-spanned="1" table:number-rows-spanned="2" table:style-name="ce8">
            <text:p>1,304</text:p>
          </table:table-cell>
          <table:table-cell office:value-type="float" office:value="439" table:number-columns-spanned="1" table:number-rows-spanned="2" table:style-name="ce9">
            <text:p>439</text:p>
          </table:table-cell>
          <table:table-cell office:value-type="float" office:value="139" table:number-columns-spanned="1" table:number-rows-spanned="2" table:style-name="ce9">
            <text:p>13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22" table:number-columns-spanned="1" table:number-rows-spanned="2" table:style-name="ce9">
            <text:p>722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167" table:number-columns-spanned="1" table:number-rows-spanned="2" table:style-name="ce9">
            <text:p>167</text:p>
          </table:table-cell>
          <table:table-cell office:value-type="float" office:value="40" table:number-columns-spanned="1" table:number-rows-spanned="2" table:style-name="ce9">
            <text:p>40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035" table:number-columns-spanned="1" table:number-rows-spanned="2" table:style-name="ce8">
            <text:p>3,0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850" table:number-columns-spanned="1" table:number-rows-spanned="2" table:style-name="ce8">
            <text:p>2,850</text:p>
          </table:table-cell>
          <table:table-cell office:value-type="float" office:value="581" table:number-columns-spanned="1" table:number-rows-spanned="2" table:style-name="ce9">
            <text:p>581</text:p>
          </table:table-cell>
          <table:table-cell office:value-type="float" office:value="3431" table:number-columns-spanned="1" table:number-rows-spanned="2" table:style-name="ce8">
            <text:p>3,431</text:p>
          </table:table-cell>
          <table:table-cell office:value-type="float" office:value="1969" table:number-columns-spanned="1" table:number-rows-spanned="2" table:style-name="ce8">
            <text:p>1,969</text:p>
          </table:table-cell>
          <table:table-cell office:value-type="float" office:value="297" table:number-columns-spanned="1" table:number-rows-spanned="2" table:style-name="ce9">
            <text:p>297</text:p>
          </table:table-cell>
          <table:table-cell office:value-type="float" office:value="806" table:number-columns-spanned="1" table:number-rows-spanned="2" table:style-name="ce9">
            <text:p>80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76" table:number-columns-spanned="1" table:number-rows-spanned="2" table:style-name="ce9">
            <text:p>76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43" table:number-columns-spanned="1" table:number-rows-spanned="2" table:style-name="ce9">
            <text:p>4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431" table:number-columns-spanned="1" table:number-rows-spanned="2" table:style-name="ce8">
            <text:p>3,4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4884" table:number-columns-spanned="1" table:number-rows-spanned="2" table:style-name="ce8">
            <text:p>4,884</text:p>
          </table:table-cell>
          <table:table-cell office:value-type="float" office:value="7942" table:number-columns-spanned="1" table:number-rows-spanned="2" table:style-name="ce8">
            <text:p>7,942</text:p>
          </table:table-cell>
          <table:table-cell office:value-type="float" office:value="12826" table:number-columns-spanned="1" table:number-rows-spanned="2" table:style-name="ce8">
            <text:p>12,826</text:p>
          </table:table-cell>
          <table:table-cell office:value-type="float" office:value="9186" table:number-columns-spanned="1" table:number-rows-spanned="2" table:style-name="ce8">
            <text:p>9,186</text:p>
          </table:table-cell>
          <table:table-cell office:value-type="float" office:value="1407" table:number-columns-spanned="1" table:number-rows-spanned="2" table:style-name="ce8">
            <text:p>1,407</text:p>
          </table:table-cell>
          <table:table-cell office:value-type="float" office:value="1118" table:number-columns-spanned="1" table:number-rows-spanned="2" table:style-name="ce8">
            <text:p>1,118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131" table:number-columns-spanned="1" table:number-rows-spanned="2" table:style-name="ce9">
            <text:p>131</text:p>
          </table:table-cell>
          <table:table-cell office:value-type="float" office:value="89" table:number-columns-spanned="1" table:number-rows-spanned="2" table:style-name="ce9">
            <text:p>89</text:p>
          </table:table-cell>
          <table:table-cell office:value-type="float" office:value="73" table:number-columns-spanned="1" table:number-rows-spanned="2" table:style-name="ce9">
            <text:p>73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310" table:number-columns-spanned="1" table:number-rows-spanned="2" table:style-name="ce9">
            <text:p>310</text:p>
          </table:table-cell>
          <table:table-cell office:value-type="float" office:value="222" table:number-columns-spanned="1" table:number-rows-spanned="2" table:style-name="ce9">
            <text:p>222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93" table:number-columns-spanned="1" table:number-rows-spanned="2" table:style-name="ce9">
            <text:p>9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826" table:number-columns-spanned="1" table:number-rows-spanned="2" table:style-name="ce8">
            <text:p>12,8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6352" table:number-columns-spanned="1" table:number-rows-spanned="2" table:style-name="ce8">
            <text:p>6,352</text:p>
          </table:table-cell>
          <table:table-cell office:value-type="float" office:value="1777" table:number-columns-spanned="1" table:number-rows-spanned="2" table:style-name="ce8">
            <text:p>1,777</text:p>
          </table:table-cell>
          <table:table-cell office:value-type="float" office:value="8129" table:number-columns-spanned="1" table:number-rows-spanned="2" table:style-name="ce8">
            <text:p>8,129</text:p>
          </table:table-cell>
          <table:table-cell office:value-type="float" office:value="6458" table:number-columns-spanned="1" table:number-rows-spanned="2" table:style-name="ce8">
            <text:p>6,458</text:p>
          </table:table-cell>
          <table:table-cell office:value-type="float" office:value="485" table:number-columns-spanned="1" table:number-rows-spanned="2" table:style-name="ce9">
            <text:p>485</text:p>
          </table:table-cell>
          <table:table-cell office:value-type="float" office:value="422" table:number-columns-spanned="1" table:number-rows-spanned="2" table:style-name="ce9">
            <text:p>42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09" table:number-columns-spanned="1" table:number-rows-spanned="2" table:style-name="ce9">
            <text:p>409</text:p>
          </table:table-cell>
          <table:table-cell office:value-type="float" office:value="242" table:number-columns-spanned="1" table:number-rows-spanned="2" table:style-name="ce9">
            <text:p>242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129" table:number-columns-spanned="1" table:number-rows-spanned="2" table:style-name="ce8">
            <text:p>8,1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710" table:number-columns-spanned="1" table:number-rows-spanned="2" table:style-name="ce8">
            <text:p>9,710</text:p>
          </table:table-cell>
          <table:table-cell office:value-type="float" office:value="1527" table:number-columns-spanned="1" table:number-rows-spanned="2" table:style-name="ce8">
            <text:p>1,527</text:p>
          </table:table-cell>
          <table:table-cell office:value-type="float" office:value="11237" table:number-columns-spanned="1" table:number-rows-spanned="2" table:style-name="ce8">
            <text:p>11,237</text:p>
          </table:table-cell>
          <table:table-cell office:value-type="float" office:value="6303" table:number-columns-spanned="1" table:number-rows-spanned="2" table:style-name="ce8">
            <text:p>6,303</text:p>
          </table:table-cell>
          <table:table-cell office:value-type="float" office:value="1054" table:number-columns-spanned="1" table:number-rows-spanned="2" table:style-name="ce8">
            <text:p>1,054</text:p>
          </table:table-cell>
          <table:table-cell office:value-type="float" office:value="1105" table:number-columns-spanned="1" table:number-rows-spanned="2" table:style-name="ce8">
            <text:p>1,10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30" table:number-columns-spanned="1" table:number-rows-spanned="2" table:style-name="ce9">
            <text:p>830</text:p>
          </table:table-cell>
          <table:table-cell office:value-type="float" office:value="974" table:number-columns-spanned="1" table:number-rows-spanned="2" table:style-name="ce9">
            <text:p>974</text:p>
          </table:table-cell>
          <table:table-cell office:value-type="float" office:value="851" table:number-columns-spanned="1" table:number-rows-spanned="2" table:style-name="ce9">
            <text:p>851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70" table:number-columns-spanned="1" table:number-rows-spanned="2" table:style-name="ce9">
            <text:p>7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237" table:number-columns-spanned="1" table:number-rows-spanned="2" table:style-name="ce8">
            <text:p>11,2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757" table:number-columns-spanned="1" table:number-rows-spanned="2" table:style-name="ce8">
            <text:p>2,757</text:p>
          </table:table-cell>
          <table:table-cell office:value-type="float" office:value="806" table:number-columns-spanned="1" table:number-rows-spanned="2" table:style-name="ce9">
            <text:p>806</text:p>
          </table:table-cell>
          <table:table-cell office:value-type="float" office:value="3563" table:number-columns-spanned="1" table:number-rows-spanned="2" table:style-name="ce8">
            <text:p>3,563</text:p>
          </table:table-cell>
          <table:table-cell office:value-type="float" office:value="3000" table:number-columns-spanned="1" table:number-rows-spanned="2" table:style-name="ce8">
            <text:p>3,000</text:p>
          </table:table-cell>
          <table:table-cell office:value-type="float" office:value="165" table:number-columns-spanned="1" table:number-rows-spanned="2" table:style-name="ce9">
            <text:p>165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5" table:number-columns-spanned="1" table:number-rows-spanned="2" table:style-name="ce9">
            <text:p>75</text:p>
          </table:table-cell>
          <table:table-cell office:value-type="float" office:value="16" table:number-columns-spanned="1" table:number-rows-spanned="2" table:style-name="ce9">
            <text:p>1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1" table:number-columns-spanned="1" table:number-rows-spanned="2" table:style-name="ce9">
            <text:p>12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2" table:number-columns-spanned="1" table:number-rows-spanned="2" table:style-name="ce9">
            <text:p>14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563" table:number-columns-spanned="1" table:number-rows-spanned="2" table:style-name="ce8">
            <text:p>3,5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8318" table:number-columns-spanned="1" table:number-rows-spanned="2" table:style-name="ce8">
            <text:p>8,318</text:p>
          </table:table-cell>
          <table:table-cell office:value-type="float" office:value="15957" table:number-columns-spanned="1" table:number-rows-spanned="2" table:style-name="ce8">
            <text:p>15,957</text:p>
          </table:table-cell>
          <table:table-cell office:value-type="float" office:value="24275" table:number-columns-spanned="1" table:number-rows-spanned="2" table:style-name="ce8">
            <text:p>24,275</text:p>
          </table:table-cell>
          <table:table-cell office:value-type="float" office:value="23325" table:number-columns-spanned="1" table:number-rows-spanned="2" table:style-name="ce8">
            <text:p>23,325</text:p>
          </table:table-cell>
          <table:table-cell office:value-type="float" office:value="323" table:number-columns-spanned="1" table:number-rows-spanned="2" table:style-name="ce9">
            <text:p>323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96" table:number-columns-spanned="1" table:number-rows-spanned="2" table:style-name="ce9">
            <text:p>96</text:p>
          </table:table-cell>
          <table:table-cell office:value-type="float" office:value="217" table:number-columns-spanned="1" table:number-rows-spanned="2" table:style-name="ce9">
            <text:p>217</text:p>
          </table:table-cell>
          <table:table-cell office:value-type="float" office:value="46" table:number-columns-spanned="1" table:number-rows-spanned="2" table:style-name="ce9">
            <text:p>46</text:p>
          </table:table-cell>
          <table:table-cell office:value-type="float" office:value="48" table:number-columns-spanned="1" table:number-rows-spanned="2" table:style-name="ce9">
            <text:p>48</text:p>
          </table:table-cell>
          <table:table-cell office:value-type="float" office:value="86" table:number-columns-spanned="1" table:number-rows-spanned="2" table:style-name="ce9">
            <text:p>86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4275" table:number-columns-spanned="1" table:number-rows-spanned="2" table:style-name="ce8">
            <text:p>24,2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0298" table:number-columns-spanned="1" table:number-rows-spanned="2" table:style-name="ce8">
            <text:p>10,298</text:p>
          </table:table-cell>
          <table:table-cell office:value-type="float" office:value="1166" table:number-columns-spanned="1" table:number-rows-spanned="2" table:style-name="ce8">
            <text:p>1,166</text:p>
          </table:table-cell>
          <table:table-cell office:value-type="float" office:value="11464" table:number-columns-spanned="1" table:number-rows-spanned="2" table:style-name="ce8">
            <text:p>11,464</text:p>
          </table:table-cell>
          <table:table-cell office:value-type="float" office:value="10530" table:number-columns-spanned="1" table:number-rows-spanned="2" table:style-name="ce8">
            <text:p>10,530</text:p>
          </table:table-cell>
          <table:table-cell office:value-type="float" office:value="57" table:number-columns-spanned="1" table:number-rows-spanned="2" table:style-name="ce9">
            <text:p>57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43" table:number-columns-spanned="1" table:number-rows-spanned="2" table:style-name="ce9">
            <text:p>643</text:p>
          </table:table-cell>
          <table:table-cell office:value-type="float" office:value="63" table:number-columns-spanned="1" table:number-rows-spanned="2" table:style-name="ce9">
            <text:p>63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83" table:number-columns-spanned="1" table:number-rows-spanned="2" table:style-name="ce9">
            <text:p>83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36" table:number-columns-spanned="1" table:number-rows-spanned="2" table:style-name="ce9">
            <text:p>3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464" table:number-columns-spanned="1" table:number-rows-spanned="2" table:style-name="ce8">
            <text:p>11,4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4313" table:number-columns-spanned="1" table:number-rows-spanned="2" table:style-name="ce8">
            <text:p>4,313</text:p>
          </table:table-cell>
          <table:table-cell office:value-type="float" office:value="3327" table:number-columns-spanned="1" table:number-rows-spanned="2" table:style-name="ce8">
            <text:p>3,327</text:p>
          </table:table-cell>
          <table:table-cell office:value-type="float" office:value="7640" table:number-columns-spanned="1" table:number-rows-spanned="2" table:style-name="ce8">
            <text:p>7,640</text:p>
          </table:table-cell>
          <table:table-cell office:value-type="float" office:value="6964" table:number-columns-spanned="1" table:number-rows-spanned="2" table:style-name="ce8">
            <text:p>6,964</text:p>
          </table:table-cell>
          <table:table-cell office:value-type="float" office:value="336" table:number-columns-spanned="1" table:number-rows-spanned="2" table:style-name="ce9">
            <text:p>336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79" table:number-columns-spanned="1" table:number-rows-spanned="2" table:style-name="ce9">
            <text:p>79</text:p>
          </table:table-cell>
          <table:table-cell office:value-type="float" office:value="164" table:number-columns-spanned="1" table:number-rows-spanned="2" table:style-name="ce9">
            <text:p>164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53" table:number-columns-spanned="1" table:number-rows-spanned="2" table:style-name="ce9">
            <text:p>53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640" table:number-columns-spanned="1" table:number-rows-spanned="2" table:style-name="ce8">
            <text:p>7,6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677" table:number-columns-spanned="1" table:number-rows-spanned="2" table:style-name="ce9">
            <text:p>677</text:p>
          </table:table-cell>
          <table:table-cell office:value-type="float" office:value="1016" table:number-columns-spanned="1" table:number-rows-spanned="2" table:style-name="ce8">
            <text:p>1,016</text:p>
          </table:table-cell>
          <table:table-cell office:value-type="float" office:value="1693" table:number-columns-spanned="1" table:number-rows-spanned="2" table:style-name="ce8">
            <text:p>1,693</text:p>
          </table:table-cell>
          <table:table-cell office:value-type="float" office:value="1683" table:number-columns-spanned="1" table:number-rows-spanned="2" table:style-name="ce8">
            <text:p>1,68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93" table:number-columns-spanned="1" table:number-rows-spanned="2" table:style-name="ce8">
            <text:p>1,6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456" table:number-columns-spanned="1" table:number-rows-spanned="2" table:style-name="ce9">
            <text:p>456</text:p>
          </table:table-cell>
          <table:table-cell office:value-type="float" office:value="2337" table:number-columns-spanned="1" table:number-rows-spanned="2" table:style-name="ce8">
            <text:p>2,337</text:p>
          </table:table-cell>
          <table:table-cell office:value-type="float" office:value="2793" table:number-columns-spanned="1" table:number-rows-spanned="2" table:style-name="ce8">
            <text:p>2,793</text:p>
          </table:table-cell>
          <table:table-cell office:value-type="float" office:value="2612" table:number-columns-spanned="1" table:number-rows-spanned="2" table:style-name="ce8">
            <text:p>2,612</text:p>
          </table:table-cell>
          <table:table-cell office:value-type="float" office:value="34" table:number-columns-spanned="1" table:number-rows-spanned="2" table:style-name="ce9">
            <text:p>34</text:p>
          </table:table-cell>
          <table:table-cell office:value-type="float" office:value="29" table:number-columns-spanned="1" table:number-rows-spanned="2" table:style-name="ce9">
            <text:p>29</text:p>
          </table:table-cell>
          <table:table-cell office:value-type="float" office:value="98" table:number-columns-spanned="1" table:number-rows-spanned="2" table:style-name="ce9">
            <text:p>98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793" table:number-columns-spanned="1" table:number-rows-spanned="2" table:style-name="ce8">
            <text:p>2,7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106" table:number-columns-spanned="1" table:number-rows-spanned="2" table:style-name="ce8">
            <text:p>2,106</text:p>
          </table:table-cell>
          <table:table-cell office:value-type="float" office:value="5303" table:number-columns-spanned="1" table:number-rows-spanned="2" table:style-name="ce8">
            <text:p>5,303</text:p>
          </table:table-cell>
          <table:table-cell office:value-type="float" office:value="7409" table:number-columns-spanned="1" table:number-rows-spanned="2" table:style-name="ce8">
            <text:p>7,409</text:p>
          </table:table-cell>
          <table:table-cell office:value-type="float" office:value="6040" table:number-columns-spanned="1" table:number-rows-spanned="2" table:style-name="ce8">
            <text:p>6,040</text:p>
          </table:table-cell>
          <table:table-cell office:value-type="float" office:value="856" table:number-columns-spanned="1" table:number-rows-spanned="2" table:style-name="ce9">
            <text:p>856</text:p>
          </table:table-cell>
          <table:table-cell office:value-type="float" office:value="64" table:number-columns-spanned="1" table:number-rows-spanned="2" table:style-name="ce9">
            <text:p>6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14" table:number-columns-spanned="1" table:number-rows-spanned="2" table:style-name="ce9">
            <text:p>1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81" table:number-columns-spanned="1" table:number-rows-spanned="2" table:style-name="ce9">
            <text:p>38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7409" table:number-columns-spanned="1" table:number-rows-spanned="2" table:style-name="ce8">
            <text:p>7,4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6229" table:number-columns-spanned="1" table:number-rows-spanned="2" table:style-name="ce8">
            <text:p>6,229</text:p>
          </table:table-cell>
          <table:table-cell office:value-type="float" office:value="8292" table:number-columns-spanned="1" table:number-rows-spanned="2" table:style-name="ce8">
            <text:p>8,292</text:p>
          </table:table-cell>
          <table:table-cell office:value-type="float" office:value="14521" table:number-columns-spanned="1" table:number-rows-spanned="2" table:style-name="ce8">
            <text:p>14,521</text:p>
          </table:table-cell>
          <table:table-cell office:value-type="float" office:value="14027" table:number-columns-spanned="1" table:number-rows-spanned="2" table:style-name="ce8">
            <text:p>14,027</text:p>
          </table:table-cell>
          <table:table-cell office:value-type="float" office:value="50" table:number-columns-spanned="1" table:number-rows-spanned="2" table:style-name="ce9">
            <text:p>50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258" table:number-columns-spanned="1" table:number-rows-spanned="2" table:style-name="ce9">
            <text:p>25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4521" table:number-columns-spanned="1" table:number-rows-spanned="2" table:style-name="ce8">
            <text:p>14,5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1959" table:number-columns-spanned="1" table:number-rows-spanned="2" table:style-name="ce8">
            <text:p>1,959</text:p>
          </table:table-cell>
          <table:table-cell office:value-type="float" office:value="7018" table:number-columns-spanned="1" table:number-rows-spanned="2" table:style-name="ce8">
            <text:p>7,018</text:p>
          </table:table-cell>
          <table:table-cell office:value-type="float" office:value="8977" table:number-columns-spanned="1" table:number-rows-spanned="2" table:style-name="ce8">
            <text:p>8,977</text:p>
          </table:table-cell>
          <table:table-cell office:value-type="float" office:value="6895" table:number-columns-spanned="1" table:number-rows-spanned="2" table:style-name="ce8">
            <text:p>6,895</text:p>
          </table:table-cell>
          <table:table-cell office:value-type="float" office:value="1490" table:number-columns-spanned="1" table:number-rows-spanned="2" table:style-name="ce8">
            <text:p>1,490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35" table:number-columns-spanned="1" table:number-rows-spanned="2" table:style-name="ce9">
            <text:p>35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90" table:number-columns-spanned="1" table:number-rows-spanned="2" table:style-name="ce9">
            <text:p>9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128" table:number-columns-spanned="1" table:number-rows-spanned="2" table:style-name="ce9">
            <text:p>128</text:p>
          </table:table-cell>
          <table:table-cell office:value-type="float" office:value="62" table:number-columns-spanned="1" table:number-rows-spanned="2" table:style-name="ce9">
            <text:p>62</text:p>
          </table:table-cell>
          <table:table-cell office:value-type="float" office:value="38" table:number-columns-spanned="1" table:number-rows-spanned="2" table:style-name="ce9">
            <text:p>38</text:p>
          </table:table-cell>
          <table:table-cell office:value-type="float" office:value="24" table:number-columns-spanned="1" table:number-rows-spanned="2" table:style-name="ce9">
            <text:p>24</text:p>
          </table:table-cell>
          <table:table-cell office:value-type="float" office:value="74" table:number-columns-spanned="1" table:number-rows-spanned="2" table:style-name="ce9">
            <text:p>7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8977" table:number-columns-spanned="1" table:number-rows-spanned="2" table:style-name="ce8">
            <text:p>8,97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013" table:number-columns-spanned="1" table:number-rows-spanned="2" table:style-name="ce8">
            <text:p>1,01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13" table:number-columns-spanned="1" table:number-rows-spanned="2" table:style-name="ce8">
            <text:p>1,013</text:p>
          </table:table-cell>
          <table:table-cell office:value-type="float" office:value="950" table:number-columns-spanned="1" table:number-rows-spanned="2" table:style-name="ce9">
            <text:p>950</text:p>
          </table:table-cell>
          <table:table-cell office:value-type="float" office:value="33" table:number-columns-spanned="1" table:number-rows-spanned="2" table:style-name="ce9">
            <text:p>33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5" table:number-columns-spanned="1" table:number-rows-spanned="2" table:style-name="ce9">
            <text:p>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013" table:number-columns-spanned="1" table:number-rows-spanned="2" table:style-name="ce8">
            <text:p>1,0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瓏山林台北中和飯店</text:p>
          </table:table-cell>
          <table:table-cell office:value-type="float" office:value="3112" table:number-columns-spanned="1" table:number-rows-spanned="2" table:style-name="ce8">
            <text:p>3,112</text:p>
          </table:table-cell>
          <table:table-cell office:value-type="float" office:value="294" table:number-columns-spanned="1" table:number-rows-spanned="2" table:style-name="ce9">
            <text:p>294</text:p>
          </table:table-cell>
          <table:table-cell office:value-type="float" office:value="3406" table:number-columns-spanned="1" table:number-rows-spanned="2" table:style-name="ce8">
            <text:p>3,406</text:p>
          </table:table-cell>
          <table:table-cell office:value-type="float" office:value="1758" table:number-columns-spanned="1" table:number-rows-spanned="2" table:style-name="ce8">
            <text:p>1,758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office:value-type="float" office:value="183" table:number-columns-spanned="1" table:number-rows-spanned="2" table:style-name="ce9">
            <text:p>183</text:p>
          </table:table-cell>
          <table:table-cell office:value-type="float" office:value="91" table:number-columns-spanned="1" table:number-rows-spanned="2" table:style-name="ce9">
            <text:p>91</text:p>
          </table:table-cell>
          <table:table-cell office:value-type="float" office:value="191" table:number-columns-spanned="1" table:number-rows-spanned="2" table:style-name="ce9">
            <text:p>191</text:p>
          </table:table-cell>
          <table:table-cell office:value-type="float" office:value="124" table:number-columns-spanned="1" table:number-rows-spanned="2" table:style-name="ce9">
            <text:p>124</text:p>
          </table:table-cell>
          <table:table-cell office:value-type="float" office:value="28" table:number-columns-spanned="1" table:number-rows-spanned="2" table:style-name="ce9">
            <text:p>28</text:p>
          </table:table-cell>
          <table:table-cell office:value-type="float" office:value="72" table:number-columns-spanned="1" table:number-rows-spanned="2" table:style-name="ce9">
            <text:p>72</text:p>
          </table:table-cell>
          <table:table-cell office:value-type="float" office:value="440" table:number-columns-spanned="1" table:number-rows-spanned="2" table:style-name="ce9">
            <text:p>440</text:p>
          </table:table-cell>
          <table:table-cell office:value-type="float" office:value="177" table:number-columns-spanned="1" table:number-rows-spanned="2" table:style-name="ce9">
            <text:p>177</text:p>
          </table:table-cell>
          <table:table-cell office:value-type="float" office:value="27" table:number-columns-spanned="1" table:number-rows-spanned="2" table:style-name="ce9">
            <text:p>27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3406" table:number-columns-spanned="1" table:number-rows-spanned="2" table:style-name="ce8">
            <text:p>3,4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SL Hotel Taipei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60" table:number-columns-spanned="1" table:number-rows-spanned="2" table:style-name="ce9">
            <text:p>460</text:p>
          </table:table-cell>
          <table:table-cell office:value-type="float" office:value="535" table:number-columns-spanned="1" table:number-rows-spanned="2" table:style-name="ce9">
            <text:p>535</text:p>
          </table:table-cell>
          <table:table-cell office:value-type="float" office:value="995" table:number-columns-spanned="1" table:number-rows-spanned="2" table:style-name="ce9">
            <text:p>995</text:p>
          </table:table-cell>
          <table:table-cell office:value-type="float" office:value="712" table:number-columns-spanned="1" table:number-rows-spanned="2" table:style-name="ce9">
            <text:p>712</text:p>
          </table:table-cell>
          <table:table-cell office:value-type="float" office:value="196" table:number-columns-spanned="1" table:number-rows-spanned="2" table:style-name="ce9">
            <text:p>196</text:p>
          </table:table-cell>
          <table:table-cell office:value-type="float" office:value="10" table:number-columns-spanned="1" table:number-rows-spanned="2" table:style-name="ce9">
            <text:p>1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995" table:number-columns-spanned="1" table:number-rows-spanned="2" table:style-name="ce9">
            <text:p>9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8" table:number-columns-spanned="1" table:number-rows-spanned="2" table:style-name="ce9">
            <text:p>348</text:p>
          </table:table-cell>
          <table:table-cell office:value-type="float" office:value="250" table:number-columns-spanned="1" table:number-rows-spanned="2" table:style-name="ce9">
            <text:p>250</text:p>
          </table:table-cell>
          <table:table-cell office:value-type="float" office:value="598" table:number-columns-spanned="1" table:number-rows-spanned="2" table:style-name="ce9">
            <text:p>598</text:p>
          </table:table-cell>
          <table:table-cell office:value-type="float" office:value="513" table:number-columns-spanned="1" table:number-rows-spanned="2" table:style-name="ce9">
            <text:p>513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0" table:number-columns-spanned="1" table:number-rows-spanned="2" table:style-name="ce9">
            <text:p>2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7" table:number-columns-spanned="1" table:number-rows-spanned="2" table:style-name="ce9">
            <text:p>7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9" table:number-columns-spanned="1" table:number-rows-spanned="2" table:style-name="ce9">
            <text:p>9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598" table:number-columns-spanned="1" table:number-rows-spanned="2" table:style-name="ce9">
            <text:p>5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6" table:number-columns-spanned="1" table:number-rows-spanned="2" table:style-name="ce9">
            <text:p>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13" table:number-columns-spanned="1" table:number-rows-spanned="2" table:style-name="ce9">
            <text:p>113</text:p>
          </table:table-cell>
          <table:table-cell office:value-type="float" office:value="125" table:number-columns-spanned="1" table:number-rows-spanned="2" table:style-name="ce9">
            <text:p>125</text:p>
          </table:table-cell>
          <table:table-cell office:value-type="float" office:value="238" table:number-columns-spanned="1" table:number-rows-spanned="2" table:style-name="ce9">
            <text:p>238</text:p>
          </table:table-cell>
          <table:table-cell office:value-type="float" office:value="235" table:number-columns-spanned="1" table:number-rows-spanned="2" table:style-name="ce9">
            <text:p>23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38" table:number-columns-spanned="1" table:number-rows-spanned="2" table:style-name="ce9">
            <text:p>2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72" table:number-columns-spanned="1" table:number-rows-spanned="2" table:style-name="ce9">
            <text:p>172</text:p>
          </table:table-cell>
          <table:table-cell office:value-type="float" office:value="5127" table:number-columns-spanned="1" table:number-rows-spanned="2" table:style-name="ce8">
            <text:p>5,127</text:p>
          </table:table-cell>
          <table:table-cell office:value-type="float" office:value="5299" table:number-columns-spanned="1" table:number-rows-spanned="2" table:style-name="ce8">
            <text:p>5,299</text:p>
          </table:table-cell>
          <table:table-cell office:value-type="float" office:value="3940" table:number-columns-spanned="1" table:number-rows-spanned="2" table:style-name="ce8">
            <text:p>3,940</text:p>
          </table:table-cell>
          <table:table-cell office:value-type="float" office:value="1020" table:number-columns-spanned="1" table:number-rows-spanned="2" table:style-name="ce8">
            <text:p>1,02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92" table:number-columns-spanned="1" table:number-rows-spanned="2" table:style-name="ce9">
            <text:p>29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299" table:number-columns-spanned="1" table:number-rows-spanned="2" table:style-name="ce8">
            <text:p>5,2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3072" table:number-columns-spanned="1" table:number-rows-spanned="2" table:style-name="ce8">
            <text:p>3,072</text:p>
          </table:table-cell>
          <table:table-cell office:value-type="float" office:value="1111" table:number-columns-spanned="1" table:number-rows-spanned="2" table:style-name="ce8">
            <text:p>1,111</text:p>
          </table:table-cell>
          <table:table-cell office:value-type="float" office:value="4183" table:number-columns-spanned="1" table:number-rows-spanned="2" table:style-name="ce8">
            <text:p>4,183</text:p>
          </table:table-cell>
          <table:table-cell office:value-type="float" office:value="4136" table:number-columns-spanned="1" table:number-rows-spanned="2" table:style-name="ce8">
            <text:p>4,136</text:p>
          </table:table-cell>
          <table:table-cell office:value-type="float" office:value="15" table:number-columns-spanned="1" table:number-rows-spanned="2" table:style-name="ce9">
            <text:p>1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" table:number-columns-spanned="1" table:number-rows-spanned="2" table:style-name="ce9">
            <text:p>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4183" table:number-columns-spanned="1" table:number-rows-spanned="2" table:style-name="ce8">
            <text:p>4,1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酒店</text:p>
          </table:table-cell>
          <table:table-cell office:value-type="float" office:value="2582" table:number-columns-spanned="1" table:number-rows-spanned="2" table:style-name="ce8">
            <text:p>2,582</text:p>
          </table:table-cell>
          <table:table-cell office:value-type="float" office:value="3614" table:number-columns-spanned="1" table:number-rows-spanned="2" table:style-name="ce8">
            <text:p>3,614</text:p>
          </table:table-cell>
          <table:table-cell office:value-type="float" office:value="6196" table:number-columns-spanned="1" table:number-rows-spanned="2" table:style-name="ce8">
            <text:p>6,196</text:p>
          </table:table-cell>
          <table:table-cell office:value-type="float" office:value="5753" table:number-columns-spanned="1" table:number-rows-spanned="2" table:style-name="ce8">
            <text:p>5,753</text:p>
          </table:table-cell>
          <table:table-cell office:value-type="float" office:value="231" table:number-columns-spanned="1" table:number-rows-spanned="2" table:style-name="ce9">
            <text:p>231</text:p>
          </table:table-cell>
          <table:table-cell office:value-type="float" office:value="26" table:number-columns-spanned="1" table:number-rows-spanned="2" table:style-name="ce9">
            <text:p>2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" table:number-columns-spanned="1" table:number-rows-spanned="2" table:style-name="ce9">
            <text:p>18</text:p>
          </table:table-cell>
          <table:table-cell office:value-type="float" office:value="25" table:number-columns-spanned="1" table:number-rows-spanned="2" table:style-name="ce9">
            <text:p>25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69" table:number-columns-spanned="1" table:number-rows-spanned="2" table:style-name="ce9">
            <text:p>69</text:p>
          </table:table-cell>
          <table:table-cell office:value-type="float" office:value="23" table:number-columns-spanned="1" table:number-rows-spanned="2" table:style-name="ce9">
            <text:p>23</text:p>
          </table:table-cell>
          <table:table-cell office:value-type="float" office:value="4" table:number-columns-spanned="1" table:number-rows-spanned="2" table:style-name="ce9">
            <text:p>4</text:p>
          </table:table-cell>
          <table:table-cell office:value-type="float" office:value="22" table:number-columns-spanned="1" table:number-rows-spanned="2" table:style-name="ce9">
            <text:p>2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6196" table:number-columns-spanned="1" table:number-rows-spanned="2" table:style-name="ce8">
            <text:p>6,1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428" table:number-columns-spanned="1" table:number-rows-spanned="2" table:style-name="ce9">
            <text:p>428</text:p>
          </table:table-cell>
          <table:table-cell office:value-type="float" office:value="1402" table:number-columns-spanned="1" table:number-rows-spanned="2" table:style-name="ce8">
            <text:p>1,402</text:p>
          </table:table-cell>
          <table:table-cell office:value-type="float" office:value="1830" table:number-columns-spanned="1" table:number-rows-spanned="2" table:style-name="ce8">
            <text:p>1,830</text:p>
          </table:table-cell>
          <table:table-cell office:value-type="float" office:value="1815" table:number-columns-spanned="1" table:number-rows-spanned="2" table:style-name="ce8">
            <text:p>1,815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" table:number-columns-spanned="1" table:number-rows-spanned="2" table:style-name="ce9">
            <text:p>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830" table:number-columns-spanned="1" table:number-rows-spanned="2" table:style-name="ce8">
            <text:p>1,8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102" table:number-columns-spanned="1" table:number-rows-spanned="2" table:style-name="ce8">
            <text:p>3,102</text:p>
          </table:table-cell>
          <table:table-cell office:value-type="float" office:value="2299" table:number-columns-spanned="1" table:number-rows-spanned="2" table:style-name="ce8">
            <text:p>2,299</text:p>
          </table:table-cell>
          <table:table-cell office:value-type="float" office:value="5401" table:number-columns-spanned="1" table:number-rows-spanned="2" table:style-name="ce8">
            <text:p>5,401</text:p>
          </table:table-cell>
          <table:table-cell office:value-type="float" office:value="5005" table:number-columns-spanned="1" table:number-rows-spanned="2" table:style-name="ce8">
            <text:p>5,005</text:p>
          </table:table-cell>
          <table:table-cell office:value-type="float" office:value="185" table:number-columns-spanned="1" table:number-rows-spanned="2" table:style-name="ce9">
            <text:p>185</text:p>
          </table:table-cell>
          <table:table-cell office:value-type="float" office:value="47" table:number-columns-spanned="1" table:number-rows-spanned="2" table:style-name="ce9">
            <text:p>47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21" table:number-columns-spanned="1" table:number-rows-spanned="2" table:style-name="ce9">
            <text:p>21</text:p>
          </table:table-cell>
          <table:table-cell office:value-type="float" office:value="44" table:number-columns-spanned="1" table:number-rows-spanned="2" table:style-name="ce9">
            <text:p>44</text:p>
          </table:table-cell>
          <table:table-cell office:value-type="float" office:value="49" table:number-columns-spanned="1" table:number-rows-spanned="2" table:style-name="ce9">
            <text:p>49</text:p>
          </table:table-cell>
          <table:table-cell office:value-type="float" office:value="2" table:number-columns-spanned="1" table:number-rows-spanned="2" table:style-name="ce9">
            <text:p>2</text:p>
          </table:table-cell>
          <table:table-cell office:value-type="float" office:value="17" table:number-columns-spanned="1" table:number-rows-spanned="2" table:style-name="ce9">
            <text:p>17</text:p>
          </table:table-cell>
          <table:table-cell office:value-type="float" office:value="31" table:number-columns-spanned="1" table:number-rows-spanned="2" table:style-name="ce9">
            <text:p>31</text:p>
          </table:table-cell>
          <table:table-cell office:value-type="float" office:value="5401" table:number-columns-spanned="1" table:number-rows-spanned="2" table:style-name="ce8">
            <text:p>5,4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546" table:number-columns-spanned="1" table:number-rows-spanned="2" table:style-name="ce9">
            <text:p>546</text:p>
          </table:table-cell>
          <table:table-cell office:value-type="float" office:value="1098" table:number-columns-spanned="1" table:number-rows-spanned="2" table:style-name="ce8">
            <text:p>1,098</text:p>
          </table:table-cell>
          <table:table-cell office:value-type="float" office:value="1644" table:number-columns-spanned="1" table:number-rows-spanned="2" table:style-name="ce8">
            <text:p>1,644</text:p>
          </table:table-cell>
          <table:table-cell office:value-type="float" office:value="860" table:number-columns-spanned="1" table:number-rows-spanned="2" table:style-name="ce9">
            <text:p>860</text:p>
          </table:table-cell>
          <table:table-cell office:value-type="float" office:value="189" table:number-columns-spanned="1" table:number-rows-spanned="2" table:style-name="ce9">
            <text:p>189</text:p>
          </table:table-cell>
          <table:table-cell office:value-type="float" office:value="19" table:number-columns-spanned="1" table:number-rows-spanned="2" table:style-name="ce9">
            <text:p>19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2" table:number-columns-spanned="1" table:number-rows-spanned="2" table:style-name="ce9">
            <text:p>12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556" table:number-columns-spanned="1" table:number-rows-spanned="2" table:style-name="ce9">
            <text:p>556</text:p>
          </table:table-cell>
          <table:table-cell office:value-type="float" office:value="8" table:number-columns-spanned="1" table:number-rows-spanned="2" table:style-name="ce9">
            <text:p>8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644" table:number-columns-spanned="1" table:number-rows-spanned="2" table:style-name="ce8">
            <text:p>1,6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83" table:number-columns-spanned="1" table:number-rows-spanned="2" table:style-name="ce9">
            <text:p>183</text:p>
          </table:table-cell>
          <table:table-cell office:value-type="float" office:value="1811" table:number-columns-spanned="1" table:number-rows-spanned="2" table:style-name="ce8">
            <text:p>1,811</text:p>
          </table:table-cell>
          <table:table-cell office:value-type="float" office:value="1994" table:number-columns-spanned="1" table:number-rows-spanned="2" table:style-name="ce8">
            <text:p>1,994</text:p>
          </table:table-cell>
          <table:table-cell office:value-type="float" office:value="1377" table:number-columns-spanned="1" table:number-rows-spanned="2" table:style-name="ce8">
            <text:p>1,377</text:p>
          </table:table-cell>
          <table:table-cell office:value-type="float" office:value="606" table:number-columns-spanned="1" table:number-rows-spanned="2" table:style-name="ce9">
            <text:p>606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1" table:number-columns-spanned="1" table:number-rows-spanned="2" table:style-name="ce9">
            <text:p>11</text:p>
          </table:table-cell>
          <table:table-cell office:value-type="float" office:value="0" table:number-columns-spanned="1" table:number-rows-spanned="2" table:style-name="ce9">
            <text:p>0</text:p>
          </table:table-cell>
          <table:table-cell office:value-type="float" office:value="1994" table:number-columns-spanned="1" table:number-rows-spanned="2" table:style-name="ce8">
            <text:p>1,9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83003" table:number-columns-spanned="1" table:number-rows-spanned="2" table:style-name="ce8">
            <text:p>83,003</text:p>
          </table:table-cell>
          <table:table-cell office:value-type="float" office:value="82569" table:number-columns-spanned="1" table:number-rows-spanned="2" table:style-name="ce8">
            <text:p>82,569</text:p>
          </table:table-cell>
          <table:table-cell office:value-type="float" office:value="165572" table:number-columns-spanned="1" table:number-rows-spanned="2" table:style-name="ce8">
            <text:p>165,572</text:p>
          </table:table-cell>
          <table:table-cell office:value-type="float" office:value="138431" table:number-columns-spanned="1" table:number-rows-spanned="2" table:style-name="ce8">
            <text:p>138,431</text:p>
          </table:table-cell>
          <table:table-cell office:value-type="float" office:value="9822" table:number-columns-spanned="1" table:number-rows-spanned="2" table:style-name="ce8">
            <text:p>9,822</text:p>
          </table:table-cell>
          <table:table-cell office:value-type="float" office:value="4269" table:number-columns-spanned="1" table:number-rows-spanned="2" table:style-name="ce8">
            <text:p>4,269</text:p>
          </table:table-cell>
          <table:table-cell office:value-type="float" office:value="538" table:number-columns-spanned="1" table:number-rows-spanned="2" table:style-name="ce9">
            <text:p>538</text:p>
          </table:table-cell>
          <table:table-cell office:value-type="float" office:value="1601" table:number-columns-spanned="1" table:number-rows-spanned="2" table:style-name="ce8">
            <text:p>1,601</text:p>
          </table:table-cell>
          <table:table-cell office:value-type="float" office:value="500" table:number-columns-spanned="1" table:number-rows-spanned="2" table:style-name="ce9">
            <text:p>500</text:p>
          </table:table-cell>
          <table:table-cell office:value-type="float" office:value="195" table:number-columns-spanned="1" table:number-rows-spanned="2" table:style-name="ce9">
            <text:p>195</text:p>
          </table:table-cell>
          <table:table-cell office:value-type="float" office:value="3617" table:number-columns-spanned="1" table:number-rows-spanned="2" table:style-name="ce8">
            <text:p>3,617</text:p>
          </table:table-cell>
          <table:table-cell office:value-type="float" office:value="3029" table:number-columns-spanned="1" table:number-rows-spanned="2" table:style-name="ce8">
            <text:p>3,029</text:p>
          </table:table-cell>
          <table:table-cell office:value-type="float" office:value="1762" table:number-columns-spanned="1" table:number-rows-spanned="2" table:style-name="ce8">
            <text:p>1,762</text:p>
          </table:table-cell>
          <table:table-cell office:value-type="float" office:value="242" table:number-columns-spanned="1" table:number-rows-spanned="2" table:style-name="ce9">
            <text:p>242</text:p>
          </table:table-cell>
          <table:table-cell office:value-type="float" office:value="1521" table:number-columns-spanned="1" table:number-rows-spanned="2" table:style-name="ce8">
            <text:p>1,521</text:p>
          </table:table-cell>
          <table:table-cell office:value-type="float" office:value="45" table:number-columns-spanned="1" table:number-rows-spanned="2" table:style-name="ce9">
            <text:p>45</text:p>
          </table:table-cell>
          <table:table-cell office:value-type="float" office:value="165572" table:number-columns-spanned="1" table:number-rows-spanned="2" table:style-name="ce8">
            <text:p>165,57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6:21:37Z</meta:creation-date>
    <dc:date>2020-08-28T06:22:20Z</dc:date>
  </office:meta>
</office:document-meta>
</file>